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Microsoft Sans Serif" svg:font-family="Microsoft Sans Serif"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Normalny" style:master-page-name="MP0" style:family="paragraph">
      <style:paragraph-properties fo:text-align="justify" fo:line-height="150%"/>
    </style:style>
    <style:style style:name="P2" style:parent-style-name="Normalny" style:family="paragraph">
      <style:paragraph-properties fo:text-align="justify" fo:line-height="150%"/>
    </style:style>
    <style:style style:name="P3" style:parent-style-name="Normalny" style:family="paragraph">
      <style:paragraph-properties fo:text-align="justify" fo:line-height="150%"/>
    </style:style>
    <style:style style:name="P4" style:parent-style-name="Normalny" style:family="paragraph">
      <style:paragraph-properties fo:text-align="justify" fo:line-height="150%"/>
    </style:style>
    <style:style style:name="P5" style:parent-style-name="Normalny" style:family="paragraph">
      <style:paragraph-properties fo:text-align="justify" fo:line-height="150%"/>
    </style:style>
    <style:style style:name="P6" style:parent-style-name="Normalny" style:family="paragraph">
      <style:paragraph-properties fo:text-align="justify" fo:line-height="150%"/>
    </style:style>
    <style:style style:name="P7" style:parent-style-name="Normalny" style:family="paragraph">
      <style:paragraph-properties fo:text-align="justify" fo:line-height="150%"/>
    </style:style>
    <style:style style:name="P8" style:parent-style-name="Normalny" style:family="paragraph">
      <style:paragraph-properties fo:text-align="justify" fo:line-height="150%"/>
    </style:style>
    <style:style style:name="T9" style:parent-style-name="Domyślnaczcionkaakapitu" style:family="text">
      <style:text-properties fo:background-color="#80FFFF"/>
    </style:style>
    <style:style style:name="T10" style:parent-style-name="Domyślnaczcionkaakapitu" style:family="text">
      <style:text-properties fo:background-color="#80FFFF"/>
    </style:style>
    <style:style style:name="P11" style:parent-style-name="Normalny" style:family="paragraph">
      <style:paragraph-properties fo:text-align="justify" fo:line-height="150%"/>
    </style:style>
    <style:style style:name="T12" style:parent-style-name="Domyślnaczcionkaakapitu" style:family="text">
      <style:text-properties fo:background-color="#80FFFF"/>
    </style:style>
    <style:style style:name="T13" style:parent-style-name="Domyślnaczcionkaakapitu" style:family="text">
      <style:text-properties fo:background-color="#80FFFF"/>
    </style:style>
    <style:style style:name="T14" style:parent-style-name="Domyślnaczcionkaakapitu" style:family="text">
      <style:text-properties style:text-underline-type="single" style:text-underline-style="solid" style:text-underline-width="auto" style:text-underline-mode="continuous"/>
    </style:style>
    <style:style style:name="P15" style:parent-style-name="Normalny" style:family="paragraph">
      <style:paragraph-properties fo:text-align="justify" fo:line-height="150%"/>
    </style:style>
    <style:style style:name="T16" style:parent-style-name="Domyślnaczcionkaakapitu" style:family="text">
      <style:text-properties style:text-underline-type="single" style:text-underline-style="solid" style:text-underline-width="auto" style:text-underline-mode="continuous"/>
    </style:style>
    <style:style style:name="T17" style:parent-style-name="Domyślnaczcionkaakapitu" style:family="text">
      <style:text-properties fo:background-color="#80FFFF" style:text-underline-type="single" style:text-underline-style="solid" style:text-underline-width="auto" style:text-underline-mode="continuous"/>
    </style:style>
    <style:style style:name="P18" style:parent-style-name="Normalny" style:family="paragraph">
      <style:paragraph-properties fo:text-align="justify" fo:line-height="150%" fo:text-indent="0.2479in"/>
    </style:style>
    <style:style style:name="T19" style:parent-style-name="Domyślnaczcionkaakapitu" style:family="text">
      <style:text-properties fo:background-color="#80FFFF"/>
    </style:style>
    <style:style style:name="T20" style:parent-style-name="Domyślnaczcionkaakapitu" style:family="text">
      <style:text-properties fo:background-color="#80FFFF"/>
    </style:style>
    <style:style style:name="T21" style:parent-style-name="Domyślnaczcionkaakapitu" style:family="text">
      <style:text-properties fo:background-color="#80FFFF"/>
    </style:style>
    <style:style style:name="T22" style:parent-style-name="Domyślnaczcionkaakapitu" style:family="text">
      <style:text-properties fo:background-color="#80FFFF"/>
    </style:style>
    <style:style style:name="T23" style:parent-style-name="Domyślnaczcionkaakapitu" style:family="text">
      <style:text-properties fo:background-color="#80FFFF"/>
    </style:style>
    <style:style style:name="T24" style:parent-style-name="Domyślnaczcionkaakapitu" style:family="text">
      <style:text-properties fo:background-color="#80FFFF"/>
    </style:style>
    <style:style style:name="T25" style:parent-style-name="Domyślnaczcionkaakapitu" style:family="text">
      <style:text-properties fo:background-color="#80FFFF"/>
    </style:style>
    <style:style style:name="T26" style:parent-style-name="Domyślnaczcionkaakapitu" style:family="text">
      <style:text-properties fo:background-color="#80FFFF"/>
    </style:style>
    <style:style style:name="P27" style:parent-style-name="Normalny" style:family="paragraph">
      <style:paragraph-properties fo:text-align="justify" fo:line-height="150%" fo:text-indent="0.2479in"/>
    </style:style>
    <style:style style:name="T28" style:parent-style-name="Domyślnaczcionkaakapitu" style:family="text">
      <style:text-properties fo:background-color="#80FFFF"/>
    </style:style>
    <style:style style:name="P29" style:parent-style-name="Normalny" style:family="paragraph">
      <style:paragraph-properties fo:text-align="justify" fo:line-height="150%" fo:text-indent="0.2479in"/>
    </style:style>
    <style:style style:name="T30" style:parent-style-name="Domyślnaczcionkaakapitu" style:family="text">
      <style:text-properties fo:background-color="#80FFFF"/>
    </style:style>
    <style:style style:name="T31" style:parent-style-name="Domyślnaczcionkaakapitu" style:family="text">
      <style:text-properties fo:background-color="#80FFFF"/>
    </style:style>
    <style:style style:name="T32" style:parent-style-name="Domyślnaczcionkaakapitu" style:family="text">
      <style:text-properties fo:background-color="#80FFFF"/>
    </style:style>
    <style:style style:name="T33" style:parent-style-name="Domyślnaczcionkaakapitu" style:family="text">
      <style:text-properties fo:background-color="#80FFFF"/>
    </style:style>
    <style:style style:name="P34" style:parent-style-name="Normalny" style:family="paragraph">
      <style:paragraph-properties fo:text-align="justify" fo:line-height="150%" fo:text-indent="0.2479in"/>
    </style:style>
    <style:style style:name="P35" style:parent-style-name="Normalny" style:family="paragraph">
      <style:paragraph-properties fo:text-align="justify" fo:line-height="150%" fo:text-indent="0.2479in"/>
    </style:style>
    <style:style style:name="T36" style:parent-style-name="Domyślnaczcionkaakapitu" style:family="text">
      <style:text-properties fo:background-color="#80FFFF"/>
    </style:style>
    <style:style style:name="T37" style:parent-style-name="Domyślnaczcionkaakapitu" style:family="text">
      <style:text-properties fo:background-color="#80FFFF"/>
    </style:style>
    <style:style style:name="P38" style:parent-style-name="Normalny" style:family="paragraph">
      <style:paragraph-properties fo:text-align="justify" fo:line-height="150%" fo:text-indent="0.2479in"/>
    </style:style>
    <style:style style:name="T39" style:parent-style-name="Domyślnaczcionkaakapitu" style:family="text">
      <style:text-properties fo:background-color="#80FFFF"/>
    </style:style>
    <style:style style:name="T40" style:parent-style-name="Domyślnaczcionkaakapitu" style:family="text">
      <style:text-properties fo:background-color="#80FFFF"/>
    </style:style>
    <style:style style:name="P41" style:parent-style-name="Normalny" style:family="paragraph">
      <style:paragraph-properties fo:text-align="justify" fo:line-height="150%" fo:text-indent="0.2479in"/>
    </style:style>
    <style:style style:name="T42" style:parent-style-name="Domyślnaczcionkaakapitu" style:family="text">
      <style:text-properties fo:background-color="#80FFFF"/>
    </style:style>
    <style:style style:name="P43" style:parent-style-name="Normalny" style:family="paragraph">
      <style:paragraph-properties fo:text-align="justify" fo:line-height="150%" fo:text-indent="0.2479in"/>
    </style:style>
    <style:style style:name="T44" style:parent-style-name="Domyślnaczcionkaakapitu" style:family="text">
      <style:text-properties fo:background-color="#80FFFF"/>
    </style:style>
    <style:style style:name="T45" style:parent-style-name="Domyślnaczcionkaakapitu" style:family="text">
      <style:text-properties fo:background-color="#80FFFF"/>
    </style:style>
    <style:style style:name="T46" style:parent-style-name="Domyślnaczcionkaakapitu" style:family="text">
      <style:text-properties fo:background-color="#80FFFF"/>
    </style:style>
    <style:style style:name="T47" style:parent-style-name="Domyślnaczcionkaakapitu" style:family="text">
      <style:text-properties fo:background-color="#80FFFF"/>
    </style:style>
    <style:style style:name="T48" style:parent-style-name="Domyślnaczcionkaakapitu" style:family="text">
      <style:text-properties fo:background-color="#80FFFF"/>
    </style:style>
    <style:style style:name="T49" style:parent-style-name="Domyślnaczcionkaakapitu" style:family="text">
      <style:text-properties fo:background-color="#80FFFF"/>
    </style:style>
    <style:style style:name="T50" style:parent-style-name="Domyślnaczcionkaakapitu" style:family="text">
      <style:text-properties fo:background-color="#80FFFF"/>
    </style:style>
    <style:style style:name="P51" style:parent-style-name="Normalny" style:family="paragraph">
      <style:paragraph-properties fo:text-align="justify" fo:line-height="150%" fo:text-indent="0.2479in"/>
    </style:style>
    <style:style style:name="T52" style:parent-style-name="Domyślnaczcionkaakapitu" style:family="text">
      <style:text-properties fo:background-color="#80FFFF"/>
    </style:style>
    <style:style style:name="T53" style:parent-style-name="Domyślnaczcionkaakapitu" style:family="text">
      <style:text-properties fo:background-color="#80FFFF"/>
    </style:style>
    <style:style style:name="T54" style:parent-style-name="Domyślnaczcionkaakapitu" style:family="text">
      <style:text-properties fo:background-color="#80FFFF"/>
    </style:style>
    <style:style style:name="P55" style:parent-style-name="Normalny" style:family="paragraph">
      <style:paragraph-properties fo:text-align="justify" fo:line-height="150%"/>
    </style:style>
    <style:style style:name="T56" style:parent-style-name="Domyślnaczcionkaakapitu" style:family="text">
      <style:text-properties style:text-underline-type="single" style:text-underline-style="solid" style:text-underline-width="auto" style:text-underline-mode="continuous"/>
    </style:style>
    <style:style style:name="T57" style:parent-style-name="Domyślnaczcionkaakapitu" style:family="text">
      <style:text-properties fo:background-color="#80FFFF"/>
    </style:style>
    <style:style style:name="P58" style:parent-style-name="Normalny" style:family="paragraph">
      <style:paragraph-properties fo:text-align="justify" fo:line-height="150%" fo:text-indent="0.2479in"/>
    </style:style>
    <style:style style:name="T59" style:parent-style-name="Domyślnaczcionkaakapitu" style:family="text">
      <style:text-properties fo:background-color="#80FFFF"/>
    </style:style>
    <style:style style:name="T60" style:parent-style-name="Domyślnaczcionkaakapitu" style:family="text">
      <style:text-properties fo:background-color="#80FFFF"/>
    </style:style>
    <style:style style:name="P61" style:parent-style-name="Normalny" style:family="paragraph">
      <style:paragraph-properties fo:text-align="justify" fo:line-height="150%" fo:text-indent="0.2479in"/>
    </style:style>
    <style:style style:name="T62" style:parent-style-name="Domyślnaczcionkaakapitu" style:family="text">
      <style:text-properties fo:background-color="#80FFFF"/>
    </style:style>
    <style:style style:name="T63" style:parent-style-name="Domyślnaczcionkaakapitu" style:family="text">
      <style:text-properties fo:background-color="#80FFFF"/>
    </style:style>
    <style:style style:name="P64" style:parent-style-name="Normalny" style:family="paragraph">
      <style:paragraph-properties fo:text-align="justify" fo:line-height="150%" fo:text-indent="0.2479in"/>
    </style:style>
    <style:style style:name="T65" style:parent-style-name="Domyślnaczcionkaakapitu" style:family="text">
      <style:text-properties fo:background-color="#80FFFF"/>
    </style:style>
    <style:style style:name="T66" style:parent-style-name="Domyślnaczcionkaakapitu" style:family="text">
      <style:text-properties fo:background-color="#80FFFF"/>
    </style:style>
    <style:style style:name="T67" style:parent-style-name="Domyślnaczcionkaakapitu" style:family="text">
      <style:text-properties fo:background-color="#80FFFF"/>
    </style:style>
    <style:style style:name="T68" style:parent-style-name="Domyślnaczcionkaakapitu" style:family="text">
      <style:text-properties fo:background-color="#80FFFF"/>
    </style:style>
    <style:style style:name="P69" style:parent-style-name="Normalny" style:family="paragraph">
      <style:paragraph-properties fo:text-align="justify" fo:line-height="150%" fo:text-indent="0.2479in"/>
    </style:style>
    <style:style style:name="T70" style:parent-style-name="Domyślnaczcionkaakapitu" style:family="text">
      <style:text-properties fo:background-color="#80FFFF"/>
    </style:style>
    <style:style style:name="P71" style:parent-style-name="Normalny" style:family="paragraph">
      <style:paragraph-properties fo:text-align="justify" fo:line-height="150%" fo:text-indent="0.2479in"/>
    </style:style>
    <style:style style:name="T72" style:parent-style-name="Domyślnaczcionkaakapitu" style:family="text">
      <style:text-properties fo:background-color="#80FFFF"/>
    </style:style>
    <style:style style:name="P73" style:parent-style-name="Normalny" style:family="paragraph">
      <style:paragraph-properties fo:text-align="justify" fo:line-height="150%" fo:text-indent="0.2479in"/>
    </style:style>
    <style:style style:name="T74" style:parent-style-name="Domyślnaczcionkaakapitu" style:family="text">
      <style:text-properties fo:background-color="#80FFFF"/>
    </style:style>
    <style:style style:name="T75" style:parent-style-name="Domyślnaczcionkaakapitu" style:family="text">
      <style:text-properties fo:background-color="#80FFFF"/>
    </style:style>
    <style:style style:name="T76" style:parent-style-name="Domyślnaczcionkaakapitu" style:family="text">
      <style:text-properties fo:background-color="#80FFFF"/>
    </style:style>
    <style:style style:name="P77" style:parent-style-name="Normalny" style:family="paragraph">
      <style:paragraph-properties fo:text-align="justify" fo:line-height="150%" fo:text-indent="0.2479in"/>
    </style:style>
    <style:style style:name="T78" style:parent-style-name="Domyślnaczcionkaakapitu" style:family="text">
      <style:text-properties fo:background-color="#80FFFF"/>
    </style:style>
    <style:style style:name="T79" style:parent-style-name="Domyślnaczcionkaakapitu" style:family="text">
      <style:text-properties fo:background-color="#80FFFF"/>
    </style:style>
    <style:style style:name="T80" style:parent-style-name="Domyślnaczcionkaakapitu" style:family="text">
      <style:text-properties fo:background-color="#80FFFF"/>
    </style:style>
    <style:style style:name="T81" style:parent-style-name="Domyślnaczcionkaakapitu" style:family="text">
      <style:text-properties fo:background-color="#80FFFF"/>
    </style:style>
    <style:style style:name="T82" style:parent-style-name="Domyślnaczcionkaakapitu" style:family="text">
      <style:text-properties fo:background-color="#80FFFF"/>
    </style:style>
    <style:style style:name="T83" style:parent-style-name="Domyślnaczcionkaakapitu" style:family="text">
      <style:text-properties fo:background-color="#80FFFF"/>
    </style:style>
    <style:style style:name="P84" style:parent-style-name="Normalny" style:family="paragraph">
      <style:paragraph-properties fo:text-align="justify" fo:line-height="150%" fo:text-indent="0.2479in"/>
    </style:style>
    <style:style style:name="T85" style:parent-style-name="Domyślnaczcionkaakapitu" style:family="text">
      <style:text-properties fo:background-color="#80FFFF"/>
    </style:style>
    <style:style style:name="P86" style:parent-style-name="Normalny" style:family="paragraph">
      <style:paragraph-properties fo:text-align="justify" fo:line-height="150%" fo:text-indent="0.2479in"/>
    </style:style>
    <style:style style:name="T87" style:parent-style-name="Domyślnaczcionkaakapitu" style:family="text">
      <style:text-properties fo:background-color="#80FFFF"/>
    </style:style>
    <style:style style:name="T88" style:parent-style-name="Domyślnaczcionkaakapitu" style:family="text">
      <style:text-properties fo:background-color="#80FFFF"/>
    </style:style>
    <style:style style:name="T89" style:parent-style-name="Domyślnaczcionkaakapitu" style:family="text">
      <style:text-properties fo:background-color="#80FFFF"/>
    </style:style>
    <style:style style:name="T90" style:parent-style-name="Domyślnaczcionkaakapitu" style:family="text">
      <style:text-properties fo:background-color="#80FFFF"/>
    </style:style>
    <style:style style:name="T91" style:parent-style-name="Domyślnaczcionkaakapitu" style:family="text">
      <style:text-properties fo:background-color="#80FFFF"/>
    </style:style>
    <style:style style:name="T92" style:parent-style-name="Domyślnaczcionkaakapitu" style:family="text">
      <style:text-properties fo:background-color="#80FFFF"/>
    </style:style>
    <style:style style:name="P93" style:parent-style-name="Normalny" style:family="paragraph">
      <style:paragraph-properties fo:text-align="justify" fo:line-height="150%" fo:text-indent="0.2479in"/>
    </style:style>
    <style:style style:name="T94" style:parent-style-name="Domyślnaczcionkaakapitu" style:family="text">
      <style:text-properties fo:background-color="#80FFFF"/>
    </style:style>
    <style:style style:name="T95" style:parent-style-name="Domyślnaczcionkaakapitu" style:family="text">
      <style:text-properties fo:background-color="#80FFFF"/>
    </style:style>
    <style:style style:name="T96" style:parent-style-name="Domyślnaczcionkaakapitu" style:family="text">
      <style:text-properties fo:background-color="#80FFFF"/>
    </style:style>
    <style:style style:name="T97" style:parent-style-name="Domyślnaczcionkaakapitu" style:family="text">
      <style:text-properties fo:background-color="#80FFFF"/>
    </style:style>
    <style:style style:name="P98" style:parent-style-name="Normalny" style:family="paragraph">
      <style:paragraph-properties fo:text-align="justify" fo:line-height="150%" fo:text-indent="0.2479in"/>
    </style:style>
    <style:style style:name="T99" style:parent-style-name="Domyślnaczcionkaakapitu" style:family="text">
      <style:text-properties fo:background-color="#80FFFF"/>
    </style:style>
    <style:style style:name="T100" style:parent-style-name="Domyślnaczcionkaakapitu" style:family="text">
      <style:text-properties fo:background-color="#80FFFF"/>
    </style:style>
    <style:style style:name="T101" style:parent-style-name="Domyślnaczcionkaakapitu" style:family="text">
      <style:text-properties fo:background-color="#80FFFF"/>
    </style:style>
    <style:style style:name="T102" style:parent-style-name="Domyślnaczcionkaakapitu" style:family="text">
      <style:text-properties fo:background-color="#80FFFF"/>
    </style:style>
    <style:style style:name="T103" style:parent-style-name="Domyślnaczcionkaakapitu" style:family="text">
      <style:text-properties fo:background-color="#80FFFF"/>
    </style:style>
    <style:style style:name="P104" style:parent-style-name="Normalny" style:family="paragraph">
      <style:paragraph-properties fo:text-align="justify" fo:line-height="150%" fo:text-indent="0.2479in"/>
    </style:style>
    <style:style style:name="T105" style:parent-style-name="Domyślnaczcionkaakapitu" style:family="text">
      <style:text-properties fo:background-color="#80FFFF"/>
    </style:style>
    <style:style style:name="T106" style:parent-style-name="Domyślnaczcionkaakapitu" style:family="text">
      <style:text-properties fo:background-color="#80FFFF"/>
    </style:style>
    <style:style style:name="T107" style:parent-style-name="Domyślnaczcionkaakapitu" style:family="text">
      <style:text-properties fo:background-color="#80FFFF"/>
    </style:style>
    <style:style style:name="T108" style:parent-style-name="Domyślnaczcionkaakapitu" style:family="text">
      <style:text-properties fo:background-color="#80FFFF"/>
    </style:style>
    <style:style style:name="T109" style:parent-style-name="Domyślnaczcionkaakapitu" style:family="text">
      <style:text-properties fo:background-color="#80FFFF"/>
    </style:style>
    <style:style style:name="P110" style:parent-style-name="Normalny" style:family="paragraph">
      <style:paragraph-properties fo:text-align="justify" fo:line-height="150%" fo:text-indent="0.2479in"/>
    </style:style>
    <style:style style:name="T111" style:parent-style-name="Domyślnaczcionkaakapitu" style:family="text">
      <style:text-properties fo:background-color="#80FFFF"/>
    </style:style>
    <style:style style:name="T112" style:parent-style-name="Domyślnaczcionkaakapitu" style:family="text">
      <style:text-properties fo:background-color="#80FFFF"/>
    </style:style>
    <style:style style:name="T113" style:parent-style-name="Domyślnaczcionkaakapitu" style:family="text">
      <style:text-properties fo:background-color="#80FFFF"/>
    </style:style>
    <style:style style:name="T114" style:parent-style-name="Domyślnaczcionkaakapitu" style:family="text">
      <style:text-properties fo:background-color="#80FFFF"/>
    </style:style>
    <style:style style:name="P115" style:parent-style-name="Normalny" style:family="paragraph">
      <style:paragraph-properties fo:text-align="justify" fo:line-height="150%" fo:text-indent="0.2479in"/>
    </style:style>
    <style:style style:name="P116" style:parent-style-name="Normalny" style:family="paragraph">
      <style:paragraph-properties fo:text-align="justify" fo:line-height="150%" fo:text-indent="0.2479in"/>
    </style:style>
    <style:style style:name="P117" style:parent-style-name="Normalny" style:family="paragraph">
      <style:paragraph-properties fo:text-align="justify" fo:line-height="150%" fo:text-indent="0.2479in"/>
    </style:style>
    <style:style style:name="T118" style:parent-style-name="Domyślnaczcionkaakapitu" style:family="text">
      <style:text-properties fo:background-color="#80FFFF"/>
    </style:style>
    <style:style style:name="T119" style:parent-style-name="Domyślnaczcionkaakapitu" style:family="text">
      <style:text-properties fo:background-color="#80FFFF"/>
    </style:style>
    <style:style style:name="T120" style:parent-style-name="Domyślnaczcionkaakapitu" style:family="text">
      <style:text-properties fo:background-color="#80FFFF"/>
    </style:style>
    <style:style style:name="T121" style:parent-style-name="Domyślnaczcionkaakapitu" style:family="text">
      <style:text-properties fo:background-color="#80FFFF"/>
    </style:style>
    <style:style style:name="T122" style:parent-style-name="Domyślnaczcionkaakapitu" style:family="text">
      <style:text-properties fo:background-color="#80FFFF"/>
    </style:style>
    <style:style style:name="T123" style:parent-style-name="Domyślnaczcionkaakapitu" style:family="text">
      <style:text-properties fo:background-color="#80FFFF"/>
    </style:style>
    <style:style style:name="T124" style:parent-style-name="Domyślnaczcionkaakapitu" style:family="text">
      <style:text-properties fo:background-color="#80FFFF"/>
    </style:style>
    <style:style style:name="P125" style:parent-style-name="Normalny" style:family="paragraph">
      <style:paragraph-properties fo:text-align="justify" fo:line-height="150%" fo:text-indent="0.2479in"/>
    </style:style>
    <style:style style:name="P126" style:parent-style-name="Normalny" style:family="paragraph">
      <style:paragraph-properties fo:text-align="justify" fo:line-height="150%">
        <style:tab-stops>
          <style:tab-stop style:type="left" style:position="2.7743in"/>
        </style:tab-stops>
      </style:paragraph-properties>
    </style:style>
    <style:style style:name="T127" style:parent-style-name="Domyślnaczcionkaakapitu" style:family="text">
      <style:text-properties style:text-underline-type="single" style:text-underline-style="solid" style:text-underline-width="auto" style:text-underline-mode="continuous"/>
    </style:style>
    <style:style style:name="T128" style:parent-style-name="Domyślnaczcionkaakapitu" style:family="text">
      <style:text-properties fo:background-color="#80FFFF" style:text-underline-type="single" style:text-underline-style="solid" style:text-underline-width="auto" style:text-underline-mode="continuous"/>
    </style:style>
    <style:style style:name="T129" style:parent-style-name="Domyślnaczcionkaakapitu" style:family="text">
      <style:text-properties fo:background-color="#80FFFF"/>
    </style:style>
    <style:style style:name="P130" style:parent-style-name="Normalny" style:family="paragraph">
      <style:paragraph-properties fo:text-align="justify" fo:line-height="150%" fo:text-indent="0.2479in">
        <style:tab-stops>
          <style:tab-stop style:type="left" style:position="2.7743in"/>
        </style:tab-stops>
      </style:paragraph-properties>
    </style:style>
    <style:style style:name="P131" style:parent-style-name="Normalny" style:family="paragraph">
      <style:paragraph-properties fo:text-align="justify" fo:line-height="150%" fo:text-indent="0.2479in"/>
    </style:style>
    <style:style style:name="P132" style:parent-style-name="Normalny" style:family="paragraph">
      <style:paragraph-properties fo:text-align="justify" fo:line-height="150%">
        <style:tab-stops>
          <style:tab-stop style:type="left" style:position="2.9743in"/>
        </style:tab-stops>
      </style:paragraph-properties>
    </style:style>
    <style:style style:name="T133" style:parent-style-name="Domyślnaczcionkaakapitu" style:family="text">
      <style:text-properties style:text-underline-type="single" style:text-underline-style="solid" style:text-underline-width="auto" style:text-underline-mode="continuous"/>
    </style:style>
    <style:style style:name="P134" style:parent-style-name="Normalny" style:family="paragraph">
      <style:paragraph-properties fo:text-align="justify" fo:line-height="150%" fo:text-indent="0.2479in">
        <style:tab-stops>
          <style:tab-stop style:type="left" style:position="2.9743in"/>
        </style:tab-stops>
      </style:paragraph-properties>
    </style:style>
    <style:style style:name="T135" style:parent-style-name="Domyślnaczcionkaakapitu" style:family="text">
      <style:text-properties fo:background-color="#80FFFF"/>
    </style:style>
    <style:style style:name="T136" style:parent-style-name="Domyślnaczcionkaakapitu" style:family="text">
      <style:text-properties fo:background-color="#80FFFF"/>
    </style:style>
    <style:style style:name="P137" style:parent-style-name="Normalny" style:family="paragraph">
      <style:paragraph-properties fo:text-align="justify" fo:line-height="150%" fo:text-indent="0.2479in"/>
    </style:style>
    <style:style style:name="T138" style:parent-style-name="Domyślnaczcionkaakapitu" style:family="text">
      <style:text-properties fo:background-color="#80FFFF"/>
    </style:style>
    <style:style style:name="T139" style:parent-style-name="Domyślnaczcionkaakapitu" style:family="text">
      <style:text-properties fo:background-color="#80FFFF"/>
    </style:style>
    <style:style style:name="T140" style:parent-style-name="Domyślnaczcionkaakapitu" style:family="text">
      <style:text-properties fo:background-color="#80FFFF"/>
    </style:style>
    <style:style style:name="T141" style:parent-style-name="Domyślnaczcionkaakapitu" style:family="text">
      <style:text-properties fo:background-color="#80FFFF"/>
    </style:style>
    <style:style style:name="P142" style:parent-style-name="Normalny" style:family="paragraph">
      <style:paragraph-properties fo:text-align="justify" fo:line-height="150%" fo:text-indent="0.2479in"/>
    </style:style>
    <style:style style:name="T143" style:parent-style-name="Domyślnaczcionkaakapitu" style:family="text">
      <style:text-properties fo:background-color="#80FFFF"/>
    </style:style>
    <style:style style:name="T144" style:parent-style-name="Domyślnaczcionkaakapitu" style:family="text">
      <style:text-properties fo:background-color="#80FFFF"/>
    </style:style>
    <style:style style:name="T145" style:parent-style-name="Domyślnaczcionkaakapitu" style:family="text">
      <style:text-properties fo:background-color="#80FFFF"/>
    </style:style>
    <style:style style:name="P146" style:parent-style-name="Normalny" style:family="paragraph">
      <style:paragraph-properties fo:text-align="justify" fo:line-height="150%" fo:text-indent="0.2479in"/>
    </style:style>
    <style:style style:name="T147" style:parent-style-name="Domyślnaczcionkaakapitu" style:family="text">
      <style:text-properties fo:background-color="#80FFFF"/>
    </style:style>
    <style:style style:name="T148" style:parent-style-name="Domyślnaczcionkaakapitu" style:family="text">
      <style:text-properties fo:background-color="#80FFFF"/>
    </style:style>
    <style:style style:name="T149" style:parent-style-name="Domyślnaczcionkaakapitu" style:family="text">
      <style:text-properties fo:background-color="#80FFFF"/>
    </style:style>
    <style:style style:name="P150" style:parent-style-name="Normalny" style:family="paragraph">
      <style:paragraph-properties fo:text-align="justify" fo:line-height="150%" fo:text-indent="0.2479in"/>
    </style:style>
    <style:style style:name="P151" style:parent-style-name="Normalny" style:family="paragraph">
      <style:paragraph-properties fo:text-align="justify" fo:line-height="150%" fo:text-indent="0.2479in"/>
    </style:style>
    <style:style style:name="P152" style:parent-style-name="Normalny" style:family="paragraph">
      <style:paragraph-properties fo:text-align="justify" fo:line-height="150%" fo:text-indent="0.2479in"/>
    </style:style>
    <style:style style:name="T153" style:parent-style-name="Domyślnaczcionkaakapitu" style:family="text">
      <style:text-properties fo:background-color="#80FFFF"/>
    </style:style>
    <style:style style:name="P154" style:parent-style-name="Normalny" style:family="paragraph">
      <style:paragraph-properties fo:text-align="justify" fo:line-height="150%"/>
    </style:style>
    <style:style style:name="T155" style:parent-style-name="Domyślnaczcionkaakapitu" style:family="text">
      <style:text-properties fo:background-color="#80FFFF" style:text-underline-type="single" style:text-underline-style="solid" style:text-underline-width="auto" style:text-underline-mode="continuous"/>
    </style:style>
    <style:style style:name="T156" style:parent-style-name="Domyślnaczcionkaakapitu" style:family="text">
      <style:text-properties style:text-underline-type="single" style:text-underline-style="solid" style:text-underline-width="auto" style:text-underline-mode="continuous"/>
    </style:style>
    <style:style style:name="T157" style:parent-style-name="Domyślnaczcionkaakapitu" style:family="text">
      <style:text-properties fo:background-color="#80FFFF" style:text-underline-type="single" style:text-underline-style="solid" style:text-underline-width="auto" style:text-underline-mode="continuous"/>
    </style:style>
    <style:style style:name="P158" style:parent-style-name="Normalny" style:family="paragraph">
      <style:paragraph-properties fo:text-align="justify" fo:line-height="150%" fo:text-indent="0.2479in"/>
    </style:style>
    <style:style style:name="P159" style:parent-style-name="Normalny" style:family="paragraph">
      <style:paragraph-properties fo:text-align="justify" fo:line-height="150%"/>
    </style:style>
    <style:style style:name="T160" style:parent-style-name="Domyślnaczcionkaakapitu" style:family="text">
      <style:text-properties style:text-underline-type="single" style:text-underline-style="solid" style:text-underline-width="auto" style:text-underline-mode="continuous"/>
    </style:style>
    <style:style style:name="P161" style:parent-style-name="Normalny" style:family="paragraph">
      <style:paragraph-properties fo:text-align="justify" fo:line-height="150%" fo:text-indent="0.2479in"/>
    </style:style>
    <style:style style:name="T162" style:parent-style-name="Domyślnaczcionkaakapitu" style:family="text">
      <style:text-properties fo:background-color="#80FFFF"/>
    </style:style>
    <style:style style:name="P163" style:parent-style-name="Normalny" style:family="paragraph">
      <style:paragraph-properties fo:text-align="justify" fo:line-height="150%" fo:text-indent="0.2479in"/>
    </style:style>
    <style:style style:name="T164" style:parent-style-name="Domyślnaczcionkaakapitu" style:family="text">
      <style:text-properties fo:background-color="#80FFFF"/>
    </style:style>
    <style:style style:name="T165" style:parent-style-name="Domyślnaczcionkaakapitu" style:family="text">
      <style:text-properties fo:background-color="#80FFFF"/>
    </style:style>
    <style:style style:name="P166" style:parent-style-name="Normalny" style:family="paragraph">
      <style:paragraph-properties fo:text-align="justify" fo:line-height="150%" fo:text-indent="0.2479in"/>
    </style:style>
    <style:style style:name="T167" style:parent-style-name="Domyślnaczcionkaakapitu" style:family="text">
      <style:text-properties fo:background-color="#80FFFF"/>
    </style:style>
    <style:style style:name="P168" style:parent-style-name="Normalny" style:family="paragraph">
      <style:paragraph-properties fo:text-align="justify" fo:line-height="150%" fo:text-indent="0.2479in"/>
    </style:style>
    <style:style style:name="P169" style:parent-style-name="Normalny" style:family="paragraph">
      <style:paragraph-properties fo:text-align="justify" fo:line-height="150%" fo:text-indent="0.2479in"/>
    </style:style>
    <style:style style:name="T170" style:parent-style-name="Domyślnaczcionkaakapitu" style:family="text">
      <style:text-properties fo:background-color="#80FFFF"/>
    </style:style>
    <style:style style:name="T171" style:parent-style-name="Domyślnaczcionkaakapitu" style:family="text">
      <style:text-properties fo:background-color="#80FFFF"/>
    </style:style>
    <style:style style:name="T172" style:parent-style-name="Domyślnaczcionkaakapitu" style:family="text">
      <style:text-properties fo:background-color="#80FFFF"/>
    </style:style>
    <style:style style:name="T173" style:parent-style-name="Domyślnaczcionkaakapitu" style:family="text">
      <style:text-properties fo:background-color="#80FFFF"/>
    </style:style>
    <style:style style:name="P174" style:parent-style-name="Normalny" style:family="paragraph">
      <style:paragraph-properties fo:text-align="justify" fo:line-height="150%" fo:text-indent="0.2479in"/>
    </style:style>
    <style:style style:name="T175" style:parent-style-name="Domyślnaczcionkaakapitu" style:family="text">
      <style:text-properties fo:background-color="#80FFFF"/>
    </style:style>
    <style:style style:name="T176" style:parent-style-name="Domyślnaczcionkaakapitu" style:family="text">
      <style:text-properties fo:background-color="#80FFFF"/>
    </style:style>
    <style:style style:name="P177" style:parent-style-name="Normalny" style:family="paragraph">
      <style:paragraph-properties fo:text-align="justify" fo:line-height="150%" fo:text-indent="0.2479in"/>
    </style:style>
    <style:style style:name="T178" style:parent-style-name="Domyślnaczcionkaakapitu" style:family="text">
      <style:text-properties fo:background-color="#80FFFF"/>
    </style:style>
    <style:style style:name="P179" style:parent-style-name="Normalny" style:family="paragraph">
      <style:paragraph-properties fo:text-align="justify" fo:line-height="150%" fo:text-indent="0.2479in"/>
    </style:style>
    <style:style style:name="P180" style:parent-style-name="Normalny" style:family="paragraph">
      <style:paragraph-properties fo:text-align="justify" fo:line-height="150%" fo:text-indent="0.2479in"/>
    </style:style>
    <style:style style:name="T181" style:parent-style-name="Domyślnaczcionkaakapitu" style:family="text">
      <style:text-properties fo:background-color="#80FFFF"/>
    </style:style>
    <style:style style:name="T182" style:parent-style-name="Domyślnaczcionkaakapitu" style:family="text">
      <style:text-properties fo:background-color="#80FFFF"/>
    </style:style>
    <style:style style:name="T183" style:parent-style-name="Domyślnaczcionkaakapitu" style:family="text">
      <style:text-properties fo:background-color="#80FFFF"/>
    </style:style>
    <style:style style:name="P184" style:parent-style-name="Normalny" style:family="paragraph">
      <style:paragraph-properties fo:text-align="justify" fo:line-height="150%" fo:text-indent="0.2479in"/>
    </style:style>
    <style:style style:name="T185" style:parent-style-name="Domyślnaczcionkaakapitu" style:family="text">
      <style:text-properties fo:background-color="#80FFFF"/>
    </style:style>
    <style:style style:name="T186" style:parent-style-name="Domyślnaczcionkaakapitu" style:family="text">
      <style:text-properties fo:background-color="#80FFFF"/>
    </style:style>
    <style:style style:name="P187" style:parent-style-name="Normalny" style:family="paragraph">
      <style:paragraph-properties fo:text-align="justify" fo:line-height="150%" fo:text-indent="0.2479in"/>
    </style:style>
    <style:style style:name="P188" style:parent-style-name="Normalny" style:family="paragraph">
      <style:paragraph-properties fo:text-align="justify" fo:line-height="150%" fo:text-indent="0.2479in"/>
    </style:style>
    <style:style style:name="P189" style:parent-style-name="Normalny" style:family="paragraph">
      <style:paragraph-properties fo:text-align="justify" fo:line-height="150%" fo:text-indent="0.2479in"/>
    </style:style>
    <style:style style:name="T190" style:parent-style-name="Domyślnaczcionkaakapitu" style:family="text">
      <style:text-properties fo:background-color="#80FFFF"/>
    </style:style>
    <style:style style:name="P191" style:parent-style-name="Normalny" style:family="paragraph">
      <style:paragraph-properties fo:text-align="justify" fo:line-height="150%" fo:text-indent="0.2479in"/>
    </style:style>
    <style:style style:name="T192" style:parent-style-name="Domyślnaczcionkaakapitu" style:family="text">
      <style:text-properties fo:background-color="#80FFFF"/>
    </style:style>
    <style:style style:name="P193" style:parent-style-name="Normalny" style:family="paragraph">
      <style:paragraph-properties fo:text-align="justify" fo:line-height="150%" fo:text-indent="0.2479in"/>
    </style:style>
    <style:style style:name="T194" style:parent-style-name="Domyślnaczcionkaakapitu" style:family="text">
      <style:text-properties fo:background-color="#80FFFF"/>
    </style:style>
    <style:style style:name="T195" style:parent-style-name="Domyślnaczcionkaakapitu" style:family="text">
      <style:text-properties fo:background-color="#80FFFF"/>
    </style:style>
    <style:style style:name="T196" style:parent-style-name="Domyślnaczcionkaakapitu" style:family="text">
      <style:text-properties fo:background-color="#80FFFF"/>
    </style:style>
    <style:style style:name="P197" style:parent-style-name="Normalny" style:family="paragraph">
      <style:paragraph-properties fo:text-align="justify" fo:line-height="150%" fo:text-indent="0.2479in"/>
    </style:style>
    <style:style style:name="T198" style:parent-style-name="Domyślnaczcionkaakapitu" style:family="text">
      <style:text-properties fo:background-color="#80FFFF"/>
    </style:style>
    <style:style style:name="T199" style:parent-style-name="Domyślnaczcionkaakapitu" style:family="text">
      <style:text-properties fo:background-color="#80FFFF"/>
    </style:style>
    <style:style style:name="T200" style:parent-style-name="Domyślnaczcionkaakapitu" style:family="text">
      <style:text-properties fo:background-color="#80FFFF"/>
    </style:style>
    <style:style style:name="T201" style:parent-style-name="Domyślnaczcionkaakapitu" style:family="text">
      <style:text-properties fo:background-color="#80FFFF"/>
    </style:style>
    <style:style style:name="P202" style:parent-style-name="Normalny" style:family="paragraph">
      <style:paragraph-properties fo:text-align="justify" fo:line-height="150%" fo:text-indent="0.2479in"/>
    </style:style>
    <style:style style:name="T203" style:parent-style-name="Domyślnaczcionkaakapitu" style:family="text">
      <style:text-properties fo:background-color="#80FFFF"/>
    </style:style>
    <style:style style:name="P204" style:parent-style-name="Normalny" style:family="paragraph">
      <style:paragraph-properties fo:text-align="justify" fo:line-height="150%" fo:text-indent="0.2479in"/>
    </style:style>
    <style:style style:name="T205" style:parent-style-name="Domyślnaczcionkaakapitu" style:family="text">
      <style:text-properties fo:background-color="#80FFFF"/>
    </style:style>
    <style:style style:name="T206" style:parent-style-name="Domyślnaczcionkaakapitu" style:family="text">
      <style:text-properties fo:background-color="#80FFFF"/>
    </style:style>
    <style:style style:name="P207" style:parent-style-name="Normalny" style:family="paragraph">
      <style:paragraph-properties fo:text-align="justify" fo:line-height="150%" fo:text-indent="0.2479in"/>
    </style:style>
    <style:style style:name="T208" style:parent-style-name="Domyślnaczcionkaakapitu" style:family="text">
      <style:text-properties fo:background-color="#80FFFF"/>
    </style:style>
    <style:style style:name="T209" style:parent-style-name="Domyślnaczcionkaakapitu" style:family="text">
      <style:text-properties fo:background-color="#80FFFF"/>
    </style:style>
    <style:style style:name="T210" style:parent-style-name="Domyślnaczcionkaakapitu" style:family="text">
      <style:text-properties fo:background-color="#80FFFF"/>
    </style:style>
    <style:style style:name="P211" style:parent-style-name="Normalny" style:family="paragraph">
      <style:paragraph-properties fo:text-align="justify" fo:line-height="150%" fo:text-indent="0.2479in"/>
    </style:style>
    <style:style style:name="T212" style:parent-style-name="Domyślnaczcionkaakapitu" style:family="text">
      <style:text-properties fo:background-color="#80FFFF"/>
    </style:style>
    <style:style style:name="T213" style:parent-style-name="Domyślnaczcionkaakapitu" style:family="text">
      <style:text-properties fo:background-color="#80FFFF"/>
    </style:style>
    <style:style style:name="P214" style:parent-style-name="Normalny" style:family="paragraph">
      <style:paragraph-properties fo:text-align="justify" fo:line-height="150%" fo:text-indent="0.2479in"/>
    </style:style>
    <style:style style:name="T215" style:parent-style-name="Domyślnaczcionkaakapitu" style:family="text">
      <style:text-properties fo:background-color="#80FFFF"/>
    </style:style>
    <style:style style:name="T216" style:parent-style-name="Domyślnaczcionkaakapitu" style:family="text">
      <style:text-properties fo:background-color="#80FFFF"/>
    </style:style>
    <style:style style:name="P217" style:parent-style-name="Normalny" style:family="paragraph">
      <style:paragraph-properties fo:text-align="justify" fo:line-height="150%" fo:text-indent="0.2479in"/>
    </style:style>
    <style:style style:name="T218" style:parent-style-name="Domyślnaczcionkaakapitu" style:family="text">
      <style:text-properties fo:background-color="#80FFFF"/>
    </style:style>
    <style:style style:name="P219" style:parent-style-name="Normalny" style:family="paragraph">
      <style:paragraph-properties fo:text-align="justify" fo:line-height="150%"/>
    </style:style>
    <style:style style:name="T220" style:parent-style-name="Domyślnaczcionkaakapitu" style:family="text">
      <style:text-properties fo:background-color="#80FFFF" style:text-underline-type="single" style:text-underline-style="solid" style:text-underline-width="auto" style:text-underline-mode="continuous"/>
    </style:style>
    <style:style style:name="T221" style:parent-style-name="Domyślnaczcionkaakapitu" style:family="text">
      <style:text-properties style:text-underline-type="single" style:text-underline-style="solid" style:text-underline-width="auto" style:text-underline-mode="continuous"/>
    </style:style>
    <style:style style:name="T222" style:parent-style-name="Domyślnaczcionkaakapitu" style:family="text">
      <style:text-properties fo:background-color="#80FFFF" style:text-underline-type="single" style:text-underline-style="solid" style:text-underline-width="auto" style:text-underline-mode="continuous"/>
    </style:style>
    <style:style style:name="P223" style:parent-style-name="Normalny" style:family="paragraph">
      <style:paragraph-properties fo:text-align="justify" fo:line-height="150%" fo:text-indent="0.2479in"/>
    </style:style>
    <style:style style:name="P224" style:parent-style-name="Normalny" style:family="paragraph">
      <style:paragraph-properties fo:text-align="justify" fo:line-height="150%"/>
    </style:style>
    <style:style style:name="T225" style:parent-style-name="Domyślnaczcionkaakapitu" style:family="text">
      <style:text-properties style:text-underline-type="single" style:text-underline-style="solid" style:text-underline-width="auto" style:text-underline-mode="continuous"/>
    </style:style>
    <style:style style:name="T226" style:parent-style-name="Domyślnaczcionkaakapitu" style:family="text">
      <style:text-properties fo:background-color="#80FFFF" style:text-underline-type="single" style:text-underline-style="solid" style:text-underline-width="auto" style:text-underline-mode="continuous"/>
    </style:style>
    <style:style style:name="T227" style:parent-style-name="Domyślnaczcionkaakapitu" style:family="text">
      <style:text-properties style:text-underline-type="single" style:text-underline-style="solid" style:text-underline-width="auto" style:text-underline-mode="continuous"/>
    </style:style>
    <style:style style:name="P228" style:parent-style-name="Normalny" style:family="paragraph">
      <style:paragraph-properties fo:text-align="justify" fo:line-height="150%" fo:text-indent="0.2479in"/>
    </style:style>
    <style:style style:name="P229" style:parent-style-name="Normalny" style:family="paragraph">
      <style:paragraph-properties fo:text-align="justify" fo:line-height="150%" fo:text-indent="0.2479in"/>
    </style:style>
    <style:style style:name="T230" style:parent-style-name="Domyślnaczcionkaakapitu" style:family="text">
      <style:text-properties fo:background-color="#80FFFF"/>
    </style:style>
    <style:style style:name="T231" style:parent-style-name="Domyślnaczcionkaakapitu" style:family="text">
      <style:text-properties fo:background-color="#80FFFF"/>
    </style:style>
    <style:style style:name="P232" style:parent-style-name="Normalny" style:family="paragraph">
      <style:paragraph-properties fo:text-align="justify" fo:line-height="150%" fo:text-indent="0.2479in"/>
    </style:style>
    <style:style style:name="T233" style:parent-style-name="Domyślnaczcionkaakapitu" style:family="text">
      <style:text-properties fo:background-color="#80FFFF"/>
    </style:style>
    <style:style style:name="T234" style:parent-style-name="Domyślnaczcionkaakapitu" style:family="text">
      <style:text-properties fo:background-color="#80FFFF"/>
    </style:style>
    <style:style style:name="T235" style:parent-style-name="Domyślnaczcionkaakapitu" style:family="text">
      <style:text-properties fo:background-color="#80FFFF"/>
    </style:style>
    <style:style style:name="P236" style:parent-style-name="Normalny" style:family="paragraph">
      <style:paragraph-properties fo:text-align="justify" fo:line-height="150%" fo:text-indent="0.2479in"/>
    </style:style>
    <style:style style:name="T237" style:parent-style-name="Domyślnaczcionkaakapitu" style:family="text">
      <style:text-properties fo:background-color="#80FFFF"/>
    </style:style>
    <style:style style:name="T238" style:parent-style-name="Domyślnaczcionkaakapitu" style:family="text">
      <style:text-properties fo:background-color="#80FFFF"/>
    </style:style>
    <style:style style:name="T239" style:parent-style-name="Domyślnaczcionkaakapitu" style:family="text">
      <style:text-properties fo:background-color="#80FFFF"/>
    </style:style>
    <style:style style:name="P240" style:parent-style-name="Normalny" style:family="paragraph">
      <style:paragraph-properties fo:text-align="justify" fo:line-height="150%" fo:text-indent="0.2479in"/>
    </style:style>
    <style:style style:name="T241" style:parent-style-name="Domyślnaczcionkaakapitu" style:family="text">
      <style:text-properties fo:background-color="#80FFFF"/>
    </style:style>
    <style:style style:name="T242" style:parent-style-name="Domyślnaczcionkaakapitu" style:family="text">
      <style:text-properties fo:background-color="#80FFFF"/>
    </style:style>
    <style:style style:name="P243" style:parent-style-name="Normalny" style:family="paragraph">
      <style:paragraph-properties fo:text-align="justify" fo:line-height="150%" fo:text-indent="0.2479in"/>
    </style:style>
    <style:style style:name="P244" style:parent-style-name="Normalny" style:family="paragraph">
      <style:paragraph-properties fo:text-align="justify" fo:line-height="150%" fo:text-indent="0.2479in"/>
    </style:style>
    <style:style style:name="T245" style:parent-style-name="Domyślnaczcionkaakapitu" style:family="text">
      <style:text-properties fo:background-color="#80FFFF"/>
    </style:style>
    <style:style style:name="T246" style:parent-style-name="Domyślnaczcionkaakapitu" style:family="text">
      <style:text-properties fo:background-color="#80FFFF"/>
    </style:style>
    <style:style style:name="P247" style:parent-style-name="Normalny" style:family="paragraph">
      <style:paragraph-properties fo:text-align="justify" fo:line-height="150%" fo:text-indent="0.2479in"/>
    </style:style>
    <style:style style:name="P248" style:parent-style-name="Normalny" style:family="paragraph">
      <style:paragraph-properties fo:text-align="justify" fo:line-height="150%" fo:text-indent="0.2479in"/>
    </style:style>
    <style:style style:name="T249" style:parent-style-name="Domyślnaczcionkaakapitu" style:family="text">
      <style:text-properties fo:background-color="#80FFFF"/>
    </style:style>
    <style:style style:name="T250" style:parent-style-name="Domyślnaczcionkaakapitu" style:family="text">
      <style:text-properties fo:background-color="#80FFFF"/>
    </style:style>
    <style:style style:name="P251" style:parent-style-name="Normalny" style:family="paragraph">
      <style:paragraph-properties fo:text-align="justify" fo:line-height="150%" fo:text-indent="0.2479in"/>
    </style:style>
    <style:style style:name="P252" style:parent-style-name="Normalny" style:family="paragraph">
      <style:paragraph-properties fo:text-align="justify" fo:line-height="150%"/>
    </style:style>
    <style:style style:name="T253" style:parent-style-name="Domyślnaczcionkaakapitu" style:family="text">
      <style:text-properties fo:background-color="#80FFFF" style:text-underline-type="single" style:text-underline-style="solid" style:text-underline-width="auto" style:text-underline-mode="continuous"/>
    </style:style>
    <style:style style:name="T254" style:parent-style-name="Domyślnaczcionkaakapitu" style:family="text">
      <style:text-properties style:text-underline-type="single" style:text-underline-style="solid" style:text-underline-width="auto" style:text-underline-mode="continuous"/>
    </style:style>
    <style:style style:name="T255" style:parent-style-name="Domyślnaczcionkaakapitu" style:family="text">
      <style:text-properties fo:background-color="#80FFFF" style:text-underline-type="single" style:text-underline-style="solid" style:text-underline-width="auto" style:text-underline-mode="continuous"/>
    </style:style>
    <style:style style:name="P256" style:parent-style-name="Normalny" style:family="paragraph">
      <style:paragraph-properties fo:text-align="justify" fo:line-height="150%" fo:text-indent="0.2479in"/>
    </style:style>
    <style:style style:name="P257" style:parent-style-name="Normalny" style:family="paragraph">
      <style:paragraph-properties fo:text-align="justify" fo:line-height="150%"/>
    </style:style>
    <style:style style:name="T258" style:parent-style-name="Domyślnaczcionkaakapitu" style:family="text">
      <style:text-properties style:text-underline-type="single" style:text-underline-style="solid" style:text-underline-width="auto" style:text-underline-mode="continuous"/>
    </style:style>
    <style:style style:name="T259" style:parent-style-name="Domyślnaczcionkaakapitu" style:family="text">
      <style:text-properties fo:background-color="#80FFFF" style:text-underline-type="single" style:text-underline-style="solid" style:text-underline-width="auto" style:text-underline-mode="continuous"/>
    </style:style>
    <style:style style:name="T260" style:parent-style-name="Domyślnaczcionkaakapitu" style:family="text">
      <style:text-properties style:text-underline-type="single" style:text-underline-style="solid" style:text-underline-width="auto" style:text-underline-mode="continuous"/>
    </style:style>
    <style:style style:name="P261" style:parent-style-name="Normalny" style:family="paragraph">
      <style:paragraph-properties fo:text-align="justify" fo:line-height="150%" fo:text-indent="0.2479in"/>
    </style:style>
    <style:style style:name="T262" style:parent-style-name="Domyślnaczcionkaakapitu" style:family="text">
      <style:text-properties fo:background-color="#80FFFF"/>
    </style:style>
    <style:style style:name="T263" style:parent-style-name="Domyślnaczcionkaakapitu" style:family="text">
      <style:text-properties fo:background-color="#80FFFF"/>
    </style:style>
    <style:style style:name="P264" style:parent-style-name="Normalny" style:family="paragraph">
      <style:paragraph-properties fo:text-align="justify" fo:line-height="150%" fo:text-indent="0.2479in"/>
    </style:style>
    <style:style style:name="T265" style:parent-style-name="Domyślnaczcionkaakapitu" style:family="text">
      <style:text-properties fo:background-color="#80FFFF"/>
    </style:style>
    <style:style style:name="P266" style:parent-style-name="Normalny" style:family="paragraph">
      <style:paragraph-properties fo:text-align="justify" fo:line-height="150%" fo:text-indent="0.2479in"/>
    </style:style>
    <style:style style:name="T267" style:parent-style-name="Domyślnaczcionkaakapitu" style:family="text">
      <style:text-properties fo:background-color="#80FFFF"/>
    </style:style>
    <style:style style:name="P268" style:parent-style-name="Normalny" style:family="paragraph">
      <style:paragraph-properties fo:text-align="justify" fo:line-height="150%" fo:text-indent="0.2479in"/>
    </style:style>
    <style:style style:name="T269" style:parent-style-name="Domyślnaczcionkaakapitu" style:family="text">
      <style:text-properties fo:background-color="#80FFFF"/>
    </style:style>
    <style:style style:name="T270" style:parent-style-name="Domyślnaczcionkaakapitu" style:family="text">
      <style:text-properties fo:background-color="#80FFFF"/>
    </style:style>
    <style:style style:name="T271" style:parent-style-name="Domyślnaczcionkaakapitu" style:family="text">
      <style:text-properties fo:background-color="#80FFFF"/>
    </style:style>
    <style:style style:name="T272" style:parent-style-name="Domyślnaczcionkaakapitu" style:family="text">
      <style:text-properties fo:background-color="#80FFFF"/>
    </style:style>
    <style:style style:name="T273" style:parent-style-name="Domyślnaczcionkaakapitu" style:family="text">
      <style:text-properties fo:background-color="#80FFFF"/>
    </style:style>
    <style:style style:name="T274" style:parent-style-name="Domyślnaczcionkaakapitu" style:family="text">
      <style:text-properties fo:background-color="#80FFFF"/>
    </style:style>
    <style:style style:name="T275" style:parent-style-name="Domyślnaczcionkaakapitu" style:family="text">
      <style:text-properties fo:background-color="#80FFFF"/>
    </style:style>
    <style:style style:name="T276" style:parent-style-name="Domyślnaczcionkaakapitu" style:family="text">
      <style:text-properties fo:background-color="#80FFFF"/>
    </style:style>
    <style:style style:name="T277" style:parent-style-name="Domyślnaczcionkaakapitu" style:family="text">
      <style:text-properties fo:background-color="#80FFFF"/>
    </style:style>
    <style:style style:name="P278" style:parent-style-name="Normalny" style:family="paragraph">
      <style:paragraph-properties fo:text-align="justify" fo:line-height="150%" fo:text-indent="0.2479in"/>
    </style:style>
    <style:style style:name="T279" style:parent-style-name="Domyślnaczcionkaakapitu" style:family="text">
      <style:text-properties fo:background-color="#80FFFF"/>
    </style:style>
    <style:style style:name="T280" style:parent-style-name="Domyślnaczcionkaakapitu" style:family="text">
      <style:text-properties fo:background-color="#80FFFF"/>
    </style:style>
    <style:style style:name="T281" style:parent-style-name="Domyślnaczcionkaakapitu" style:family="text">
      <style:text-properties fo:background-color="#80FFFF"/>
    </style:style>
    <style:style style:name="P282" style:parent-style-name="Normalny" style:family="paragraph">
      <style:paragraph-properties fo:text-align="justify" fo:line-height="150%" fo:text-indent="0.2479in"/>
    </style:style>
    <style:style style:name="T283" style:parent-style-name="Domyślnaczcionkaakapitu" style:family="text">
      <style:text-properties fo:background-color="#80FFFF"/>
    </style:style>
    <style:style style:name="T284" style:parent-style-name="Domyślnaczcionkaakapitu" style:family="text">
      <style:text-properties fo:background-color="#80FFFF"/>
    </style:style>
    <style:style style:name="T285" style:parent-style-name="Domyślnaczcionkaakapitu" style:family="text">
      <style:text-properties fo:background-color="#80FFFF"/>
    </style:style>
    <style:style style:name="T286" style:parent-style-name="Domyślnaczcionkaakapitu" style:family="text">
      <style:text-properties fo:background-color="#80FFFF"/>
    </style:style>
    <style:style style:name="P287" style:parent-style-name="Normalny" style:family="paragraph">
      <style:paragraph-properties fo:text-align="justify" fo:line-height="150%" fo:text-indent="0.2479in"/>
    </style:style>
    <style:style style:name="T288" style:parent-style-name="Domyślnaczcionkaakapitu" style:family="text">
      <style:text-properties fo:background-color="#80FFFF"/>
    </style:style>
    <style:style style:name="P289" style:parent-style-name="Normalny" style:family="paragraph">
      <style:paragraph-properties fo:text-align="justify" fo:line-height="150%" fo:text-indent="0.2479in"/>
    </style:style>
    <style:style style:name="T290" style:parent-style-name="Domyślnaczcionkaakapitu" style:family="text">
      <style:text-properties fo:background-color="#80FFFF"/>
    </style:style>
    <style:style style:name="T291" style:parent-style-name="Domyślnaczcionkaakapitu" style:family="text">
      <style:text-properties fo:background-color="#80FFFF"/>
    </style:style>
    <style:style style:name="T292" style:parent-style-name="Domyślnaczcionkaakapitu" style:family="text">
      <style:text-properties fo:background-color="#80FFFF"/>
    </style:style>
    <style:style style:name="P293" style:parent-style-name="Normalny" style:family="paragraph">
      <style:paragraph-properties fo:text-align="justify" fo:line-height="150%" fo:text-indent="0.2479in"/>
    </style:style>
    <style:style style:name="T294" style:parent-style-name="Domyślnaczcionkaakapitu" style:family="text">
      <style:text-properties fo:background-color="#80FFFF"/>
    </style:style>
    <style:style style:name="T295" style:parent-style-name="Domyślnaczcionkaakapitu" style:family="text">
      <style:text-properties fo:background-color="#80FFFF"/>
    </style:style>
    <style:style style:name="T296" style:parent-style-name="Domyślnaczcionkaakapitu" style:family="text">
      <style:text-properties fo:background-color="#80FFFF"/>
    </style:style>
    <style:style style:name="T297" style:parent-style-name="Domyślnaczcionkaakapitu" style:family="text">
      <style:text-properties fo:background-color="#80FFFF"/>
    </style:style>
    <style:style style:name="P298" style:parent-style-name="Normalny" style:family="paragraph">
      <style:paragraph-properties fo:text-align="justify" fo:line-height="150%" fo:text-indent="0.2479in"/>
    </style:style>
    <style:style style:name="T299" style:parent-style-name="Domyślnaczcionkaakapitu" style:family="text">
      <style:text-properties fo:background-color="#80FFFF"/>
    </style:style>
    <style:style style:name="T300" style:parent-style-name="Domyślnaczcionkaakapitu" style:family="text">
      <style:text-properties fo:background-color="#80FFFF"/>
    </style:style>
    <style:style style:name="T301" style:parent-style-name="Domyślnaczcionkaakapitu" style:family="text">
      <style:text-properties fo:background-color="#80FFFF"/>
    </style:style>
    <style:style style:name="T302" style:parent-style-name="Domyślnaczcionkaakapitu" style:family="text">
      <style:text-properties fo:background-color="#80FFFF"/>
    </style:style>
    <style:style style:name="T303" style:parent-style-name="Domyślnaczcionkaakapitu" style:family="text">
      <style:text-properties fo:background-color="#80FFFF"/>
    </style:style>
    <style:style style:name="T304" style:parent-style-name="Domyślnaczcionkaakapitu" style:family="text">
      <style:text-properties fo:background-color="#80FFFF"/>
    </style:style>
    <style:style style:name="T305" style:parent-style-name="Domyślnaczcionkaakapitu" style:family="text">
      <style:text-properties fo:background-color="#80FFFF"/>
    </style:style>
    <style:style style:name="P306" style:parent-style-name="Normalny" style:family="paragraph">
      <style:paragraph-properties fo:text-align="justify" fo:line-height="150%" fo:text-indent="0.2479in"/>
    </style:style>
    <style:style style:name="T307" style:parent-style-name="Domyślnaczcionkaakapitu" style:family="text">
      <style:text-properties fo:background-color="#80FFFF"/>
    </style:style>
    <style:style style:name="T308" style:parent-style-name="Domyślnaczcionkaakapitu" style:family="text">
      <style:text-properties fo:background-color="#80FFFF"/>
    </style:style>
    <style:style style:name="T309" style:parent-style-name="Domyślnaczcionkaakapitu" style:family="text">
      <style:text-properties fo:background-color="#80FFFF"/>
    </style:style>
    <style:style style:name="T310" style:parent-style-name="Domyślnaczcionkaakapitu" style:family="text">
      <style:text-properties fo:background-color="#80FFFF"/>
    </style:style>
    <style:style style:name="T311" style:parent-style-name="Domyślnaczcionkaakapitu" style:family="text">
      <style:text-properties fo:background-color="#80FFFF"/>
    </style:style>
    <style:style style:name="P312" style:parent-style-name="Normalny" style:family="paragraph">
      <style:paragraph-properties fo:text-align="justify" fo:line-height="150%" fo:text-indent="0.2479in"/>
    </style:style>
    <style:style style:name="P313" style:parent-style-name="Normalny" style:family="paragraph">
      <style:paragraph-properties fo:text-align="justify" fo:line-height="150%"/>
    </style:style>
    <style:style style:name="T314" style:parent-style-name="Domyślnaczcionkaakapitu" style:family="text">
      <style:text-properties style:text-underline-type="single" style:text-underline-style="solid" style:text-underline-width="auto" style:text-underline-mode="continuous"/>
    </style:style>
    <style:style style:name="P315" style:parent-style-name="Normalny" style:family="paragraph">
      <style:paragraph-properties fo:text-align="justify" fo:line-height="150%" fo:text-indent="0.2479in"/>
    </style:style>
    <style:style style:name="T316" style:parent-style-name="Domyślnaczcionkaakapitu" style:family="text">
      <style:text-properties fo:background-color="#80FFFF"/>
    </style:style>
    <style:style style:name="P317" style:parent-style-name="Normalny" style:family="paragraph">
      <style:paragraph-properties fo:text-align="justify" fo:line-height="150%" fo:text-indent="0.2479in"/>
    </style:style>
    <style:style style:name="T318" style:parent-style-name="Domyślnaczcionkaakapitu" style:family="text">
      <style:text-properties fo:background-color="#80FFFF"/>
    </style:style>
    <style:style style:name="T319" style:parent-style-name="Domyślnaczcionkaakapitu" style:family="text">
      <style:text-properties fo:background-color="#80FFFF"/>
    </style:style>
    <style:style style:name="T320" style:parent-style-name="Domyślnaczcionkaakapitu" style:family="text">
      <style:text-properties fo:background-color="#80FFFF"/>
    </style:style>
    <style:style style:name="P321" style:parent-style-name="Normalny" style:family="paragraph">
      <style:paragraph-properties fo:text-align="justify" fo:line-height="150%" fo:text-indent="0.2479in"/>
    </style:style>
    <style:style style:name="T322" style:parent-style-name="Domyślnaczcionkaakapitu" style:family="text">
      <style:text-properties fo:background-color="#80FFFF"/>
    </style:style>
    <style:style style:name="T323" style:parent-style-name="Domyślnaczcionkaakapitu" style:family="text">
      <style:text-properties fo:background-color="#80FFFF"/>
    </style:style>
    <style:style style:name="T324" style:parent-style-name="Domyślnaczcionkaakapitu" style:family="text">
      <style:text-properties fo:background-color="#80FFFF"/>
    </style:style>
    <style:style style:name="P325" style:parent-style-name="Normalny" style:family="paragraph">
      <style:paragraph-properties fo:text-align="justify" fo:line-height="150%" fo:text-indent="0.2479in"/>
    </style:style>
    <style:style style:name="T326" style:parent-style-name="Domyślnaczcionkaakapitu" style:family="text">
      <style:text-properties fo:background-color="#80FFFF"/>
    </style:style>
    <style:style style:name="P327" style:parent-style-name="Normalny" style:family="paragraph">
      <style:paragraph-properties fo:text-align="justify" fo:line-height="150%" fo:text-indent="0.2479in"/>
    </style:style>
    <style:style style:name="P328" style:parent-style-name="Normalny" style:family="paragraph">
      <style:paragraph-properties fo:text-align="justify" fo:line-height="150%" fo:text-indent="0.2479in"/>
    </style:style>
    <style:style style:name="T329" style:parent-style-name="Domyślnaczcionkaakapitu" style:family="text">
      <style:text-properties fo:background-color="#80FFFF"/>
    </style:style>
    <style:style style:name="P330" style:parent-style-name="Normalny" style:family="paragraph">
      <style:paragraph-properties fo:text-align="justify" fo:line-height="150%" fo:text-indent="0.2479in"/>
    </style:style>
    <style:style style:name="T331" style:parent-style-name="Domyślnaczcionkaakapitu" style:family="text">
      <style:text-properties fo:background-color="#80FFFF"/>
    </style:style>
    <style:style style:name="T332" style:parent-style-name="Domyślnaczcionkaakapitu" style:family="text">
      <style:text-properties fo:background-color="#80FFFF"/>
    </style:style>
    <style:style style:name="P333" style:parent-style-name="Normalny" style:family="paragraph">
      <style:paragraph-properties fo:text-align="justify" fo:line-height="150%" fo:text-indent="0.2479in"/>
    </style:style>
    <style:style style:name="T334" style:parent-style-name="Domyślnaczcionkaakapitu" style:family="text">
      <style:text-properties fo:background-color="#80FFFF"/>
    </style:style>
    <style:style style:name="P335" style:parent-style-name="Normalny" style:family="paragraph">
      <style:paragraph-properties fo:text-align="justify" fo:line-height="150%" fo:text-indent="0.2479in"/>
    </style:style>
    <style:style style:name="T336" style:parent-style-name="Domyślnaczcionkaakapitu" style:family="text">
      <style:text-properties fo:background-color="#80FFFF"/>
    </style:style>
    <style:style style:name="T337" style:parent-style-name="Domyślnaczcionkaakapitu" style:family="text">
      <style:text-properties fo:background-color="#80FFFF"/>
    </style:style>
    <style:style style:name="T338" style:parent-style-name="Domyślnaczcionkaakapitu" style:family="text">
      <style:text-properties fo:background-color="#80FFFF"/>
    </style:style>
    <style:style style:name="T339" style:parent-style-name="Domyślnaczcionkaakapitu" style:family="text">
      <style:text-properties fo:background-color="#80FFFF"/>
    </style:style>
    <style:style style:name="T340" style:parent-style-name="Domyślnaczcionkaakapitu" style:family="text">
      <style:text-properties fo:background-color="#80FFFF"/>
    </style:style>
    <style:style style:name="P341" style:parent-style-name="Normalny" style:family="paragraph">
      <style:paragraph-properties fo:text-align="justify" fo:line-height="150%"/>
    </style:style>
    <style:style style:name="P342" style:parent-style-name="Normalny" style:family="paragraph">
      <style:paragraph-properties fo:text-align="justify" fo:line-height="150%"/>
    </style:style>
    <style:style style:name="T343" style:parent-style-name="Domyślnaczcionkaakapitu" style:family="text">
      <style:text-properties fo:background-color="#80FFFF"/>
    </style:style>
    <style:style style:name="P344" style:parent-style-name="Normalny" style:family="paragraph">
      <style:paragraph-properties fo:text-align="justify" fo:line-height="150%"/>
    </style:style>
    <style:style style:name="P345" style:parent-style-name="Normalny" style:family="paragraph">
      <style:paragraph-properties fo:text-align="justify" fo:line-height="150%"/>
    </style:style>
    <style:style style:name="P346" style:parent-style-name="Normalny" style:family="paragraph">
      <style:paragraph-properties fo:text-align="justify" fo:line-height="150%"/>
    </style:style>
    <style:style style:name="P347" style:parent-style-name="Normalny" style:family="paragraph">
      <style:paragraph-properties fo:text-align="justify" fo:line-height="150%"/>
    </style:style>
    <style:style style:name="P348" style:parent-style-name="Normalny" style:family="paragraph">
      <style:paragraph-properties fo:text-align="justify" fo:line-height="150%"/>
    </style:style>
    <style:style style:name="T349" style:parent-style-name="Domyślnaczcionkaakapitu" style:family="text">
      <style:text-properties fo:background-color="#80FFFF"/>
    </style:style>
    <style:style style:name="P350" style:parent-style-name="Normalny" style:family="paragraph">
      <style:paragraph-properties fo:text-align="justify" fo:line-height="150%" fo:text-indent="0.2479in"/>
    </style:style>
    <style:style style:name="T351" style:parent-style-name="Domyślnaczcionkaakapitu" style:family="text">
      <style:text-properties fo:background-color="#80FFFF"/>
    </style:style>
    <style:style style:name="T352" style:parent-style-name="Domyślnaczcionkaakapitu" style:family="text">
      <style:text-properties fo:background-color="#80FFFF"/>
    </style:style>
    <style:style style:name="T353" style:parent-style-name="Domyślnaczcionkaakapitu" style:family="text">
      <style:text-properties fo:background-color="#80FFFF"/>
    </style:style>
    <style:style style:name="P354" style:parent-style-name="Normalny" style:family="paragraph">
      <style:paragraph-properties fo:text-align="justify" fo:line-height="150%" fo:text-indent="0.2479in"/>
    </style:style>
    <style:style style:name="T355" style:parent-style-name="Domyślnaczcionkaakapitu" style:family="text">
      <style:text-properties fo:background-color="#80FFFF"/>
    </style:style>
    <style:style style:name="P356" style:parent-style-name="Normalny" style:family="paragraph">
      <style:paragraph-properties fo:text-align="justify" fo:line-height="150%"/>
    </style:style>
    <style:style style:name="P357" style:parent-style-name="Normalny" style:family="paragraph">
      <style:paragraph-properties fo:text-align="justify" fo:line-height="150%"/>
    </style:style>
    <style:style style:name="T358" style:parent-style-name="Domyślnaczcionkaakapitu" style:family="text">
      <style:text-properties fo:background-color="#80FFFF"/>
    </style:style>
    <style:style style:name="P359" style:parent-style-name="Normalny" style:family="paragraph">
      <style:paragraph-properties fo:text-align="justify" fo:line-height="150%"/>
    </style:style>
    <style:style style:name="P360" style:parent-style-name="Normalny" style:family="paragraph">
      <style:paragraph-properties fo:text-align="justify" fo:line-height="150%"/>
    </style:style>
    <style:style style:name="T361" style:parent-style-name="Domyślnaczcionkaakapitu" style:family="text">
      <style:text-properties fo:background-color="#80FFFF"/>
    </style:style>
    <style:style style:name="P362" style:parent-style-name="Normalny" style:family="paragraph">
      <style:paragraph-properties fo:text-align="justify" fo:line-height="150%"/>
    </style:style>
    <style:style style:name="T363" style:parent-style-name="Domyślnaczcionkaakapitu" style:family="text">
      <style:text-properties fo:background-color="#80FFFF"/>
    </style:style>
    <style:style style:name="T364" style:parent-style-name="Domyślnaczcionkaakapitu" style:family="text">
      <style:text-properties fo:background-color="#80FFFF"/>
    </style:style>
    <style:style style:name="P365" style:parent-style-name="Normalny" style:family="paragraph">
      <style:paragraph-properties fo:text-align="justify" fo:line-height="150%"/>
    </style:style>
    <style:style style:name="P366" style:parent-style-name="Normalny" style:family="paragraph">
      <style:paragraph-properties fo:text-align="justify" fo:line-height="150%"/>
    </style:style>
    <style:style style:name="T367" style:parent-style-name="Domyślnaczcionkaakapitu" style:family="text">
      <style:text-properties fo:background-color="#80FFFF"/>
    </style:style>
    <style:style style:name="T368" style:parent-style-name="Domyślnaczcionkaakapitu" style:family="text">
      <style:text-properties fo:background-color="#80FFFF"/>
    </style:style>
    <style:style style:name="P369" style:parent-style-name="Normalny" style:family="paragraph">
      <style:paragraph-properties fo:text-align="justify" fo:line-height="150%"/>
    </style:style>
    <style:style style:name="T370" style:parent-style-name="Domyślnaczcionkaakapitu" style:family="text">
      <style:text-properties fo:background-color="#80FFFF"/>
    </style:style>
    <style:style style:name="T371" style:parent-style-name="Domyślnaczcionkaakapitu" style:family="text">
      <style:text-properties fo:background-color="#80FFFF"/>
    </style:style>
    <style:style style:name="P372" style:parent-style-name="Normalny" style:family="paragraph">
      <style:paragraph-properties fo:text-align="justify" fo:line-height="150%"/>
    </style:style>
    <style:style style:name="T373" style:parent-style-name="Domyślnaczcionkaakapitu" style:family="text">
      <style:text-properties fo:background-color="#80FFFF"/>
    </style:style>
    <style:style style:name="T374" style:parent-style-name="Domyślnaczcionkaakapitu" style:family="text">
      <style:text-properties fo:background-color="#80FFFF"/>
    </style:style>
    <style:style style:name="T375" style:parent-style-name="Domyślnaczcionkaakapitu" style:family="text">
      <style:text-properties fo:background-color="#80FFFF"/>
    </style:style>
    <style:style style:name="P376" style:parent-style-name="Normalny" style:family="paragraph">
      <style:paragraph-properties fo:text-align="justify" fo:line-height="150%" fo:text-indent="0.2479in"/>
    </style:style>
    <style:style style:name="T377" style:parent-style-name="Domyślnaczcionkaakapitu" style:family="text">
      <style:text-properties fo:background-color="#80FFFF"/>
    </style:style>
    <style:style style:name="T378" style:parent-style-name="Domyślnaczcionkaakapitu" style:family="text">
      <style:text-properties fo:background-color="#80FFFF"/>
    </style:style>
    <style:style style:name="P379" style:parent-style-name="Normalny" style:family="paragraph">
      <style:paragraph-properties fo:text-align="justify" fo:line-height="150%"/>
    </style:style>
    <style:style style:name="T380" style:parent-style-name="Domyślnaczcionkaakapitu" style:family="text">
      <style:text-properties fo:background-color="#80FFFF"/>
    </style:style>
    <style:style style:name="T381" style:parent-style-name="Domyślnaczcionkaakapitu" style:family="text">
      <style:text-properties fo:background-color="#80FFFF"/>
    </style:style>
    <style:style style:name="T382" style:parent-style-name="Domyślnaczcionkaakapitu" style:family="text">
      <style:text-properties fo:background-color="#80FFFF"/>
    </style:style>
    <style:style style:name="P383" style:parent-style-name="Normalny" style:family="paragraph">
      <style:paragraph-properties fo:text-align="justify" fo:line-height="150%"/>
    </style:style>
    <style:style style:name="T384" style:parent-style-name="Domyślnaczcionkaakapitu" style:family="text">
      <style:text-properties fo:background-color="#80FFFF"/>
    </style:style>
    <style:style style:name="T385" style:parent-style-name="Domyślnaczcionkaakapitu" style:family="text">
      <style:text-properties fo:background-color="#80FFFF"/>
    </style:style>
    <style:style style:name="T386" style:parent-style-name="Domyślnaczcionkaakapitu" style:family="text">
      <style:text-properties fo:background-color="#80FFFF"/>
    </style:style>
    <style:style style:name="T387" style:parent-style-name="Domyślnaczcionkaakapitu" style:family="text">
      <style:text-properties fo:background-color="#80FFFF"/>
    </style:style>
    <style:style style:name="T388" style:parent-style-name="Domyślnaczcionkaakapitu" style:family="text">
      <style:text-properties fo:background-color="#80FFFF"/>
    </style:style>
    <style:style style:name="P389" style:parent-style-name="Normalny" style:family="paragraph">
      <style:paragraph-properties fo:text-align="justify" fo:line-height="150%"/>
    </style:style>
    <style:style style:name="P390" style:parent-style-name="Normalny" style:family="paragraph">
      <style:paragraph-properties fo:text-align="justify" fo:line-height="150%"/>
    </style:style>
    <style:style style:name="P391" style:parent-style-name="Normalny" style:family="paragraph">
      <style:paragraph-properties fo:text-align="justify" fo:line-height="150%" fo:text-indent="0.2479in"/>
    </style:style>
    <style:style style:name="P392" style:parent-style-name="Normalny" style:family="paragraph">
      <style:paragraph-properties fo:text-align="justify" fo:line-height="150%"/>
    </style:style>
    <style:style style:name="T393" style:parent-style-name="Domyślnaczcionkaakapitu" style:family="text">
      <style:text-properties fo:background-color="#80FFFF"/>
    </style:style>
    <style:style style:name="P394" style:parent-style-name="Normalny" style:family="paragraph">
      <style:paragraph-properties fo:text-align="justify" fo:line-height="150%"/>
    </style:style>
    <style:style style:name="P395" style:parent-style-name="Normalny" style:family="paragraph">
      <style:paragraph-properties fo:text-align="justify" fo:line-height="150%"/>
    </style:style>
    <style:style style:name="T396" style:parent-style-name="Domyślnaczcionkaakapitu" style:family="text">
      <style:text-properties fo:background-color="#80FFFF"/>
    </style:style>
    <style:style style:name="T397" style:parent-style-name="Domyślnaczcionkaakapitu" style:family="text">
      <style:text-properties fo:background-color="#80FFFF"/>
    </style:style>
    <style:style style:name="P398" style:parent-style-name="Normalny" style:family="paragraph">
      <style:paragraph-properties fo:text-align="justify" fo:line-height="150%" fo:text-indent="0.2479in">
        <style:tab-stops>
          <style:tab-stop style:type="left" style:position="1.2368in"/>
        </style:tab-stops>
      </style:paragraph-properties>
    </style:style>
    <style:style style:name="P399" style:parent-style-name="Normalny" style:family="paragraph">
      <style:paragraph-properties fo:text-align="justify" fo:line-height="150%"/>
    </style:style>
    <style:style style:name="T400" style:parent-style-name="Domyślnaczcionkaakapitu" style:family="text">
      <style:text-properties fo:background-color="#80FFFF"/>
    </style:style>
    <style:style style:name="T401" style:parent-style-name="Domyślnaczcionkaakapitu" style:family="text">
      <style:text-properties fo:background-color="#80FFFF"/>
    </style:style>
    <style:style style:name="T402" style:parent-style-name="Domyślnaczcionkaakapitu" style:family="text">
      <style:text-properties fo:background-color="#80FFFF"/>
    </style:style>
    <style:style style:name="T403" style:parent-style-name="Domyślnaczcionkaakapitu" style:family="text">
      <style:text-properties fo:background-color="#80FFFF"/>
    </style:style>
    <style:style style:name="T404" style:parent-style-name="Domyślnaczcionkaakapitu" style:family="text">
      <style:text-properties fo:background-color="#80FFFF"/>
    </style:style>
    <style:style style:name="P405" style:parent-style-name="Normalny" style:family="paragraph">
      <style:paragraph-properties fo:text-align="justify" fo:line-height="150%" fo:text-indent="0.2479in"/>
    </style:style>
    <style:style style:name="T406" style:parent-style-name="Domyślnaczcionkaakapitu" style:family="text">
      <style:text-properties fo:background-color="#80FFFF"/>
    </style:style>
    <style:style style:name="P407" style:parent-style-name="Normalny" style:family="paragraph">
      <style:paragraph-properties fo:text-align="justify" fo:line-height="150%"/>
    </style:style>
    <style:style style:name="T408" style:parent-style-name="Domyślnaczcionkaakapitu" style:family="text">
      <style:text-properties fo:background-color="#80FFFF"/>
    </style:style>
    <style:style style:name="T409" style:parent-style-name="Domyślnaczcionkaakapitu" style:family="text">
      <style:text-properties fo:background-color="#80FFFF"/>
    </style:style>
    <style:style style:name="T410" style:parent-style-name="Domyślnaczcionkaakapitu" style:family="text">
      <style:text-properties fo:background-color="#80FFFF"/>
    </style:style>
    <style:style style:name="P411" style:parent-style-name="Normalny" style:family="paragraph">
      <style:paragraph-properties fo:text-align="justify" fo:line-height="150%"/>
    </style:style>
    <style:style style:name="T412" style:parent-style-name="Domyślnaczcionkaakapitu" style:family="text">
      <style:text-properties fo:background-color="#80FFFF"/>
    </style:style>
    <style:style style:name="T413" style:parent-style-name="Domyślnaczcionkaakapitu" style:family="text">
      <style:text-properties fo:background-color="#80FFFF"/>
    </style:style>
    <style:style style:name="T414" style:parent-style-name="Domyślnaczcionkaakapitu" style:family="text">
      <style:text-properties fo:background-color="#80FFFF"/>
    </style:style>
    <style:style style:name="P415" style:parent-style-name="Normalny" style:family="paragraph">
      <style:paragraph-properties fo:text-align="justify" fo:line-height="150%" fo:text-indent="0.2479in"/>
    </style:style>
    <style:style style:name="P416" style:parent-style-name="Normalny" style:family="paragraph">
      <style:paragraph-properties fo:text-align="justify" fo:line-height="150%" fo:text-indent="0.2479in"/>
    </style:style>
    <style:style style:name="P417" style:parent-style-name="Normalny" style:family="paragraph">
      <style:paragraph-properties fo:text-align="justify" fo:line-height="150%" fo:text-indent="0.2479in"/>
    </style:style>
    <style:style style:name="P418" style:parent-style-name="Normalny" style:family="paragraph">
      <style:paragraph-properties fo:text-align="justify" fo:line-height="150%"/>
    </style:style>
    <style:style style:name="T419" style:parent-style-name="Domyślnaczcionkaakapitu" style:family="text">
      <style:text-properties fo:background-color="#80FFFF"/>
    </style:style>
    <style:style style:name="P420" style:parent-style-name="Normalny" style:family="paragraph">
      <style:paragraph-properties fo:text-align="justify" fo:line-height="150%"/>
    </style:style>
    <style:style style:name="T421" style:parent-style-name="Domyślnaczcionkaakapitu" style:family="text">
      <style:text-properties fo:background-color="#80FFFF"/>
    </style:style>
    <style:style style:name="P422" style:parent-style-name="Normalny" style:family="paragraph">
      <style:paragraph-properties fo:text-align="justify" fo:line-height="150%"/>
    </style:style>
    <style:style style:name="T423" style:parent-style-name="Domyślnaczcionkaakapitu" style:family="text">
      <style:text-properties fo:background-color="#80FFFF"/>
    </style:style>
    <style:style style:name="T424" style:parent-style-name="Domyślnaczcionkaakapitu" style:family="text">
      <style:text-properties fo:background-color="#80FFFF"/>
    </style:style>
    <style:style style:name="T425" style:parent-style-name="Domyślnaczcionkaakapitu" style:family="text">
      <style:text-properties fo:background-color="#80FFFF"/>
    </style:style>
    <style:style style:name="P426" style:parent-style-name="Normalny" style:family="paragraph">
      <style:paragraph-properties fo:text-align="justify" fo:line-height="150%" fo:text-indent="0.2479in"/>
    </style:style>
    <style:style style:name="P427" style:parent-style-name="Normalny" style:family="paragraph">
      <style:paragraph-properties fo:text-align="justify" fo:line-height="150%" fo:text-indent="0.2479in"/>
    </style:style>
    <style:style style:name="T428" style:parent-style-name="Domyślnaczcionkaakapitu" style:family="text">
      <style:text-properties fo:background-color="#80FFFF"/>
    </style:style>
    <style:style style:name="P429" style:parent-style-name="Normalny" style:family="paragraph">
      <style:paragraph-properties fo:text-align="justify" fo:line-height="150%"/>
    </style:style>
    <style:style style:name="T430" style:parent-style-name="Domyślnaczcionkaakapitu" style:family="text">
      <style:text-properties fo:background-color="#80FFFF"/>
    </style:style>
    <style:style style:name="T431" style:parent-style-name="Domyślnaczcionkaakapitu" style:family="text">
      <style:text-properties fo:background-color="#80FFFF"/>
    </style:style>
    <style:style style:name="P432" style:parent-style-name="Normalny" style:family="paragraph">
      <style:paragraph-properties fo:text-align="justify" fo:line-height="150%" fo:text-indent="0.2479in"/>
    </style:style>
    <style:style style:name="P433" style:parent-style-name="Normalny" style:family="paragraph">
      <style:paragraph-properties fo:text-align="justify" fo:line-height="150%" fo:text-indent="0.2479in"/>
    </style:style>
    <style:style style:name="T434" style:parent-style-name="Domyślnaczcionkaakapitu" style:family="text">
      <style:text-properties fo:background-color="#80FFFF"/>
    </style:style>
    <style:style style:name="P435" style:parent-style-name="Normalny" style:family="paragraph">
      <style:paragraph-properties fo:text-align="justify" fo:line-height="150%" fo:text-indent="0.2479in"/>
    </style:style>
    <style:style style:name="T436" style:parent-style-name="Domyślnaczcionkaakapitu" style:family="text">
      <style:text-properties fo:background-color="#80FFFF"/>
    </style:style>
    <style:style style:name="T437" style:parent-style-name="Domyślnaczcionkaakapitu" style:family="text">
      <style:text-properties fo:background-color="#80FFFF"/>
    </style:style>
    <style:style style:name="P438" style:parent-style-name="Normalny" style:family="paragraph">
      <style:paragraph-properties fo:text-align="justify" fo:line-height="150%" fo:text-indent="0.2479in"/>
    </style:style>
    <style:style style:name="T439" style:parent-style-name="Domyślnaczcionkaakapitu" style:family="text">
      <style:text-properties fo:background-color="#80FFFF"/>
    </style:style>
    <style:style style:name="T440" style:parent-style-name="Domyślnaczcionkaakapitu" style:family="text">
      <style:text-properties fo:background-color="#80FFFF"/>
    </style:style>
    <style:style style:name="P441" style:parent-style-name="Normalny" style:family="paragraph">
      <style:paragraph-properties fo:text-align="justify" fo:line-height="150%" fo:text-indent="0.2479in"/>
    </style:style>
    <style:style style:name="T442" style:parent-style-name="Domyślnaczcionkaakapitu" style:family="text">
      <style:text-properties fo:background-color="#80FFFF"/>
    </style:style>
    <style:style style:name="T443" style:parent-style-name="Domyślnaczcionkaakapitu" style:family="text">
      <style:text-properties fo:background-color="#80FFFF"/>
    </style:style>
    <style:style style:name="P444" style:parent-style-name="Normalny" style:family="paragraph">
      <style:paragraph-properties fo:text-align="justify" fo:line-height="150%" fo:text-indent="0.2479in"/>
    </style:style>
    <style:style style:name="T445" style:parent-style-name="Domyślnaczcionkaakapitu" style:family="text">
      <style:text-properties fo:background-color="#80FFFF"/>
    </style:style>
    <style:style style:name="P446" style:parent-style-name="Normalny" style:family="paragraph">
      <style:paragraph-properties fo:text-align="justify" fo:line-height="150%" fo:text-indent="0.2479in"/>
    </style:style>
    <style:style style:name="T447" style:parent-style-name="Domyślnaczcionkaakapitu" style:family="text">
      <style:text-properties fo:background-color="#80FFFF"/>
    </style:style>
    <style:style style:name="P448" style:parent-style-name="Normalny" style:family="paragraph">
      <style:paragraph-properties fo:text-align="justify" fo:line-height="150%" fo:text-indent="0.2479in"/>
    </style:style>
    <style:style style:name="T449" style:parent-style-name="Domyślnaczcionkaakapitu" style:family="text">
      <style:text-properties fo:background-color="#80FFFF"/>
    </style:style>
    <style:style style:name="P450" style:parent-style-name="Normalny" style:family="paragraph">
      <style:paragraph-properties fo:text-align="justify" fo:line-height="150%" fo:text-indent="0.2479in"/>
    </style:style>
    <style:style style:name="T451" style:parent-style-name="Domyślnaczcionkaakapitu" style:family="text">
      <style:text-properties fo:background-color="#80FFFF"/>
    </style:style>
    <style:style style:name="P452" style:parent-style-name="Normalny" style:family="paragraph">
      <style:paragraph-properties fo:text-align="justify" fo:line-height="150%" fo:text-indent="0.2479in"/>
    </style:style>
    <style:style style:name="P453" style:parent-style-name="Normalny" style:family="paragraph">
      <style:paragraph-properties fo:text-align="justify" fo:line-height="150%" fo:text-indent="0.2479in"/>
    </style:style>
    <style:style style:name="T454" style:parent-style-name="Domyślnaczcionkaakapitu" style:family="text">
      <style:text-properties fo:background-color="#80FFFF"/>
    </style:style>
    <style:style style:name="T455" style:parent-style-name="Domyślnaczcionkaakapitu" style:family="text">
      <style:text-properties fo:background-color="#80FFFF"/>
    </style:style>
    <style:style style:name="T456" style:parent-style-name="Domyślnaczcionkaakapitu" style:family="text">
      <style:text-properties fo:background-color="#80FFFF"/>
    </style:style>
    <style:style style:name="T457" style:parent-style-name="Domyślnaczcionkaakapitu" style:family="text">
      <style:text-properties fo:background-color="#80FFFF"/>
    </style:style>
    <style:style style:name="P458" style:parent-style-name="Normalny" style:family="paragraph">
      <style:paragraph-properties fo:text-align="justify" fo:line-height="150%" fo:text-indent="0.2479in"/>
    </style:style>
    <style:style style:name="P459" style:parent-style-name="Normalny" style:family="paragraph">
      <style:paragraph-properties fo:text-align="justify" fo:line-height="150%" fo:text-indent="0.2479in"/>
    </style:style>
    <style:style style:name="P460" style:parent-style-name="Normalny" style:family="paragraph">
      <style:paragraph-properties fo:text-align="justify" fo:line-height="150%" fo:text-indent="0.2479in"/>
    </style:style>
    <style:style style:name="T461" style:parent-style-name="Domyślnaczcionkaakapitu" style:family="text">
      <style:text-properties fo:background-color="#80FFFF"/>
    </style:style>
    <style:style style:name="T462" style:parent-style-name="Domyślnaczcionkaakapitu" style:family="text">
      <style:text-properties fo:background-color="#80FFFF"/>
    </style:style>
    <style:style style:name="P463" style:parent-style-name="Normalny" style:family="paragraph">
      <style:paragraph-properties fo:text-align="justify" fo:line-height="150%" fo:text-indent="0.2479in"/>
    </style:style>
    <style:style style:name="T464" style:parent-style-name="Domyślnaczcionkaakapitu" style:family="text">
      <style:text-properties fo:background-color="#80FFFF"/>
    </style:style>
    <style:style style:name="T465" style:parent-style-name="Domyślnaczcionkaakapitu" style:family="text">
      <style:text-properties fo:background-color="#80FFFF"/>
    </style:style>
    <style:style style:name="T466" style:parent-style-name="Domyślnaczcionkaakapitu" style:family="text">
      <style:text-properties fo:background-color="#80FFFF"/>
    </style:style>
    <style:style style:name="T467" style:parent-style-name="Domyślnaczcionkaakapitu" style:family="text">
      <style:text-properties fo:background-color="#80FFFF"/>
    </style:style>
    <style:style style:name="T468" style:parent-style-name="Domyślnaczcionkaakapitu" style:family="text">
      <style:text-properties fo:background-color="#80FFFF"/>
    </style:style>
    <style:style style:name="P469" style:parent-style-name="Normalny" style:family="paragraph">
      <style:paragraph-properties fo:text-align="justify" fo:line-height="150%" fo:text-indent="0.2479in"/>
    </style:style>
    <style:style style:name="P470" style:parent-style-name="Normalny" style:family="paragraph">
      <style:paragraph-properties fo:text-align="justify" fo:line-height="150%" fo:text-indent="0.2479in"/>
    </style:style>
    <style:style style:name="T471" style:parent-style-name="Domyślnaczcionkaakapitu" style:family="text">
      <style:text-properties fo:background-color="#80FFFF"/>
    </style:style>
    <style:style style:name="P472" style:parent-style-name="Normalny" style:family="paragraph">
      <style:paragraph-properties fo:text-align="justify" fo:line-height="150%" fo:text-indent="0.2479in"/>
    </style:style>
    <style:style style:name="T473" style:parent-style-name="Domyślnaczcionkaakapitu" style:family="text">
      <style:text-properties fo:background-color="#80FFFF"/>
    </style:style>
    <style:style style:name="T474" style:parent-style-name="Domyślnaczcionkaakapitu" style:family="text">
      <style:text-properties fo:background-color="#80FFFF"/>
    </style:style>
    <style:style style:name="P475" style:parent-style-name="Normalny" style:family="paragraph">
      <style:paragraph-properties fo:text-align="justify" fo:line-height="150%" fo:text-indent="0.2479in"/>
    </style:style>
    <style:style style:name="P476" style:parent-style-name="Normalny" style:family="paragraph">
      <style:paragraph-properties fo:text-align="justify" fo:line-height="150%" fo:text-indent="0.2479in"/>
    </style:style>
    <style:style style:name="T477" style:parent-style-name="Domyślnaczcionkaakapitu" style:family="text">
      <style:text-properties fo:background-color="#80FFFF"/>
    </style:style>
    <style:style style:name="T478" style:parent-style-name="Domyślnaczcionkaakapitu" style:family="text">
      <style:text-properties fo:background-color="#80FFFF"/>
    </style:style>
    <style:style style:name="T479" style:parent-style-name="Domyślnaczcionkaakapitu" style:family="text">
      <style:text-properties fo:background-color="#80FFFF"/>
    </style:style>
    <style:style style:name="P480" style:parent-style-name="Normalny" style:family="paragraph">
      <style:paragraph-properties fo:text-align="justify" fo:line-height="150%" fo:text-indent="0.2479in"/>
    </style:style>
    <style:style style:name="P481" style:parent-style-name="Normalny" style:family="paragraph">
      <style:paragraph-properties fo:text-align="justify" fo:line-height="150%" fo:text-indent="0.2479in"/>
    </style:style>
    <style:style style:name="T482" style:parent-style-name="Domyślnaczcionkaakapitu" style:family="text">
      <style:text-properties fo:background-color="#80FFFF"/>
    </style:style>
    <style:style style:name="T483" style:parent-style-name="Domyślnaczcionkaakapitu" style:family="text">
      <style:text-properties fo:background-color="#80FFFF"/>
    </style:style>
    <style:style style:name="T484" style:parent-style-name="Domyślnaczcionkaakapitu" style:family="text">
      <style:text-properties fo:background-color="#80FFFF"/>
    </style:style>
    <style:style style:name="P485" style:parent-style-name="Normalny" style:family="paragraph">
      <style:paragraph-properties fo:text-align="justify" fo:line-height="150%" fo:text-indent="0.2479in"/>
    </style:style>
    <style:style style:name="T486" style:parent-style-name="Domyślnaczcionkaakapitu" style:family="text">
      <style:text-properties fo:background-color="#80FFFF"/>
    </style:style>
    <style:style style:name="P487" style:parent-style-name="Normalny" style:family="paragraph">
      <style:paragraph-properties fo:text-align="justify" fo:line-height="150%" fo:text-indent="0.2479in"/>
    </style:style>
    <style:style style:name="P488" style:parent-style-name="Normalny" style:family="paragraph">
      <style:paragraph-properties fo:text-align="justify" fo:line-height="150%" fo:text-indent="0.2479in"/>
    </style:style>
    <style:style style:name="P489" style:parent-style-name="Normalny" style:family="paragraph">
      <style:paragraph-properties fo:text-align="justify" fo:line-height="150%"/>
    </style:style>
    <style:style style:name="T490" style:parent-style-name="Domyślnaczcionkaakapitu" style:family="text">
      <style:text-properties style:text-underline-type="single" style:text-underline-style="solid" style:text-underline-width="auto" style:text-underline-mode="continuous"/>
    </style:style>
    <style:style style:name="P491" style:parent-style-name="Normalny" style:family="paragraph">
      <style:paragraph-properties fo:text-align="justify" fo:line-height="150%" fo:text-indent="0.2479in"/>
    </style:style>
    <style:style style:name="T492" style:parent-style-name="Domyślnaczcionkaakapitu" style:family="text">
      <style:text-properties fo:background-color="#80FFFF"/>
    </style:style>
    <style:style style:name="T493" style:parent-style-name="Domyślnaczcionkaakapitu" style:family="text">
      <style:text-properties fo:background-color="#80FFFF"/>
    </style:style>
    <style:style style:name="P494" style:parent-style-name="Normalny" style:family="paragraph">
      <style:paragraph-properties fo:text-align="justify" fo:line-height="150%" fo:text-indent="0.2479in"/>
    </style:style>
    <style:style style:name="T495" style:parent-style-name="Domyślnaczcionkaakapitu" style:family="text">
      <style:text-properties fo:background-color="#80FFFF"/>
    </style:style>
    <style:style style:name="T496" style:parent-style-name="Domyślnaczcionkaakapitu" style:family="text">
      <style:text-properties fo:background-color="#80FFFF"/>
    </style:style>
    <style:style style:name="T497" style:parent-style-name="Domyślnaczcionkaakapitu" style:family="text">
      <style:text-properties fo:background-color="#80FFFF"/>
    </style:style>
    <style:style style:name="T498" style:parent-style-name="Domyślnaczcionkaakapitu" style:family="text">
      <style:text-properties fo:background-color="#80FFFF"/>
    </style:style>
    <style:style style:name="T499" style:parent-style-name="Domyślnaczcionkaakapitu" style:family="text">
      <style:text-properties fo:background-color="#80FFFF"/>
    </style:style>
    <style:style style:name="T500" style:parent-style-name="Domyślnaczcionkaakapitu" style:family="text">
      <style:text-properties fo:background-color="#80FFFF"/>
    </style:style>
    <style:style style:name="P501" style:parent-style-name="Normalny" style:family="paragraph">
      <style:paragraph-properties fo:text-align="justify" fo:line-height="150%" fo:text-indent="0.2479in"/>
    </style:style>
    <style:style style:name="P502" style:parent-style-name="Normalny" style:family="paragraph">
      <style:paragraph-properties fo:text-align="justify" fo:line-height="150%" fo:text-indent="0.2479in"/>
    </style:style>
    <style:style style:name="T503" style:parent-style-name="Domyślnaczcionkaakapitu" style:family="text">
      <style:text-properties fo:background-color="#80FFFF"/>
    </style:style>
    <style:style style:name="P504" style:parent-style-name="Normalny" style:family="paragraph">
      <style:paragraph-properties fo:text-align="justify" fo:line-height="150%" fo:text-indent="0.2479in"/>
    </style:style>
    <style:style style:name="T505" style:parent-style-name="Domyślnaczcionkaakapitu" style:family="text">
      <style:text-properties fo:background-color="#80FFFF"/>
    </style:style>
    <style:style style:name="T506" style:parent-style-name="Domyślnaczcionkaakapitu" style:family="text">
      <style:text-properties fo:background-color="#80FFFF"/>
    </style:style>
    <style:style style:name="T507" style:parent-style-name="Domyślnaczcionkaakapitu" style:family="text">
      <style:text-properties fo:background-color="#80FFFF"/>
    </style:style>
    <style:style style:name="T508" style:parent-style-name="Domyślnaczcionkaakapitu" style:family="text">
      <style:text-properties fo:background-color="#80FFFF"/>
    </style:style>
    <style:style style:name="P509" style:parent-style-name="Normalny" style:family="paragraph">
      <style:paragraph-properties fo:text-align="justify" fo:line-height="150%" fo:text-indent="0.2479in"/>
    </style:style>
    <style:style style:name="T510" style:parent-style-name="Domyślnaczcionkaakapitu" style:family="text">
      <style:text-properties fo:background-color="#80FFFF"/>
    </style:style>
    <style:style style:name="T511" style:parent-style-name="Domyślnaczcionkaakapitu" style:family="text">
      <style:text-properties fo:background-color="#80FFFF"/>
    </style:style>
    <style:style style:name="P512" style:parent-style-name="Normalny" style:family="paragraph">
      <style:paragraph-properties fo:text-align="justify" fo:line-height="150%" fo:text-indent="0.2479in"/>
    </style:style>
    <style:style style:name="T513" style:parent-style-name="Domyślnaczcionkaakapitu" style:family="text">
      <style:text-properties fo:background-color="#80FFFF"/>
    </style:style>
    <style:style style:name="T514" style:parent-style-name="Domyślnaczcionkaakapitu" style:family="text">
      <style:text-properties fo:background-color="#80FFFF"/>
    </style:style>
    <style:style style:name="T515" style:parent-style-name="Domyślnaczcionkaakapitu" style:family="text">
      <style:text-properties fo:background-color="#80FFFF"/>
    </style:style>
    <style:style style:name="T516" style:parent-style-name="Domyślnaczcionkaakapitu" style:family="text">
      <style:text-properties fo:background-color="#80FFFF"/>
    </style:style>
    <style:style style:name="P517" style:parent-style-name="Normalny" style:family="paragraph">
      <style:paragraph-properties fo:text-align="justify" fo:line-height="150%" fo:text-indent="0.2479in"/>
    </style:style>
    <style:style style:name="T518" style:parent-style-name="Domyślnaczcionkaakapitu" style:family="text">
      <style:text-properties fo:background-color="#80FFFF"/>
    </style:style>
    <style:style style:name="T519" style:parent-style-name="Domyślnaczcionkaakapitu" style:family="text">
      <style:text-properties fo:background-color="#80FFFF"/>
    </style:style>
    <style:style style:name="T520" style:parent-style-name="Domyślnaczcionkaakapitu" style:family="text">
      <style:text-properties fo:background-color="#80FFFF"/>
    </style:style>
    <style:style style:name="T521" style:parent-style-name="Domyślnaczcionkaakapitu" style:family="text">
      <style:text-properties fo:background-color="#80FFFF"/>
    </style:style>
    <style:style style:name="T522" style:parent-style-name="Domyślnaczcionkaakapitu" style:family="text">
      <style:text-properties fo:background-color="#80FFFF"/>
    </style:style>
    <style:style style:name="T523" style:parent-style-name="Domyślnaczcionkaakapitu" style:family="text">
      <style:text-properties fo:background-color="#80FFFF"/>
    </style:style>
    <style:style style:name="T524" style:parent-style-name="Domyślnaczcionkaakapitu" style:family="text">
      <style:text-properties fo:background-color="#80FFFF"/>
    </style:style>
    <style:style style:name="P525" style:parent-style-name="Normalny" style:family="paragraph">
      <style:paragraph-properties fo:text-align="justify" fo:line-height="150%" fo:text-indent="0.2479in"/>
    </style:style>
    <style:style style:name="T526" style:parent-style-name="Domyślnaczcionkaakapitu" style:family="text">
      <style:text-properties fo:background-color="#80FFFF"/>
    </style:style>
    <style:style style:name="T527" style:parent-style-name="Domyślnaczcionkaakapitu" style:family="text">
      <style:text-properties fo:background-color="#80FFFF"/>
    </style:style>
    <style:style style:name="T528" style:parent-style-name="Domyślnaczcionkaakapitu" style:family="text">
      <style:text-properties fo:background-color="#80FFFF"/>
    </style:style>
    <style:style style:name="T529" style:parent-style-name="Domyślnaczcionkaakapitu" style:family="text">
      <style:text-properties fo:background-color="#80FFFF"/>
    </style:style>
    <style:style style:name="T530" style:parent-style-name="Domyślnaczcionkaakapitu" style:family="text">
      <style:text-properties fo:background-color="#80FFFF"/>
    </style:style>
    <style:style style:name="T531" style:parent-style-name="Domyślnaczcionkaakapitu" style:family="text">
      <style:text-properties fo:background-color="#80FFFF"/>
    </style:style>
    <style:style style:name="P532" style:parent-style-name="Normalny" style:family="paragraph">
      <style:paragraph-properties fo:text-align="justify" fo:line-height="150%" fo:text-indent="0.2479in"/>
    </style:style>
    <style:style style:name="T533" style:parent-style-name="Domyślnaczcionkaakapitu" style:family="text">
      <style:text-properties fo:background-color="#80FFFF"/>
    </style:style>
    <style:style style:name="T534" style:parent-style-name="Domyślnaczcionkaakapitu" style:family="text">
      <style:text-properties fo:background-color="#80FFFF"/>
    </style:style>
    <style:style style:name="T535" style:parent-style-name="Domyślnaczcionkaakapitu" style:family="text">
      <style:text-properties fo:background-color="#80FFFF"/>
    </style:style>
    <style:style style:name="T536" style:parent-style-name="Domyślnaczcionkaakapitu" style:family="text">
      <style:text-properties fo:background-color="#80FFFF"/>
    </style:style>
    <style:style style:name="T537" style:parent-style-name="Domyślnaczcionkaakapitu" style:family="text">
      <style:text-properties fo:background-color="#80FFFF"/>
    </style:style>
    <style:style style:name="P538" style:parent-style-name="Normalny" style:family="paragraph">
      <style:paragraph-properties fo:text-align="justify" fo:line-height="150%" fo:text-indent="0.2479in"/>
    </style:style>
    <style:style style:name="T539" style:parent-style-name="Domyślnaczcionkaakapitu" style:family="text">
      <style:text-properties fo:background-color="#80FFFF"/>
    </style:style>
    <style:style style:name="T540" style:parent-style-name="Domyślnaczcionkaakapitu" style:family="text">
      <style:text-properties fo:background-color="#80FFFF"/>
    </style:style>
    <style:style style:name="T541" style:parent-style-name="Domyślnaczcionkaakapitu" style:family="text">
      <style:text-properties fo:background-color="#80FFFF"/>
    </style:style>
    <style:style style:name="T542" style:parent-style-name="Domyślnaczcionkaakapitu" style:family="text">
      <style:text-properties fo:background-color="#80FFFF"/>
    </style:style>
    <style:style style:name="T543" style:parent-style-name="Domyślnaczcionkaakapitu" style:family="text">
      <style:text-properties fo:background-color="#80FFFF"/>
    </style:style>
    <style:style style:name="T544" style:parent-style-name="Domyślnaczcionkaakapitu" style:family="text">
      <style:text-properties fo:background-color="#80FFFF"/>
    </style:style>
    <style:style style:name="T545" style:parent-style-name="Domyślnaczcionkaakapitu" style:family="text">
      <style:text-properties fo:background-color="#80FFFF"/>
    </style:style>
    <style:style style:name="P546" style:parent-style-name="Normalny" style:family="paragraph">
      <style:paragraph-properties fo:text-align="justify" fo:line-height="150%" fo:text-indent="0.2479in"/>
    </style:style>
    <style:style style:name="P547" style:parent-style-name="Normalny" style:family="paragraph">
      <style:paragraph-properties fo:text-align="justify" fo:line-height="150%" fo:text-indent="0.2479in"/>
    </style:style>
    <style:style style:name="T548" style:parent-style-name="Domyślnaczcionkaakapitu" style:family="text">
      <style:text-properties fo:background-color="#80FFFF"/>
    </style:style>
    <style:style style:name="T549" style:parent-style-name="Domyślnaczcionkaakapitu" style:family="text">
      <style:text-properties fo:background-color="#80FFFF"/>
    </style:style>
    <style:style style:name="T550" style:parent-style-name="Domyślnaczcionkaakapitu" style:family="text">
      <style:text-properties fo:background-color="#80FFFF"/>
    </style:style>
    <style:style style:name="T551" style:parent-style-name="Domyślnaczcionkaakapitu" style:family="text">
      <style:text-properties fo:background-color="#80FFFF"/>
    </style:style>
    <style:style style:name="T552" style:parent-style-name="Domyślnaczcionkaakapitu" style:family="text">
      <style:text-properties fo:background-color="#80FFFF"/>
    </style:style>
    <style:style style:name="P553" style:parent-style-name="Normalny" style:family="paragraph">
      <style:paragraph-properties fo:text-align="justify" fo:line-height="150%" fo:text-indent="0.2479in"/>
    </style:style>
    <style:style style:name="T554" style:parent-style-name="Domyślnaczcionkaakapitu" style:family="text">
      <style:text-properties fo:background-color="#80FFFF"/>
    </style:style>
    <style:style style:name="T555" style:parent-style-name="Domyślnaczcionkaakapitu" style:family="text">
      <style:text-properties fo:background-color="#80FFFF"/>
    </style:style>
    <style:style style:name="T556" style:parent-style-name="Domyślnaczcionkaakapitu" style:family="text">
      <style:text-properties fo:background-color="#80FFFF"/>
    </style:style>
    <style:style style:name="T557" style:parent-style-name="Domyślnaczcionkaakapitu" style:family="text">
      <style:text-properties fo:background-color="#80FFFF"/>
    </style:style>
    <style:style style:name="T558" style:parent-style-name="Domyślnaczcionkaakapitu" style:family="text">
      <style:text-properties fo:background-color="#80FFFF"/>
    </style:style>
    <style:style style:name="T559" style:parent-style-name="Domyślnaczcionkaakapitu" style:family="text">
      <style:text-properties fo:background-color="#80FFFF"/>
    </style:style>
    <style:style style:name="P560" style:parent-style-name="Normalny" style:family="paragraph">
      <style:paragraph-properties fo:text-align="justify" fo:line-height="150%" fo:text-indent="0.2479in"/>
    </style:style>
    <style:style style:name="T561" style:parent-style-name="Domyślnaczcionkaakapitu" style:family="text">
      <style:text-properties fo:background-color="#80FFFF"/>
    </style:style>
    <style:style style:name="T562" style:parent-style-name="Domyślnaczcionkaakapitu" style:family="text">
      <style:text-properties fo:background-color="#80FFFF"/>
    </style:style>
    <style:style style:name="T563" style:parent-style-name="Domyślnaczcionkaakapitu" style:family="text">
      <style:text-properties fo:background-color="#80FFFF"/>
    </style:style>
    <style:style style:name="T564" style:parent-style-name="Domyślnaczcionkaakapitu" style:family="text">
      <style:text-properties fo:background-color="#80FFFF"/>
    </style:style>
    <style:style style:name="T565" style:parent-style-name="Domyślnaczcionkaakapitu" style:family="text">
      <style:text-properties fo:background-color="#80FFFF"/>
    </style:style>
    <style:style style:name="T566" style:parent-style-name="Domyślnaczcionkaakapitu" style:family="text">
      <style:text-properties fo:background-color="#80FFFF"/>
    </style:style>
    <style:style style:name="P567" style:parent-style-name="Normalny" style:family="paragraph">
      <style:paragraph-properties fo:text-align="justify" fo:line-height="150%" fo:text-indent="0.2479in"/>
    </style:style>
    <style:style style:name="T568" style:parent-style-name="Domyślnaczcionkaakapitu" style:family="text">
      <style:text-properties fo:background-color="#80FFFF"/>
    </style:style>
    <style:style style:name="T569" style:parent-style-name="Domyślnaczcionkaakapitu" style:family="text">
      <style:text-properties fo:background-color="#80FFFF"/>
    </style:style>
    <style:style style:name="T570" style:parent-style-name="Domyślnaczcionkaakapitu" style:family="text">
      <style:text-properties fo:background-color="#80FFFF"/>
    </style:style>
    <style:style style:name="T571" style:parent-style-name="Domyślnaczcionkaakapitu" style:family="text">
      <style:text-properties fo:background-color="#80FFFF"/>
    </style:style>
    <style:style style:name="T572" style:parent-style-name="Domyślnaczcionkaakapitu" style:family="text">
      <style:text-properties fo:background-color="#80FFFF"/>
    </style:style>
    <style:style style:name="T573" style:parent-style-name="Domyślnaczcionkaakapitu" style:family="text">
      <style:text-properties fo:background-color="#80FFFF"/>
    </style:style>
    <style:style style:name="P574" style:parent-style-name="Normalny" style:family="paragraph">
      <style:paragraph-properties fo:text-align="justify" fo:line-height="150%" fo:text-indent="0.2479in"/>
    </style:style>
    <style:style style:name="T575" style:parent-style-name="Domyślnaczcionkaakapitu" style:family="text">
      <style:text-properties fo:background-color="#80FFFF"/>
    </style:style>
    <style:style style:name="P576" style:parent-style-name="Normalny" style:family="paragraph">
      <style:paragraph-properties fo:text-align="justify" fo:line-height="150%" fo:text-indent="0.2479in"/>
    </style:style>
    <style:style style:name="T577" style:parent-style-name="Domyślnaczcionkaakapitu" style:family="text">
      <style:text-properties fo:background-color="#80FFFF"/>
    </style:style>
    <style:style style:name="T578" style:parent-style-name="Domyślnaczcionkaakapitu" style:family="text">
      <style:text-properties fo:background-color="#80FFFF"/>
    </style:style>
    <style:style style:name="T579" style:parent-style-name="Domyślnaczcionkaakapitu" style:family="text">
      <style:text-properties fo:background-color="#80FFFF"/>
    </style:style>
    <style:style style:name="P580" style:parent-style-name="Normalny" style:family="paragraph">
      <style:paragraph-properties fo:text-align="justify" fo:line-height="150%" fo:text-indent="0.2479in"/>
    </style:style>
    <style:style style:name="T581" style:parent-style-name="Domyślnaczcionkaakapitu" style:family="text">
      <style:text-properties fo:background-color="#80FFFF"/>
    </style:style>
    <style:style style:name="T582" style:parent-style-name="Domyślnaczcionkaakapitu" style:family="text">
      <style:text-properties fo:background-color="#80FFFF"/>
    </style:style>
    <style:style style:name="P583" style:parent-style-name="Normalny" style:family="paragraph">
      <style:paragraph-properties fo:text-align="justify" fo:line-height="150%" fo:text-indent="0.2479in"/>
    </style:style>
    <style:style style:name="T584" style:parent-style-name="Domyślnaczcionkaakapitu" style:family="text">
      <style:text-properties fo:background-color="#80FFFF"/>
    </style:style>
    <style:style style:name="T585" style:parent-style-name="Domyślnaczcionkaakapitu" style:family="text">
      <style:text-properties fo:background-color="#80FFFF"/>
    </style:style>
    <style:style style:name="T586" style:parent-style-name="Domyślnaczcionkaakapitu" style:family="text">
      <style:text-properties fo:background-color="#80FFFF"/>
    </style:style>
    <style:style style:name="P587" style:parent-style-name="Normalny" style:family="paragraph">
      <style:paragraph-properties fo:text-align="justify" fo:line-height="150%" fo:text-indent="0.2479in"/>
    </style:style>
    <style:style style:name="T588" style:parent-style-name="Domyślnaczcionkaakapitu" style:family="text">
      <style:text-properties fo:background-color="#80FFFF"/>
    </style:style>
    <style:style style:name="T589" style:parent-style-name="Domyślnaczcionkaakapitu" style:family="text">
      <style:text-properties fo:background-color="#80FFFF"/>
    </style:style>
    <style:style style:name="T590" style:parent-style-name="Domyślnaczcionkaakapitu" style:family="text">
      <style:text-properties fo:font-style="italic" style:font-style-asian="italic" style:font-style-complex="italic"/>
    </style:style>
    <style:style style:name="T591" style:parent-style-name="Domyślnaczcionkaakapitu" style:family="text">
      <style:text-properties fo:background-color="#80FFFF"/>
    </style:style>
    <style:style style:name="T592" style:parent-style-name="Domyślnaczcionkaakapitu" style:family="text">
      <style:text-properties fo:background-color="#80FFFF"/>
    </style:style>
    <style:style style:name="P593" style:parent-style-name="Normalny" style:family="paragraph">
      <style:paragraph-properties fo:text-align="justify" fo:line-height="150%" fo:text-indent="0.2479in"/>
    </style:style>
    <style:style style:name="T594" style:parent-style-name="Domyślnaczcionkaakapitu" style:family="text">
      <style:text-properties fo:background-color="#80FFFF"/>
    </style:style>
    <style:style style:name="T595" style:parent-style-name="Domyślnaczcionkaakapitu" style:family="text">
      <style:text-properties fo:background-color="#80FFFF"/>
    </style:style>
    <style:style style:name="T596" style:parent-style-name="Domyślnaczcionkaakapitu" style:family="text">
      <style:text-properties fo:background-color="#80FFFF"/>
    </style:style>
    <style:style style:name="T597" style:parent-style-name="Domyślnaczcionkaakapitu" style:family="text">
      <style:text-properties fo:background-color="#80FFFF"/>
    </style:style>
    <style:style style:name="T598" style:parent-style-name="Domyślnaczcionkaakapitu" style:family="text">
      <style:text-properties fo:background-color="#80FFFF"/>
    </style:style>
    <style:style style:name="T599" style:parent-style-name="Domyślnaczcionkaakapitu" style:family="text">
      <style:text-properties fo:background-color="#80FFFF"/>
    </style:style>
    <style:style style:name="T600" style:parent-style-name="Domyślnaczcionkaakapitu" style:family="text">
      <style:text-properties fo:background-color="#80FFFF"/>
    </style:style>
    <style:style style:name="T601" style:parent-style-name="Domyślnaczcionkaakapitu" style:family="text">
      <style:text-properties fo:background-color="#80FFFF"/>
    </style:style>
    <style:style style:name="T602" style:parent-style-name="Domyślnaczcionkaakapitu" style:family="text">
      <style:text-properties fo:background-color="#80FFFF"/>
    </style:style>
    <style:style style:name="T603" style:parent-style-name="Domyślnaczcionkaakapitu" style:family="text">
      <style:text-properties fo:background-color="#80FFFF"/>
    </style:style>
    <style:style style:name="P604" style:parent-style-name="Normalny" style:family="paragraph">
      <style:paragraph-properties fo:text-align="justify" fo:line-height="150%" fo:text-indent="0.2479in"/>
    </style:style>
    <style:style style:name="P605" style:parent-style-name="Normalny" style:family="paragraph">
      <style:paragraph-properties fo:text-align="justify" fo:line-height="150%" fo:text-indent="0.2479in"/>
    </style:style>
    <style:style style:name="P606" style:parent-style-name="Normalny" style:family="paragraph">
      <style:paragraph-properties fo:text-align="justify" fo:line-height="150%" fo:text-indent="0.2479in"/>
    </style:style>
    <style:style style:name="T607" style:parent-style-name="Domyślnaczcionkaakapitu" style:family="text">
      <style:text-properties fo:background-color="#80FFFF"/>
    </style:style>
    <style:style style:name="P608" style:parent-style-name="Normalny" style:family="paragraph">
      <style:paragraph-properties fo:text-align="justify" fo:line-height="150%" fo:text-indent="0.2479in"/>
    </style:style>
    <style:style style:name="T609" style:parent-style-name="Domyślnaczcionkaakapitu" style:family="text">
      <style:text-properties fo:background-color="#80FFFF"/>
    </style:style>
    <style:style style:name="P610" style:parent-style-name="Normalny" style:family="paragraph">
      <style:paragraph-properties fo:text-align="justify" fo:line-height="150%" fo:text-indent="0.2479in"/>
    </style:style>
    <style:style style:name="T611" style:parent-style-name="Domyślnaczcionkaakapitu" style:family="text">
      <style:text-properties fo:background-color="#80FFFF"/>
    </style:style>
    <style:style style:name="T612" style:parent-style-name="Domyślnaczcionkaakapitu" style:family="text">
      <style:text-properties fo:background-color="#80FFFF"/>
    </style:style>
    <style:style style:name="P613" style:parent-style-name="Normalny" style:family="paragraph">
      <style:paragraph-properties fo:text-align="justify" fo:line-height="150%" fo:text-indent="0.2479in"/>
    </style:style>
    <style:style style:name="T614" style:parent-style-name="Domyślnaczcionkaakapitu" style:family="text">
      <style:text-properties fo:background-color="#80FFFF"/>
    </style:style>
    <style:style style:name="T615" style:parent-style-name="Domyślnaczcionkaakapitu" style:family="text">
      <style:text-properties fo:background-color="#80FFFF"/>
    </style:style>
    <style:style style:name="T616" style:parent-style-name="Domyślnaczcionkaakapitu" style:family="text">
      <style:text-properties fo:background-color="#80FFFF"/>
    </style:style>
    <style:style style:name="P617" style:parent-style-name="Normalny" style:family="paragraph">
      <style:paragraph-properties fo:text-align="justify" fo:line-height="150%" fo:text-indent="0.2479in"/>
    </style:style>
    <style:style style:name="T618" style:parent-style-name="Domyślnaczcionkaakapitu" style:family="text">
      <style:text-properties fo:background-color="#80FFFF"/>
    </style:style>
    <style:style style:name="P619" style:parent-style-name="Normalny" style:family="paragraph">
      <style:paragraph-properties fo:text-align="justify" fo:line-height="150%" fo:text-indent="0.2479in"/>
    </style:style>
    <style:style style:name="P620" style:parent-style-name="Normalny" style:family="paragraph">
      <style:paragraph-properties fo:text-align="justify" fo:line-height="150%" fo:text-indent="0.2479in"/>
    </style:style>
    <style:style style:name="P621" style:parent-style-name="Normalny" style:family="paragraph">
      <style:paragraph-properties fo:text-align="justify" fo:line-height="150%" fo:text-indent="0.2479in"/>
    </style:style>
    <style:style style:name="P622" style:parent-style-name="Normalny" style:family="paragraph">
      <style:paragraph-properties fo:text-align="justify" fo:line-height="150%" fo:text-indent="0.2479in"/>
    </style:style>
    <style:style style:name="T623" style:parent-style-name="Domyślnaczcionkaakapitu" style:family="text">
      <style:text-properties fo:background-color="#80FFFF"/>
    </style:style>
    <style:style style:name="P624" style:parent-style-name="Normalny" style:family="paragraph">
      <style:paragraph-properties fo:text-align="justify" fo:line-height="150%"/>
    </style:style>
    <style:style style:name="P625" style:parent-style-name="Normalny" style:family="paragraph">
      <style:paragraph-properties fo:text-align="justify" fo:line-height="150%"/>
    </style:style>
    <style:style style:name="T626" style:parent-style-name="Domyślnaczcionkaakapitu" style:family="text">
      <style:text-properties style:text-underline-type="single" style:text-underline-style="solid" style:text-underline-width="auto" style:text-underline-mode="continuous"/>
    </style:style>
    <style:style style:name="P627" style:parent-style-name="Normalny" style:family="paragraph">
      <style:paragraph-properties fo:text-align="justify" fo:line-height="150%" fo:text-indent="0.2479in"/>
    </style:style>
    <style:style style:name="P628" style:parent-style-name="Normalny" style:family="paragraph">
      <style:paragraph-properties fo:text-align="justify" fo:line-height="150%" fo:text-indent="0.2479in"/>
    </style:style>
    <style:style style:name="P629" style:parent-style-name="Normalny" style:family="paragraph">
      <style:paragraph-properties fo:text-align="justify" fo:line-height="150%">
        <style:tab-stops>
          <style:tab-stop style:type="left" style:position="4.2208in"/>
        </style:tab-stops>
      </style:paragraph-properties>
    </style:style>
    <style:style style:name="T630" style:parent-style-name="Domyślnaczcionkaakapitu" style:family="text">
      <style:text-properties style:text-underline-type="single" style:text-underline-style="solid" style:text-underline-width="auto" style:text-underline-mode="continuous"/>
    </style:style>
    <style:style style:name="P631" style:parent-style-name="Normalny" style:family="paragraph">
      <style:paragraph-properties fo:text-align="justify" fo:line-height="150%" fo:text-indent="0.2479in">
        <style:tab-stops>
          <style:tab-stop style:type="left" style:position="4.2208in"/>
        </style:tab-stops>
      </style:paragraph-properties>
    </style:style>
    <style:style style:name="P632" style:parent-style-name="Normalny" style:family="paragraph">
      <style:paragraph-properties fo:text-align="justify" fo:line-height="150%" fo:text-indent="0.2479in"/>
    </style:style>
    <style:style style:name="T633" style:parent-style-name="Domyślnaczcionkaakapitu" style:family="text">
      <style:text-properties fo:background-color="#80FFFF"/>
    </style:style>
    <style:style style:name="T634" style:parent-style-name="Domyślnaczcionkaakapitu" style:family="text">
      <style:text-properties fo:background-color="#80FFFF"/>
    </style:style>
    <style:style style:name="P635" style:parent-style-name="Normalny" style:family="paragraph">
      <style:paragraph-properties fo:text-align="justify" fo:line-height="150%" fo:text-indent="0.2479in"/>
    </style:style>
    <style:style style:name="T636" style:parent-style-name="Domyślnaczcionkaakapitu" style:family="text">
      <style:text-properties fo:background-color="#80FFFF"/>
    </style:style>
    <style:style style:name="P637" style:parent-style-name="Normalny" style:family="paragraph">
      <style:paragraph-properties fo:text-align="justify" fo:line-height="150%" fo:text-indent="0.2479in"/>
    </style:style>
    <style:style style:name="P638" style:parent-style-name="Normalny" style:family="paragraph">
      <style:paragraph-properties fo:text-align="justify" fo:line-height="150%" fo:text-indent="0.2479in"/>
    </style:style>
    <style:style style:name="T639" style:parent-style-name="Domyślnaczcionkaakapitu" style:family="text">
      <style:text-properties fo:background-color="#80FFFF"/>
    </style:style>
    <style:style style:name="T640" style:parent-style-name="Domyślnaczcionkaakapitu" style:family="text">
      <style:text-properties fo:background-color="#80FFFF"/>
    </style:style>
    <style:style style:name="P641" style:parent-style-name="Normalny" style:family="paragraph">
      <style:paragraph-properties fo:text-align="justify" fo:line-height="150%" fo:text-indent="0.2479in"/>
    </style:style>
    <style:style style:name="T642" style:parent-style-name="Domyślnaczcionkaakapitu" style:family="text">
      <style:text-properties fo:background-color="#80FFFF"/>
    </style:style>
    <style:style style:name="T643" style:parent-style-name="Domyślnaczcionkaakapitu" style:family="text">
      <style:text-properties fo:background-color="#80FFFF"/>
    </style:style>
    <style:style style:name="T644" style:parent-style-name="Domyślnaczcionkaakapitu" style:family="text">
      <style:text-properties fo:background-color="#80FFFF"/>
    </style:style>
    <style:style style:name="P645" style:parent-style-name="Normalny" style:family="paragraph">
      <style:paragraph-properties fo:text-align="justify" fo:line-height="150%" fo:text-indent="0.2479in"/>
    </style:style>
    <style:style style:name="T646" style:parent-style-name="Domyślnaczcionkaakapitu" style:family="text">
      <style:text-properties fo:background-color="#80FFFF"/>
    </style:style>
    <style:style style:name="T647" style:parent-style-name="Domyślnaczcionkaakapitu" style:family="text">
      <style:text-properties fo:background-color="#80FFFF"/>
    </style:style>
    <style:style style:name="T648" style:parent-style-name="Domyślnaczcionkaakapitu" style:family="text">
      <style:text-properties fo:background-color="#80FFFF"/>
    </style:style>
    <style:style style:name="T649" style:parent-style-name="Domyślnaczcionkaakapitu" style:family="text">
      <style:text-properties fo:background-color="#80FFFF"/>
    </style:style>
    <style:style style:name="T650" style:parent-style-name="Domyślnaczcionkaakapitu" style:family="text">
      <style:text-properties fo:background-color="#80FFFF"/>
    </style:style>
    <style:style style:name="T651" style:parent-style-name="Domyślnaczcionkaakapitu" style:family="text">
      <style:text-properties fo:background-color="#80FFFF"/>
    </style:style>
    <style:style style:name="T652" style:parent-style-name="Domyślnaczcionkaakapitu" style:family="text">
      <style:text-properties fo:background-color="#80FFFF"/>
    </style:style>
    <style:style style:name="P653" style:parent-style-name="Normalny" style:family="paragraph">
      <style:paragraph-properties fo:text-align="justify" fo:line-height="150%" fo:text-indent="0.2479in"/>
    </style:style>
    <style:style style:name="T654" style:parent-style-name="Domyślnaczcionkaakapitu" style:family="text">
      <style:text-properties fo:background-color="#80FFFF"/>
    </style:style>
    <style:style style:name="T655" style:parent-style-name="Domyślnaczcionkaakapitu" style:family="text">
      <style:text-properties fo:background-color="#80FFFF"/>
    </style:style>
    <style:style style:name="T656" style:parent-style-name="Domyślnaczcionkaakapitu" style:family="text">
      <style:text-properties fo:background-color="#80FFFF"/>
    </style:style>
    <style:style style:name="T657" style:parent-style-name="Domyślnaczcionkaakapitu" style:family="text">
      <style:text-properties fo:background-color="#80FFFF"/>
    </style:style>
    <style:style style:name="T658" style:parent-style-name="Domyślnaczcionkaakapitu" style:family="text">
      <style:text-properties fo:background-color="#80FFFF"/>
    </style:style>
    <style:style style:name="P659" style:parent-style-name="Normalny" style:family="paragraph">
      <style:paragraph-properties fo:text-align="justify" fo:line-height="150%" fo:text-indent="0.2479in"/>
    </style:style>
    <style:style style:name="T660" style:parent-style-name="Domyślnaczcionkaakapitu" style:family="text">
      <style:text-properties fo:background-color="#80FFFF"/>
    </style:style>
    <style:style style:name="T661" style:parent-style-name="Domyślnaczcionkaakapitu" style:family="text">
      <style:text-properties fo:background-color="#80FFFF"/>
    </style:style>
    <style:style style:name="P662" style:parent-style-name="Normalny" style:family="paragraph">
      <style:paragraph-properties fo:text-align="justify" fo:line-height="150%" fo:text-indent="0.2479in"/>
    </style:style>
    <style:style style:name="T663" style:parent-style-name="Domyślnaczcionkaakapitu" style:family="text">
      <style:text-properties fo:background-color="#80FFFF"/>
    </style:style>
    <style:style style:name="T664" style:parent-style-name="Domyślnaczcionkaakapitu" style:family="text">
      <style:text-properties fo:background-color="#80FFFF"/>
    </style:style>
    <style:style style:name="T665" style:parent-style-name="Domyślnaczcionkaakapitu" style:family="text">
      <style:text-properties fo:background-color="#80FFFF"/>
    </style:style>
    <style:style style:name="T666" style:parent-style-name="Domyślnaczcionkaakapitu" style:family="text">
      <style:text-properties fo:background-color="#80FFFF"/>
    </style:style>
    <style:style style:name="T667" style:parent-style-name="Domyślnaczcionkaakapitu" style:family="text">
      <style:text-properties fo:background-color="#80FFFF"/>
    </style:style>
    <style:style style:name="P668" style:parent-style-name="Normalny" style:family="paragraph">
      <style:paragraph-properties fo:text-align="justify" fo:line-height="150%" fo:text-indent="0.2479in"/>
    </style:style>
    <style:style style:name="T669" style:parent-style-name="Domyślnaczcionkaakapitu" style:family="text">
      <style:text-properties fo:background-color="#80FFFF"/>
    </style:style>
    <style:style style:name="T670" style:parent-style-name="Domyślnaczcionkaakapitu" style:family="text">
      <style:text-properties fo:background-color="#80FFFF"/>
    </style:style>
    <style:style style:name="T671" style:parent-style-name="Domyślnaczcionkaakapitu" style:family="text">
      <style:text-properties fo:background-color="#80FFFF"/>
    </style:style>
    <style:style style:name="T672" style:parent-style-name="Domyślnaczcionkaakapitu" style:family="text">
      <style:text-properties fo:background-color="#80FFFF"/>
    </style:style>
    <style:style style:name="P673" style:parent-style-name="Normalny" style:family="paragraph">
      <style:paragraph-properties fo:text-align="justify" fo:line-height="150%" fo:text-indent="0.2479in"/>
    </style:style>
    <style:style style:name="T674" style:parent-style-name="Domyślnaczcionkaakapitu" style:family="text">
      <style:text-properties fo:background-color="#80FFFF"/>
    </style:style>
    <style:style style:name="T675" style:parent-style-name="Domyślnaczcionkaakapitu" style:family="text">
      <style:text-properties fo:background-color="#80FFFF"/>
    </style:style>
    <style:style style:name="T676" style:parent-style-name="Domyślnaczcionkaakapitu" style:family="text">
      <style:text-properties fo:background-color="#80FFFF"/>
    </style:style>
    <style:style style:name="T677" style:parent-style-name="Domyślnaczcionkaakapitu" style:family="text">
      <style:text-properties fo:background-color="#80FFFF"/>
    </style:style>
    <style:style style:name="T678" style:parent-style-name="Domyślnaczcionkaakapitu" style:family="text">
      <style:text-properties fo:background-color="#80FFFF"/>
    </style:style>
    <style:style style:name="T679" style:parent-style-name="Domyślnaczcionkaakapitu" style:family="text">
      <style:text-properties fo:background-color="#80FFFF"/>
    </style:style>
    <style:style style:name="T680" style:parent-style-name="Domyślnaczcionkaakapitu" style:family="text">
      <style:text-properties fo:background-color="#80FFFF"/>
    </style:style>
    <style:style style:name="P681" style:parent-style-name="Normalny" style:family="paragraph">
      <style:paragraph-properties fo:text-align="justify" fo:line-height="150%" fo:text-indent="0.2479in"/>
    </style:style>
    <style:style style:name="T682" style:parent-style-name="Domyślnaczcionkaakapitu" style:family="text">
      <style:text-properties fo:background-color="#80FFFF"/>
    </style:style>
    <style:style style:name="T683" style:parent-style-name="Domyślnaczcionkaakapitu" style:family="text">
      <style:text-properties fo:background-color="#80FFFF"/>
    </style:style>
    <style:style style:name="T684" style:parent-style-name="Domyślnaczcionkaakapitu" style:family="text">
      <style:text-properties fo:background-color="#80FFFF"/>
    </style:style>
    <style:style style:name="T685" style:parent-style-name="Domyślnaczcionkaakapitu" style:family="text">
      <style:text-properties fo:background-color="#80FFFF"/>
    </style:style>
    <style:style style:name="T686" style:parent-style-name="Domyślnaczcionkaakapitu" style:family="text">
      <style:text-properties fo:background-color="#80FFFF"/>
    </style:style>
    <style:style style:name="T687" style:parent-style-name="Domyślnaczcionkaakapitu" style:family="text">
      <style:text-properties fo:background-color="#80FFFF"/>
    </style:style>
    <style:style style:name="T688" style:parent-style-name="Domyślnaczcionkaakapitu" style:family="text">
      <style:text-properties fo:background-color="#80FFFF"/>
    </style:style>
    <style:style style:name="T689" style:parent-style-name="Domyślnaczcionkaakapitu" style:family="text">
      <style:text-properties fo:background-color="#80FFFF"/>
    </style:style>
    <style:style style:name="T690" style:parent-style-name="Domyślnaczcionkaakapitu" style:family="text">
      <style:text-properties fo:background-color="#80FFFF"/>
    </style:style>
    <style:style style:name="T691" style:parent-style-name="Domyślnaczcionkaakapitu" style:family="text">
      <style:text-properties fo:background-color="#80FFFF"/>
    </style:style>
    <style:style style:name="P692" style:parent-style-name="Normalny" style:family="paragraph">
      <style:paragraph-properties fo:text-align="justify" fo:line-height="150%" fo:text-indent="0.2479in"/>
    </style:style>
    <style:style style:name="T693" style:parent-style-name="Domyślnaczcionkaakapitu" style:family="text">
      <style:text-properties fo:background-color="#80FFFF"/>
    </style:style>
    <style:style style:name="T694" style:parent-style-name="Domyślnaczcionkaakapitu" style:family="text">
      <style:text-properties fo:background-color="#80FFFF"/>
    </style:style>
    <style:style style:name="T695" style:parent-style-name="Domyślnaczcionkaakapitu" style:family="text">
      <style:text-properties fo:background-color="#80FFFF"/>
    </style:style>
    <style:style style:name="T696" style:parent-style-name="Domyślnaczcionkaakapitu" style:family="text">
      <style:text-properties fo:background-color="#80FFFF"/>
    </style:style>
    <style:style style:name="P697" style:parent-style-name="Normalny" style:family="paragraph">
      <style:paragraph-properties fo:text-align="justify" fo:line-height="150%" fo:text-indent="0.2479in"/>
    </style:style>
    <style:style style:name="T698" style:parent-style-name="Domyślnaczcionkaakapitu" style:family="text">
      <style:text-properties fo:background-color="#80FFFF"/>
    </style:style>
    <style:style style:name="T699" style:parent-style-name="Domyślnaczcionkaakapitu" style:family="text">
      <style:text-properties fo:background-color="#80FFFF"/>
    </style:style>
    <style:style style:name="P700" style:parent-style-name="Normalny" style:family="paragraph">
      <style:paragraph-properties fo:text-align="justify" fo:line-height="150%" fo:text-indent="0.2479in"/>
    </style:style>
    <style:style style:name="T701" style:parent-style-name="Domyślnaczcionkaakapitu" style:family="text">
      <style:text-properties fo:background-color="#80FFFF"/>
    </style:style>
    <style:style style:name="T702" style:parent-style-name="Domyślnaczcionkaakapitu" style:family="text">
      <style:text-properties fo:background-color="#80FFFF"/>
    </style:style>
    <style:style style:name="T703" style:parent-style-name="Domyślnaczcionkaakapitu" style:family="text">
      <style:text-properties fo:background-color="#80FFFF"/>
    </style:style>
    <style:style style:name="T704" style:parent-style-name="Domyślnaczcionkaakapitu" style:family="text">
      <style:text-properties fo:background-color="#80FFFF"/>
    </style:style>
    <style:style style:name="P705" style:parent-style-name="Normalny" style:family="paragraph">
      <style:paragraph-properties fo:text-align="justify" fo:line-height="150%" fo:text-indent="0.2479in"/>
    </style:style>
    <style:style style:name="P706" style:parent-style-name="Normalny" style:family="paragraph">
      <style:paragraph-properties fo:text-align="justify" fo:line-height="150%"/>
    </style:style>
    <style:style style:name="T707" style:parent-style-name="Domyślnaczcionkaakapitu" style:family="text">
      <style:text-properties style:text-underline-type="single" style:text-underline-style="solid" style:text-underline-width="auto" style:text-underline-mode="continuous"/>
    </style:style>
    <style:style style:name="T708" style:parent-style-name="Domyślnaczcionkaakapitu" style:family="text">
      <style:text-properties fo:background-color="#80FFFF" style:text-underline-type="single" style:text-underline-style="solid" style:text-underline-width="auto" style:text-underline-mode="continuous"/>
    </style:style>
    <style:style style:name="P709" style:parent-style-name="Normalny" style:family="paragraph">
      <style:paragraph-properties fo:text-align="justify" fo:line-height="150%" fo:text-indent="0.2479in"/>
    </style:style>
    <style:style style:name="T710" style:parent-style-name="Domyślnaczcionkaakapitu" style:family="text">
      <style:text-properties fo:background-color="#80FFFF"/>
    </style:style>
    <style:style style:name="T711" style:parent-style-name="Domyślnaczcionkaakapitu" style:family="text">
      <style:text-properties fo:background-color="#80FFFF"/>
    </style:style>
    <style:style style:name="T712" style:parent-style-name="Domyślnaczcionkaakapitu" style:family="text">
      <style:text-properties fo:background-color="#80FFFF"/>
    </style:style>
    <style:style style:name="T713" style:parent-style-name="Domyślnaczcionkaakapitu" style:family="text">
      <style:text-properties fo:background-color="#80FFFF"/>
    </style:style>
    <style:style style:name="T714" style:parent-style-name="Domyślnaczcionkaakapitu" style:family="text">
      <style:text-properties fo:background-color="#80FFFF"/>
    </style:style>
    <style:style style:name="P715" style:parent-style-name="Normalny" style:family="paragraph">
      <style:paragraph-properties fo:text-align="justify" fo:line-height="150%" fo:text-indent="0.2479in"/>
    </style:style>
    <style:style style:name="P716" style:parent-style-name="Normalny" style:family="paragraph">
      <style:paragraph-properties fo:text-align="justify" fo:line-height="150%"/>
    </style:style>
    <style:style style:name="P717" style:parent-style-name="Normalny" style:family="paragraph">
      <style:paragraph-properties fo:text-align="justify" fo:line-height="150%"/>
    </style:style>
    <style:style style:name="P718" style:parent-style-name="Normalny" style:family="paragraph">
      <style:paragraph-properties fo:text-align="justify" fo:line-height="150%"/>
    </style:style>
    <style:style style:name="P719" style:parent-style-name="Normalny" style:family="paragraph">
      <style:paragraph-properties fo:text-align="justify" fo:line-height="150%"/>
    </style:style>
    <style:style style:name="P720" style:parent-style-name="Normalny" style:family="paragraph">
      <style:paragraph-properties fo:text-align="justify" fo:line-height="150%"/>
    </style:style>
    <style:style style:name="P721" style:parent-style-name="Normalny" style:family="paragraph">
      <style:paragraph-properties fo:text-align="justify" fo:line-height="150%"/>
    </style:style>
    <style:style style:name="T722" style:parent-style-name="Domyślnaczcionkaakapitu" style:family="text">
      <style:text-properties style:text-underline-type="single" style:text-underline-style="solid" style:text-underline-width="auto" style:text-underline-mode="continuous"/>
    </style:style>
    <style:style style:name="T723" style:parent-style-name="Domyślnaczcionkaakapitu" style:family="text">
      <style:text-properties style:text-underline-type="single" style:text-underline-style="solid" style:text-underline-width="auto" style:text-underline-mode="continuous"/>
    </style:style>
    <style:style style:name="P724" style:parent-style-name="Normalny" style:family="paragraph">
      <style:paragraph-properties fo:text-align="justify" fo:line-height="150%"/>
    </style:style>
    <style:style style:name="T725" style:parent-style-name="Domyślnaczcionkaakapitu" style:family="text">
      <style:text-properties style:text-underline-type="single" style:text-underline-style="solid" style:text-underline-width="auto" style:text-underline-mode="continuous"/>
    </style:style>
    <style:style style:name="P726" style:parent-style-name="Normalny" style:family="paragraph">
      <style:paragraph-properties fo:text-align="justify" fo:line-height="150%" fo:text-indent="0.2479in"/>
    </style:style>
    <style:style style:name="T727" style:parent-style-name="Domyślnaczcionkaakapitu" style:family="text">
      <style:text-properties fo:background-color="#80FFFF"/>
    </style:style>
    <style:style style:name="P728" style:parent-style-name="Normalny" style:family="paragraph">
      <style:paragraph-properties fo:text-align="justify" fo:line-height="150%"/>
    </style:style>
    <style:style style:name="T729" style:parent-style-name="Domyślnaczcionkaakapitu" style:family="text">
      <style:text-properties style:text-underline-type="single" style:text-underline-style="solid" style:text-underline-width="auto" style:text-underline-mode="continuous"/>
    </style:style>
    <style:style style:name="P730" style:parent-style-name="Normalny" style:family="paragraph">
      <style:paragraph-properties fo:text-align="justify" fo:line-height="150%" fo:text-indent="0.2479in"/>
    </style:style>
    <style:style style:name="T731" style:parent-style-name="Domyślnaczcionkaakapitu" style:family="text">
      <style:text-properties fo:background-color="#80FFFF"/>
    </style:style>
    <style:style style:name="T732" style:parent-style-name="Domyślnaczcionkaakapitu" style:family="text">
      <style:text-properties fo:background-color="#80FFFF"/>
    </style:style>
    <style:style style:name="T733" style:parent-style-name="Domyślnaczcionkaakapitu" style:family="text">
      <style:text-properties fo:background-color="#80FFFF"/>
    </style:style>
    <style:style style:name="P734" style:parent-style-name="Normalny" style:family="paragraph">
      <style:paragraph-properties fo:text-align="justify" fo:line-height="150%" fo:text-indent="0.2479in"/>
    </style:style>
    <style:style style:name="T735" style:parent-style-name="Domyślnaczcionkaakapitu" style:family="text">
      <style:text-properties fo:background-color="#80FFFF"/>
    </style:style>
    <style:style style:name="T736" style:parent-style-name="Domyślnaczcionkaakapitu" style:family="text">
      <style:text-properties fo:background-color="#80FFFF"/>
    </style:style>
    <style:style style:name="P737" style:parent-style-name="Normalny" style:family="paragraph">
      <style:paragraph-properties fo:text-align="justify" fo:line-height="150%" fo:text-indent="0.2479in"/>
    </style:style>
    <style:style style:name="T738" style:parent-style-name="Domyślnaczcionkaakapitu" style:family="text">
      <style:text-properties fo:background-color="#80FFFF"/>
    </style:style>
    <style:style style:name="P739" style:parent-style-name="Normalny" style:family="paragraph">
      <style:paragraph-properties fo:text-align="justify" fo:line-height="150%" fo:text-indent="0.2479in"/>
    </style:style>
    <style:style style:name="T740" style:parent-style-name="Domyślnaczcionkaakapitu" style:family="text">
      <style:text-properties fo:background-color="#80FFFF"/>
    </style:style>
    <style:style style:name="T741" style:parent-style-name="Domyślnaczcionkaakapitu" style:family="text">
      <style:text-properties fo:background-color="#80FFFF"/>
    </style:style>
    <style:style style:name="T742" style:parent-style-name="Domyślnaczcionkaakapitu" style:family="text">
      <style:text-properties fo:background-color="#80FFFF"/>
    </style:style>
    <style:style style:name="P743" style:parent-style-name="Normalny" style:family="paragraph">
      <style:paragraph-properties fo:text-align="justify" fo:line-height="150%" fo:text-indent="0.2479in"/>
    </style:style>
    <style:style style:name="P744" style:parent-style-name="Normalny" style:family="paragraph">
      <style:paragraph-properties fo:text-align="justify" fo:line-height="150%" fo:text-indent="0.2479in"/>
    </style:style>
    <style:style style:name="P745" style:parent-style-name="Normalny" style:family="paragraph">
      <style:paragraph-properties fo:text-align="justify" fo:line-height="150%" fo:text-indent="0.2479in"/>
    </style:style>
    <style:style style:name="T746" style:parent-style-name="Domyślnaczcionkaakapitu" style:family="text">
      <style:text-properties fo:background-color="#80FFFF"/>
    </style:style>
    <style:style style:name="T747" style:parent-style-name="Domyślnaczcionkaakapitu" style:family="text">
      <style:text-properties fo:background-color="#80FFFF"/>
    </style:style>
    <style:style style:name="P748" style:parent-style-name="Normalny" style:family="paragraph">
      <style:paragraph-properties fo:text-align="justify" fo:line-height="150%" fo:text-indent="0.2479in"/>
    </style:style>
    <style:style style:name="T749" style:parent-style-name="Domyślnaczcionkaakapitu" style:family="text">
      <style:text-properties fo:background-color="#80FFFF"/>
    </style:style>
    <style:style style:name="P750" style:parent-style-name="Normalny" style:family="paragraph">
      <style:paragraph-properties fo:text-align="justify" fo:line-height="150%" fo:text-indent="0.2479in"/>
    </style:style>
    <style:style style:name="T751" style:parent-style-name="Domyślnaczcionkaakapitu" style:family="text">
      <style:text-properties fo:background-color="#80FFFF"/>
    </style:style>
    <style:style style:name="P752" style:parent-style-name="Normalny" style:family="paragraph">
      <style:paragraph-properties fo:text-align="justify" fo:line-height="150%" fo:text-indent="0.2479in"/>
    </style:style>
    <style:style style:name="T753" style:parent-style-name="Domyślnaczcionkaakapitu" style:family="text">
      <style:text-properties fo:background-color="#80FFFF"/>
    </style:style>
    <style:style style:name="T754" style:parent-style-name="Domyślnaczcionkaakapitu" style:family="text">
      <style:text-properties fo:background-color="#80FFFF"/>
    </style:style>
    <style:style style:name="P755" style:parent-style-name="Normalny" style:family="paragraph">
      <style:paragraph-properties fo:text-align="justify" fo:line-height="150%" fo:text-indent="0.2479in"/>
    </style:style>
    <style:style style:name="P756" style:parent-style-name="Normalny" style:family="paragraph">
      <style:paragraph-properties fo:text-align="justify" fo:line-height="150%" fo:text-indent="0.2479in"/>
    </style:style>
    <style:style style:name="T757" style:parent-style-name="Domyślnaczcionkaakapitu" style:family="text">
      <style:text-properties fo:background-color="#80FFFF"/>
    </style:style>
    <style:style style:name="P758" style:parent-style-name="Normalny" style:family="paragraph">
      <style:paragraph-properties fo:text-align="justify" fo:line-height="150%" fo:text-indent="0.2479in"/>
    </style:style>
    <style:style style:name="T759" style:parent-style-name="Domyślnaczcionkaakapitu" style:family="text">
      <style:text-properties fo:background-color="#80FFFF"/>
    </style:style>
    <style:style style:name="T760" style:parent-style-name="Domyślnaczcionkaakapitu" style:family="text">
      <style:text-properties fo:background-color="#80FFFF"/>
    </style:style>
    <style:style style:name="P761" style:parent-style-name="Normalny" style:family="paragraph">
      <style:paragraph-properties fo:text-align="justify" fo:line-height="150%" fo:text-indent="0.2479in"/>
    </style:style>
    <style:style style:name="T762" style:parent-style-name="Domyślnaczcionkaakapitu" style:family="text">
      <style:text-properties fo:background-color="#80FFFF"/>
    </style:style>
    <style:style style:name="P763" style:parent-style-name="Normalny" style:family="paragraph">
      <style:paragraph-properties fo:text-align="justify" fo:line-height="150%" fo:text-indent="0.2479in"/>
    </style:style>
    <style:style style:name="T764" style:parent-style-name="Domyślnaczcionkaakapitu" style:family="text">
      <style:text-properties fo:background-color="#80FFFF"/>
    </style:style>
    <style:style style:name="P765" style:parent-style-name="Normalny" style:family="paragraph">
      <style:paragraph-properties fo:text-align="justify" fo:line-height="150%" fo:text-indent="0.2479in"/>
    </style:style>
    <style:style style:name="T766" style:parent-style-name="Domyślnaczcionkaakapitu" style:family="text">
      <style:text-properties fo:background-color="#80FFFF"/>
    </style:style>
    <style:style style:name="P767" style:parent-style-name="Normalny" style:family="paragraph">
      <style:paragraph-properties fo:text-align="justify" fo:line-height="150%" fo:text-indent="0.2479in"/>
    </style:style>
    <style:style style:name="T768" style:parent-style-name="Domyślnaczcionkaakapitu" style:family="text">
      <style:text-properties fo:background-color="#80FFFF"/>
    </style:style>
    <style:style style:name="T769" style:parent-style-name="Domyślnaczcionkaakapitu" style:family="text">
      <style:text-properties fo:background-color="#80FFFF"/>
    </style:style>
    <style:style style:name="P770" style:parent-style-name="Normalny" style:family="paragraph">
      <style:paragraph-properties fo:text-align="justify" fo:line-height="150%" fo:text-indent="0.2479in"/>
    </style:style>
    <style:style style:name="T771" style:parent-style-name="Domyślnaczcionkaakapitu" style:family="text">
      <style:text-properties fo:background-color="#80FFFF"/>
    </style:style>
    <style:style style:name="P772" style:parent-style-name="Normalny" style:family="paragraph">
      <style:paragraph-properties fo:text-align="justify" fo:line-height="150%" fo:text-indent="0.2479in"/>
    </style:style>
    <style:style style:name="T773" style:parent-style-name="Domyślnaczcionkaakapitu" style:family="text">
      <style:text-properties fo:background-color="#80FFFF"/>
    </style:style>
    <style:style style:name="P774" style:parent-style-name="Normalny" style:family="paragraph">
      <style:paragraph-properties fo:text-align="justify" fo:line-height="150%" fo:text-indent="0.2479in"/>
    </style:style>
    <style:style style:name="P775" style:parent-style-name="Normalny" style:family="paragraph">
      <style:paragraph-properties fo:text-align="justify" fo:line-height="150%" fo:text-indent="0.2479in"/>
    </style:style>
    <style:style style:name="P776" style:parent-style-name="Normalny" style:family="paragraph">
      <style:paragraph-properties fo:text-align="justify" fo:line-height="150%" fo:text-indent="0.2479in"/>
    </style:style>
    <style:style style:name="T777" style:parent-style-name="Domyślnaczcionkaakapitu" style:family="text">
      <style:text-properties fo:background-color="#80FFFF"/>
    </style:style>
    <style:style style:name="T778" style:parent-style-name="Domyślnaczcionkaakapitu" style:family="text">
      <style:text-properties fo:background-color="#80FFFF"/>
    </style:style>
    <style:style style:name="P779" style:parent-style-name="Normalny" style:family="paragraph">
      <style:paragraph-properties fo:text-align="justify" fo:line-height="150%" fo:text-indent="0.2479in"/>
    </style:style>
    <style:style style:name="T780" style:parent-style-name="Domyślnaczcionkaakapitu" style:family="text">
      <style:text-properties fo:background-color="#80FFFF"/>
    </style:style>
    <style:style style:name="T781" style:parent-style-name="Domyślnaczcionkaakapitu" style:family="text">
      <style:text-properties fo:background-color="#80FFFF"/>
    </style:style>
    <style:style style:name="T782" style:parent-style-name="Domyślnaczcionkaakapitu" style:family="text">
      <style:text-properties fo:background-color="#80FFFF"/>
    </style:style>
    <style:style style:name="P783" style:parent-style-name="Normalny" style:family="paragraph">
      <style:paragraph-properties fo:text-align="justify" fo:line-height="150%" fo:text-indent="0.2479in"/>
    </style:style>
    <style:style style:name="T784" style:parent-style-name="Domyślnaczcionkaakapitu" style:family="text">
      <style:text-properties fo:background-color="#80FFFF"/>
    </style:style>
    <style:style style:name="P785" style:parent-style-name="Normalny" style:family="paragraph">
      <style:paragraph-properties fo:text-align="justify" fo:line-height="150%" fo:text-indent="0.2479in"/>
    </style:style>
    <style:style style:name="T786" style:parent-style-name="Domyślnaczcionkaakapitu" style:family="text">
      <style:text-properties fo:background-color="#80FFFF"/>
    </style:style>
    <style:style style:name="P787" style:parent-style-name="Normalny" style:family="paragraph">
      <style:paragraph-properties fo:text-align="justify" fo:line-height="150%" fo:text-indent="0.2479in"/>
    </style:style>
    <style:style style:name="T788" style:parent-style-name="Domyślnaczcionkaakapitu" style:family="text">
      <style:text-properties fo:background-color="#80FFFF"/>
    </style:style>
    <style:style style:name="T789" style:parent-style-name="Domyślnaczcionkaakapitu" style:family="text">
      <style:text-properties fo:background-color="#80FFFF"/>
    </style:style>
    <style:style style:name="P790" style:parent-style-name="Normalny" style:family="paragraph">
      <style:paragraph-properties fo:text-align="justify" fo:line-height="150%" fo:text-indent="0.2479in"/>
    </style:style>
    <style:style style:name="P791" style:parent-style-name="Normalny" style:family="paragraph">
      <style:paragraph-properties fo:text-align="justify" fo:line-height="150%" fo:text-indent="0.2479in"/>
    </style:style>
    <style:style style:name="P792" style:parent-style-name="Normalny" style:family="paragraph">
      <style:paragraph-properties fo:text-align="justify" fo:line-height="150%" fo:text-indent="0.2479in"/>
    </style:style>
    <style:style style:name="T793" style:parent-style-name="Domyślnaczcionkaakapitu" style:family="text">
      <style:text-properties fo:background-color="#80FFFF"/>
    </style:style>
    <style:style style:name="P794" style:parent-style-name="Normalny" style:family="paragraph">
      <style:paragraph-properties fo:text-align="justify" fo:line-height="150%">
        <style:tab-stops>
          <style:tab-stop style:type="left" style:position="3.143in"/>
        </style:tab-stops>
      </style:paragraph-properties>
    </style:style>
    <style:style style:name="T795" style:parent-style-name="Domyślnaczcionkaakapitu" style:family="text">
      <style:text-properties style:text-underline-type="single" style:text-underline-style="solid" style:text-underline-width="auto" style:text-underline-mode="continuous"/>
    </style:style>
    <style:style style:name="P796" style:parent-style-name="Normalny" style:family="paragraph">
      <style:paragraph-properties fo:text-align="justify" fo:line-height="150%" fo:text-indent="0.2479in">
        <style:tab-stops>
          <style:tab-stop style:type="left" style:position="3.143in"/>
        </style:tab-stops>
      </style:paragraph-properties>
    </style:style>
    <style:style style:name="T797" style:parent-style-name="Domyślnaczcionkaakapitu" style:family="text">
      <style:text-properties fo:background-color="#80FFFF"/>
    </style:style>
    <style:style style:name="P798" style:parent-style-name="Normalny" style:family="paragraph">
      <style:paragraph-properties fo:text-align="justify" fo:line-height="150%" fo:text-indent="0.2479in"/>
    </style:style>
    <style:style style:name="T799" style:parent-style-name="Domyślnaczcionkaakapitu" style:family="text">
      <style:text-properties fo:background-color="#80FFFF"/>
    </style:style>
    <style:style style:name="T800" style:parent-style-name="Domyślnaczcionkaakapitu" style:family="text">
      <style:text-properties fo:background-color="#80FFFF"/>
    </style:style>
    <style:style style:name="P801" style:parent-style-name="Normalny" style:family="paragraph">
      <style:paragraph-properties fo:text-align="justify" fo:line-height="150%" fo:text-indent="0.2479in"/>
    </style:style>
    <style:style style:name="T802" style:parent-style-name="Domyślnaczcionkaakapitu" style:family="text">
      <style:text-properties fo:background-color="#80FFFF"/>
    </style:style>
    <style:style style:name="T803" style:parent-style-name="Domyślnaczcionkaakapitu" style:family="text">
      <style:text-properties fo:background-color="#80FFFF"/>
    </style:style>
    <style:style style:name="T804" style:parent-style-name="Domyślnaczcionkaakapitu" style:family="text">
      <style:text-properties fo:background-color="#80FFFF"/>
    </style:style>
    <style:style style:name="T805" style:parent-style-name="Domyślnaczcionkaakapitu" style:family="text">
      <style:text-properties fo:background-color="#80FFFF"/>
    </style:style>
    <style:style style:name="T806" style:parent-style-name="Domyślnaczcionkaakapitu" style:family="text">
      <style:text-properties fo:background-color="#80FFFF"/>
    </style:style>
    <style:style style:name="P807" style:parent-style-name="Normalny" style:family="paragraph">
      <style:paragraph-properties fo:text-align="justify" fo:line-height="150%" fo:text-indent="0.2479in"/>
    </style:style>
    <style:style style:name="T808" style:parent-style-name="Domyślnaczcionkaakapitu" style:family="text">
      <style:text-properties fo:background-color="#80FFFF"/>
    </style:style>
    <style:style style:name="T809" style:parent-style-name="Domyślnaczcionkaakapitu" style:family="text">
      <style:text-properties fo:background-color="#80FFFF"/>
    </style:style>
    <style:style style:name="T810" style:parent-style-name="Domyślnaczcionkaakapitu" style:family="text">
      <style:text-properties fo:background-color="#80FFFF"/>
    </style:style>
    <style:style style:name="T811" style:parent-style-name="Domyślnaczcionkaakapitu" style:family="text">
      <style:text-properties fo:background-color="#80FFFF"/>
    </style:style>
    <style:style style:name="T812" style:parent-style-name="Domyślnaczcionkaakapitu" style:family="text">
      <style:text-properties fo:background-color="#80FFFF"/>
    </style:style>
    <style:style style:name="T813" style:parent-style-name="Domyślnaczcionkaakapitu" style:family="text">
      <style:text-properties fo:background-color="#80FFFF"/>
    </style:style>
    <style:style style:name="T814" style:parent-style-name="Domyślnaczcionkaakapitu" style:family="text">
      <style:text-properties fo:background-color="#80FFFF"/>
    </style:style>
    <style:style style:name="T815" style:parent-style-name="Domyślnaczcionkaakapitu" style:family="text">
      <style:text-properties fo:background-color="#80FFFF"/>
    </style:style>
    <style:style style:name="P816" style:parent-style-name="Normalny" style:family="paragraph">
      <style:paragraph-properties fo:text-align="justify" fo:line-height="150%" fo:text-indent="0.2479in"/>
    </style:style>
    <style:style style:name="T817" style:parent-style-name="Domyślnaczcionkaakapitu" style:family="text">
      <style:text-properties fo:background-color="#80FFFF"/>
    </style:style>
    <style:style style:name="T818" style:parent-style-name="Domyślnaczcionkaakapitu" style:family="text">
      <style:text-properties fo:background-color="#80FFFF"/>
    </style:style>
    <style:style style:name="T819" style:parent-style-name="Domyślnaczcionkaakapitu" style:family="text">
      <style:text-properties fo:background-color="#80FFFF"/>
    </style:style>
    <style:style style:name="P820" style:parent-style-name="Normalny" style:family="paragraph">
      <style:paragraph-properties fo:text-align="justify" fo:line-height="150%" fo:text-indent="0.2479in"/>
    </style:style>
    <style:style style:name="T821" style:parent-style-name="Domyślnaczcionkaakapitu" style:family="text">
      <style:text-properties fo:background-color="#80FFFF"/>
    </style:style>
    <style:style style:name="P822" style:parent-style-name="Normalny" style:family="paragraph">
      <style:paragraph-properties fo:text-align="justify" fo:line-height="150%" fo:text-indent="0.2479in"/>
    </style:style>
    <style:style style:name="T823" style:parent-style-name="Domyślnaczcionkaakapitu" style:family="text">
      <style:text-properties fo:background-color="#80FFFF"/>
    </style:style>
    <style:style style:name="T824" style:parent-style-name="Domyślnaczcionkaakapitu" style:family="text">
      <style:text-properties fo:background-color="#80FFFF"/>
    </style:style>
    <style:style style:name="T825" style:parent-style-name="Domyślnaczcionkaakapitu" style:family="text">
      <style:text-properties fo:background-color="#80FFFF"/>
    </style:style>
    <style:style style:name="T826" style:parent-style-name="Domyślnaczcionkaakapitu" style:family="text">
      <style:text-properties fo:background-color="#80FFFF"/>
    </style:style>
    <style:style style:name="T827" style:parent-style-name="Domyślnaczcionkaakapitu" style:family="text">
      <style:text-properties fo:background-color="#80FFFF"/>
    </style:style>
    <style:style style:name="P828" style:parent-style-name="Normalny" style:family="paragraph">
      <style:paragraph-properties fo:text-align="justify" fo:line-height="150%" fo:text-indent="0.2479in"/>
    </style:style>
    <style:style style:name="P829" style:parent-style-name="Normalny" style:family="paragraph">
      <style:paragraph-properties fo:text-align="justify" fo:line-height="150%" fo:text-indent="0.2479in"/>
    </style:style>
    <style:style style:name="P830" style:parent-style-name="Normalny" style:family="paragraph">
      <style:paragraph-properties fo:text-align="justify" fo:line-height="150%" fo:text-indent="0.2479in"/>
    </style:style>
    <style:style style:name="P831" style:parent-style-name="Normalny" style:family="paragraph">
      <style:paragraph-properties fo:text-align="justify" fo:line-height="150%" fo:text-indent="0.2479in"/>
    </style:style>
    <style:style style:name="T832" style:parent-style-name="Domyślnaczcionkaakapitu" style:family="text">
      <style:text-properties fo:background-color="#80FFFF"/>
    </style:style>
    <style:style style:name="T833" style:parent-style-name="Domyślnaczcionkaakapitu" style:family="text">
      <style:text-properties fo:background-color="#80FFFF"/>
    </style:style>
    <style:style style:name="T834" style:parent-style-name="Domyślnaczcionkaakapitu" style:family="text">
      <style:text-properties fo:background-color="#80FFFF"/>
    </style:style>
    <style:style style:name="P835" style:parent-style-name="Normalny" style:family="paragraph">
      <style:paragraph-properties fo:text-align="justify" fo:line-height="150%" fo:text-indent="0.2479in"/>
    </style:style>
    <style:style style:name="T836" style:parent-style-name="Domyślnaczcionkaakapitu" style:family="text">
      <style:text-properties fo:background-color="#80FFFF"/>
    </style:style>
    <style:style style:name="P837" style:parent-style-name="Normalny" style:family="paragraph">
      <style:paragraph-properties fo:text-align="justify" fo:line-height="150%" fo:text-indent="0.2479in"/>
    </style:style>
    <style:style style:name="T838" style:parent-style-name="Domyślnaczcionkaakapitu" style:family="text">
      <style:text-properties fo:background-color="#80FFFF"/>
    </style:style>
    <style:style style:name="P839" style:parent-style-name="Normalny" style:family="paragraph">
      <style:paragraph-properties fo:text-align="justify" fo:line-height="150%" fo:text-indent="0.2479in"/>
    </style:style>
    <style:style style:name="T840" style:parent-style-name="Domyślnaczcionkaakapitu" style:family="text">
      <style:text-properties fo:background-color="#80FFFF"/>
    </style:style>
    <style:style style:name="P841" style:parent-style-name="Normalny" style:family="paragraph">
      <style:paragraph-properties fo:text-align="justify" fo:line-height="150%" fo:text-indent="0.2479in"/>
    </style:style>
    <style:style style:name="T842" style:parent-style-name="Domyślnaczcionkaakapitu" style:family="text">
      <style:text-properties fo:background-color="#80FFFF"/>
    </style:style>
    <style:style style:name="P843" style:parent-style-name="Normalny" style:family="paragraph">
      <style:paragraph-properties fo:text-align="justify" fo:line-height="150%"/>
    </style:style>
    <style:style style:name="T844" style:parent-style-name="Domyślnaczcionkaakapitu" style:family="text">
      <style:text-properties style:text-underline-type="single" style:text-underline-style="solid" style:text-underline-width="auto" style:text-underline-mode="continuous"/>
    </style:style>
    <style:style style:name="T845" style:parent-style-name="Domyślnaczcionkaakapitu" style:family="text">
      <style:text-properties fo:background-color="#80FFFF" style:text-underline-type="single" style:text-underline-style="solid" style:text-underline-width="auto" style:text-underline-mode="continuous"/>
    </style:style>
    <style:style style:name="P846" style:parent-style-name="Normalny" style:family="paragraph">
      <style:paragraph-properties fo:text-align="justify" fo:line-height="150%" fo:text-indent="0.2479in"/>
    </style:style>
    <style:style style:name="T847" style:parent-style-name="Domyślnaczcionkaakapitu" style:family="text">
      <style:text-properties fo:background-color="#80FFFF"/>
    </style:style>
    <style:style style:name="P848" style:parent-style-name="Normalny" style:family="paragraph">
      <style:paragraph-properties fo:text-align="justify" fo:line-height="150%" fo:text-indent="0.2479in"/>
    </style:style>
    <style:style style:name="T849" style:parent-style-name="Domyślnaczcionkaakapitu" style:family="text">
      <style:text-properties fo:background-color="#80FFFF"/>
    </style:style>
    <style:style style:name="P850" style:parent-style-name="Normalny" style:family="paragraph">
      <style:paragraph-properties fo:text-align="justify" fo:line-height="150%"/>
    </style:style>
    <style:style style:name="P851" style:parent-style-name="Normalny" style:family="paragraph">
      <style:paragraph-properties fo:text-align="justify" fo:line-height="150%" fo:text-indent="0.2479in"/>
    </style:style>
    <style:style style:name="T852" style:parent-style-name="Domyślnaczcionkaakapitu" style:family="text">
      <style:text-properties fo:background-color="#80FFFF"/>
    </style:style>
    <style:style style:name="P853" style:parent-style-name="Normalny" style:family="paragraph">
      <style:paragraph-properties fo:text-align="justify" fo:line-height="150%" fo:text-indent="0.2479in"/>
    </style:style>
    <style:style style:name="T854" style:parent-style-name="Domyślnaczcionkaakapitu" style:family="text">
      <style:text-properties fo:background-color="#80FFFF"/>
    </style:style>
    <style:style style:name="T855" style:parent-style-name="Domyślnaczcionkaakapitu" style:family="text">
      <style:text-properties fo:background-color="#80FFFF"/>
    </style:style>
    <style:style style:name="P856" style:parent-style-name="Normalny" style:family="paragraph">
      <style:paragraph-properties fo:text-align="justify" fo:line-height="150%" fo:text-indent="0.2479in"/>
    </style:style>
    <style:style style:name="P857" style:parent-style-name="Normalny" style:family="paragraph">
      <style:paragraph-properties fo:text-align="justify" fo:line-height="150%" fo:text-indent="0.2479in"/>
    </style:style>
    <style:style style:name="P858" style:parent-style-name="Normalny" style:family="paragraph">
      <style:paragraph-properties fo:text-align="justify" fo:line-height="150%"/>
    </style:style>
    <style:style style:name="T859" style:parent-style-name="Domyślnaczcionkaakapitu" style:family="text">
      <style:text-properties fo:background-color="#80FFFF" style:text-underline-type="single" style:text-underline-style="solid" style:text-underline-width="auto" style:text-underline-mode="continuous"/>
    </style:style>
    <style:style style:name="T860" style:parent-style-name="Domyślnaczcionkaakapitu" style:family="text">
      <style:text-properties style:text-underline-type="single" style:text-underline-style="solid" style:text-underline-width="auto" style:text-underline-mode="continuous"/>
    </style:style>
    <style:style style:name="T861" style:parent-style-name="Domyślnaczcionkaakapitu" style:family="text">
      <style:text-properties fo:background-color="#80FFFF" style:text-underline-type="single" style:text-underline-style="solid" style:text-underline-width="auto" style:text-underline-mode="continuous"/>
    </style:style>
    <style:style style:name="T862" style:parent-style-name="Domyślnaczcionkaakapitu" style:family="text">
      <style:text-properties fo:background-color="#80FFFF"/>
    </style:style>
    <style:style style:name="P863" style:parent-style-name="Normalny" style:family="paragraph">
      <style:paragraph-properties fo:text-align="justify" fo:line-height="150%" fo:text-indent="0.2479in"/>
    </style:style>
    <style:style style:name="T864" style:parent-style-name="Domyślnaczcionkaakapitu" style:family="text">
      <style:text-properties fo:background-color="#80FFFF"/>
    </style:style>
    <style:style style:name="P865" style:parent-style-name="Normalny" style:family="paragraph">
      <style:paragraph-properties fo:text-align="justify" fo:line-height="150%" fo:text-indent="0.2479in"/>
    </style:style>
    <style:style style:name="T866" style:parent-style-name="Domyślnaczcionkaakapitu" style:family="text">
      <style:text-properties fo:background-color="#80FFFF"/>
    </style:style>
    <style:style style:name="T867" style:parent-style-name="Domyślnaczcionkaakapitu" style:family="text">
      <style:text-properties fo:background-color="#80FFFF"/>
    </style:style>
    <style:style style:name="P868" style:parent-style-name="Normalny" style:family="paragraph">
      <style:paragraph-properties fo:text-align="justify" fo:line-height="150%" fo:text-indent="0.2479in"/>
    </style:style>
    <style:style style:name="T869" style:parent-style-name="Domyślnaczcionkaakapitu" style:family="text">
      <style:text-properties fo:background-color="#80FFFF"/>
    </style:style>
    <style:style style:name="P870" style:parent-style-name="Normalny" style:family="paragraph">
      <style:paragraph-properties fo:text-align="justify" fo:line-height="150%" fo:text-indent="0.2479in"/>
    </style:style>
    <style:style style:name="T871" style:parent-style-name="Domyślnaczcionkaakapitu" style:family="text">
      <style:text-properties fo:background-color="#80FFFF"/>
    </style:style>
    <style:style style:name="P872" style:parent-style-name="Normalny" style:family="paragraph">
      <style:paragraph-properties fo:text-align="justify" fo:line-height="150%" fo:text-indent="0.2479in"/>
    </style:style>
    <style:style style:name="T873" style:parent-style-name="Domyślnaczcionkaakapitu" style:family="text">
      <style:text-properties fo:background-color="#80FFFF"/>
    </style:style>
    <style:style style:name="T874" style:parent-style-name="Domyślnaczcionkaakapitu" style:family="text">
      <style:text-properties fo:background-color="#80FFFF"/>
    </style:style>
    <style:style style:name="P875" style:parent-style-name="Normalny" style:family="paragraph">
      <style:paragraph-properties fo:text-align="justify" fo:line-height="150%" fo:text-indent="0.2479in"/>
    </style:style>
    <style:style style:name="P876" style:parent-style-name="Normalny" style:family="paragraph">
      <style:paragraph-properties fo:text-align="justify" fo:line-height="150%" fo:text-indent="0.2479in"/>
    </style:style>
    <style:style style:name="T877" style:parent-style-name="Domyślnaczcionkaakapitu" style:family="text">
      <style:text-properties fo:background-color="#80FFFF"/>
    </style:style>
    <style:style style:name="P878" style:parent-style-name="Normalny" style:family="paragraph">
      <style:paragraph-properties fo:text-align="justify" fo:line-height="150%" fo:text-indent="0.2479in"/>
    </style:style>
    <style:style style:name="T879" style:parent-style-name="Domyślnaczcionkaakapitu" style:family="text">
      <style:text-properties fo:background-color="#80FFFF"/>
    </style:style>
    <style:style style:name="P880" style:parent-style-name="Normalny" style:family="paragraph">
      <style:paragraph-properties fo:text-align="justify" fo:line-height="150%" fo:text-indent="0.2479in"/>
    </style:style>
    <style:style style:name="T881" style:parent-style-name="Domyślnaczcionkaakapitu" style:family="text">
      <style:text-properties fo:background-color="#80FFFF"/>
    </style:style>
    <style:style style:name="T882" style:parent-style-name="Domyślnaczcionkaakapitu" style:family="text">
      <style:text-properties fo:background-color="#80FFFF"/>
    </style:style>
    <style:style style:name="T883" style:parent-style-name="Domyślnaczcionkaakapitu" style:family="text">
      <style:text-properties fo:background-color="#80FFFF"/>
    </style:style>
    <style:style style:name="T884" style:parent-style-name="Domyślnaczcionkaakapitu" style:family="text">
      <style:text-properties fo:background-color="#80FFFF"/>
    </style:style>
    <style:style style:name="P885" style:parent-style-name="Normalny" style:family="paragraph">
      <style:paragraph-properties fo:text-align="justify" fo:line-height="150%" fo:text-indent="0.2479in"/>
    </style:style>
    <style:style style:name="T886" style:parent-style-name="Domyślnaczcionkaakapitu" style:family="text">
      <style:text-properties fo:background-color="#80FFFF"/>
    </style:style>
    <style:style style:name="T887" style:parent-style-name="Domyślnaczcionkaakapitu" style:family="text">
      <style:text-properties fo:background-color="#80FFFF"/>
    </style:style>
    <style:style style:name="T888" style:parent-style-name="Domyślnaczcionkaakapitu" style:family="text">
      <style:text-properties fo:background-color="#80FFFF"/>
    </style:style>
    <style:style style:name="P889" style:parent-style-name="Normalny" style:family="paragraph">
      <style:paragraph-properties fo:text-align="justify" fo:line-height="150%" fo:text-indent="0.2479in"/>
    </style:style>
    <style:style style:name="T890" style:parent-style-name="Domyślnaczcionkaakapitu" style:family="text">
      <style:text-properties fo:background-color="#80FFFF"/>
    </style:style>
    <style:style style:name="T891" style:parent-style-name="Domyślnaczcionkaakapitu" style:family="text">
      <style:text-properties fo:background-color="#80FFFF"/>
    </style:style>
    <style:style style:name="T892" style:parent-style-name="Domyślnaczcionkaakapitu" style:family="text">
      <style:text-properties fo:background-color="#80FFFF"/>
    </style:style>
    <style:style style:name="T893" style:parent-style-name="Domyślnaczcionkaakapitu" style:family="text">
      <style:text-properties fo:background-color="#80FFFF"/>
    </style:style>
    <style:style style:name="T894" style:parent-style-name="Domyślnaczcionkaakapitu" style:family="text">
      <style:text-properties fo:background-color="#80FFFF"/>
    </style:style>
    <style:style style:name="T895" style:parent-style-name="Domyślnaczcionkaakapitu" style:family="text">
      <style:text-properties fo:background-color="#80FFFF"/>
    </style:style>
    <style:style style:name="T896" style:parent-style-name="Domyślnaczcionkaakapitu" style:family="text">
      <style:text-properties fo:background-color="#80FFFF"/>
    </style:style>
    <style:style style:name="T897" style:parent-style-name="Domyślnaczcionkaakapitu" style:family="text">
      <style:text-properties fo:background-color="#80FFFF"/>
    </style:style>
    <style:style style:name="T898" style:parent-style-name="Domyślnaczcionkaakapitu" style:family="text">
      <style:text-properties fo:background-color="#80FFFF"/>
    </style:style>
    <style:style style:name="T899" style:parent-style-name="Domyślnaczcionkaakapitu" style:family="text">
      <style:text-properties fo:background-color="#80FFFF"/>
    </style:style>
    <style:style style:name="T900" style:parent-style-name="Domyślnaczcionkaakapitu" style:family="text">
      <style:text-properties fo:background-color="#80FFFF"/>
    </style:style>
    <style:style style:name="T901" style:parent-style-name="Domyślnaczcionkaakapitu" style:family="text">
      <style:text-properties fo:background-color="#80FFFF"/>
    </style:style>
    <style:style style:name="T902" style:parent-style-name="Domyślnaczcionkaakapitu" style:family="text">
      <style:text-properties fo:background-color="#80FFFF"/>
    </style:style>
    <style:style style:name="T903" style:parent-style-name="Domyślnaczcionkaakapitu" style:family="text">
      <style:text-properties fo:background-color="#80FFFF"/>
    </style:style>
    <style:style style:name="T904" style:parent-style-name="Domyślnaczcionkaakapitu" style:family="text">
      <style:text-properties fo:background-color="#80FFFF"/>
    </style:style>
    <style:style style:name="T905" style:parent-style-name="Domyślnaczcionkaakapitu" style:family="text">
      <style:text-properties fo:background-color="#80FFFF"/>
    </style:style>
    <style:style style:name="T906" style:parent-style-name="Domyślnaczcionkaakapitu" style:family="text">
      <style:text-properties fo:background-color="#80FFFF"/>
    </style:style>
    <style:style style:name="T907" style:parent-style-name="Domyślnaczcionkaakapitu" style:family="text">
      <style:text-properties fo:background-color="#80FFFF"/>
    </style:style>
    <style:style style:name="T908" style:parent-style-name="Domyślnaczcionkaakapitu" style:family="text">
      <style:text-properties fo:background-color="#80FFFF"/>
    </style:style>
    <style:style style:name="T909" style:parent-style-name="Domyślnaczcionkaakapitu" style:family="text">
      <style:text-properties fo:background-color="#80FFFF"/>
    </style:style>
    <style:style style:name="P910" style:parent-style-name="Normalny" style:family="paragraph">
      <style:paragraph-properties fo:text-align="justify" fo:line-height="150%" fo:text-indent="0.2479in"/>
    </style:style>
    <style:style style:name="T911" style:parent-style-name="Domyślnaczcionkaakapitu" style:family="text">
      <style:text-properties fo:background-color="#80FFFF"/>
    </style:style>
    <style:style style:name="T912" style:parent-style-name="Domyślnaczcionkaakapitu" style:family="text">
      <style:text-properties fo:background-color="#80FFFF"/>
    </style:style>
    <style:style style:name="T913" style:parent-style-name="Domyślnaczcionkaakapitu" style:family="text">
      <style:text-properties fo:background-color="#80FFFF"/>
    </style:style>
    <style:style style:name="T914" style:parent-style-name="Domyślnaczcionkaakapitu" style:family="text">
      <style:text-properties fo:background-color="#80FFFF"/>
    </style:style>
    <style:style style:name="T915" style:parent-style-name="Domyślnaczcionkaakapitu" style:family="text">
      <style:text-properties fo:background-color="#80FFFF"/>
    </style:style>
    <style:style style:name="T916" style:parent-style-name="Domyślnaczcionkaakapitu" style:family="text">
      <style:text-properties fo:background-color="#80FFFF"/>
    </style:style>
    <style:style style:name="T917" style:parent-style-name="Domyślnaczcionkaakapitu" style:family="text">
      <style:text-properties fo:background-color="#80FFFF"/>
    </style:style>
    <style:style style:name="T918" style:parent-style-name="Domyślnaczcionkaakapitu" style:family="text">
      <style:text-properties fo:background-color="#80FFFF"/>
    </style:style>
    <style:style style:name="T919" style:parent-style-name="Domyślnaczcionkaakapitu" style:family="text">
      <style:text-properties fo:background-color="#80FFFF"/>
    </style:style>
    <style:style style:name="T920" style:parent-style-name="Domyślnaczcionkaakapitu" style:family="text">
      <style:text-properties fo:background-color="#80FFFF"/>
    </style:style>
    <style:style style:name="P921" style:parent-style-name="Normalny" style:family="paragraph">
      <style:paragraph-properties fo:text-align="justify" fo:line-height="150%" fo:text-indent="0.2479in"/>
    </style:style>
    <style:style style:name="T922" style:parent-style-name="Domyślnaczcionkaakapitu" style:family="text">
      <style:text-properties fo:background-color="#80FFFF"/>
    </style:style>
    <style:style style:name="T923" style:parent-style-name="Domyślnaczcionkaakapitu" style:family="text">
      <style:text-properties fo:background-color="#80FFFF"/>
    </style:style>
    <style:style style:name="T924" style:parent-style-name="Domyślnaczcionkaakapitu" style:family="text">
      <style:text-properties fo:background-color="#80FFFF"/>
    </style:style>
    <style:style style:name="T925" style:parent-style-name="Domyślnaczcionkaakapitu" style:family="text">
      <style:text-properties fo:background-color="#80FFFF"/>
    </style:style>
    <style:style style:name="T926" style:parent-style-name="Domyślnaczcionkaakapitu" style:family="text">
      <style:text-properties fo:background-color="#80FFFF"/>
    </style:style>
    <style:style style:name="T927" style:parent-style-name="Domyślnaczcionkaakapitu" style:family="text">
      <style:text-properties fo:background-color="#80FFFF"/>
    </style:style>
    <style:style style:name="P928" style:parent-style-name="Normalny" style:family="paragraph">
      <style:paragraph-properties fo:text-align="justify" fo:line-height="150%" fo:text-indent="0.2479in"/>
    </style:style>
    <style:style style:name="T929" style:parent-style-name="Domyślnaczcionkaakapitu" style:family="text">
      <style:text-properties fo:background-color="#80FFFF"/>
    </style:style>
    <style:style style:name="T930" style:parent-style-name="Domyślnaczcionkaakapitu" style:family="text">
      <style:text-properties fo:background-color="#80FFFF"/>
    </style:style>
    <style:style style:name="T931" style:parent-style-name="Domyślnaczcionkaakapitu" style:family="text">
      <style:text-properties fo:background-color="#80FFFF"/>
    </style:style>
    <style:style style:name="T932" style:parent-style-name="Domyślnaczcionkaakapitu" style:family="text">
      <style:text-properties fo:background-color="#80FFFF"/>
    </style:style>
    <style:style style:name="T933" style:parent-style-name="Domyślnaczcionkaakapitu" style:family="text">
      <style:text-properties fo:background-color="#80FFFF"/>
    </style:style>
    <style:style style:name="T934" style:parent-style-name="Domyślnaczcionkaakapitu" style:family="text">
      <style:text-properties fo:background-color="#80FFFF"/>
    </style:style>
    <style:style style:name="T935" style:parent-style-name="Domyślnaczcionkaakapitu" style:family="text">
      <style:text-properties fo:background-color="#80FFFF"/>
    </style:style>
    <style:style style:name="T936" style:parent-style-name="Domyślnaczcionkaakapitu" style:family="text">
      <style:text-properties fo:background-color="#80FFFF"/>
    </style:style>
    <style:style style:name="T937" style:parent-style-name="Domyślnaczcionkaakapitu" style:family="text">
      <style:text-properties fo:background-color="#80FFFF"/>
    </style:style>
    <style:style style:name="T938" style:parent-style-name="Domyślnaczcionkaakapitu" style:family="text">
      <style:text-properties fo:background-color="#80FFFF"/>
    </style:style>
    <style:style style:name="T939" style:parent-style-name="Domyślnaczcionkaakapitu" style:family="text">
      <style:text-properties fo:background-color="#80FFFF"/>
    </style:style>
    <style:style style:name="T940" style:parent-style-name="Domyślnaczcionkaakapitu" style:family="text">
      <style:text-properties fo:background-color="#80FFFF"/>
    </style:style>
    <style:style style:name="P941" style:parent-style-name="Normalny" style:family="paragraph">
      <style:paragraph-properties fo:text-align="justify" fo:line-height="150%" fo:text-indent="0.2479in"/>
    </style:style>
    <style:style style:name="T942" style:parent-style-name="Domyślnaczcionkaakapitu" style:family="text">
      <style:text-properties fo:background-color="#80FFFF"/>
    </style:style>
    <style:style style:name="T943" style:parent-style-name="Domyślnaczcionkaakapitu" style:family="text">
      <style:text-properties fo:background-color="#80FFFF"/>
    </style:style>
    <style:style style:name="T944" style:parent-style-name="Domyślnaczcionkaakapitu" style:family="text">
      <style:text-properties fo:background-color="#80FFFF"/>
    </style:style>
    <style:style style:name="T945" style:parent-style-name="Domyślnaczcionkaakapitu" style:family="text">
      <style:text-properties fo:background-color="#80FFFF"/>
    </style:style>
    <style:style style:name="T946" style:parent-style-name="Domyślnaczcionkaakapitu" style:family="text">
      <style:text-properties fo:background-color="#80FFFF"/>
    </style:style>
    <style:style style:name="T947" style:parent-style-name="Domyślnaczcionkaakapitu" style:family="text">
      <style:text-properties fo:background-color="#80FFFF"/>
    </style:style>
    <style:style style:name="T948" style:parent-style-name="Domyślnaczcionkaakapitu" style:family="text">
      <style:text-properties fo:background-color="#80FFFF"/>
    </style:style>
    <style:style style:name="T949" style:parent-style-name="Domyślnaczcionkaakapitu" style:family="text">
      <style:text-properties fo:background-color="#80FFFF"/>
    </style:style>
    <style:style style:name="T950" style:parent-style-name="Domyślnaczcionkaakapitu" style:family="text">
      <style:text-properties fo:background-color="#80FFFF"/>
    </style:style>
    <style:style style:name="P951" style:parent-style-name="Normalny" style:family="paragraph">
      <style:paragraph-properties fo:text-align="justify" fo:line-height="150%" fo:text-indent="0.2479in"/>
    </style:style>
    <style:style style:name="T952" style:parent-style-name="Domyślnaczcionkaakapitu" style:family="text">
      <style:text-properties fo:background-color="#80FFFF"/>
    </style:style>
    <style:style style:name="T953" style:parent-style-name="Domyślnaczcionkaakapitu" style:family="text">
      <style:text-properties fo:background-color="#80FFFF"/>
    </style:style>
    <style:style style:name="P954" style:parent-style-name="Normalny" style:family="paragraph">
      <style:paragraph-properties fo:text-align="justify" fo:line-height="150%" fo:text-indent="0.2479in"/>
    </style:style>
    <style:style style:name="T955" style:parent-style-name="Domyślnaczcionkaakapitu" style:family="text">
      <style:text-properties fo:background-color="#80FFFF"/>
    </style:style>
    <style:style style:name="P956" style:parent-style-name="Normalny" style:family="paragraph">
      <style:paragraph-properties fo:text-align="justify" fo:line-height="150%" fo:text-indent="0.2479in"/>
    </style:style>
    <style:style style:name="P957" style:parent-style-name="Normalny" style:family="paragraph">
      <style:paragraph-properties fo:text-align="justify" fo:line-height="150%" fo:text-indent="0.2479in"/>
    </style:style>
    <style:style style:name="T958" style:parent-style-name="Domyślnaczcionkaakapitu" style:family="text">
      <style:text-properties fo:background-color="#80FFFF"/>
    </style:style>
    <style:style style:name="P959" style:parent-style-name="Normalny" style:family="paragraph">
      <style:paragraph-properties fo:text-align="justify" fo:line-height="150%"/>
    </style:style>
    <style:style style:name="T960" style:parent-style-name="Domyślnaczcionkaakapitu" style:family="text">
      <style:text-properties style:text-underline-type="single" style:text-underline-style="solid" style:text-underline-width="auto" style:text-underline-mode="continuous"/>
    </style:style>
    <style:style style:name="P961" style:parent-style-name="Normalny" style:family="paragraph">
      <style:paragraph-properties fo:text-align="justify" fo:line-height="150%" fo:text-indent="0.2479in"/>
    </style:style>
    <style:style style:name="P962" style:parent-style-name="Normalny" style:family="paragraph">
      <style:paragraph-properties fo:text-align="justify" fo:line-height="150%" fo:text-indent="0.2479in"/>
    </style:style>
    <style:style style:name="P963" style:parent-style-name="Normalny" style:family="paragraph">
      <style:paragraph-properties fo:text-align="justify" fo:line-height="150%"/>
    </style:style>
    <style:style style:name="T964" style:parent-style-name="Domyślnaczcionkaakapitu" style:family="text">
      <style:text-properties style:text-underline-type="single" style:text-underline-style="solid" style:text-underline-width="auto" style:text-underline-mode="continuous"/>
    </style:style>
    <style:style style:name="T965" style:parent-style-name="Domyślnaczcionkaakapitu" style:family="text">
      <style:text-properties fo:background-color="#80FFFF"/>
    </style:style>
    <style:style style:name="P966" style:parent-style-name="Normalny" style:family="paragraph">
      <style:paragraph-properties fo:text-align="justify" fo:line-height="150%" fo:text-indent="0.2479in"/>
    </style:style>
    <style:style style:name="P967" style:parent-style-name="Normalny" style:family="paragraph">
      <style:paragraph-properties fo:text-align="justify" fo:line-height="150%" fo:text-indent="0.2479in"/>
    </style:style>
    <style:style style:name="P968" style:parent-style-name="Normalny" style:family="paragraph">
      <style:paragraph-properties fo:text-align="justify" fo:line-height="150%" fo:text-indent="0.2479in"/>
    </style:style>
    <style:style style:name="T969" style:parent-style-name="Domyślnaczcionkaakapitu" style:family="text">
      <style:text-properties fo:background-color="#80FFFF"/>
    </style:style>
    <style:style style:name="T970" style:parent-style-name="Domyślnaczcionkaakapitu" style:family="text">
      <style:text-properties fo:background-color="#80FFFF"/>
    </style:style>
    <style:style style:name="T971" style:parent-style-name="Domyślnaczcionkaakapitu" style:family="text">
      <style:text-properties fo:background-color="#80FFFF"/>
    </style:style>
    <style:style style:name="T972" style:parent-style-name="Domyślnaczcionkaakapitu" style:family="text">
      <style:text-properties fo:background-color="#80FFFF"/>
    </style:style>
    <style:style style:name="P973" style:parent-style-name="Normalny" style:family="paragraph">
      <style:paragraph-properties fo:text-align="justify" fo:line-height="150%" fo:text-indent="0.2479in"/>
    </style:style>
    <style:style style:name="P974" style:parent-style-name="Normalny" style:family="paragraph">
      <style:paragraph-properties fo:text-align="justify" fo:line-height="150%" fo:text-indent="0.2479in"/>
    </style:style>
    <style:style style:name="T975" style:parent-style-name="Domyślnaczcionkaakapitu" style:family="text">
      <style:text-properties fo:background-color="#80FFFF"/>
    </style:style>
    <style:style style:name="P976" style:parent-style-name="Normalny" style:family="paragraph">
      <style:paragraph-properties fo:text-align="justify" fo:line-height="150%" fo:text-indent="0.2479in"/>
    </style:style>
    <style:style style:name="T977" style:parent-style-name="Domyślnaczcionkaakapitu" style:family="text">
      <style:text-properties fo:background-color="#80FFFF"/>
    </style:style>
    <style:style style:name="P978" style:parent-style-name="Normalny" style:family="paragraph">
      <style:paragraph-properties fo:text-align="justify" fo:line-height="150%" fo:text-indent="0.2479in"/>
    </style:style>
    <style:style style:name="T979" style:parent-style-name="Domyślnaczcionkaakapitu" style:family="text">
      <style:text-properties fo:background-color="#80FFFF"/>
    </style:style>
    <style:style style:name="T980" style:parent-style-name="Domyślnaczcionkaakapitu" style:family="text">
      <style:text-properties fo:background-color="#80FFFF"/>
    </style:style>
    <style:style style:name="P981" style:parent-style-name="Normalny" style:family="paragraph">
      <style:paragraph-properties fo:text-align="justify" fo:line-height="150%" fo:text-indent="0.2479in"/>
    </style:style>
    <style:style style:name="T982" style:parent-style-name="Domyślnaczcionkaakapitu" style:family="text">
      <style:text-properties fo:background-color="#80FFFF"/>
    </style:style>
    <style:style style:name="T983" style:parent-style-name="Domyślnaczcionkaakapitu" style:family="text">
      <style:text-properties fo:background-color="#80FFFF"/>
    </style:style>
    <style:style style:name="T984" style:parent-style-name="Domyślnaczcionkaakapitu" style:family="text">
      <style:text-properties fo:background-color="#80FFFF"/>
    </style:style>
    <style:style style:name="T985" style:parent-style-name="Domyślnaczcionkaakapitu" style:family="text">
      <style:text-properties fo:background-color="#80FFFF"/>
    </style:style>
    <style:style style:name="T986" style:parent-style-name="Domyślnaczcionkaakapitu" style:family="text">
      <style:text-properties fo:background-color="#80FFFF"/>
    </style:style>
    <style:style style:name="P987" style:parent-style-name="Normalny" style:family="paragraph">
      <style:paragraph-properties fo:text-align="justify" fo:line-height="150%" fo:text-indent="0.2479in"/>
    </style:style>
    <style:style style:name="P988" style:parent-style-name="Normalny" style:family="paragraph">
      <style:paragraph-properties fo:text-align="justify" fo:line-height="150%" fo:text-indent="0.2479in"/>
    </style:style>
    <style:style style:name="T989" style:parent-style-name="Domyślnaczcionkaakapitu" style:family="text">
      <style:text-properties fo:background-color="#80FFFF"/>
    </style:style>
    <style:style style:name="P990" style:parent-style-name="Normalny" style:family="paragraph">
      <style:paragraph-properties fo:text-align="justify" fo:line-height="150%" fo:text-indent="0.2479in"/>
    </style:style>
    <style:style style:name="T991" style:parent-style-name="Domyślnaczcionkaakapitu" style:family="text">
      <style:text-properties fo:background-color="#80FFFF"/>
    </style:style>
    <style:style style:name="T992" style:parent-style-name="Domyślnaczcionkaakapitu" style:family="text">
      <style:text-properties fo:background-color="#80FFFF"/>
    </style:style>
    <style:style style:name="P993" style:parent-style-name="Normalny" style:family="paragraph">
      <style:paragraph-properties fo:text-align="justify" fo:line-height="150%" fo:text-indent="0.2479in"/>
    </style:style>
    <style:style style:name="P994" style:parent-style-name="Normalny" style:family="paragraph">
      <style:paragraph-properties fo:text-align="justify" fo:line-height="150%">
        <style:tab-stops>
          <style:tab-stop style:type="left" style:position="2.809in"/>
        </style:tab-stops>
      </style:paragraph-properties>
    </style:style>
    <style:style style:name="T995" style:parent-style-name="Domyślnaczcionkaakapitu" style:family="text">
      <style:text-properties style:text-underline-type="single" style:text-underline-style="solid" style:text-underline-width="auto" style:text-underline-mode="continuous"/>
    </style:style>
    <style:style style:name="T996" style:parent-style-name="Domyślnaczcionkaakapitu" style:family="text">
      <style:text-properties fo:background-color="#80FFFF" style:text-underline-type="single" style:text-underline-style="solid" style:text-underline-width="auto" style:text-underline-mode="continuous"/>
    </style:style>
    <style:style style:name="P997" style:parent-style-name="Normalny" style:family="paragraph">
      <style:paragraph-properties fo:text-align="justify" fo:line-height="150%" fo:text-indent="0.2479in">
        <style:tab-stops>
          <style:tab-stop style:type="left" style:position="2.809in"/>
        </style:tab-stops>
      </style:paragraph-properties>
    </style:style>
    <style:style style:name="T998" style:parent-style-name="Domyślnaczcionkaakapitu" style:family="text">
      <style:text-properties fo:background-color="#80FFFF"/>
    </style:style>
    <style:style style:name="T999" style:parent-style-name="Domyślnaczcionkaakapitu" style:family="text">
      <style:text-properties fo:background-color="#80FFFF"/>
    </style:style>
    <style:style style:name="P1000" style:parent-style-name="Normalny" style:family="paragraph">
      <style:paragraph-properties fo:text-align="justify" fo:line-height="150%"/>
    </style:style>
    <style:style style:name="T1001" style:parent-style-name="Domyślnaczcionkaakapitu" style:family="text">
      <style:text-properties style:text-underline-type="single" style:text-underline-style="solid" style:text-underline-width="auto" style:text-underline-mode="continuous"/>
    </style:style>
    <style:style style:name="P1002" style:parent-style-name="Normalny" style:family="paragraph">
      <style:paragraph-properties fo:text-align="justify" fo:line-height="150%" fo:text-indent="0.2479in"/>
    </style:style>
    <style:style style:name="T1003" style:parent-style-name="Domyślnaczcionkaakapitu" style:family="text">
      <style:text-properties fo:background-color="#80FFFF"/>
    </style:style>
    <style:style style:name="T1004" style:parent-style-name="Domyślnaczcionkaakapitu" style:family="text">
      <style:text-properties fo:background-color="#80FFFF"/>
    </style:style>
    <style:style style:name="T1005" style:parent-style-name="Domyślnaczcionkaakapitu" style:family="text">
      <style:text-properties fo:background-color="#80FFFF"/>
    </style:style>
    <style:style style:name="T1006" style:parent-style-name="Domyślnaczcionkaakapitu" style:family="text">
      <style:text-properties fo:background-color="#80FFFF"/>
    </style:style>
    <style:style style:name="P1007" style:parent-style-name="Normalny" style:family="paragraph">
      <style:paragraph-properties fo:text-align="justify" fo:line-height="150%" fo:text-indent="0.2479in"/>
    </style:style>
    <style:style style:name="P1008" style:parent-style-name="Normalny" style:family="paragraph">
      <style:paragraph-properties fo:text-align="justify" fo:line-height="150%" fo:text-indent="0.2479in"/>
    </style:style>
    <style:style style:name="P1009" style:parent-style-name="Normalny" style:family="paragraph">
      <style:paragraph-properties fo:text-align="justify" fo:line-height="150%"/>
    </style:style>
    <style:style style:name="T1010" style:parent-style-name="Domyślnaczcionkaakapitu" style:family="text">
      <style:text-properties style:text-underline-type="single" style:text-underline-style="solid" style:text-underline-width="auto" style:text-underline-mode="continuous"/>
    </style:style>
    <style:style style:name="T1011" style:parent-style-name="Domyślnaczcionkaakapitu" style:family="text">
      <style:text-properties fo:background-color="#80FFFF" style:text-underline-type="single" style:text-underline-style="solid" style:text-underline-width="auto" style:text-underline-mode="continuous"/>
    </style:style>
    <style:style style:name="T1012" style:parent-style-name="Domyślnaczcionkaakapitu" style:family="text">
      <style:text-properties fo:background-color="#80FFFF"/>
    </style:style>
    <style:style style:name="P1013" style:parent-style-name="Normalny" style:family="paragraph">
      <style:paragraph-properties fo:text-align="justify" fo:line-height="150%" fo:text-indent="0.2479in"/>
    </style:style>
    <style:style style:name="P1014" style:parent-style-name="Normalny" style:family="paragraph">
      <style:paragraph-properties fo:text-align="justify" fo:line-height="150%"/>
    </style:style>
    <style:style style:name="T1015" style:parent-style-name="Domyślnaczcionkaakapitu" style:family="text">
      <style:text-properties fo:background-color="#80FFFF" style:text-underline-type="single" style:text-underline-style="solid" style:text-underline-width="auto" style:text-underline-mode="continuous"/>
    </style:style>
    <style:style style:name="T1016" style:parent-style-name="Domyślnaczcionkaakapitu" style:family="text">
      <style:text-properties style:text-underline-type="single" style:text-underline-style="solid" style:text-underline-width="auto" style:text-underline-mode="continuous"/>
    </style:style>
    <style:style style:name="T1017" style:parent-style-name="Domyślnaczcionkaakapitu" style:family="text">
      <style:text-properties fo:background-color="#80FFFF" style:text-underline-type="single" style:text-underline-style="solid" style:text-underline-width="auto" style:text-underline-mode="continuous"/>
    </style:style>
    <style:style style:name="T1018" style:parent-style-name="Domyślnaczcionkaakapitu" style:family="text">
      <style:text-properties style:text-underline-type="single" style:text-underline-style="solid" style:text-underline-width="auto" style:text-underline-mode="continuous"/>
    </style:style>
    <style:style style:name="T1019" style:parent-style-name="Domyślnaczcionkaakapitu" style:family="text">
      <style:text-properties fo:background-color="#80FFFF"/>
    </style:style>
    <style:style style:name="P1020" style:parent-style-name="Normalny" style:family="paragraph">
      <style:paragraph-properties fo:text-align="justify" fo:line-height="150%" fo:text-indent="0.2479in"/>
    </style:style>
    <style:style style:name="T1021" style:parent-style-name="Domyślnaczcionkaakapitu" style:family="text">
      <style:text-properties fo:background-color="#80FFFF"/>
    </style:style>
    <style:style style:name="T1022" style:parent-style-name="Domyślnaczcionkaakapitu" style:family="text">
      <style:text-properties fo:background-color="#80FFFF"/>
    </style:style>
    <style:style style:name="P1023" style:parent-style-name="Normalny" style:family="paragraph">
      <style:paragraph-properties fo:text-align="justify" fo:line-height="150%" fo:text-indent="0.2479in"/>
    </style:style>
    <style:style style:name="T1024" style:parent-style-name="Domyślnaczcionkaakapitu" style:family="text">
      <style:text-properties fo:background-color="#80FFFF"/>
    </style:style>
    <style:style style:name="P1025" style:parent-style-name="Normalny" style:family="paragraph">
      <style:paragraph-properties fo:text-align="justify" fo:line-height="150%" fo:text-indent="0.2479in"/>
    </style:style>
    <style:style style:name="T1026" style:parent-style-name="Domyślnaczcionkaakapitu" style:family="text">
      <style:text-properties fo:background-color="#80FFFF"/>
    </style:style>
    <style:style style:name="T1027" style:parent-style-name="Domyślnaczcionkaakapitu" style:family="text">
      <style:text-properties fo:background-color="#80FFFF"/>
    </style:style>
    <style:style style:name="P1028" style:parent-style-name="Normalny" style:family="paragraph">
      <style:paragraph-properties fo:text-align="justify" fo:line-height="150%"/>
    </style:style>
    <style:style style:name="T1029" style:parent-style-name="Domyślnaczcionkaakapitu" style:family="text">
      <style:text-properties fo:background-color="#80FFFF" style:text-underline-type="single" style:text-underline-style="solid" style:text-underline-width="auto" style:text-underline-mode="continuous"/>
    </style:style>
    <style:style style:name="T1030" style:parent-style-name="Domyślnaczcionkaakapitu" style:family="text">
      <style:text-properties style:text-underline-type="single" style:text-underline-style="solid" style:text-underline-width="auto" style:text-underline-mode="continuous"/>
    </style:style>
    <style:style style:name="T1031" style:parent-style-name="Domyślnaczcionkaakapitu" style:family="text">
      <style:text-properties fo:background-color="#80FFFF" style:text-underline-type="single" style:text-underline-style="solid" style:text-underline-width="auto" style:text-underline-mode="continuous"/>
    </style:style>
    <style:style style:name="T1032" style:parent-style-name="Domyślnaczcionkaakapitu" style:family="text">
      <style:text-properties style:text-underline-type="single" style:text-underline-style="solid" style:text-underline-width="auto" style:text-underline-mode="continuous"/>
    </style:style>
    <style:style style:name="T1033" style:parent-style-name="Domyślnaczcionkaakapitu" style:family="text">
      <style:text-properties fo:background-color="#80FFFF"/>
    </style:style>
    <style:style style:name="P1034" style:parent-style-name="Normalny" style:family="paragraph">
      <style:paragraph-properties fo:text-align="justify" fo:line-height="150%" fo:text-indent="0.2479in"/>
    </style:style>
    <style:style style:name="T1035" style:parent-style-name="Domyślnaczcionkaakapitu" style:family="text">
      <style:text-properties fo:background-color="#80FFFF"/>
    </style:style>
    <style:style style:name="T1036" style:parent-style-name="Domyślnaczcionkaakapitu" style:family="text">
      <style:text-properties fo:background-color="#80FFFF"/>
    </style:style>
    <style:style style:name="T1037" style:parent-style-name="Domyślnaczcionkaakapitu" style:family="text">
      <style:text-properties fo:background-color="#80FFFF"/>
    </style:style>
    <style:style style:name="T1038" style:parent-style-name="Domyślnaczcionkaakapitu" style:family="text">
      <style:text-properties fo:background-color="#80FFFF"/>
    </style:style>
    <style:style style:name="P1039" style:parent-style-name="Normalny" style:family="paragraph">
      <style:paragraph-properties fo:text-align="justify" fo:line-height="150%" fo:text-indent="0.2479in"/>
    </style:style>
    <style:style style:name="T1040" style:parent-style-name="Domyślnaczcionkaakapitu" style:family="text">
      <style:text-properties fo:background-color="#80FFFF"/>
    </style:style>
    <style:style style:name="P1041" style:parent-style-name="Normalny" style:family="paragraph">
      <style:paragraph-properties fo:text-align="justify" fo:line-height="150%"/>
    </style:style>
    <style:style style:name="T1042" style:parent-style-name="Domyślnaczcionkaakapitu" style:family="text">
      <style:text-properties fo:background-color="#80FFFF" style:text-underline-type="single" style:text-underline-style="solid" style:text-underline-width="auto" style:text-underline-mode="continuous"/>
    </style:style>
    <style:style style:name="T1043" style:parent-style-name="Domyślnaczcionkaakapitu" style:family="text">
      <style:text-properties style:text-underline-type="single" style:text-underline-style="solid" style:text-underline-width="auto" style:text-underline-mode="continuous"/>
    </style:style>
    <style:style style:name="T1044" style:parent-style-name="Domyślnaczcionkaakapitu" style:family="text">
      <style:text-properties fo:background-color="#80FFFF" style:text-underline-type="single" style:text-underline-style="solid" style:text-underline-width="auto" style:text-underline-mode="continuous"/>
    </style:style>
    <style:style style:name="T1045" style:parent-style-name="Domyślnaczcionkaakapitu" style:family="text">
      <style:text-properties style:text-underline-type="single" style:text-underline-style="solid" style:text-underline-width="auto" style:text-underline-mode="continuous"/>
    </style:style>
    <style:style style:name="T1046" style:parent-style-name="Domyślnaczcionkaakapitu" style:family="text">
      <style:text-properties fo:background-color="#80FFFF"/>
    </style:style>
    <style:style style:name="P1047" style:parent-style-name="Normalny" style:family="paragraph">
      <style:paragraph-properties fo:text-align="justify" fo:line-height="150%" fo:text-indent="0.2479in"/>
    </style:style>
    <style:style style:name="T1048" style:parent-style-name="Domyślnaczcionkaakapitu" style:family="text">
      <style:text-properties fo:background-color="#80FFFF"/>
    </style:style>
    <style:style style:name="P1049" style:parent-style-name="Normalny" style:family="paragraph">
      <style:paragraph-properties fo:text-align="justify" fo:line-height="150%" fo:text-indent="0.2479in"/>
    </style:style>
    <style:style style:name="T1050" style:parent-style-name="Domyślnaczcionkaakapitu" style:family="text">
      <style:text-properties fo:background-color="#80FFFF"/>
    </style:style>
    <style:style style:name="P1051" style:parent-style-name="Normalny" style:family="paragraph">
      <style:paragraph-properties fo:text-align="justify" fo:line-height="150%" fo:text-indent="0.2479in"/>
    </style:style>
    <style:style style:name="T1052" style:parent-style-name="Domyślnaczcionkaakapitu" style:family="text">
      <style:text-properties fo:background-color="#80FFFF"/>
    </style:style>
    <style:style style:name="P1053" style:parent-style-name="Normalny" style:family="paragraph">
      <style:paragraph-properties fo:text-align="justify" fo:line-height="150%" fo:text-indent="0.2479in"/>
    </style:style>
    <style:style style:name="T1054" style:parent-style-name="Domyślnaczcionkaakapitu" style:family="text">
      <style:text-properties fo:background-color="#80FFFF"/>
    </style:style>
    <style:style style:name="T1055" style:parent-style-name="Domyślnaczcionkaakapitu" style:family="text">
      <style:text-properties fo:background-color="#80FFFF"/>
    </style:style>
    <style:style style:name="P1056" style:parent-style-name="Normalny" style:family="paragraph">
      <style:paragraph-properties fo:text-align="justify" fo:line-height="150%" fo:text-indent="0.2479in"/>
    </style:style>
    <style:style style:name="T1057" style:parent-style-name="Domyślnaczcionkaakapitu" style:family="text">
      <style:text-properties fo:background-color="#80FFFF"/>
    </style:style>
    <style:style style:name="T1058" style:parent-style-name="Domyślnaczcionkaakapitu" style:family="text">
      <style:text-properties fo:background-color="#80FFFF"/>
    </style:style>
    <style:style style:name="T1059" style:parent-style-name="Domyślnaczcionkaakapitu" style:family="text">
      <style:text-properties fo:background-color="#80FFFF"/>
    </style:style>
    <style:style style:name="T1060" style:parent-style-name="Domyślnaczcionkaakapitu" style:family="text">
      <style:text-properties fo:background-color="#80FFFF"/>
    </style:style>
    <style:style style:name="P1061" style:parent-style-name="Normalny" style:family="paragraph">
      <style:paragraph-properties fo:text-align="justify" fo:line-height="150%" fo:text-indent="0.2479in"/>
    </style:style>
    <style:style style:name="T1062" style:parent-style-name="Domyślnaczcionkaakapitu" style:family="text">
      <style:text-properties fo:background-color="#80FFFF"/>
    </style:style>
    <style:style style:name="T1063" style:parent-style-name="Domyślnaczcionkaakapitu" style:family="text">
      <style:text-properties fo:background-color="#80FFFF"/>
    </style:style>
    <style:style style:name="T1064" style:parent-style-name="Domyślnaczcionkaakapitu" style:family="text">
      <style:text-properties fo:background-color="#80FFFF"/>
    </style:style>
    <style:style style:name="T1065" style:parent-style-name="Domyślnaczcionkaakapitu" style:family="text">
      <style:text-properties fo:background-color="#80FFFF"/>
    </style:style>
    <style:style style:name="T1066" style:parent-style-name="Domyślnaczcionkaakapitu" style:family="text">
      <style:text-properties fo:background-color="#80FFFF"/>
    </style:style>
    <style:style style:name="T1067" style:parent-style-name="Domyślnaczcionkaakapitu" style:family="text">
      <style:text-properties fo:background-color="#80FFFF"/>
    </style:style>
    <style:style style:name="T1068" style:parent-style-name="Domyślnaczcionkaakapitu" style:family="text">
      <style:text-properties fo:background-color="#80FFFF"/>
    </style:style>
    <style:style style:name="T1069" style:parent-style-name="Domyślnaczcionkaakapitu" style:family="text">
      <style:text-properties fo:background-color="#80FFFF"/>
    </style:style>
    <style:style style:name="T1070" style:parent-style-name="Domyślnaczcionkaakapitu" style:family="text">
      <style:text-properties fo:background-color="#80FFFF"/>
    </style:style>
    <style:style style:name="T1071" style:parent-style-name="Domyślnaczcionkaakapitu" style:family="text">
      <style:text-properties fo:background-color="#80FFFF"/>
    </style:style>
    <style:style style:name="P1072" style:parent-style-name="Normalny" style:family="paragraph">
      <style:paragraph-properties fo:text-align="justify" fo:line-height="150%" fo:text-indent="0.2479in"/>
    </style:style>
    <style:style style:name="T1073" style:parent-style-name="Domyślnaczcionkaakapitu" style:family="text">
      <style:text-properties fo:background-color="#80FFFF"/>
    </style:style>
    <style:style style:name="T1074" style:parent-style-name="Domyślnaczcionkaakapitu" style:family="text">
      <style:text-properties fo:background-color="#80FFFF"/>
    </style:style>
    <style:style style:name="P1075" style:parent-style-name="Normalny" style:family="paragraph">
      <style:paragraph-properties fo:text-align="justify" fo:line-height="150%" fo:text-indent="0.2479in"/>
    </style:style>
    <style:style style:name="T1076" style:parent-style-name="Domyślnaczcionkaakapitu" style:family="text">
      <style:text-properties fo:background-color="#80FFFF"/>
    </style:style>
    <style:style style:name="T1077" style:parent-style-name="Domyślnaczcionkaakapitu" style:family="text">
      <style:text-properties fo:background-color="#80FFFF"/>
    </style:style>
    <style:style style:name="T1078" style:parent-style-name="Domyślnaczcionkaakapitu" style:family="text">
      <style:text-properties fo:background-color="#80FFFF"/>
    </style:style>
    <style:style style:name="T1079" style:parent-style-name="Domyślnaczcionkaakapitu" style:family="text">
      <style:text-properties fo:background-color="#80FFFF"/>
    </style:style>
    <style:style style:name="T1080" style:parent-style-name="Domyślnaczcionkaakapitu" style:family="text">
      <style:text-properties fo:background-color="#80FFFF"/>
    </style:style>
    <style:style style:name="T1081" style:parent-style-name="Domyślnaczcionkaakapitu" style:family="text">
      <style:text-properties fo:background-color="#80FFFF"/>
    </style:style>
    <style:style style:name="T1082" style:parent-style-name="Domyślnaczcionkaakapitu" style:family="text">
      <style:text-properties fo:background-color="#80FFFF"/>
    </style:style>
    <style:style style:name="P1083" style:parent-style-name="Normalny" style:family="paragraph">
      <style:paragraph-properties fo:text-align="justify" fo:line-height="150%" fo:text-indent="0.2479in"/>
    </style:style>
    <style:style style:name="T1084" style:parent-style-name="Domyślnaczcionkaakapitu" style:family="text">
      <style:text-properties fo:background-color="#80FFFF"/>
    </style:style>
    <style:style style:name="T1085" style:parent-style-name="Domyślnaczcionkaakapitu" style:family="text">
      <style:text-properties fo:background-color="#80FFFF"/>
    </style:style>
    <style:style style:name="T1086" style:parent-style-name="Domyślnaczcionkaakapitu" style:family="text">
      <style:text-properties fo:background-color="#80FFFF"/>
    </style:style>
    <style:style style:name="T1087" style:parent-style-name="Domyślnaczcionkaakapitu" style:family="text">
      <style:text-properties fo:background-color="#80FFFF"/>
    </style:style>
    <style:style style:name="T1088" style:parent-style-name="Domyślnaczcionkaakapitu" style:family="text">
      <style:text-properties fo:background-color="#80FFFF"/>
    </style:style>
    <style:style style:name="T1089" style:parent-style-name="Domyślnaczcionkaakapitu" style:family="text">
      <style:text-properties fo:background-color="#80FFFF"/>
    </style:style>
    <style:style style:name="P1090" style:parent-style-name="Normalny" style:family="paragraph">
      <style:paragraph-properties fo:text-align="justify" fo:line-height="150%" fo:text-indent="0.2479in"/>
    </style:style>
    <style:style style:name="T1091" style:parent-style-name="Domyślnaczcionkaakapitu" style:family="text">
      <style:text-properties fo:background-color="#80FFFF"/>
    </style:style>
    <style:style style:name="T1092" style:parent-style-name="Domyślnaczcionkaakapitu" style:family="text">
      <style:text-properties fo:background-color="#80FFFF"/>
    </style:style>
    <style:style style:name="T1093" style:parent-style-name="Domyślnaczcionkaakapitu" style:family="text">
      <style:text-properties fo:background-color="#80FFFF"/>
    </style:style>
    <style:style style:name="P1094" style:parent-style-name="Normalny" style:family="paragraph">
      <style:paragraph-properties fo:text-align="justify" fo:line-height="150%" fo:text-indent="0.2479in"/>
    </style:style>
    <style:style style:name="T1095" style:parent-style-name="Domyślnaczcionkaakapitu" style:family="text">
      <style:text-properties fo:background-color="#80FFFF"/>
    </style:style>
    <style:style style:name="T1096" style:parent-style-name="Domyślnaczcionkaakapitu" style:family="text">
      <style:text-properties fo:background-color="#80FFFF"/>
    </style:style>
    <style:style style:name="P1097" style:parent-style-name="Normalny" style:family="paragraph">
      <style:paragraph-properties fo:text-align="justify" fo:line-height="150%" fo:text-indent="0.2479in"/>
    </style:style>
    <style:style style:name="T1098" style:parent-style-name="Domyślnaczcionkaakapitu" style:family="text">
      <style:text-properties fo:background-color="#80FFFF"/>
    </style:style>
    <style:style style:name="T1099" style:parent-style-name="Domyślnaczcionkaakapitu" style:family="text">
      <style:text-properties fo:background-color="#80FFFF"/>
    </style:style>
    <style:style style:name="T1100" style:parent-style-name="Domyślnaczcionkaakapitu" style:family="text">
      <style:text-properties fo:background-color="#80FFFF"/>
    </style:style>
    <style:style style:name="T1101" style:parent-style-name="Domyślnaczcionkaakapitu" style:family="text">
      <style:text-properties fo:background-color="#80FFFF"/>
    </style:style>
    <style:style style:name="P1102" style:parent-style-name="Normalny" style:family="paragraph">
      <style:paragraph-properties fo:text-align="justify" fo:line-height="150%" fo:text-indent="0.2479in"/>
    </style:style>
    <style:style style:name="T1103" style:parent-style-name="Domyślnaczcionkaakapitu" style:family="text">
      <style:text-properties fo:background-color="#80FFFF"/>
    </style:style>
    <style:style style:name="T1104" style:parent-style-name="Domyślnaczcionkaakapitu" style:family="text">
      <style:text-properties fo:background-color="#80FFFF"/>
    </style:style>
    <style:style style:name="P1105" style:parent-style-name="Normalny" style:family="paragraph">
      <style:paragraph-properties fo:text-align="justify" fo:line-height="150%" fo:text-indent="0.2479in"/>
    </style:style>
    <style:style style:name="P1106" style:parent-style-name="Normalny" style:family="paragraph">
      <style:paragraph-properties fo:text-align="justify" fo:line-height="150%" fo:text-indent="0.2479in"/>
    </style:style>
    <style:style style:name="T1107" style:parent-style-name="Domyślnaczcionkaakapitu" style:family="text">
      <style:text-properties fo:background-color="#80FFFF"/>
    </style:style>
    <style:style style:name="T1108" style:parent-style-name="Domyślnaczcionkaakapitu" style:family="text">
      <style:text-properties fo:background-color="#80FFFF"/>
    </style:style>
    <style:style style:name="P1109" style:parent-style-name="Normalny" style:family="paragraph">
      <style:paragraph-properties fo:text-align="justify" fo:line-height="150%" fo:text-indent="0.2479in"/>
    </style:style>
    <style:style style:name="T1110" style:parent-style-name="Domyślnaczcionkaakapitu" style:family="text">
      <style:text-properties fo:background-color="#80FFFF"/>
    </style:style>
    <style:style style:name="T1111" style:parent-style-name="Domyślnaczcionkaakapitu" style:family="text">
      <style:text-properties fo:background-color="#80FFFF"/>
    </style:style>
    <style:style style:name="T1112" style:parent-style-name="Domyślnaczcionkaakapitu" style:family="text">
      <style:text-properties fo:background-color="#80FFFF"/>
    </style:style>
    <style:style style:name="T1113" style:parent-style-name="Domyślnaczcionkaakapitu" style:family="text">
      <style:text-properties fo:background-color="#80FFFF"/>
    </style:style>
    <style:style style:name="T1114" style:parent-style-name="Domyślnaczcionkaakapitu" style:family="text">
      <style:text-properties fo:background-color="#80FFFF"/>
    </style:style>
    <style:style style:name="P1115" style:parent-style-name="Normalny" style:family="paragraph">
      <style:paragraph-properties fo:text-align="justify" fo:line-height="150%" fo:text-indent="0.2479in"/>
    </style:style>
    <style:style style:name="T1116" style:parent-style-name="Domyślnaczcionkaakapitu" style:family="text">
      <style:text-properties fo:background-color="#80FFFF"/>
    </style:style>
    <style:style style:name="T1117" style:parent-style-name="Domyślnaczcionkaakapitu" style:family="text">
      <style:text-properties fo:background-color="#80FFFF"/>
    </style:style>
    <style:style style:name="T1118" style:parent-style-name="Domyślnaczcionkaakapitu" style:family="text">
      <style:text-properties fo:background-color="#80FFFF"/>
    </style:style>
    <style:style style:name="T1119" style:parent-style-name="Domyślnaczcionkaakapitu" style:family="text">
      <style:text-properties fo:background-color="#80FFFF"/>
    </style:style>
    <style:style style:name="P1120" style:parent-style-name="Normalny" style:family="paragraph">
      <style:paragraph-properties fo:text-align="justify" fo:line-height="150%" fo:text-indent="0.2479in"/>
    </style:style>
    <style:style style:name="P1121" style:parent-style-name="Normalny" style:family="paragraph">
      <style:paragraph-properties fo:text-align="justify" fo:line-height="150%" fo:text-indent="0.2479in"/>
    </style:style>
    <style:style style:name="T1122" style:parent-style-name="Domyślnaczcionkaakapitu" style:family="text">
      <style:text-properties fo:background-color="#80FFFF"/>
    </style:style>
    <style:style style:name="P1123" style:parent-style-name="Normalny" style:family="paragraph">
      <style:paragraph-properties fo:text-align="justify" fo:line-height="150%" fo:text-indent="0.2479in"/>
    </style:style>
    <style:style style:name="T1124" style:parent-style-name="Domyślnaczcionkaakapitu" style:family="text">
      <style:text-properties fo:background-color="#80FFFF"/>
    </style:style>
    <style:style style:name="P1125" style:parent-style-name="Normalny" style:family="paragraph">
      <style:paragraph-properties fo:text-align="justify" fo:line-height="150%" fo:text-indent="0.2479in"/>
    </style:style>
    <style:style style:name="P1126" style:parent-style-name="Normalny" style:family="paragraph">
      <style:paragraph-properties fo:text-align="justify" fo:line-height="150%" fo:text-indent="0.2479in"/>
    </style:style>
    <style:style style:name="T1127" style:parent-style-name="Domyślnaczcionkaakapitu" style:family="text">
      <style:text-properties fo:background-color="#80FFFF"/>
    </style:style>
    <style:style style:name="T1128" style:parent-style-name="Domyślnaczcionkaakapitu" style:family="text">
      <style:text-properties fo:background-color="#80FFFF"/>
    </style:style>
    <style:style style:name="T1129" style:parent-style-name="Domyślnaczcionkaakapitu" style:family="text">
      <style:text-properties fo:background-color="#80FFFF"/>
    </style:style>
    <style:style style:name="P1130" style:parent-style-name="Normalny" style:family="paragraph">
      <style:paragraph-properties fo:text-align="justify" fo:line-height="150%" fo:text-indent="0.2479in"/>
    </style:style>
    <style:style style:name="T1131" style:parent-style-name="Domyślnaczcionkaakapitu" style:family="text">
      <style:text-properties fo:background-color="#80FFFF"/>
    </style:style>
    <style:style style:name="T1132" style:parent-style-name="Domyślnaczcionkaakapitu" style:family="text">
      <style:text-properties fo:background-color="#80FFFF"/>
    </style:style>
    <style:style style:name="T1133" style:parent-style-name="Domyślnaczcionkaakapitu" style:family="text">
      <style:text-properties fo:background-color="#80FFFF"/>
    </style:style>
    <style:style style:name="P1134" style:parent-style-name="Normalny" style:family="paragraph">
      <style:paragraph-properties fo:text-align="justify" fo:line-height="150%" fo:text-indent="0.2479in"/>
    </style:style>
    <style:style style:name="T1135" style:parent-style-name="Domyślnaczcionkaakapitu" style:family="text">
      <style:text-properties fo:background-color="#80FFFF"/>
    </style:style>
    <style:style style:name="P1136" style:parent-style-name="Normalny" style:family="paragraph">
      <style:paragraph-properties fo:text-align="justify" fo:line-height="150%" fo:text-indent="0.2479in"/>
    </style:style>
    <style:style style:name="P1137" style:parent-style-name="Normalny" style:family="paragraph">
      <style:paragraph-properties fo:text-align="justify" fo:line-height="150%" fo:text-indent="0.2479in"/>
    </style:style>
    <style:style style:name="P1138" style:parent-style-name="Normalny" style:family="paragraph">
      <style:paragraph-properties fo:text-align="justify" fo:line-height="150%"/>
    </style:style>
    <style:style style:name="T1139" style:parent-style-name="Domyślnaczcionkaakapitu" style:family="text">
      <style:text-properties style:text-underline-type="single" style:text-underline-style="solid" style:text-underline-width="auto" style:text-underline-mode="continuous"/>
    </style:style>
    <style:style style:name="P1140" style:parent-style-name="Normalny" style:family="paragraph">
      <style:paragraph-properties fo:text-align="justify" fo:line-height="150%" fo:text-indent="0.2479in"/>
    </style:style>
    <style:style style:name="T1141" style:parent-style-name="Domyślnaczcionkaakapitu" style:family="text">
      <style:text-properties fo:background-color="#80FFFF"/>
    </style:style>
    <style:style style:name="P1142" style:parent-style-name="Normalny" style:family="paragraph">
      <style:paragraph-properties fo:text-align="justify" fo:line-height="150%" fo:text-indent="0.2479in"/>
    </style:style>
    <style:style style:name="T1143" style:parent-style-name="Domyślnaczcionkaakapitu" style:family="text">
      <style:text-properties fo:background-color="#80FFFF"/>
    </style:style>
    <style:style style:name="T1144" style:parent-style-name="Domyślnaczcionkaakapitu" style:family="text">
      <style:text-properties fo:background-color="#80FFFF"/>
    </style:style>
    <style:style style:name="T1145" style:parent-style-name="Domyślnaczcionkaakapitu" style:family="text">
      <style:text-properties fo:background-color="#80FFFF"/>
    </style:style>
    <style:style style:name="P1146" style:parent-style-name="Normalny" style:family="paragraph">
      <style:paragraph-properties fo:text-align="justify" fo:line-height="150%" fo:text-indent="0.2479in"/>
    </style:style>
    <style:style style:name="P1147" style:parent-style-name="Normalny" style:family="paragraph">
      <style:paragraph-properties fo:text-align="justify" fo:line-height="150%" fo:text-indent="0.2479in"/>
    </style:style>
    <style:style style:name="T1148" style:parent-style-name="Domyślnaczcionkaakapitu" style:family="text">
      <style:text-properties fo:background-color="#80FFFF"/>
    </style:style>
    <style:style style:name="T1149" style:parent-style-name="Domyślnaczcionkaakapitu" style:family="text">
      <style:text-properties fo:background-color="#80FFFF"/>
    </style:style>
    <style:style style:name="P1150" style:parent-style-name="Normalny" style:family="paragraph">
      <style:paragraph-properties fo:text-align="justify" fo:line-height="150%" fo:text-indent="0.2479in"/>
    </style:style>
    <style:style style:name="T1151" style:parent-style-name="Domyślnaczcionkaakapitu" style:family="text">
      <style:text-properties fo:background-color="#80FFFF"/>
    </style:style>
    <style:style style:name="P1152" style:parent-style-name="Normalny" style:family="paragraph">
      <style:paragraph-properties fo:text-align="justify" fo:line-height="150%" fo:text-indent="0.2479in"/>
    </style:style>
    <style:style style:name="P1153" style:parent-style-name="Normalny" style:family="paragraph">
      <style:paragraph-properties fo:text-align="justify" fo:line-height="150%" fo:text-indent="0.2479in"/>
    </style:style>
    <style:style style:name="T1154" style:parent-style-name="Domyślnaczcionkaakapitu" style:family="text">
      <style:text-properties fo:background-color="#80FFFF"/>
    </style:style>
    <style:style style:name="T1155" style:parent-style-name="Domyślnaczcionkaakapitu" style:family="text">
      <style:text-properties fo:background-color="#80FFFF"/>
    </style:style>
    <style:style style:name="T1156" style:parent-style-name="Domyślnaczcionkaakapitu" style:family="text">
      <style:text-properties fo:background-color="#80FFFF"/>
    </style:style>
    <style:style style:name="T1157" style:parent-style-name="Domyślnaczcionkaakapitu" style:family="text">
      <style:text-properties fo:background-color="#80FFFF"/>
    </style:style>
    <style:style style:name="P1158" style:parent-style-name="Normalny" style:family="paragraph">
      <style:paragraph-properties fo:text-align="justify" fo:line-height="150%"/>
    </style:style>
    <style:style style:name="T1159" style:parent-style-name="Domyślnaczcionkaakapitu" style:family="text">
      <style:text-properties style:text-underline-type="single" style:text-underline-style="solid" style:text-underline-width="auto" style:text-underline-mode="continuous"/>
    </style:style>
    <style:style style:name="T1160" style:parent-style-name="Domyślnaczcionkaakapitu" style:family="text">
      <style:text-properties fo:background-color="#80FFFF" style:text-underline-type="single" style:text-underline-style="solid" style:text-underline-width="auto" style:text-underline-mode="continuous"/>
    </style:style>
    <style:style style:name="T1161" style:parent-style-name="Domyślnaczcionkaakapitu" style:family="text">
      <style:text-properties style:text-underline-type="single" style:text-underline-style="solid" style:text-underline-width="auto" style:text-underline-mode="continuous"/>
    </style:style>
    <style:style style:name="T1162" style:parent-style-name="Domyślnaczcionkaakapitu" style:family="text">
      <style:text-properties fo:background-color="#80FFFF" style:text-underline-type="single" style:text-underline-style="solid" style:text-underline-width="auto" style:text-underline-mode="continuous"/>
    </style:style>
    <style:style style:name="T1163" style:parent-style-name="Domyślnaczcionkaakapitu" style:family="text">
      <style:text-properties style:text-underline-type="single" style:text-underline-style="solid" style:text-underline-width="auto" style:text-underline-mode="continuous"/>
    </style:style>
    <style:style style:name="T1164" style:parent-style-name="Domyślnaczcionkaakapitu" style:family="text">
      <style:text-properties fo:background-color="#80FFFF" style:text-underline-type="single" style:text-underline-style="solid" style:text-underline-width="auto" style:text-underline-mode="continuous"/>
    </style:style>
    <style:style style:name="P1165" style:parent-style-name="Normalny" style:family="paragraph">
      <style:paragraph-properties fo:text-align="justify" fo:line-height="150%" fo:text-indent="0.2479in"/>
    </style:style>
    <style:style style:name="T1166" style:parent-style-name="Domyślnaczcionkaakapitu" style:family="text">
      <style:text-properties fo:background-color="#80FFFF"/>
    </style:style>
    <style:style style:name="P1167" style:parent-style-name="Normalny" style:family="paragraph">
      <style:paragraph-properties fo:text-align="justify" fo:line-height="150%"/>
    </style:style>
    <style:style style:name="T1168" style:parent-style-name="Domyślnaczcionkaakapitu" style:family="text">
      <style:text-properties style:text-underline-type="single" style:text-underline-style="solid" style:text-underline-width="auto" style:text-underline-mode="continuous"/>
    </style:style>
    <style:style style:name="P1169" style:parent-style-name="Normalny" style:family="paragraph">
      <style:paragraph-properties fo:text-align="justify" fo:line-height="150%" fo:text-indent="0.2479in"/>
    </style:style>
    <style:style style:name="T1170" style:parent-style-name="Domyślnaczcionkaakapitu" style:family="text">
      <style:text-properties fo:background-color="#80FFFF"/>
    </style:style>
    <style:style style:name="T1171" style:parent-style-name="Domyślnaczcionkaakapitu" style:family="text">
      <style:text-properties fo:background-color="#80FFFF"/>
    </style:style>
    <style:style style:name="T1172" style:parent-style-name="Domyślnaczcionkaakapitu" style:family="text">
      <style:text-properties fo:background-color="#80FFFF"/>
    </style:style>
    <style:style style:name="P1173" style:parent-style-name="Normalny" style:family="paragraph">
      <style:paragraph-properties fo:text-align="justify" fo:line-height="150%" fo:text-indent="0.2479in"/>
    </style:style>
    <style:style style:name="T1174" style:parent-style-name="Domyślnaczcionkaakapitu" style:family="text">
      <style:text-properties fo:background-color="#80FFFF"/>
    </style:style>
    <style:style style:name="T1175" style:parent-style-name="Domyślnaczcionkaakapitu" style:family="text">
      <style:text-properties fo:background-color="#80FFFF"/>
    </style:style>
    <style:style style:name="P1176" style:parent-style-name="Normalny" style:family="paragraph">
      <style:paragraph-properties fo:text-align="justify" fo:line-height="150%"/>
    </style:style>
    <style:style style:name="T1177" style:parent-style-name="Domyślnaczcionkaakapitu" style:family="text">
      <style:text-properties style:text-underline-type="single" style:text-underline-style="solid" style:text-underline-width="auto" style:text-underline-mode="continuous"/>
    </style:style>
    <style:style style:name="T1178" style:parent-style-name="Domyślnaczcionkaakapitu" style:family="text">
      <style:text-properties fo:background-color="#80FFFF" style:text-underline-type="single" style:text-underline-style="solid" style:text-underline-width="auto" style:text-underline-mode="continuous"/>
    </style:style>
    <style:style style:name="P1179" style:parent-style-name="Normalny" style:family="paragraph">
      <style:paragraph-properties fo:text-align="justify" fo:line-height="150%" fo:text-indent="0.2479in"/>
    </style:style>
    <style:style style:name="T1180" style:parent-style-name="Domyślnaczcionkaakapitu" style:family="text">
      <style:text-properties fo:background-color="#80FFFF"/>
    </style:style>
    <style:style style:name="P1181" style:parent-style-name="Normalny" style:family="paragraph">
      <style:paragraph-properties fo:text-align="justify" fo:line-height="150%" fo:text-indent="0.2479in"/>
    </style:style>
    <style:style style:name="T1182" style:parent-style-name="Domyślnaczcionkaakapitu" style:family="text">
      <style:text-properties fo:background-color="#80FFFF"/>
    </style:style>
    <style:style style:name="P1183" style:parent-style-name="Normalny" style:family="paragraph">
      <style:paragraph-properties fo:text-align="justify" fo:line-height="150%"/>
    </style:style>
    <style:style style:name="T1184" style:parent-style-name="Domyślnaczcionkaakapitu" style:family="text">
      <style:text-properties style:text-underline-type="single" style:text-underline-style="solid" style:text-underline-width="auto" style:text-underline-mode="continuous"/>
    </style:style>
    <style:style style:name="P1185" style:parent-style-name="Normalny" style:family="paragraph">
      <style:paragraph-properties fo:text-align="justify" fo:line-height="150%" fo:text-indent="0.2479in"/>
    </style:style>
    <style:style style:name="P1186" style:parent-style-name="Normalny" style:family="paragraph">
      <style:paragraph-properties fo:text-align="justify" fo:line-height="150%"/>
    </style:style>
    <style:style style:name="T1187" style:parent-style-name="Domyślnaczcionkaakapitu" style:family="text">
      <style:text-properties style:text-underline-type="single" style:text-underline-style="solid" style:text-underline-width="auto" style:text-underline-mode="continuous"/>
    </style:style>
    <style:style style:name="T1188" style:parent-style-name="Domyślnaczcionkaakapitu" style:family="text">
      <style:text-properties fo:background-color="#80FFFF" style:text-underline-type="single" style:text-underline-style="solid" style:text-underline-width="auto" style:text-underline-mode="continuous"/>
    </style:style>
    <style:style style:name="T1189" style:parent-style-name="Domyślnaczcionkaakapitu" style:family="text">
      <style:text-properties style:text-underline-type="single" style:text-underline-style="solid" style:text-underline-width="auto" style:text-underline-mode="continuous"/>
    </style:style>
    <style:style style:name="P1190" style:parent-style-name="Normalny" style:family="paragraph">
      <style:paragraph-properties fo:text-align="justify" fo:line-height="150%" fo:text-indent="0.2479in"/>
    </style:style>
    <style:style style:name="P1191" style:parent-style-name="Normalny" style:family="paragraph">
      <style:paragraph-properties fo:text-align="justify" fo:line-height="150%" fo:text-indent="0.2479in"/>
    </style:style>
    <style:style style:name="P1192" style:parent-style-name="Normalny" style:family="paragraph">
      <style:paragraph-properties fo:text-align="justify" fo:line-height="150%" fo:text-indent="0.2479in"/>
    </style:style>
    <style:style style:name="T1193" style:parent-style-name="Domyślnaczcionkaakapitu" style:family="text">
      <style:text-properties fo:background-color="#80FFFF"/>
    </style:style>
    <style:style style:name="T1194" style:parent-style-name="Domyślnaczcionkaakapitu" style:family="text">
      <style:text-properties fo:background-color="#80FFFF"/>
    </style:style>
    <style:style style:name="T1195" style:parent-style-name="Domyślnaczcionkaakapitu" style:family="text">
      <style:text-properties fo:background-color="#80FFFF"/>
    </style:style>
    <style:style style:name="P1196" style:parent-style-name="Normalny" style:family="paragraph">
      <style:paragraph-properties fo:text-align="justify" fo:line-height="150%" fo:text-indent="0.2479in"/>
    </style:style>
    <style:style style:name="T1197" style:parent-style-name="Domyślnaczcionkaakapitu" style:family="text">
      <style:text-properties fo:background-color="#80FFFF"/>
    </style:style>
    <style:style style:name="P1198" style:parent-style-name="Normalny" style:family="paragraph">
      <style:paragraph-properties fo:text-align="justify" fo:line-height="150%" fo:text-indent="0.2479in"/>
    </style:style>
    <style:style style:name="T1199" style:parent-style-name="Domyślnaczcionkaakapitu" style:family="text">
      <style:text-properties fo:background-color="#80FFFF"/>
    </style:style>
    <style:style style:name="T1200" style:parent-style-name="Domyślnaczcionkaakapitu" style:family="text">
      <style:text-properties fo:background-color="#80FFFF"/>
    </style:style>
    <style:style style:name="T1201" style:parent-style-name="Domyślnaczcionkaakapitu" style:family="text">
      <style:text-properties fo:background-color="#80FFFF"/>
    </style:style>
    <style:style style:name="T1202" style:parent-style-name="Domyślnaczcionkaakapitu" style:family="text">
      <style:text-properties fo:background-color="#80FFFF"/>
    </style:style>
    <style:style style:name="T1203" style:parent-style-name="Domyślnaczcionkaakapitu" style:family="text">
      <style:text-properties fo:background-color="#80FFFF"/>
    </style:style>
    <style:style style:name="T1204" style:parent-style-name="Domyślnaczcionkaakapitu" style:family="text">
      <style:text-properties fo:background-color="#80FFFF"/>
    </style:style>
    <style:style style:name="T1205" style:parent-style-name="Domyślnaczcionkaakapitu" style:family="text">
      <style:text-properties fo:background-color="#80FFFF"/>
    </style:style>
    <style:style style:name="T1206" style:parent-style-name="Domyślnaczcionkaakapitu" style:family="text">
      <style:text-properties fo:background-color="#80FFFF"/>
    </style:style>
    <style:style style:name="P1207" style:parent-style-name="Normalny" style:family="paragraph">
      <style:paragraph-properties fo:text-align="justify" fo:line-height="150%" fo:text-indent="0.2479in"/>
    </style:style>
    <style:style style:name="T1208" style:parent-style-name="Domyślnaczcionkaakapitu" style:family="text">
      <style:text-properties fo:background-color="#80FFFF"/>
    </style:style>
    <style:style style:name="T1209" style:parent-style-name="Domyślnaczcionkaakapitu" style:family="text">
      <style:text-properties fo:background-color="#80FFFF"/>
    </style:style>
    <style:style style:name="T1210" style:parent-style-name="Domyślnaczcionkaakapitu" style:family="text">
      <style:text-properties fo:background-color="#80FFFF"/>
    </style:style>
    <style:style style:name="T1211" style:parent-style-name="Domyślnaczcionkaakapitu" style:family="text">
      <style:text-properties fo:background-color="#80FFFF"/>
    </style:style>
    <style:style style:name="T1212" style:parent-style-name="Domyślnaczcionkaakapitu" style:family="text">
      <style:text-properties fo:background-color="#80FFFF"/>
    </style:style>
    <style:style style:name="T1213" style:parent-style-name="Domyślnaczcionkaakapitu" style:family="text">
      <style:text-properties fo:background-color="#80FFFF"/>
    </style:style>
    <style:style style:name="P1214" style:parent-style-name="Normalny" style:family="paragraph">
      <style:paragraph-properties fo:text-align="justify" fo:line-height="150%" fo:text-indent="0.2479in"/>
    </style:style>
    <style:style style:name="T1215" style:parent-style-name="Domyślnaczcionkaakapitu" style:family="text">
      <style:text-properties fo:background-color="#80FFFF"/>
    </style:style>
    <style:style style:name="T1216" style:parent-style-name="Domyślnaczcionkaakapitu" style:family="text">
      <style:text-properties fo:background-color="#80FFFF"/>
    </style:style>
    <style:style style:name="P1217" style:parent-style-name="Normalny" style:family="paragraph">
      <style:paragraph-properties fo:text-align="justify" fo:line-height="150%" fo:text-indent="0.2479in"/>
    </style:style>
    <style:style style:name="P1218" style:parent-style-name="Normalny" style:family="paragraph">
      <style:paragraph-properties fo:text-align="justify" fo:line-height="150%"/>
    </style:style>
    <style:style style:name="T1219" style:parent-style-name="Domyślnaczcionkaakapitu" style:family="text">
      <style:text-properties fo:background-color="#80FFFF" style:text-underline-type="single" style:text-underline-style="solid" style:text-underline-width="auto" style:text-underline-mode="continuous"/>
    </style:style>
    <style:style style:name="T1220" style:parent-style-name="Domyślnaczcionkaakapitu" style:family="text">
      <style:text-properties style:text-underline-type="single" style:text-underline-style="solid" style:text-underline-width="auto" style:text-underline-mode="continuous"/>
    </style:style>
    <style:style style:name="T1221" style:parent-style-name="Domyślnaczcionkaakapitu" style:family="text">
      <style:text-properties fo:background-color="#80FFFF" style:text-underline-type="single" style:text-underline-style="solid" style:text-underline-width="auto" style:text-underline-mode="continuous"/>
    </style:style>
    <style:style style:name="T1222" style:parent-style-name="Domyślnaczcionkaakapitu" style:family="text">
      <style:text-properties style:text-underline-type="single" style:text-underline-style="solid" style:text-underline-width="auto" style:text-underline-mode="continuous"/>
    </style:style>
    <style:style style:name="T1223" style:parent-style-name="Domyślnaczcionkaakapitu" style:family="text">
      <style:text-properties fo:background-color="#80FFFF"/>
    </style:style>
    <style:style style:name="P1224" style:parent-style-name="Normalny" style:family="paragraph">
      <style:paragraph-properties fo:text-align="justify" fo:line-height="150%" fo:text-indent="0.2479in"/>
    </style:style>
    <style:style style:name="T1225" style:parent-style-name="Domyślnaczcionkaakapitu" style:family="text">
      <style:text-properties fo:background-color="#80FFFF"/>
    </style:style>
    <style:style style:name="T1226" style:parent-style-name="Domyślnaczcionkaakapitu" style:family="text">
      <style:text-properties fo:background-color="#80FFFF"/>
    </style:style>
    <style:style style:name="T1227" style:parent-style-name="Domyślnaczcionkaakapitu" style:family="text">
      <style:text-properties fo:background-color="#80FFFF"/>
    </style:style>
    <style:style style:name="T1228" style:parent-style-name="Domyślnaczcionkaakapitu" style:family="text">
      <style:text-properties fo:background-color="#80FFFF"/>
    </style:style>
    <style:style style:name="T1229" style:parent-style-name="Domyślnaczcionkaakapitu" style:family="text">
      <style:text-properties fo:background-color="#80FFFF"/>
    </style:style>
    <style:style style:name="T1230" style:parent-style-name="Domyślnaczcionkaakapitu" style:family="text">
      <style:text-properties fo:background-color="#80FFFF"/>
    </style:style>
    <style:style style:name="T1231" style:parent-style-name="Domyślnaczcionkaakapitu" style:family="text">
      <style:text-properties fo:background-color="#80FFFF"/>
    </style:style>
    <style:style style:name="T1232" style:parent-style-name="Domyślnaczcionkaakapitu" style:family="text">
      <style:text-properties fo:background-color="#80FFFF"/>
    </style:style>
    <style:style style:name="P1233" style:parent-style-name="Normalny" style:family="paragraph">
      <style:paragraph-properties fo:text-align="justify" fo:line-height="150%" fo:text-indent="0.2479in"/>
    </style:style>
    <style:style style:name="T1234" style:parent-style-name="Domyślnaczcionkaakapitu" style:family="text">
      <style:text-properties fo:background-color="#80FFFF"/>
    </style:style>
    <style:style style:name="T1235" style:parent-style-name="Domyślnaczcionkaakapitu" style:family="text">
      <style:text-properties fo:background-color="#80FFFF"/>
    </style:style>
    <style:style style:name="T1236" style:parent-style-name="Domyślnaczcionkaakapitu" style:family="text">
      <style:text-properties fo:background-color="#80FFFF"/>
    </style:style>
    <style:style style:name="T1237" style:parent-style-name="Domyślnaczcionkaakapitu" style:family="text">
      <style:text-properties fo:background-color="#80FFFF"/>
    </style:style>
    <style:style style:name="P1238" style:parent-style-name="Normalny" style:family="paragraph">
      <style:paragraph-properties fo:text-align="justify" fo:line-height="150%"/>
    </style:style>
    <style:style style:name="T1239" style:parent-style-name="Domyślnaczcionkaakapitu" style:family="text">
      <style:text-properties style:text-underline-type="single" style:text-underline-style="solid" style:text-underline-width="auto" style:text-underline-mode="continuous"/>
    </style:style>
    <style:style style:name="P1240" style:parent-style-name="Normalny" style:family="paragraph">
      <style:paragraph-properties fo:text-align="justify" fo:line-height="150%" fo:text-indent="0.2479in"/>
      <style:text-properties fo:background-color="#80FFFF"/>
    </style:style>
    <style:style style:name="P1241" style:parent-style-name="Normalny" style:family="paragraph">
      <style:paragraph-properties fo:text-align="justify" fo:line-height="150%" fo:text-indent="0.2479in"/>
    </style:style>
    <style:style style:name="T1242" style:parent-style-name="Domyślnaczcionkaakapitu" style:family="text">
      <style:text-properties fo:background-color="#80FFFF"/>
    </style:style>
    <style:style style:name="T1243" style:parent-style-name="Domyślnaczcionkaakapitu" style:family="text">
      <style:text-properties fo:background-color="#80FFFF"/>
    </style:style>
    <style:style style:name="P1244" style:parent-style-name="Normalny" style:family="paragraph">
      <style:paragraph-properties fo:text-align="justify" fo:line-height="150%"/>
    </style:style>
    <style:style style:name="T1245" style:parent-style-name="Domyślnaczcionkaakapitu" style:family="text">
      <style:text-properties style:text-underline-type="single" style:text-underline-style="solid" style:text-underline-width="auto" style:text-underline-mode="continuous"/>
    </style:style>
    <style:style style:name="P1246" style:parent-style-name="Normalny" style:family="paragraph">
      <style:paragraph-properties fo:text-align="justify" fo:line-height="150%" fo:text-indent="0.2479in"/>
    </style:style>
    <style:style style:name="T1247" style:parent-style-name="Domyślnaczcionkaakapitu" style:family="text">
      <style:text-properties fo:background-color="#80FFFF"/>
    </style:style>
    <style:style style:name="T1248" style:parent-style-name="Domyślnaczcionkaakapitu" style:family="text">
      <style:text-properties fo:background-color="#80FFFF"/>
    </style:style>
    <style:style style:name="T1249" style:parent-style-name="Domyślnaczcionkaakapitu" style:family="text">
      <style:text-properties fo:background-color="#80FFFF"/>
    </style:style>
    <style:style style:name="T1250" style:parent-style-name="Domyślnaczcionkaakapitu" style:family="text">
      <style:text-properties fo:background-color="#80FFFF"/>
    </style:style>
    <style:style style:name="T1251" style:parent-style-name="Domyślnaczcionkaakapitu" style:family="text">
      <style:text-properties fo:background-color="#80FFFF"/>
    </style:style>
    <style:style style:name="P1252" style:parent-style-name="Normalny" style:family="paragraph">
      <style:paragraph-properties fo:text-align="justify" fo:line-height="150%" fo:text-indent="0.2479in"/>
    </style:style>
    <style:style style:name="T1253" style:parent-style-name="Domyślnaczcionkaakapitu" style:family="text">
      <style:text-properties fo:background-color="#80FFFF"/>
    </style:style>
    <style:style style:name="T1254" style:parent-style-name="Domyślnaczcionkaakapitu" style:family="text">
      <style:text-properties fo:background-color="#80FFFF"/>
    </style:style>
    <style:style style:name="P1255" style:parent-style-name="Normalny" style:family="paragraph">
      <style:paragraph-properties fo:text-align="justify" fo:line-height="150%" fo:text-indent="0.2479in"/>
    </style:style>
    <style:style style:name="P1256" style:parent-style-name="Normalny" style:family="paragraph">
      <style:paragraph-properties fo:text-align="justify" fo:line-height="150%"/>
    </style:style>
    <style:style style:name="T1257" style:parent-style-name="Domyślnaczcionkaakapitu" style:family="text">
      <style:text-properties style:text-underline-type="single" style:text-underline-style="solid" style:text-underline-width="auto" style:text-underline-mode="continuous"/>
    </style:style>
    <style:style style:name="P1258" style:parent-style-name="Normalny" style:family="paragraph">
      <style:paragraph-properties fo:text-align="justify" fo:line-height="150%" fo:text-indent="0.2479in"/>
    </style:style>
    <style:style style:name="T1259" style:parent-style-name="Domyślnaczcionkaakapitu" style:family="text">
      <style:text-properties fo:background-color="#80FFFF"/>
    </style:style>
    <style:style style:name="T1260" style:parent-style-name="Domyślnaczcionkaakapitu" style:family="text">
      <style:text-properties fo:background-color="#80FFFF"/>
    </style:style>
    <style:style style:name="T1261" style:parent-style-name="Domyślnaczcionkaakapitu" style:family="text">
      <style:text-properties fo:background-color="#80FFFF"/>
    </style:style>
    <style:style style:name="P1262" style:parent-style-name="Normalny" style:family="paragraph">
      <style:paragraph-properties fo:text-align="justify" fo:line-height="150%"/>
    </style:style>
    <style:style style:name="T1263" style:parent-style-name="Domyślnaczcionkaakapitu" style:family="text">
      <style:text-properties style:text-underline-type="single" style:text-underline-style="solid" style:text-underline-width="auto" style:text-underline-mode="continuous"/>
    </style:style>
    <style:style style:name="P1264" style:parent-style-name="Normalny" style:family="paragraph">
      <style:paragraph-properties fo:text-align="justify" fo:line-height="150%" fo:text-indent="0.2479in"/>
    </style:style>
    <style:style style:name="T1265" style:parent-style-name="Domyślnaczcionkaakapitu" style:family="text">
      <style:text-properties fo:background-color="#80FFFF"/>
    </style:style>
    <style:style style:name="T1266" style:parent-style-name="Domyślnaczcionkaakapitu" style:family="text">
      <style:text-properties fo:background-color="#80FFFF"/>
    </style:style>
    <style:style style:name="T1267" style:parent-style-name="Domyślnaczcionkaakapitu" style:family="text">
      <style:text-properties fo:background-color="#80FFFF"/>
    </style:style>
    <style:style style:name="T1268" style:parent-style-name="Domyślnaczcionkaakapitu" style:family="text">
      <style:text-properties fo:background-color="#80FFFF"/>
    </style:style>
    <style:style style:name="T1269" style:parent-style-name="Domyślnaczcionkaakapitu" style:family="text">
      <style:text-properties fo:background-color="#80FFFF"/>
    </style:style>
    <style:style style:name="T1270" style:parent-style-name="Domyślnaczcionkaakapitu" style:family="text">
      <style:text-properties fo:background-color="#80FFFF"/>
    </style:style>
    <style:style style:name="T1271" style:parent-style-name="Domyślnaczcionkaakapitu" style:family="text">
      <style:text-properties fo:background-color="#80FFFF"/>
    </style:style>
    <style:style style:name="T1272" style:parent-style-name="Domyślnaczcionkaakapitu" style:family="text">
      <style:text-properties fo:background-color="#80FFFF"/>
    </style:style>
    <style:style style:name="T1273" style:parent-style-name="Domyślnaczcionkaakapitu" style:family="text">
      <style:text-properties fo:background-color="#80FFFF"/>
    </style:style>
    <style:style style:name="T1274" style:parent-style-name="Domyślnaczcionkaakapitu" style:family="text">
      <style:text-properties fo:background-color="#80FFFF"/>
    </style:style>
    <style:style style:name="P1275" style:parent-style-name="Normalny" style:family="paragraph">
      <style:paragraph-properties fo:text-align="justify" fo:line-height="150%" fo:text-indent="0.2479in"/>
    </style:style>
    <style:style style:name="T1276" style:parent-style-name="Domyślnaczcionkaakapitu" style:family="text">
      <style:text-properties fo:background-color="#80FFFF"/>
    </style:style>
    <style:style style:name="T1277" style:parent-style-name="Domyślnaczcionkaakapitu" style:family="text">
      <style:text-properties fo:background-color="#80FFFF"/>
    </style:style>
    <style:style style:name="P1278" style:parent-style-name="Normalny" style:family="paragraph">
      <style:paragraph-properties fo:text-align="justify" fo:line-height="150%" fo:text-indent="0.2479in"/>
    </style:style>
    <style:style style:name="T1279" style:parent-style-name="Domyślnaczcionkaakapitu" style:family="text">
      <style:text-properties fo:background-color="#80FFFF"/>
    </style:style>
    <style:style style:name="T1280" style:parent-style-name="Domyślnaczcionkaakapitu" style:family="text">
      <style:text-properties fo:background-color="#80FFFF"/>
    </style:style>
    <style:style style:name="T1281" style:parent-style-name="Domyślnaczcionkaakapitu" style:family="text">
      <style:text-properties fo:background-color="#80FFFF"/>
    </style:style>
    <style:style style:name="P1282" style:parent-style-name="Normalny" style:family="paragraph">
      <style:paragraph-properties fo:text-align="justify" fo:line-height="150%" fo:text-indent="0.2479in"/>
    </style:style>
    <style:style style:name="T1283" style:parent-style-name="Domyślnaczcionkaakapitu" style:family="text">
      <style:text-properties fo:background-color="#80FFFF"/>
    </style:style>
    <style:style style:name="T1284" style:parent-style-name="Domyślnaczcionkaakapitu" style:family="text">
      <style:text-properties fo:background-color="#80FFFF"/>
    </style:style>
    <style:style style:name="T1285" style:parent-style-name="Domyślnaczcionkaakapitu" style:family="text">
      <style:text-properties fo:background-color="#80FFFF"/>
    </style:style>
    <style:style style:name="P1286" style:parent-style-name="Normalny" style:family="paragraph">
      <style:paragraph-properties fo:text-align="justify" fo:line-height="150%" fo:text-indent="0.2479in"/>
    </style:style>
    <style:style style:name="T1287" style:parent-style-name="Domyślnaczcionkaakapitu" style:family="text">
      <style:text-properties fo:background-color="#80FFFF"/>
    </style:style>
    <style:style style:name="T1288" style:parent-style-name="Domyślnaczcionkaakapitu" style:family="text">
      <style:text-properties fo:background-color="#80FFFF"/>
    </style:style>
    <style:style style:name="P1289" style:parent-style-name="Normalny" style:family="paragraph">
      <style:paragraph-properties fo:text-align="justify" fo:line-height="150%" fo:text-indent="0.2479in"/>
    </style:style>
    <style:style style:name="T1290" style:parent-style-name="Domyślnaczcionkaakapitu" style:family="text">
      <style:text-properties fo:background-color="#80FFFF"/>
    </style:style>
    <style:style style:name="P1291" style:parent-style-name="Normalny" style:family="paragraph">
      <style:paragraph-properties fo:text-align="justify" fo:line-height="150%"/>
    </style:style>
    <style:style style:name="T1292" style:parent-style-name="Domyślnaczcionkaakapitu" style:family="text">
      <style:text-properties style:text-underline-type="single" style:text-underline-style="solid" style:text-underline-width="auto" style:text-underline-mode="continuous"/>
    </style:style>
    <style:style style:name="T1293" style:parent-style-name="Domyślnaczcionkaakapitu" style:family="text">
      <style:text-properties fo:background-color="#80FFFF" style:text-underline-type="single" style:text-underline-style="solid" style:text-underline-width="auto" style:text-underline-mode="continuous"/>
    </style:style>
    <style:style style:name="T1294" style:parent-style-name="Domyślnaczcionkaakapitu" style:family="text">
      <style:text-properties style:text-underline-type="single" style:text-underline-style="solid" style:text-underline-width="auto" style:text-underline-mode="continuous"/>
    </style:style>
    <style:style style:name="T1295" style:parent-style-name="Domyślnaczcionkaakapitu" style:family="text">
      <style:text-properties fo:background-color="#80FFFF" style:text-underline-type="single" style:text-underline-style="solid" style:text-underline-width="auto" style:text-underline-mode="continuous"/>
    </style:style>
    <style:style style:name="T1296" style:parent-style-name="Domyślnaczcionkaakapitu" style:family="text">
      <style:text-properties style:text-underline-type="single" style:text-underline-style="solid" style:text-underline-width="auto" style:text-underline-mode="continuous"/>
    </style:style>
    <style:style style:name="T1297" style:parent-style-name="Domyślnaczcionkaakapitu" style:family="text">
      <style:text-properties fo:background-color="#80FFFF" style:text-underline-type="single" style:text-underline-style="solid" style:text-underline-width="auto" style:text-underline-mode="continuous"/>
    </style:style>
    <style:style style:name="T1298" style:parent-style-name="Domyślnaczcionkaakapitu" style:family="text">
      <style:text-properties style:text-underline-type="single" style:text-underline-style="solid" style:text-underline-width="auto" style:text-underline-mode="continuous"/>
    </style:style>
    <style:style style:name="P1299" style:parent-style-name="Normalny" style:family="paragraph">
      <style:paragraph-properties fo:text-align="justify" fo:line-height="150%" fo:text-indent="0.2479in"/>
    </style:style>
    <style:style style:name="T1300" style:parent-style-name="Domyślnaczcionkaakapitu" style:family="text">
      <style:text-properties fo:background-color="#80FFFF"/>
    </style:style>
    <style:style style:name="P1301" style:parent-style-name="Normalny" style:family="paragraph">
      <style:paragraph-properties fo:text-align="justify" fo:line-height="150%" fo:text-indent="0.2479in"/>
    </style:style>
    <style:style style:name="T1302" style:parent-style-name="Domyślnaczcionkaakapitu" style:family="text">
      <style:text-properties fo:background-color="#80FFFF"/>
    </style:style>
    <style:style style:name="T1303" style:parent-style-name="Domyślnaczcionkaakapitu" style:family="text">
      <style:text-properties fo:background-color="#80FFFF"/>
    </style:style>
    <style:style style:name="P1304" style:parent-style-name="Normalny" style:family="paragraph">
      <style:paragraph-properties fo:text-align="justify" fo:line-height="150%" fo:text-indent="0.2479in"/>
    </style:style>
    <style:style style:name="T1305" style:parent-style-name="Domyślnaczcionkaakapitu" style:family="text">
      <style:text-properties fo:background-color="#80FFFF"/>
    </style:style>
    <style:style style:name="T1306" style:parent-style-name="Domyślnaczcionkaakapitu" style:family="text">
      <style:text-properties fo:background-color="#80FFFF"/>
    </style:style>
    <style:style style:name="T1307" style:parent-style-name="Domyślnaczcionkaakapitu" style:family="text">
      <style:text-properties fo:background-color="#80FFFF"/>
    </style:style>
    <style:style style:name="T1308" style:parent-style-name="Domyślnaczcionkaakapitu" style:family="text">
      <style:text-properties fo:background-color="#80FFFF"/>
    </style:style>
    <style:style style:name="T1309" style:parent-style-name="Domyślnaczcionkaakapitu" style:family="text">
      <style:text-properties fo:background-color="#80FFFF"/>
    </style:style>
    <style:style style:name="T1310" style:parent-style-name="Domyślnaczcionkaakapitu" style:family="text">
      <style:text-properties fo:background-color="#80FFFF"/>
    </style:style>
    <style:style style:name="P1311" style:parent-style-name="Normalny" style:family="paragraph">
      <style:paragraph-properties fo:text-align="justify" fo:line-height="150%" fo:text-indent="0.2479in"/>
    </style:style>
    <style:style style:name="P1312" style:parent-style-name="Normalny" style:family="paragraph">
      <style:paragraph-properties fo:text-align="justify" fo:line-height="150%" fo:text-indent="0.2479in"/>
    </style:style>
    <style:style style:name="P1313" style:parent-style-name="Normalny" style:family="paragraph">
      <style:paragraph-properties fo:text-align="justify" fo:line-height="150%" fo:text-indent="0.2479in"/>
    </style:style>
    <style:style style:name="T1314" style:parent-style-name="Domyślnaczcionkaakapitu" style:family="text">
      <style:text-properties fo:background-color="#80FFFF"/>
    </style:style>
    <style:style style:name="T1315" style:parent-style-name="Domyślnaczcionkaakapitu" style:family="text">
      <style:text-properties fo:background-color="#80FFFF"/>
    </style:style>
    <style:style style:name="T1316" style:parent-style-name="Domyślnaczcionkaakapitu" style:family="text">
      <style:text-properties fo:background-color="#80FFFF"/>
    </style:style>
    <style:style style:name="P1317" style:parent-style-name="Normalny" style:family="paragraph">
      <style:paragraph-properties fo:text-align="justify" fo:line-height="150%" fo:text-indent="0.2479in"/>
    </style:style>
    <style:style style:name="T1318" style:parent-style-name="Domyślnaczcionkaakapitu" style:family="text">
      <style:text-properties fo:background-color="#80FFFF"/>
    </style:style>
    <style:style style:name="P1319" style:parent-style-name="Normalny" style:family="paragraph">
      <style:paragraph-properties fo:text-align="justify" fo:line-height="150%" fo:text-indent="0.2479in"/>
    </style:style>
    <style:style style:name="T1320" style:parent-style-name="Domyślnaczcionkaakapitu" style:family="text">
      <style:text-properties fo:background-color="#80FFFF"/>
    </style:style>
    <style:style style:name="P1321" style:parent-style-name="Normalny" style:family="paragraph">
      <style:paragraph-properties fo:text-align="justify" fo:line-height="150%" fo:text-indent="0.2479in"/>
    </style:style>
    <style:style style:name="T1322" style:parent-style-name="Domyślnaczcionkaakapitu" style:family="text">
      <style:text-properties fo:background-color="#80FFFF"/>
    </style:style>
    <style:style style:name="P1323" style:parent-style-name="Normalny" style:family="paragraph">
      <style:paragraph-properties fo:text-align="justify" fo:line-height="150%" fo:text-indent="0.2479in"/>
    </style:style>
    <style:style style:name="P1324" style:parent-style-name="Normalny" style:family="paragraph">
      <style:paragraph-properties fo:text-align="justify" fo:line-height="150%" fo:text-indent="0.2479in"/>
    </style:style>
    <style:style style:name="T1325" style:parent-style-name="Domyślnaczcionkaakapitu" style:family="text">
      <style:text-properties fo:background-color="#80FFFF"/>
    </style:style>
    <style:style style:name="T1326" style:parent-style-name="Domyślnaczcionkaakapitu" style:family="text">
      <style:text-properties fo:background-color="#80FFFF"/>
    </style:style>
    <style:style style:name="P1327" style:parent-style-name="Normalny" style:family="paragraph">
      <style:paragraph-properties fo:text-align="justify" fo:line-height="150%" fo:text-indent="0.2479in"/>
    </style:style>
    <style:style style:name="P1328" style:parent-style-name="Normalny" style:family="paragraph">
      <style:paragraph-properties fo:text-align="justify" fo:line-height="150%" fo:text-indent="0.2479in"/>
    </style:style>
    <style:style style:name="T1329" style:parent-style-name="Domyślnaczcionkaakapitu" style:family="text">
      <style:text-properties fo:background-color="#80FFFF"/>
    </style:style>
    <style:style style:name="T1330" style:parent-style-name="Domyślnaczcionkaakapitu" style:family="text">
      <style:text-properties fo:background-color="#80FFFF"/>
    </style:style>
    <style:style style:name="T1331" style:parent-style-name="Domyślnaczcionkaakapitu" style:family="text">
      <style:text-properties fo:background-color="#80FFFF"/>
    </style:style>
    <style:style style:name="P1332" style:parent-style-name="Normalny" style:family="paragraph">
      <style:paragraph-properties fo:text-align="justify" fo:line-height="150%" fo:text-indent="0.2479in"/>
    </style:style>
    <style:style style:name="T1333" style:parent-style-name="Domyślnaczcionkaakapitu" style:family="text">
      <style:text-properties fo:background-color="#80FFFF"/>
    </style:style>
    <style:style style:name="T1334" style:parent-style-name="Domyślnaczcionkaakapitu" style:family="text">
      <style:text-properties fo:background-color="#80FFFF"/>
    </style:style>
    <style:style style:name="T1335" style:parent-style-name="Domyślnaczcionkaakapitu" style:family="text">
      <style:text-properties fo:background-color="#80FFFF"/>
    </style:style>
    <style:style style:name="T1336" style:parent-style-name="Domyślnaczcionkaakapitu" style:family="text">
      <style:text-properties fo:background-color="#80FFFF"/>
    </style:style>
    <style:style style:name="P1337" style:parent-style-name="Normalny" style:family="paragraph">
      <style:paragraph-properties fo:text-align="justify" fo:line-height="150%" fo:text-indent="0.2479in"/>
    </style:style>
    <style:style style:name="T1338" style:parent-style-name="Domyślnaczcionkaakapitu" style:family="text">
      <style:text-properties fo:background-color="#80FFFF"/>
    </style:style>
    <style:style style:name="T1339" style:parent-style-name="Domyślnaczcionkaakapitu" style:family="text">
      <style:text-properties fo:background-color="#80FFFF"/>
    </style:style>
    <style:style style:name="T1340" style:parent-style-name="Domyślnaczcionkaakapitu" style:family="text">
      <style:text-properties fo:background-color="#80FFFF"/>
    </style:style>
    <style:style style:name="T1341" style:parent-style-name="Domyślnaczcionkaakapitu" style:family="text">
      <style:text-properties fo:background-color="#80FFFF"/>
    </style:style>
    <style:style style:name="P1342" style:parent-style-name="Normalny" style:family="paragraph">
      <style:paragraph-properties fo:text-align="justify" fo:line-height="150%" fo:text-indent="0.2479in"/>
    </style:style>
    <style:style style:name="P1343" style:parent-style-name="Normalny" style:family="paragraph">
      <style:paragraph-properties fo:text-align="justify" fo:line-height="150%" fo:text-indent="0.2479in"/>
    </style:style>
    <style:style style:name="T1344" style:parent-style-name="Domyślnaczcionkaakapitu" style:family="text">
      <style:text-properties fo:background-color="#80FFFF"/>
    </style:style>
    <style:style style:name="T1345" style:parent-style-name="Domyślnaczcionkaakapitu" style:family="text">
      <style:text-properties fo:background-color="#80FFFF"/>
    </style:style>
    <style:style style:name="T1346" style:parent-style-name="Domyślnaczcionkaakapitu" style:family="text">
      <style:text-properties fo:background-color="#80FFFF"/>
    </style:style>
    <style:style style:name="T1347" style:parent-style-name="Domyślnaczcionkaakapitu" style:family="text">
      <style:text-properties fo:background-color="#80FFFF"/>
    </style:style>
    <style:style style:name="P1348" style:parent-style-name="Normalny" style:family="paragraph">
      <style:paragraph-properties fo:text-align="justify" fo:line-height="150%" fo:text-indent="0.2479in"/>
    </style:style>
    <style:style style:name="T1349" style:parent-style-name="Domyślnaczcionkaakapitu" style:family="text">
      <style:text-properties fo:background-color="#80FFFF"/>
    </style:style>
    <style:style style:name="T1350" style:parent-style-name="Domyślnaczcionkaakapitu" style:family="text">
      <style:text-properties fo:background-color="#80FFFF"/>
    </style:style>
    <style:style style:name="T1351" style:parent-style-name="Domyślnaczcionkaakapitu" style:family="text">
      <style:text-properties fo:background-color="#80FFFF"/>
    </style:style>
    <style:style style:name="T1352" style:parent-style-name="Domyślnaczcionkaakapitu" style:family="text">
      <style:text-properties fo:background-color="#80FFFF"/>
    </style:style>
    <style:style style:name="P1353" style:parent-style-name="Normalny" style:family="paragraph">
      <style:paragraph-properties fo:text-align="justify" fo:line-height="150%" fo:text-indent="0.2479in"/>
    </style:style>
    <style:style style:name="P1354" style:parent-style-name="Normalny" style:family="paragraph">
      <style:paragraph-properties fo:text-align="justify" fo:line-height="150%" fo:text-indent="0.2479in"/>
    </style:style>
    <style:style style:name="P1355" style:parent-style-name="Normalny" style:family="paragraph">
      <style:paragraph-properties fo:text-align="justify" fo:line-height="150%"/>
    </style:style>
    <style:style style:name="T1356" style:parent-style-name="Domyślnaczcionkaakapitu" style:family="text">
      <style:text-properties style:text-underline-type="single" style:text-underline-style="solid" style:text-underline-width="auto" style:text-underline-mode="continuous"/>
    </style:style>
    <style:style style:name="T1357" style:parent-style-name="Domyślnaczcionkaakapitu" style:family="text">
      <style:text-properties fo:background-color="#80FFFF" style:text-underline-type="single" style:text-underline-style="solid" style:text-underline-width="auto" style:text-underline-mode="continuous"/>
    </style:style>
    <style:style style:name="T1358" style:parent-style-name="Domyślnaczcionkaakapitu" style:family="text">
      <style:text-properties style:text-underline-type="single" style:text-underline-style="solid" style:text-underline-width="auto" style:text-underline-mode="continuous"/>
    </style:style>
    <style:style style:name="T1359" style:parent-style-name="Domyślnaczcionkaakapitu" style:family="text">
      <style:text-properties fo:background-color="#80FFFF" style:text-underline-type="single" style:text-underline-style="solid" style:text-underline-width="auto" style:text-underline-mode="continuous"/>
    </style:style>
    <style:style style:name="T1360" style:parent-style-name="Domyślnaczcionkaakapitu" style:family="text">
      <style:text-properties style:text-underline-type="single" style:text-underline-style="solid" style:text-underline-width="auto" style:text-underline-mode="continuous"/>
    </style:style>
    <style:style style:name="T1361" style:parent-style-name="Domyślnaczcionkaakapitu" style:family="text">
      <style:text-properties fo:background-color="#80FFFF" style:text-underline-type="single" style:text-underline-style="solid" style:text-underline-width="auto" style:text-underline-mode="continuous"/>
    </style:style>
    <style:style style:name="T1362" style:parent-style-name="Domyślnaczcionkaakapitu" style:family="text">
      <style:text-properties style:text-underline-type="single" style:text-underline-style="solid" style:text-underline-width="auto" style:text-underline-mode="continuous"/>
    </style:style>
    <style:style style:name="P1363" style:parent-style-name="Normalny" style:family="paragraph">
      <style:paragraph-properties fo:text-align="justify" fo:line-height="150%" fo:text-indent="0.2479in"/>
    </style:style>
    <style:style style:name="T1364" style:parent-style-name="Domyślnaczcionkaakapitu" style:family="text">
      <style:text-properties fo:background-color="#80FFFF"/>
    </style:style>
    <style:style style:name="T1365" style:parent-style-name="Domyślnaczcionkaakapitu" style:family="text">
      <style:text-properties fo:background-color="#80FFFF"/>
    </style:style>
    <style:style style:name="T1366" style:parent-style-name="Domyślnaczcionkaakapitu" style:family="text">
      <style:text-properties fo:background-color="#80FFFF"/>
    </style:style>
    <style:style style:name="P1367" style:parent-style-name="Normalny" style:family="paragraph">
      <style:paragraph-properties fo:text-align="justify" fo:line-height="150%"/>
    </style:style>
    <style:style style:name="T1368" style:parent-style-name="Domyślnaczcionkaakapitu" style:family="text">
      <style:text-properties fo:background-color="#80FFFF" style:text-underline-type="single" style:text-underline-style="solid" style:text-underline-width="auto" style:text-underline-mode="continuous"/>
    </style:style>
    <style:style style:name="T1369" style:parent-style-name="Domyślnaczcionkaakapitu" style:family="text">
      <style:text-properties style:text-underline-type="single" style:text-underline-style="solid" style:text-underline-width="auto" style:text-underline-mode="continuous"/>
    </style:style>
    <style:style style:name="T1370" style:parent-style-name="Domyślnaczcionkaakapitu" style:family="text">
      <style:text-properties fo:background-color="#80FFFF" style:text-underline-type="single" style:text-underline-style="solid" style:text-underline-width="auto" style:text-underline-mode="continuous"/>
    </style:style>
    <style:style style:name="T1371" style:parent-style-name="Domyślnaczcionkaakapitu" style:family="text">
      <style:text-properties style:text-underline-type="single" style:text-underline-style="solid" style:text-underline-width="auto" style:text-underline-mode="continuous"/>
    </style:style>
    <style:style style:name="T1372" style:parent-style-name="Domyślnaczcionkaakapitu" style:family="text">
      <style:text-properties fo:background-color="#80FFFF"/>
    </style:style>
    <style:style style:name="P1373" style:parent-style-name="Normalny" style:family="paragraph">
      <style:paragraph-properties fo:text-align="justify" fo:line-height="150%" fo:text-indent="0.2479in"/>
    </style:style>
    <style:style style:name="T1374" style:parent-style-name="Domyślnaczcionkaakapitu" style:family="text">
      <style:text-properties fo:background-color="#80FFFF"/>
    </style:style>
    <style:style style:name="T1375" style:parent-style-name="Domyślnaczcionkaakapitu" style:family="text">
      <style:text-properties fo:background-color="#80FFFF"/>
    </style:style>
    <style:style style:name="P1376" style:parent-style-name="Normalny" style:family="paragraph">
      <style:paragraph-properties fo:text-align="justify" fo:line-height="150%" fo:text-indent="0.2479in"/>
    </style:style>
    <style:style style:name="T1377" style:parent-style-name="Domyślnaczcionkaakapitu" style:family="text">
      <style:text-properties fo:background-color="#80FFFF"/>
    </style:style>
    <style:style style:name="T1378" style:parent-style-name="Domyślnaczcionkaakapitu" style:family="text">
      <style:text-properties fo:background-color="#80FFFF"/>
    </style:style>
    <style:style style:name="T1379" style:parent-style-name="Domyślnaczcionkaakapitu" style:family="text">
      <style:text-properties fo:background-color="#80FFFF"/>
    </style:style>
    <style:style style:name="T1380" style:parent-style-name="Domyślnaczcionkaakapitu" style:family="text">
      <style:text-properties fo:background-color="#80FFFF"/>
    </style:style>
    <style:style style:name="P1381" style:parent-style-name="Normalny" style:family="paragraph">
      <style:paragraph-properties fo:text-align="justify" fo:line-height="150%" fo:text-indent="0.2479in"/>
    </style:style>
    <style:style style:name="T1382" style:parent-style-name="Domyślnaczcionkaakapitu" style:family="text">
      <style:text-properties fo:background-color="#80FFFF"/>
    </style:style>
    <style:style style:name="T1383" style:parent-style-name="Domyślnaczcionkaakapitu" style:family="text">
      <style:text-properties fo:background-color="#80FFFF"/>
    </style:style>
    <style:style style:name="T1384" style:parent-style-name="Domyślnaczcionkaakapitu" style:family="text">
      <style:text-properties fo:background-color="#80FFFF"/>
    </style:style>
    <style:style style:name="T1385" style:parent-style-name="Domyślnaczcionkaakapitu" style:family="text">
      <style:text-properties fo:background-color="#80FFFF"/>
    </style:style>
    <style:style style:name="T1386" style:parent-style-name="Domyślnaczcionkaakapitu" style:family="text">
      <style:text-properties fo:background-color="#80FFFF"/>
    </style:style>
    <style:style style:name="T1387" style:parent-style-name="Domyślnaczcionkaakapitu" style:family="text">
      <style:text-properties fo:background-color="#80FFFF"/>
    </style:style>
    <style:style style:name="P1388" style:parent-style-name="Normalny" style:family="paragraph">
      <style:paragraph-properties fo:text-align="justify" fo:line-height="150%" fo:text-indent="0.2479in"/>
    </style:style>
    <style:style style:name="T1389" style:parent-style-name="Domyślnaczcionkaakapitu" style:family="text">
      <style:text-properties fo:background-color="#80FFFF"/>
    </style:style>
    <style:style style:name="T1390" style:parent-style-name="Domyślnaczcionkaakapitu" style:family="text">
      <style:text-properties fo:background-color="#80FFFF"/>
    </style:style>
    <style:style style:name="P1391" style:parent-style-name="Normalny" style:family="paragraph">
      <style:paragraph-properties fo:text-align="justify" fo:line-height="150%" fo:text-indent="0.2479in"/>
    </style:style>
    <style:style style:name="T1392" style:parent-style-name="Domyślnaczcionkaakapitu" style:family="text">
      <style:text-properties fo:background-color="#80FFFF"/>
    </style:style>
    <style:style style:name="T1393" style:parent-style-name="Domyślnaczcionkaakapitu" style:family="text">
      <style:text-properties fo:background-color="#80FFFF"/>
    </style:style>
    <style:style style:name="T1394" style:parent-style-name="Domyślnaczcionkaakapitu" style:family="text">
      <style:text-properties fo:background-color="#80FFFF"/>
    </style:style>
    <style:style style:name="T1395" style:parent-style-name="Domyślnaczcionkaakapitu" style:family="text">
      <style:text-properties fo:background-color="#80FFFF"/>
    </style:style>
    <style:style style:name="T1396" style:parent-style-name="Domyślnaczcionkaakapitu" style:family="text">
      <style:text-properties fo:background-color="#80FFFF"/>
    </style:style>
    <style:style style:name="T1397" style:parent-style-name="Domyślnaczcionkaakapitu" style:family="text">
      <style:text-properties fo:background-color="#80FFFF"/>
    </style:style>
    <style:style style:name="T1398" style:parent-style-name="Domyślnaczcionkaakapitu" style:family="text">
      <style:text-properties fo:background-color="#80FFFF"/>
    </style:style>
    <style:style style:name="P1399" style:parent-style-name="Normalny" style:family="paragraph">
      <style:paragraph-properties fo:text-align="justify" fo:line-height="150%" fo:text-indent="0.2479in"/>
    </style:style>
    <style:style style:name="T1400" style:parent-style-name="Domyślnaczcionkaakapitu" style:family="text">
      <style:text-properties fo:background-color="#80FFFF"/>
    </style:style>
    <style:style style:name="P1401" style:parent-style-name="Normalny" style:family="paragraph">
      <style:paragraph-properties fo:text-align="justify" fo:line-height="150%" fo:text-indent="0.2479in"/>
    </style:style>
    <style:style style:name="T1402" style:parent-style-name="Domyślnaczcionkaakapitu" style:family="text">
      <style:text-properties fo:background-color="#80FFFF"/>
    </style:style>
    <style:style style:name="T1403" style:parent-style-name="Domyślnaczcionkaakapitu" style:family="text">
      <style:text-properties fo:background-color="#80FFFF"/>
    </style:style>
    <style:style style:name="P1404" style:parent-style-name="Normalny" style:family="paragraph">
      <style:paragraph-properties fo:text-align="justify" fo:line-height="150%" fo:text-indent="0.2479in"/>
    </style:style>
    <style:style style:name="T1405" style:parent-style-name="Domyślnaczcionkaakapitu" style:family="text">
      <style:text-properties fo:background-color="#80FFFF"/>
    </style:style>
    <style:style style:name="T1406" style:parent-style-name="Domyślnaczcionkaakapitu" style:family="text">
      <style:text-properties fo:background-color="#80FFFF"/>
    </style:style>
    <style:style style:name="T1407" style:parent-style-name="Domyślnaczcionkaakapitu" style:family="text">
      <style:text-properties fo:background-color="#80FFFF"/>
    </style:style>
    <style:style style:name="P1408" style:parent-style-name="Normalny" style:family="paragraph">
      <style:paragraph-properties fo:text-align="justify" fo:line-height="150%" fo:text-indent="0.2479in"/>
    </style:style>
    <style:style style:name="T1409" style:parent-style-name="Domyślnaczcionkaakapitu" style:family="text">
      <style:text-properties fo:background-color="#80FFFF"/>
    </style:style>
    <style:style style:name="T1410" style:parent-style-name="Domyślnaczcionkaakapitu" style:family="text">
      <style:text-properties fo:background-color="#80FFFF"/>
    </style:style>
    <style:style style:name="T1411" style:parent-style-name="Domyślnaczcionkaakapitu" style:family="text">
      <style:text-properties fo:background-color="#80FFFF"/>
    </style:style>
    <style:style style:name="T1412" style:parent-style-name="Domyślnaczcionkaakapitu" style:family="text">
      <style:text-properties fo:background-color="#80FFFF"/>
    </style:style>
    <style:style style:name="T1413" style:parent-style-name="Domyślnaczcionkaakapitu" style:family="text">
      <style:text-properties fo:background-color="#80FFFF"/>
    </style:style>
    <style:style style:name="T1414" style:parent-style-name="Domyślnaczcionkaakapitu" style:family="text">
      <style:text-properties fo:background-color="#80FFFF"/>
    </style:style>
    <style:style style:name="T1415" style:parent-style-name="Domyślnaczcionkaakapitu" style:family="text">
      <style:text-properties fo:background-color="#80FFFF"/>
    </style:style>
    <style:style style:name="T1416" style:parent-style-name="Domyślnaczcionkaakapitu" style:family="text">
      <style:text-properties fo:background-color="#80FFFF"/>
    </style:style>
    <style:style style:name="T1417" style:parent-style-name="Domyślnaczcionkaakapitu" style:family="text">
      <style:text-properties fo:background-color="#80FFFF"/>
    </style:style>
    <style:style style:name="P1418" style:parent-style-name="Normalny" style:family="paragraph">
      <style:paragraph-properties fo:text-align="justify" fo:line-height="150%" fo:text-indent="0.2479in"/>
    </style:style>
    <style:style style:name="T1419" style:parent-style-name="Domyślnaczcionkaakapitu" style:family="text">
      <style:text-properties fo:background-color="#80FFFF"/>
    </style:style>
    <style:style style:name="P1420" style:parent-style-name="Normalny" style:family="paragraph">
      <style:paragraph-properties fo:text-align="justify" fo:line-height="150%" fo:text-indent="0.2479in"/>
    </style:style>
    <style:style style:name="T1421" style:parent-style-name="Domyślnaczcionkaakapitu" style:family="text">
      <style:text-properties fo:background-color="#80FFFF"/>
    </style:style>
    <style:style style:name="T1422" style:parent-style-name="Domyślnaczcionkaakapitu" style:family="text">
      <style:text-properties fo:background-color="#80FFFF"/>
    </style:style>
    <style:style style:name="T1423" style:parent-style-name="Domyślnaczcionkaakapitu" style:family="text">
      <style:text-properties fo:background-color="#80FFFF"/>
    </style:style>
    <style:style style:name="T1424" style:parent-style-name="Domyślnaczcionkaakapitu" style:family="text">
      <style:text-properties fo:background-color="#80FFFF"/>
    </style:style>
    <style:style style:name="T1425" style:parent-style-name="Domyślnaczcionkaakapitu" style:family="text">
      <style:text-properties fo:background-color="#80FFFF"/>
    </style:style>
    <style:style style:name="T1426" style:parent-style-name="Domyślnaczcionkaakapitu" style:family="text">
      <style:text-properties fo:background-color="#80FFFF"/>
    </style:style>
    <style:style style:name="T1427" style:parent-style-name="Domyślnaczcionkaakapitu" style:family="text">
      <style:text-properties fo:background-color="#80FFFF"/>
    </style:style>
    <style:style style:name="T1428" style:parent-style-name="Domyślnaczcionkaakapitu" style:family="text">
      <style:text-properties fo:background-color="#80FFFF"/>
    </style:style>
    <style:style style:name="P1429" style:parent-style-name="Normalny" style:family="paragraph">
      <style:paragraph-properties fo:text-align="justify" fo:line-height="150%" fo:text-indent="0.2479in"/>
    </style:style>
    <style:style style:name="P1430" style:parent-style-name="Normalny" style:family="paragraph">
      <style:paragraph-properties fo:text-align="justify" fo:line-height="150%" fo:text-indent="0.2479in"/>
    </style:style>
    <style:style style:name="T1431" style:parent-style-name="Domyślnaczcionkaakapitu" style:family="text">
      <style:text-properties fo:background-color="#80FFFF"/>
    </style:style>
    <style:style style:name="P1432" style:parent-style-name="Normalny" style:family="paragraph">
      <style:paragraph-properties fo:text-align="justify" fo:line-height="150%"/>
    </style:style>
    <style:style style:name="T1433" style:parent-style-name="Domyślnaczcionkaakapitu" style:family="text">
      <style:text-properties style:text-underline-type="single" style:text-underline-style="solid" style:text-underline-width="auto" style:text-underline-mode="continuous"/>
    </style:style>
    <style:style style:name="T1434" style:parent-style-name="Domyślnaczcionkaakapitu" style:family="text">
      <style:text-properties fo:background-color="#80FFFF" style:text-underline-type="single" style:text-underline-style="solid" style:text-underline-width="auto" style:text-underline-mode="continuous"/>
    </style:style>
    <style:style style:name="T1435" style:parent-style-name="Domyślnaczcionkaakapitu" style:family="text">
      <style:text-properties style:text-underline-type="single" style:text-underline-style="solid" style:text-underline-width="auto" style:text-underline-mode="continuous"/>
    </style:style>
    <style:style style:name="T1436" style:parent-style-name="Domyślnaczcionkaakapitu" style:family="text">
      <style:text-properties fo:background-color="#80FFFF" style:text-underline-type="single" style:text-underline-style="solid" style:text-underline-width="auto" style:text-underline-mode="continuous"/>
    </style:style>
    <style:style style:name="T1437" style:parent-style-name="Domyślnaczcionkaakapitu" style:family="text">
      <style:text-properties style:text-underline-type="single" style:text-underline-style="solid" style:text-underline-width="auto" style:text-underline-mode="continuous"/>
    </style:style>
    <style:style style:name="T1438" style:parent-style-name="Domyślnaczcionkaakapitu" style:family="text">
      <style:text-properties fo:background-color="#80FFFF" style:text-underline-type="single" style:text-underline-style="solid" style:text-underline-width="auto" style:text-underline-mode="continuous"/>
    </style:style>
    <style:style style:name="T1439" style:parent-style-name="Domyślnaczcionkaakapitu" style:family="text">
      <style:text-properties style:text-underline-type="single" style:text-underline-style="solid" style:text-underline-width="auto" style:text-underline-mode="continuous"/>
    </style:style>
    <style:style style:name="P1440" style:parent-style-name="Normalny" style:family="paragraph">
      <style:paragraph-properties fo:text-align="justify" fo:line-height="150%" fo:text-indent="0.2479in"/>
    </style:style>
    <style:style style:name="T1441" style:parent-style-name="Domyślnaczcionkaakapitu" style:family="text">
      <style:text-properties fo:background-color="#80FFFF"/>
    </style:style>
    <style:style style:name="P1442" style:parent-style-name="Normalny" style:family="paragraph">
      <style:paragraph-properties fo:text-align="justify" fo:line-height="150%" fo:text-indent="0.2479in"/>
    </style:style>
    <style:style style:name="T1443" style:parent-style-name="Domyślnaczcionkaakapitu" style:family="text">
      <style:text-properties fo:background-color="#80FFFF"/>
    </style:style>
    <style:style style:name="T1444" style:parent-style-name="Domyślnaczcionkaakapitu" style:family="text">
      <style:text-properties fo:background-color="#80FFFF"/>
    </style:style>
    <style:style style:name="T1445" style:parent-style-name="Domyślnaczcionkaakapitu" style:family="text">
      <style:text-properties fo:background-color="#80FFFF"/>
    </style:style>
    <style:style style:name="T1446" style:parent-style-name="Domyślnaczcionkaakapitu" style:family="text">
      <style:text-properties fo:background-color="#80FFFF"/>
    </style:style>
    <style:style style:name="T1447" style:parent-style-name="Domyślnaczcionkaakapitu" style:family="text">
      <style:text-properties fo:background-color="#80FFFF"/>
    </style:style>
    <style:style style:name="P1448" style:parent-style-name="Normalny" style:family="paragraph">
      <style:paragraph-properties fo:text-align="justify" fo:line-height="150%" fo:text-indent="0.2479in"/>
    </style:style>
    <style:style style:name="T1449" style:parent-style-name="Domyślnaczcionkaakapitu" style:family="text">
      <style:text-properties fo:background-color="#80FFFF"/>
    </style:style>
    <style:style style:name="T1450" style:parent-style-name="Domyślnaczcionkaakapitu" style:family="text">
      <style:text-properties fo:background-color="#80FFFF"/>
    </style:style>
    <style:style style:name="T1451" style:parent-style-name="Domyślnaczcionkaakapitu" style:family="text">
      <style:text-properties fo:background-color="#80FFFF"/>
    </style:style>
    <style:style style:name="P1452" style:parent-style-name="Normalny" style:family="paragraph">
      <style:paragraph-properties fo:text-align="justify" fo:line-height="150%" fo:text-indent="0.2479in"/>
    </style:style>
    <style:style style:name="T1453" style:parent-style-name="Domyślnaczcionkaakapitu" style:family="text">
      <style:text-properties fo:background-color="#80FFFF"/>
    </style:style>
    <style:style style:name="T1454" style:parent-style-name="Domyślnaczcionkaakapitu" style:family="text">
      <style:text-properties fo:background-color="#80FFFF"/>
    </style:style>
    <style:style style:name="T1455" style:parent-style-name="Domyślnaczcionkaakapitu" style:family="text">
      <style:text-properties fo:background-color="#80FFFF"/>
    </style:style>
    <style:style style:name="T1456" style:parent-style-name="Domyślnaczcionkaakapitu" style:family="text">
      <style:text-properties fo:background-color="#80FFFF"/>
    </style:style>
    <style:style style:name="T1457" style:parent-style-name="Domyślnaczcionkaakapitu" style:family="text">
      <style:text-properties fo:background-color="#80FFFF"/>
    </style:style>
    <style:style style:name="T1458" style:parent-style-name="Domyślnaczcionkaakapitu" style:family="text">
      <style:text-properties fo:background-color="#80FFFF"/>
    </style:style>
    <style:style style:name="P1459" style:parent-style-name="Normalny" style:family="paragraph">
      <style:paragraph-properties fo:text-align="justify" fo:line-height="150%" fo:text-indent="0.2479in"/>
    </style:style>
    <style:style style:name="T1460" style:parent-style-name="Domyślnaczcionkaakapitu" style:family="text">
      <style:text-properties fo:background-color="#80FFFF"/>
    </style:style>
    <style:style style:name="P1461" style:parent-style-name="Normalny" style:family="paragraph">
      <style:paragraph-properties fo:text-align="justify" fo:line-height="150%" fo:text-indent="0.2479in"/>
    </style:style>
    <style:style style:name="T1462" style:parent-style-name="Domyślnaczcionkaakapitu" style:family="text">
      <style:text-properties fo:background-color="#80FFFF"/>
    </style:style>
    <style:style style:name="T1463" style:parent-style-name="Domyślnaczcionkaakapitu" style:family="text">
      <style:text-properties fo:background-color="#80FFFF"/>
    </style:style>
    <style:style style:name="T1464" style:parent-style-name="Domyślnaczcionkaakapitu" style:family="text">
      <style:text-properties fo:background-color="#80FFFF"/>
    </style:style>
    <style:style style:name="T1465" style:parent-style-name="Domyślnaczcionkaakapitu" style:family="text">
      <style:text-properties fo:background-color="#80FFFF"/>
    </style:style>
    <style:style style:name="P1466" style:parent-style-name="Normalny" style:family="paragraph">
      <style:paragraph-properties fo:text-align="justify" fo:line-height="150%" fo:text-indent="0.2479in"/>
    </style:style>
    <style:style style:name="T1467" style:parent-style-name="Domyślnaczcionkaakapitu" style:family="text">
      <style:text-properties fo:background-color="#80FFFF"/>
    </style:style>
    <style:style style:name="P1468" style:parent-style-name="Normalny" style:family="paragraph">
      <style:paragraph-properties fo:text-align="justify" fo:line-height="150%" fo:text-indent="0.2479in"/>
    </style:style>
    <style:style style:name="T1469" style:parent-style-name="Domyślnaczcionkaakapitu" style:family="text">
      <style:text-properties fo:background-color="#80FFFF"/>
    </style:style>
    <style:style style:name="T1470" style:parent-style-name="Domyślnaczcionkaakapitu" style:family="text">
      <style:text-properties fo:background-color="#80FFFF"/>
    </style:style>
    <style:style style:name="T1471" style:parent-style-name="Domyślnaczcionkaakapitu" style:family="text">
      <style:text-properties fo:background-color="#80FFFF"/>
    </style:style>
    <style:style style:name="P1472" style:parent-style-name="Normalny" style:family="paragraph">
      <style:paragraph-properties fo:text-align="justify" fo:line-height="150%" fo:text-indent="0.2479in"/>
    </style:style>
    <style:style style:name="T1473" style:parent-style-name="Domyślnaczcionkaakapitu" style:family="text">
      <style:text-properties fo:background-color="#80FFFF"/>
    </style:style>
    <style:style style:name="P1474" style:parent-style-name="Normalny" style:family="paragraph">
      <style:paragraph-properties fo:text-align="justify" fo:line-height="150%" fo:text-indent="0.2479in"/>
    </style:style>
    <style:style style:name="T1475" style:parent-style-name="Domyślnaczcionkaakapitu" style:family="text">
      <style:text-properties fo:background-color="#80FFFF"/>
    </style:style>
    <style:style style:name="T1476" style:parent-style-name="Domyślnaczcionkaakapitu" style:family="text">
      <style:text-properties fo:background-color="#80FFFF"/>
    </style:style>
    <style:style style:name="T1477" style:parent-style-name="Domyślnaczcionkaakapitu" style:family="text">
      <style:text-properties fo:background-color="#80FFFF"/>
    </style:style>
    <style:style style:name="T1478" style:parent-style-name="Domyślnaczcionkaakapitu" style:family="text">
      <style:text-properties fo:background-color="#80FFFF"/>
    </style:style>
    <style:style style:name="T1479" style:parent-style-name="Domyślnaczcionkaakapitu" style:family="text">
      <style:text-properties fo:background-color="#80FFFF"/>
    </style:style>
    <style:style style:name="T1480" style:parent-style-name="Domyślnaczcionkaakapitu" style:family="text">
      <style:text-properties fo:background-color="#80FFFF"/>
    </style:style>
    <style:style style:name="T1481" style:parent-style-name="Domyślnaczcionkaakapitu" style:family="text">
      <style:text-properties fo:background-color="#80FFFF"/>
    </style:style>
    <style:style style:name="T1482" style:parent-style-name="Domyślnaczcionkaakapitu" style:family="text">
      <style:text-properties fo:background-color="#80FFFF"/>
    </style:style>
    <style:style style:name="P1483" style:parent-style-name="Normalny" style:family="paragraph">
      <style:paragraph-properties fo:text-align="justify" fo:line-height="150%" fo:text-indent="0.2479in"/>
    </style:style>
    <style:style style:name="P1484" style:parent-style-name="Normalny" style:family="paragraph">
      <style:paragraph-properties fo:text-align="justify" fo:line-height="150%" fo:text-indent="0.2479in"/>
    </style:style>
    <style:style style:name="T1485" style:parent-style-name="Domyślnaczcionkaakapitu" style:family="text">
      <style:text-properties fo:background-color="#80FFFF"/>
    </style:style>
    <style:style style:name="T1486" style:parent-style-name="Domyślnaczcionkaakapitu" style:family="text">
      <style:text-properties fo:background-color="#80FFFF"/>
    </style:style>
    <style:style style:name="P1487" style:parent-style-name="Normalny" style:family="paragraph">
      <style:paragraph-properties fo:text-align="justify" fo:line-height="150%" fo:text-indent="0.2479in"/>
    </style:style>
    <style:style style:name="T1488" style:parent-style-name="Domyślnaczcionkaakapitu" style:family="text">
      <style:text-properties fo:background-color="#80FFFF"/>
    </style:style>
    <style:style style:name="T1489" style:parent-style-name="Domyślnaczcionkaakapitu" style:family="text">
      <style:text-properties fo:background-color="#80FFFF"/>
    </style:style>
    <style:style style:name="T1490" style:parent-style-name="Domyślnaczcionkaakapitu" style:family="text">
      <style:text-properties fo:background-color="#80FFFF"/>
    </style:style>
    <style:style style:name="T1491" style:parent-style-name="Domyślnaczcionkaakapitu" style:family="text">
      <style:text-properties fo:background-color="#80FFFF"/>
    </style:style>
    <style:style style:name="T1492" style:parent-style-name="Domyślnaczcionkaakapitu" style:family="text">
      <style:text-properties fo:background-color="#80FFFF"/>
    </style:style>
    <style:style style:name="T1493" style:parent-style-name="Domyślnaczcionkaakapitu" style:family="text">
      <style:text-properties fo:background-color="#80FFFF"/>
    </style:style>
    <style:style style:name="T1494" style:parent-style-name="Domyślnaczcionkaakapitu" style:family="text">
      <style:text-properties fo:background-color="#80FFFF"/>
    </style:style>
    <style:style style:name="P1495" style:parent-style-name="Normalny" style:family="paragraph">
      <style:paragraph-properties fo:text-align="justify" fo:line-height="150%" fo:text-indent="0.2479in"/>
    </style:style>
    <style:style style:name="T1496" style:parent-style-name="Domyślnaczcionkaakapitu" style:family="text">
      <style:text-properties fo:background-color="#80FFFF"/>
    </style:style>
    <style:style style:name="P1497" style:parent-style-name="Normalny" style:family="paragraph">
      <style:paragraph-properties fo:text-align="justify" fo:line-height="150%" fo:text-indent="0.2479in"/>
    </style:style>
    <style:style style:name="T1498" style:parent-style-name="Domyślnaczcionkaakapitu" style:family="text">
      <style:text-properties fo:background-color="#80FFFF"/>
    </style:style>
    <style:style style:name="T1499" style:parent-style-name="Domyślnaczcionkaakapitu" style:family="text">
      <style:text-properties fo:background-color="#80FFFF"/>
    </style:style>
    <style:style style:name="T1500" style:parent-style-name="Domyślnaczcionkaakapitu" style:family="text">
      <style:text-properties fo:background-color="#80FFFF"/>
    </style:style>
    <style:style style:name="T1501" style:parent-style-name="Domyślnaczcionkaakapitu" style:family="text">
      <style:text-properties fo:background-color="#80FFFF"/>
    </style:style>
    <style:style style:name="T1502" style:parent-style-name="Domyślnaczcionkaakapitu" style:family="text">
      <style:text-properties fo:background-color="#80FFFF"/>
    </style:style>
    <style:style style:name="T1503" style:parent-style-name="Domyślnaczcionkaakapitu" style:family="text">
      <style:text-properties fo:background-color="#80FFFF"/>
    </style:style>
    <style:style style:name="T1504" style:parent-style-name="Domyślnaczcionkaakapitu" style:family="text">
      <style:text-properties fo:background-color="#80FFFF"/>
    </style:style>
    <style:style style:name="P1505" style:parent-style-name="Normalny" style:family="paragraph">
      <style:paragraph-properties fo:text-align="justify" fo:line-height="150%" fo:text-indent="0.2479in"/>
    </style:style>
    <style:style style:name="T1506" style:parent-style-name="Domyślnaczcionkaakapitu" style:family="text">
      <style:text-properties fo:background-color="#80FFFF"/>
    </style:style>
    <style:style style:name="P1507" style:parent-style-name="Normalny" style:family="paragraph">
      <style:paragraph-properties fo:text-align="justify" fo:line-height="150%" fo:text-indent="0.2479in"/>
    </style:style>
    <style:style style:name="T1508" style:parent-style-name="Domyślnaczcionkaakapitu" style:family="text">
      <style:text-properties fo:background-color="#80FFFF"/>
    </style:style>
    <style:style style:name="T1509" style:parent-style-name="Domyślnaczcionkaakapitu" style:family="text">
      <style:text-properties fo:background-color="#80FFFF"/>
    </style:style>
    <style:style style:name="P1510" style:parent-style-name="Normalny" style:family="paragraph">
      <style:paragraph-properties fo:text-align="justify" fo:line-height="150%" fo:text-indent="0.2479in"/>
    </style:style>
    <style:style style:name="T1511" style:parent-style-name="Domyślnaczcionkaakapitu" style:family="text">
      <style:text-properties fo:background-color="#80FFFF"/>
    </style:style>
    <style:style style:name="T1512" style:parent-style-name="Domyślnaczcionkaakapitu" style:family="text">
      <style:text-properties fo:background-color="#80FFFF"/>
    </style:style>
    <style:style style:name="T1513" style:parent-style-name="Domyślnaczcionkaakapitu" style:family="text">
      <style:text-properties fo:background-color="#80FFFF"/>
    </style:style>
    <style:style style:name="P1514" style:parent-style-name="Normalny" style:family="paragraph">
      <style:paragraph-properties fo:text-align="justify" fo:line-height="150%" fo:text-indent="0.2479in"/>
    </style:style>
    <style:style style:name="T1515" style:parent-style-name="Domyślnaczcionkaakapitu" style:family="text">
      <style:text-properties fo:background-color="#80FFFF"/>
    </style:style>
    <style:style style:name="T1516" style:parent-style-name="Domyślnaczcionkaakapitu" style:family="text">
      <style:text-properties fo:background-color="#80FFFF"/>
    </style:style>
    <style:style style:name="T1517" style:parent-style-name="Domyślnaczcionkaakapitu" style:family="text">
      <style:text-properties fo:background-color="#80FFFF"/>
    </style:style>
    <style:style style:name="P1518" style:parent-style-name="Normalny" style:family="paragraph">
      <style:paragraph-properties fo:text-align="justify" fo:line-height="150%" fo:text-indent="0.2479in"/>
    </style:style>
    <style:style style:name="T1519" style:parent-style-name="Domyślnaczcionkaakapitu" style:family="text">
      <style:text-properties fo:background-color="#80FFFF"/>
    </style:style>
    <style:style style:name="T1520" style:parent-style-name="Domyślnaczcionkaakapitu" style:family="text">
      <style:text-properties fo:background-color="#80FFFF"/>
    </style:style>
    <style:style style:name="T1521" style:parent-style-name="Domyślnaczcionkaakapitu" style:family="text">
      <style:text-properties fo:background-color="#80FFFF"/>
    </style:style>
    <style:style style:name="P1522" style:parent-style-name="Normalny" style:family="paragraph">
      <style:paragraph-properties fo:text-align="justify" fo:line-height="150%" fo:text-indent="0.2479in"/>
    </style:style>
    <style:style style:name="T1523" style:parent-style-name="Domyślnaczcionkaakapitu" style:family="text">
      <style:text-properties fo:background-color="#80FFFF"/>
    </style:style>
    <style:style style:name="T1524" style:parent-style-name="Domyślnaczcionkaakapitu" style:family="text">
      <style:text-properties fo:background-color="#80FFFF"/>
    </style:style>
    <style:style style:name="T1525" style:parent-style-name="Domyślnaczcionkaakapitu" style:family="text">
      <style:text-properties fo:background-color="#80FFFF"/>
    </style:style>
    <style:style style:name="P1526" style:parent-style-name="Normalny" style:family="paragraph">
      <style:paragraph-properties fo:text-align="justify" fo:line-height="150%" fo:text-indent="0.2479in"/>
    </style:style>
    <style:style style:name="T1527" style:parent-style-name="Domyślnaczcionkaakapitu" style:family="text">
      <style:text-properties fo:background-color="#80FFFF"/>
    </style:style>
    <style:style style:name="T1528" style:parent-style-name="Domyślnaczcionkaakapitu" style:family="text">
      <style:text-properties fo:background-color="#80FFFF"/>
    </style:style>
    <style:style style:name="P1529" style:parent-style-name="Normalny" style:family="paragraph">
      <style:paragraph-properties fo:text-align="justify" fo:line-height="150%" fo:text-indent="0.2479in"/>
    </style:style>
    <style:style style:name="P1530" style:parent-style-name="Normalny" style:family="paragraph">
      <style:paragraph-properties fo:text-align="justify" fo:line-height="150%" fo:text-indent="0.2479in"/>
    </style:style>
    <style:style style:name="T1531" style:parent-style-name="Domyślnaczcionkaakapitu" style:family="text">
      <style:text-properties fo:background-color="#80FFFF"/>
    </style:style>
    <style:style style:name="P1532" style:parent-style-name="Normalny" style:family="paragraph">
      <style:paragraph-properties fo:text-align="justify" fo:line-height="150%"/>
    </style:style>
    <style:style style:name="T1533" style:parent-style-name="Domyślnaczcionkaakapitu" style:family="text">
      <style:text-properties style:text-underline-type="single" style:text-underline-style="solid" style:text-underline-width="auto" style:text-underline-mode="continuous"/>
    </style:style>
    <style:style style:name="P1534" style:parent-style-name="Normalny" style:family="paragraph">
      <style:paragraph-properties fo:text-align="justify" fo:line-height="150%" fo:text-indent="0.2479in"/>
    </style:style>
    <style:style style:name="T1535" style:parent-style-name="Domyślnaczcionkaakapitu" style:family="text">
      <style:text-properties fo:background-color="#80FFFF"/>
    </style:style>
    <style:style style:name="T1536" style:parent-style-name="Domyślnaczcionkaakapitu" style:family="text">
      <style:text-properties fo:background-color="#80FFFF"/>
    </style:style>
    <style:style style:name="T1537" style:parent-style-name="Domyślnaczcionkaakapitu" style:family="text">
      <style:text-properties fo:background-color="#80FFFF"/>
    </style:style>
    <style:style style:name="T1538" style:parent-style-name="Domyślnaczcionkaakapitu" style:family="text">
      <style:text-properties fo:background-color="#80FFFF"/>
    </style:style>
    <style:style style:name="T1539" style:parent-style-name="Domyślnaczcionkaakapitu" style:family="text">
      <style:text-properties fo:background-color="#80FFFF"/>
    </style:style>
    <style:style style:name="P1540" style:parent-style-name="Normalny" style:family="paragraph">
      <style:paragraph-properties fo:text-align="justify" fo:line-height="150%" fo:text-indent="0.2479in"/>
    </style:style>
    <style:style style:name="T1541" style:parent-style-name="Domyślnaczcionkaakapitu" style:family="text">
      <style:text-properties fo:background-color="#80FFFF"/>
    </style:style>
    <style:style style:name="P1542" style:parent-style-name="Normalny" style:family="paragraph">
      <style:paragraph-properties fo:text-align="justify" fo:line-height="150%"/>
    </style:style>
    <style:style style:name="T1543" style:parent-style-name="Domyślnaczcionkaakapitu" style:family="text">
      <style:text-properties style:text-underline-type="single" style:text-underline-style="solid" style:text-underline-width="auto" style:text-underline-mode="continuous"/>
    </style:style>
    <style:style style:name="T1544" style:parent-style-name="Domyślnaczcionkaakapitu" style:family="text">
      <style:text-properties fo:background-color="#80FFFF" style:text-underline-type="single" style:text-underline-style="solid" style:text-underline-width="auto" style:text-underline-mode="continuous"/>
    </style:style>
    <style:style style:name="T1545" style:parent-style-name="Domyślnaczcionkaakapitu" style:family="text">
      <style:text-properties fo:background-color="#80FFFF"/>
    </style:style>
    <style:style style:name="P1546" style:parent-style-name="Normalny" style:family="paragraph">
      <style:paragraph-properties fo:text-align="justify" fo:line-height="150%" fo:text-indent="0.2479in"/>
    </style:style>
    <style:style style:name="T1547" style:parent-style-name="Domyślnaczcionkaakapitu" style:family="text">
      <style:text-properties fo:background-color="#80FFFF"/>
    </style:style>
    <style:style style:name="P1548" style:parent-style-name="Normalny" style:family="paragraph">
      <style:paragraph-properties fo:text-align="justify" fo:line-height="150%" fo:text-indent="0.2479in"/>
    </style:style>
    <style:style style:name="P1549" style:parent-style-name="Normalny" style:family="paragraph">
      <style:paragraph-properties fo:text-align="justify" fo:line-height="150%" fo:text-indent="0.2479in"/>
    </style:style>
    <style:style style:name="P1550" style:parent-style-name="Normalny" style:family="paragraph">
      <style:paragraph-properties fo:text-align="justify" fo:line-height="150%" fo:text-indent="0.2479in"/>
    </style:style>
  </office:automatic-styles>
  <office:body>
    <office:text text:use-soft-page-breaks="true">
      <text:p text:style-name="P1">KORPUS= Obrady Okrągłego Stołu</text:p>
      <text:p text:style-name="P2">ZESPOL= Zespół do spraw Gospodarki i Polityki Społecznej</text:p>
      <text:p text:style-name="P3">TYTUL= STENOGRAM z czwartego posiedzenia Zespołu do spraw Gospodarki i Polityki Społecznej</text:p>
      <text:p text:style-name="P4">DATA= 27 lutego 1989 r.</text:p>
      <text:p text:style-name="P5">SYGNATURA= C9540/2</text:p>
      <text:p text:style-name="P6">INW= 46018</text:p>
      <text:p text:style-name="P7">TEKST=</text:p>
      <text:p text:style-name="P8">Stenogram<text:s/><text:span text:style-name="T9">z</text:span><text:s/>posiedzenia Zespołu do spraw Gospodarki i Polityki Społecznej w dniu 27 lutego 1989 r<text:span text:style-name="T10">.</text:span></text:p>
      <text:p text:style-name="P11"><text:span text:style-name="T12">/</text:span>Obradom<text:s/>przewodniczy ob<text:span text:style-name="T13">.</text:span><text:s/><text:span text:style-name="T14">Witold Trzeciakowski</text:span>/.</text:p>
      <text:p text:style-name="P15"><text:span text:style-name="T16">Przewodnicząc</text:span><text:span text:style-name="T17">y</text:span>:</text:p>
      <text:p text:style-name="P18"><text:span text:style-name="T19">P</text:span>roszę Państwa! Proponuje się następujący porządek obrad n<text:span text:style-name="T20">a</text:span><text:s/><text:span text:style-name="T21">d</text:span>zisiaj. Najpierw krótkie o<text:span text:style-name="T22">ś</text:span>wiadczenie strony solidarnościowe<text:span text:style-name="T23">j</text:span>, następnie uwagi do propozycji umowy społecznej zgłoszone w wersji rządowej, uwagi te wygłosi pan prof. Beksiak i pan prof.<text:s/>Rosner, dalej będzie prezentacja naszych wstępnych propozycji uzgodnień<text:span text:style-name="T24"><text:s/></text:span>i bardzo nam przykro, że nie zostało to powielone na czas, to jest w trakcie powielania i każdy z państwa otrzyma egzempla<text:span text:style-name="T25">rz</text:span><text:s/>t<text:span text:style-name="T26">y</text:span>ch naszych propozycji, ale w związku z tym w tej chwili ich nie ma, ja będę musiał je przeczytać.</text:p>
      <text:p text:style-name="P27">Następny punkt to<text:s/><text:span text:style-name="T28">ws</text:span>tępne uwagi i zastrzeżenia strony koalicyjno-rządowej do tego projektu.</text:p>
      <text:p text:style-name="P29">Punkt czwarty: powołanie wspólnych grup roboczych do<text:s/><text:span text:style-name="T30">s</text:span>praw określenia uzgodnień i rozbieżności stanowisk, lista spraw do przekazania grupom roboczym no i ewentualnie zastanowimy się nad spotkaniami z grupami - podgrupam<text:span text:style-name="T31">i</text:span>,<text:span text:style-name="T32"><text:s/></text:span>które działają z naszego umocowania, a które mogą mieć jakie<text:span text:style-name="T33">ś<text:s/></text:span>punkty do rozpatrzenia przez nasz zespół.</text:p>
      <text:p text:style-name="P34">Chodzi o grupę rolniczą, chodzi o grupę górniczą, chodzi o grupę mieszkaniową i ekologiczną.</text:p>
      <text:p text:style-name="P35">To jest sprawa oczywiście, o ile przewodniczący tych podzespołów uznają za stosowne coś nam dać do przedyskutowania,<text:s/>względnie po postu tylko poinformować nas o re<text:span text:style-name="T36">z</text:span>ultatach swoich prac<text:span text:style-name="T37">.</text:span></text:p>
      <text:p text:style-name="P38">Czy są jakieś inne propozycje do porządku obrad? Nie widzę<text:span text:style-name="T39">.</text:span><text:s/>Wobec tego rozumiem, że to jest porządek dzienny przyjęty<text:span text:style-name="T40">.</text:span></text:p>
      <text:p text:style-name="P41">Chciałem złożyć oświadczenie strony opozycyjno-solidarnościowej<text:span text:style-name="T42">.</text:span></text:p>
      <text:p text:style-name="P43">Wbrew opinii ekspertów z naszej strony rząd przeprowadził przez Sejm ustawę u uprawnieniach specjalnych realizacji planu konsolidac<text:span text:style-name="T44">j</text:span>i<text:span text:style-name="T45">.</text:span><text:s/>Ustawa ta stwarza rządowi możliwość podejmowania decyzji sprzecznych z duchem proponowanego nowego ładu ekonomicznego<text:span text:style-name="T46">.</text:span><text:s/>Decyzja ta budzi nasz najwyższy niepokój<text:span text:style-name="T47">.</text:span><text:s/>Utwierdza nas w przeświadczeniu<text:span text:style-name="T48">.</text:span><text:s/>że wiarygodność<text:s/>„okrągłego stołu”<text:s/>musi być podbudowana społeczną kontrolą realiz<text:span text:style-name="T49">a</text:span>cji podjętych zobowiązań<text:span text:style-name="T50">.</text:span></text:p>
      <text:p text:style-name="P51">Teraz prosiłbym pana prof. B<text:span text:style-name="T52">e</text:span>ksiaka o uwagi do propozycji umowy społecznej wer<text:span text:style-name="T53">sji</text:span><text:s/>rządowej<text:span text:style-name="T54">.</text:span></text:p>
      <text:p text:style-name="P55"><text:span text:style-name="T56">Prof. Janusz Beksiak</text:span><text:span text:style-name="T57">:</text:span></text:p>
      <text:p text:style-name="P58">D<text:span text:style-name="T59">z</text:span>iękuję<text:span text:style-name="T60">.</text:span></text:p>
      <text:p text:style-name="P61">Moje uwagi dotyczą trzech fragmentów tekstu przedstawionego przez stronę rządową, zatytułowanych<text:s/><text:span text:style-name="T62">„</text:span>Poprawa zaopatrzenia rynku, ograniczenie inflacji i nowy ład ekonomiczny”<text:span text:style-name="T63">.</text:span></text:p>
      <text:p text:style-name="P64">Merytorycznie one są wzajemnie powiązane, a ponadto w omawianym tekście nastąpiło pewne pomieszanie i dość dowolne rozmieszczenie poszczególnych kwestii. Zajmuje się dalej tymi<text:s/><text:soft-page-break/>n<text:span text:style-name="T65">aj</text:span>waż<text:span text:style-name="T66">n</text:span>ie<text:span text:style-name="T67">js</text:span>zymi sprawami - co do których istnieje rozbieżność poglądów oraz tymi, które wymagają wyj<text:span text:style-name="T68">aś</text:span>nienia.</text:p>
      <text:p text:style-name="P69">Po pierwsze należy rozumieć, że na stronie 2 i następnych jest mowa o rynku dóbr konsumpcyjnych. Wydaje się oczywiste, że poprawa zaopatrzenia tego rynku zależy głównie od zwiększenia podaży tych dóbr. Omawiany tekst mówi wprawdzie o tym, ale na czoło wysuwa cytuję:<text:s/>„dostosowanie globalnego popytu do możliwości podażowych”. Takie sformułowanie jest na stronie 2, 4 i<text:s/><text:span text:style-name="T70">5.</text:span></text:p>
      <text:p text:style-name="P71">Używa się tu takich określe<text:span text:style-name="T72">ń</text:span><text:s/>jako nadrzędne kryteria i kluczowe znaczenie w odniesieniu do tego dostosowania globalnego popytu. Po staremu więc w tekście główny akcent jest położony na obcinanie popytu, a nie na zwiększanie podaży. Czy należy to rozumieć jako zapowiedź następnych operacji dochodowo-cenowych?</text:p>
      <text:p text:style-name="P73">Po drugie tekst zawiera stwierdzenia na temat zmian prawa dla prz<text:span text:style-name="T74">ys</text:span>pieszenia procedury upad<text:span text:style-name="T75">ł</text:span>ościowej przedsiębiorstw oraz mówi o - cytuję -<text:s/>„wykorzystaniu procedur likwidacji podziału i oceny przedsiębiorstw”. Na stronie 2 i<text:s/><text:span text:style-name="T76">3.</text:span></text:p>
      <text:p text:style-name="P77">Te niezbyt precyzyjnie określenia nabieraj<text:span text:style-name="T78">ą</text:span><text:s/>szczególnego znaczenia wobec przeforsowania przez rząd mimo sprzeciwu opozyc<text:span text:style-name="T79">ji</text:span><text:s/>ustawy o niektórych warunkach konsolidac<text:span text:style-name="T80">ji</text:span><text:s/>gospodarki narodowej<text:span text:style-name="T81">.</text:span><text:s/>Ustawa ta daje Radzie Ministrów wielkie uprawnienia do działań niezgodnych z innymi przepisami, mówiącymi o roli samorządu i dyrektora przedsiębio<text:span text:style-name="T82">rs</text:span>tw<text:span text:style-name="T83">a</text:span>.</text:p>
      <text:p text:style-name="P84">Między innymi niezgodnych ze wspomnianymi w omawianym tekście przepisami o upadłości, podziale i łączeniu przedsiębiorstw. Ustawę tę należy uznać za sprzeczną z deklaracjami strony rządowej na temat reformy gospodarczej i nowego ładu ekonomicznego, między innymi ze stwierdzeniami zawartymi w omawianym tu tekście. Po trzecie - proponując zmiany w polityce inwestycyjnej strona - 3, nie sprecyzowano kto ma to robić: rząd, banki czy organizacje gospodarcze. Nie określone są też wyra<text:span text:style-name="T85">ź</text:span>nie metody dokonywania tych zmian. Użyte w tekście zwroty pochodzące z tradycyjnego języka centralnych planistów sugerują jednak utrzymanie metod nakazowych. Mówi się na przykład o weryfikacji i wstrzymaniu tych inwestycji, które nie będą ukończone w ciągu 2 lat. Warto tu zauważyć, że ustalona apriorycznie jednakowa granica czasowo dla wszystkich rodzajów inwestycji jest oczywistym nonsensem ekonomicznym.</text:p>
      <text:p text:style-name="P86">Po czwarte - część tekstu pod t<text:span text:style-name="T87">yt</text:span>ułem<text:s/>„Ograniczenie inflacji”<text:s/>mówią o zamiarze zrównoważenia budżetu państwa w ciągu 2 - 3 lat<text:span text:style-name="T88">.</text:span><text:s/>Jest to termin odległy. Równocześnie lista proponowanych działań absolutnie nie daje podstaw do uznania za wiarygodną zapowiedź na str. 5 ograniczenia inflacji<text:s/><text:span text:style-name="T89">w</text:span><text:s/>ciągu 3 lat do wielkości jednocyfrowej.<text:s/>Co jednak n<text:span text:style-name="T90">aj</text:span>ważni<text:span text:style-name="T91">ej</text:span>sze - cała ta część nie mówi nic o zmniejszeniu wydatków państwa. Wylicza tylko inne sposoby ich pokrywania. Powtarza natomiast tezę o potrzebie ograniczania popytu ludności. Wyraźnie mówi to, kto według omawianego tekstu ma nadal ponosić ciężary in<text:span text:style-name="T92">fl</text:span>acji.</text:p>
      <text:p text:style-name="P93">Po piąte<text:s/><text:span text:style-name="T94">-</text:span><text:s/>w części pod tytułem<text:s/><text:span text:style-name="T95">„</text:span>Nowy ład ekonomiczny”<text:s/>sformułowania mówiące o różnych formach własności zawierają niejasne i kontrowersyjne ujęcia sposobu dokonywania zmian. Sugerują one - moim zdaniem - utrzymanie nakazowego trybu organizowania nowych przedsiębiorstw przez władze. Mówi się tam na przykład o powołaniu własności samorządow<text:span text:style-name="T96">ej.</text:span><text:s/>Akcentuję słowo powołanie albo znów c<text:span text:style-name="T97">y</text:span>tuję: prowadzenie kategorii mienia komunalnego. To wszystko ze strony 9.</text:p>
      <text:p text:style-name="P98">Trudno to uznać za dobry sposób uspołeczniania przedsiębiorstw państwowych, a pod tym hasłem to<text:s/><text:soft-page-break/>jest tam formułowane. Natomiast w tej czę<text:span text:style-name="T99">ś</text:span>ci byłoby miejsce dla sprawy wydzielenia majątku narodowego, o czym mówi się wcześniej w tekście na stronie<text:s/><text:span text:style-name="T100">5.</text:span><text:s/>M<text:span text:style-name="T101">aj</text:span>ątku poddanego kontroli organów przedstawicielskich a nie administra<text:span text:style-name="T102">cji<text:s/></text:span>i przek<text:span text:style-name="T103">az</text:span>ywanego w użytkowanie samorządom pracowniczym oraz innym podmiotom gospodarczym.</text:p>
      <text:p text:style-name="P104">Po szóste<text:s/><text:span text:style-name="T105">-</text:span><text:s/>krytycznie należy się odnieść do postulatu komercjalizac<text:span text:style-name="T106">ji</text:span><text:s/>obiektów własności komunalnej. Na stronie<text:s/><text:span text:style-name="T107">9</text:span><text:s/>to jest, które w tradycji europejskiej s<text:span text:style-name="T108">ą<text:s/></text:span>na ogół traktowane jako nie mające przynosić zysku<text:span text:style-name="T109">.</text:span></text:p>
      <text:p text:style-name="P110">Po siódme<text:s/><text:span text:style-name="T111">-</text:span><text:s/>niejasny jest sens określenia<text:s/>„ograniczanie zakresu centralnego planowania tylko do kwestii o znaczeniu strategicznym”<text:s/>- ze str. 10. Nie może to charak<text:span text:style-name="T112">te</text:span>r<text:span text:style-name="T113">yz</text:span>ować nowego ładu ekonomicznego, w którym plany rządu nie powinny przecież obowiązywać kogokolwiek poza samym rządem. Natomiast, kiedy znów po wielu latach formalnego rea<text:span text:style-name="T114">li</text:span>zowania reformy słyszymy o zamiarze stopniowego ograniczania centralnych poleceń rozdzielników, to rozumiemy, że odsyła się całą sprawę w nieokreśloną przyszłość.</text:p>
      <text:p text:style-name="P115">Sformułowania te można więc odczytać jako osłabiające deklaracje o tym, że nowy ład ekonomiczny ma mieć charakter rynkowy.</text:p>
      <text:p text:style-name="P116">To samo dotyczy stwierdzenia, zaraz następnego, o utrzymaniu również docelowo - tak to zostało nazwane -<text:s/>tzw.<text:s/>„zamówień rządowych”, które w naszej praktyce są przecież tylko odmianą nakazów i rozdzielnictwa, prawda, że osłabioną.</text:p>
      <text:p text:style-name="P117"><text:span text:style-name="T118">I</text:span><text:s/>po ósme - w punkcie o samodzielności przedsiębiorstw - str. 10 - 11 - nie jest jasne, kto ostatecznie ma powoływać dyrektora przedsiębiorstwa państwowego. Co znaczy na przykład<text:s/>„kontraktacja dyrektorów”? Brak tu też stwierdzeń o likwidacji partyjnej nomenklatury i służbowej zależności dyrektorów od administracji państwowej. Niezależnie<text:s/><text:span text:style-name="T119">jednak od tych niejasno</text:span><text:span text:style-name="T120">ś</text:span><text:span text:style-name="T121">ci</text:span><text:s/>i brak<text:span text:style-name="T122">ó</text:span>w stwierdzenia zawarte w tekście są w sprzeczności z uprawnieniem prezesa Rady Ministrów do odwoływania dyrektorów<text:s/><text:span text:style-name="T123">n</text:span>a<text:s/><text:span text:style-name="T124">d</text:span>anym przez wspomnianą wcześniej ustawę o warunkach konsolidacji gospodarki narodowej.</text:p>
      <text:p text:style-name="P125">Dziękuję.</text:p>
      <text:p text:style-name="P126"><text:span text:style-name="T127">Przewodnicząc</text:span><text:span text:style-name="T128">y</text:span><text:span text:style-name="T129">:</text:span></text:p>
      <text:p text:style-name="P130">Dziękuję panu prof. Beksiakowi.</text:p>
      <text:p text:style-name="P131">I proszę o zabranie głosu pana prof. Rosnera.</text:p>
      <text:p text:style-name="P132"><text:span text:style-name="T133">Prof. Jan Rosner</text:span>:</text:p>
      <text:p text:style-name="P134">Ja bym chciał ocenić bardzo krótko jedynie punkt 3, zatytułowany<text:s/>„Ochrona ludzi pracy przed skutkami inflacji i radykalnego wprowadzenia reform”. Tytuł tego punktu wydaje się nielogiczny i wymaga innego u<text:span text:style-name="T135">ję</text:span>cia. Mianowicie, po pierwsze - chodzi tu nie tylko o ludzi pracy, ale również o osoby korzystające ze świadczeń społecznych, takich ja<text:span text:style-name="T136">k</text:span><text:s/>emeryci i renciści, matki wychowujące dzieci czy studentów. Wobec tego to określenie<text:s/>„ludzi pracy”<text:s/>jest za wąskie. A po drugie - podpunkt 3 w tym punkcie, zatytułowany<text:s/>„Program ochrony pracy”<text:s/>nie dotyczy specyficznie zagadnień związanych z reformowaniem gospodarki, a wszelkiego typu stosunków pracy.</text:p>
      <text:p text:style-name="P137">Propozycja wobec tego jest taka, żeby ten tytuł zmien<text:span text:style-name="T138">i</text:span>ć na następujące s<text:span text:style-name="T139">fo</text:span>rmułowanie:<text:s/>„Ochrona społeczeństwa przed inflacją i kosztami wprowadzania reformy”. To byłby pkt 3<text:span text:style-name="T140">.</text:span><text:s/><text:span text:style-name="T141">I</text:span><text:s/>dodatkowo wprowadzić pkt 4, który by brzmiał:<text:s/>„Program ochrony pracy i ochrona zatrudnienia”.</text:p>
      <text:p text:style-name="P142">Strona solidarnościowo-opozyc<text:span text:style-name="T143">yj</text:span>na przygotowała odpowiednie teksty, które będą - jak mówił pan<text:s/><text:soft-page-break/>przewodniczący -<text:s/>są w trakcie powielania, będą państwu rozdane, i te propozycje będą wypełnione treścią w tych naszych propoz<text:span text:style-name="T144">yc</text:span>jach<text:span text:style-name="T145">.</text:span></text:p>
      <text:p text:style-name="P146">Jeżeli chodzi o ten element ochrony pracy, który tu zawarty jest w tym podpunkcie 3, to zawarte w nim elementy są w zasadzie trafne. Zostały one w całości przejęte z postulatów zgłoszonych przez naszą stronę. Ale są niesłychanie<text:s/>ogólnikowe. I właściwie to sformułowanie, które tu jest zawarte pozbawia jakiejkolwiek właściwie treści konkretnej. Powiedzieć, że konieczne jest przestrzeganie uregulowań dotyczących długości czasu pracy - pokazywałem, że jedno z uregulowań to jest właśnie nadmierna długość godzin nadliczbowych dopuszczalnych, stopniowe odchodzenie od zatrudnienia kobiet na nocnych zmianach, przeciwdziałanie wypadkowości i zach<text:span text:style-name="T147">or</text:span>owalno<text:span text:style-name="T148">śc</text:span>i na choroby zawodowe oraz uregulowanie stosunku Polski do szeregu konwencji Międzynarodow<text:span text:style-name="T149">ej</text:span><text:s/>Organizacji Pracy.</text:p>
      <text:p text:style-name="P150">To są zbyt ogólnikowe teksty, żeby można było z nich wyciągnąć jakiekolwiek konkretne wnioski. Dlatego do tych punktów będą, sformułowane są konkretne rozwinięcia, w załączniku do tekstu, który państwu przedłożymy w najbliższym czasie.</text:p>
      <text:p text:style-name="P151">I uważamy również, że się powinno uzupełnić te postulaty o jeden punkt, co najmniej jeden punkt dotyczący postulatu strony solidarnościowo-opozycyjnej w sprawie projektowanej nowelizacji Kodeksu Pracy. Sprawa, która żywotnie obchodzi ludzi pracy i nie możemy pominąć tego w naszych tezach. To również jest zawarte w naszych propozycjach.</text:p>
      <text:p text:style-name="P152">Ja ograniczyłem się do zagadnień ochrony pracy, natomiast proponu<text:span text:style-name="T153">ję</text:span>, żeby zagadnienia ochrony przed inflacją i również w sprawach ochrony zatrudnienia zreferowała pani dr Wóycicka.</text:p>
      <text:p text:style-name="P154"><text:span text:style-name="T155">Pr</text:span><text:span text:style-name="T156">zewodnicząc</text:span><text:span text:style-name="T157">y</text:span>:</text:p>
      <text:p text:style-name="P158">Proszę panią Wóycicką.</text:p>
      <text:p text:style-name="P159"><text:span text:style-name="T160">dr Irena Wóycicka</text:span>:</text:p>
      <text:p text:style-name="P161">Chciałabym się ustosunkować do dwóch punktów rozdziału 3<text:span text:style-name="T162">,</text:span><text:s/>dotyczącego ochrony ludzi pracy przed skutkami radykalnego wprowadzenia reform.</text:p>
      <text:p text:style-name="P163">Po pierwsze - problem indeksacji. Chciałabym powiedzieć, że nas nie satysfakcjonu<text:span text:style-name="T164">je</text:span><text:s/>tekst przede wszystkim z tego względu, że jest on mało konkretny. Doceniamy otwarcie, jakie zawarte zostało w tym tekście na problem indeksacji. Wydaje nam się, że ten punkt 60 proc. jest jakby podstawą dyskus<text:span text:style-name="T165">ji</text:span>.</text:p>
      <text:p text:style-name="P166">Natomiast uważamy, że sprawa indeksacji jest sprawą pilną i powinna być załatwiona w miarę konkretnie już przy<text:s/>„okrągłym stole”<text:s/>i ten zapis ogólny jest niewystarcza<text:span text:style-name="T167">ją</text:span>cy.</text:p>
      <text:p text:style-name="P168">Inne sprawy związane z tym zapisem dotyczącym indeksacji. Przede wszystkim ta argumentacja, która się pojawiała bardzo często w naszych rozmowach, również w grupie roboczej, mianowicie problem, że indeksacja nie może wyczerpać całego wzrostu płac, ponieważ istnieje problem motywacyjny i funkcji płac.</text:p>
      <text:p text:style-name="P169">Otóż ja chciałam zwrócić uwagę, że przede wszystkim pewne elementy indeksacji mogą mieć charakter motywacyjny, a również pewne elementy płac nie podlegają indeksacji, jak np. zysk, który indeksacji tej formalnej nie może podlegać, czy też właśnie jako element motywujący można uznać indeksację stawki akordowej. Też stwierdza<text:span text:style-name="T170">ją</text:span>c,<text:s/><text:span text:style-name="T171">ż</text:span>e j<text:span text:style-name="T172">e</text:span>steśmy za pełną indeksacją uważamy, że istnieje możliwość negocjowania jakby skali niepełności tej negocjacji.<text:s/>Nasz argument o pełności, czy też prawie pełności indeksacji wynika z poglądu, że tylko szeroko zakrojona automatyczna i częsta indeksacja może ograniczyć żywiołowy proces indeksacji, żywiołowy wzrost płac<text:span text:style-name="T173">.</text:span></text:p>
      <text:soft-page-break/>
      <text:p text:style-name="P174">Tutaj jakby w tym tekście przedstawionym nam właśnie tego powiązania pomiędzy żywiołowością indeksacji a koniecznością wprowadzania formalnej nie ma, ale jest nie<text:span text:style-name="T175">je</text:span>dnoznaczne. Być może, że tym się różnimy co do punktu widzenia<text:span text:style-name="T176">.</text:span></text:p>
      <text:p text:style-name="P177">Nam w indeksac<text:span text:style-name="T178">ji</text:span><text:s/>chodzi o dwie rzeczy. Po pierwsze -<text:s/>o ochronę ludzi przed skutkami inflacji. A również o ochronę jakby systemu, tzn. próby zahamowania tą metodą spirali inflacji. Tutaj jakby ten drugi aspekt jest niewidoczny.</text:p>
      <text:p text:style-name="P179">Co do motywacji właśnie, jeżeliby powrócić do propozycji rządowych, które mieliśmy okazję wysłuchiwać na ostatnich dwóch spotkaniach grupy roboczej, które sprowadzało się w zasadzie do utrzymania obecnego okrojonego systemu indeksacji opartego na płacy minimalnej, to oznaczałoby to, że system motywacji sprowadza się do tego, że indywidualnemu pracownikowi przeciętnie przy planowanym wzroście cen 55 proc. - nie chcę dyskutować tutaj, na ile w ogóle jest to liczba realna, nasze doświadczenia wskazują, że absolutnie nie -<text:s/>pokazuje, że indywidualnemu pracownikowi można zmniejszyć płace o około 20 proc. powyżej 20 proc. Natomiast, jeśli przyjąć wskaźnik 60 proc. pokrywania w 60 proc. skutków wzrostu cen i tę samą skalę inflacji 55 proc. to będzie to wynosiło kilkanaście procent. Przy czym tzw. motywacja pracy rośnie wraz z inflacją, co jakby pokazuje bardzo wyraźnie cały ten, jakby skomplikowany układ zamierzeń.</text:p>
      <text:p text:style-name="P180">Mnie się wydaje, że w ogóle jakby nie o to tutaj chodzi.<text:s/><text:span text:style-name="T181">T</text:span>zn<text:span text:style-name="T182">.</text:span><text:s/>ja sądzę, że stwarzanie sytuacji przymusu obrony poziomu życia poprzez wykorzystywanie inflacji, braku zabezpieczeń przed inflacją, nie jest jakby skuteczną formą motywacji pracy. Tzn. jeżeli przyjrzeć się w przedsiębiorstwie, na czym to polega, to wydaje się, że polega to na tym, że po pierwsze - można obniżyć płace i w związku z czym jakby nie redukuje się zatrudnienia. One są stosunkowo niskie i tutaj ten manewr na skutek inflacji jest dostatecznie duży, żeby nie było przymusu reorganizac<text:span text:style-name="T183">ji</text:span><text:s/>i redukcji zatrudnienia na przykład.</text:p>
      <text:p text:style-name="P184">Z drugiej strony wykorzystuje się pole np. do godzin nadliczbowych,<text:s/><text:span text:style-name="T185">w</text:span><text:s/>które statystycznie ogromnie rosną w niektórych działach produkcji w sposób bardzo szybki i bardzo niebezpieczny. Ja tu już nie chcę mówić o aspektach zdrowotnych godzin nadliczbowych. Natomiast aspekt taki jakby etyki pracy, bo zjawiskiem dosyć powszechnym jest właśnie to wyłączanie taśmy przed końcem zmiany po to, żeby potem nadrobić w tych godzinach nadliczbow<text:span text:style-name="T186">yc</text:span>h.</text:p>
      <text:p text:style-name="P187">Ja bym w ogóle więc kwestionowała ten pomysł motywowania przez inflację, który tutaj jest w jakby w argumentach również podanych w pkt. 3 bardzo wyraźnie wybity.</text:p>
      <text:p text:style-name="P188">Ja myślę zresztą, że sami autorzy nie bardzo wierzą w tę motywacyjną funkcję właśnie płac, sugerując, że tą nadwyżkę motywacyjną można rozdzielać w drodze negocjacji, pomiędzy różne grupy społeczne i branże.</text:p>
      <text:p text:style-name="P189">Co to znaczy, rozdzielać w drodze negocjacji, a zarazem motywować? Nie bardzo to rozumiem<text:span text:style-name="T190">.</text:span><text:s/>Ja rozumiem, że istnieje tu problem dużych różnic płacowych pomiędzy różnymi zakładami i branżami, które rzeczywiście bardzo silnie narastają, ale wydaje mi się, że tego się nie da załatwić w drodze negocjacji płacowych i podziału jakby tej nadwyżki płacowej pomiędzy różnymi branżami. Ale wymaga to, jakby zasadniczej, no nazwijmy to zmian w sferze regulacyjnej, która wyrównywałaby rzeczywiście warunki startu przedsiębiorstw, ich kondycji finansowej, a w rezultacie również i kondycji płacowej.</text:p>
      <text:p text:style-name="P191">Również niezadowala<text:span text:style-name="T192">ją</text:span>ce jest tutaj stwierdzenie co do częstotliwości indeksacji. To znaczy jest ona<text:s/><text:soft-page-break/>niejasna. Uważamy znowu z naszego punktu widzenia, że indeksację ma chronić ta formalna przed indeksacją żywiołową, to musi być ona częsta, obligatoryjnie częsta, a nie zawieszona wskaźnik kosztów utrzymania, który może być tutaj jakby z punktu widzenia społecznego nie do końca wiarygodny.<text:s/>I ten jakby moment przekroczenia pewnej bariery może owocować w różne konflikty społeczne.</text:p>
      <text:p text:style-name="P193">Wydaje mi si<text:span text:style-name="T194">ę</text:span>, że jakby częstotliwość tej indeksacji oczywiście przy niższej skali indeksac<text:span text:style-name="T195">ji</text:span><text:s/>ona może by<text:span text:style-name="T196">ć<text:s/></text:span>niższa, musi być ustalona jakby jednoznacznie - raz na kwartał przy obecnym poziomie inflacji.</text:p>
      <text:p text:style-name="P197">Jeszcze na jedno chciałam zwrócić uwagę. Otóż jesteśmy w pewnym stopniu zmartwieni, ponieważ otwarcie, które tutaj zostało<text:s/><text:span text:style-name="T198">zap</text:span>rezentowane przez prof. Bakę w sprawie indeksacji, jak mówię, w pewnym sensie znajduje również potwierdzenie w tekście nam również tutaj przekazanym w<text:s/>zeszłym tygodniu, jakby nie uzyskało, jakby okazało się, że nie stanowi bazy do dalszej dyskusji w grupie roboczej.<text:s/>Myśmy spędzili w tej grupie roboczej 8 czy 10 godzin dyskusji, na których strona rządowa - przede wszystkim jak również przedstawiciel Konsultacyjn<text:span text:style-name="T199">ej</text:span><text:s/>Rady Gospodarcze<text:span text:style-name="T200">j</text:span>, powracali do tematu, czy indeksacja, czy indeksować, czy zmienić system indeksacji w stosunku do obecnego jest jakby załatwiony i że my mamy dyskutować o konkretach. Tak więc też chciałabym prosić o wyjaśnienie tutaj stanowisk negocjatorów<text:s/><text:span text:style-name="T201">z</text:span>e strony rządowej na grupie roboczej oraz stanowiska zajętego przez prof. Bakę i grupę koalicyjno-rządową na naszym dużym<text:s/>„stole”, ponieważ póki co nasze rozmowy na temat indeksacji nie mogą się posuwać ze względu właśnie na ten niejasności.</text:p>
      <text:p text:style-name="P202">Następna sprawa, to jest kwestia kolejnego punktu dotyczącego pełnego zatrudnienia. I tutaj chciałam powiedzieć, że ogólny jakby zarys czy też kształt tego sformułowania nas zadowala, czy też ten kierunek. Ale też uważamy, że wymagane i niezbędne są tutaj wyraźne konkretyza<text:span text:style-name="T203">cj</text:span>e, co też sugerujemy w tekście, który będzie prezentowany, jeżeli tylko zostanie powielony.</text:p>
      <text:p text:style-name="P204">Przede wszystkim chodzi nam o sprawę pewnych ustawowych regulacji dotyczących zwolnień grupowych, jak i spraw likwidacji zakładów pracy. Chodzi o zmiany funkc<text:span text:style-name="T205">jo</text:span>nowania instytucji, terenowej służby z<text:span text:style-name="T206">at</text:span>rudnienia tak, aby skierowane były one bardziej w kierunku pośrednictwa, dobrowolnego pośrednictwa jakby dla poszukujących pracy, a nie werbunku dla<text:s/>przedsiębiorstw.</text:p>
      <text:p text:style-name="P207">Chodzi o zabezpieczenia w warunkach przekwalifikowania<text:span text:style-name="T208"><text:s/></text:span>pracowników i poszukiwania nowego miejsca pracy. Jak również też ch<text:span text:style-name="T209">o</text:span>dzi o ustalenie zakresu angażowania się państwa w kształtowanie warunków sprzyja<text:span text:style-name="T210">ją</text:span>cych stworzeniu odpowiedniej ilości miejsc pracy, lub też tworzeniu miejsc pracy dla szczególnych grup pracowniczych np. inwalidów czy ludzi starszych.</text:p>
      <text:p text:style-name="P211">Myśmy tutaj parokrotnie, chyba ze dwa razy prosili o przekazanie konkretów jakie zamierzenia konkretne rząd ma w t<text:span text:style-name="T212">ej</text:span><text:s/>sprawie. Żadnych dokumentów poza tym ogólnymi sformułowaniami dotychczas nie uzyskaliśmy. Bardzo byśmy prosili o przekazanie takich dokumentów skądinąd wiemy, że są one przygotowane w Ministerstwie Pracy. A to m.in. ustawa o zatrudnieniu, czy też - o ile wiem - jakaś regula<text:span text:style-name="T213">cj</text:span>a problemu zwolnień grupowych.</text:p>
      <text:p text:style-name="P214">To tyle. Jeszcze chciałabym prosić o uzupełnienie Krzysztofa Hageme<text:span text:style-name="T215">je</text:span>ra<text:span text:style-name="T216">.</text:span></text:p>
      <text:p text:style-name="P217">Dzięku<text:span text:style-name="T218">ję</text:span>.</text:p>
      <text:p text:style-name="P219"><text:span text:style-name="T220">Pr</text:span><text:span text:style-name="T221">zewodnicząc</text:span><text:span text:style-name="T222">y</text:span>:</text:p>
      <text:p text:style-name="P223">Dziękuję bardzo. Proszę.</text:p>
      <text:p text:style-name="P224"><text:span text:style-name="T225">Ob.<text:s/></text:span><text:span text:style-name="T226">K</text:span><text:span text:style-name="T227">rzysztof Hagemejer</text:span>:</text:p>
      <text:soft-page-break/>
      <text:p text:style-name="P228">Ja mam jeszcze parę dodatkowych uwag w sprawie tego pkt 3 tj. w sprawie tej jego części, która jest poświęcona ochronie dochodów ludności przed skutkami inflacji.</text:p>
      <text:p text:style-name="P229">Jeśli traktowa<text:span text:style-name="T230">ć</text:span><text:s/>treść punktu trzeciego jako deklaracji intencji władz w kwestiach ochrony przed skutkami inflacji, to brak tu sformułowań dotyczących pewnych<text:s/>ogólni<text:span text:style-name="T231">ejs</text:span>zych zasad, którym powinna być podporządkowana polityka gospodarcza, jak i polityka społeczna prowadzona w ramach jakiegokolwiek programu konsolidacji gospodarki, czy też programu dostosowawczego.</text:p>
      <text:p text:style-name="P232">Chodzi<text:s/>tu przede wszystkim o to, że zwłaszcza w dotychczasowej skali kosztów poniesionych przez społeczeństwo w wyniku kryzysu nieskutecznych, niekonsekwentnych reform niewłaściwej polityki gospodarcz<text:span text:style-name="T233">ej.</text:span><text:s/>Wydaje się nam, że możliwości obniżania dochodów realnych jest szalenie ograniczone i że potrzebne są tu pewne generalne s<text:span text:style-name="T234">fo</text:span>rmułowania np. tego typu, że realizowane programy gospodarcze powinny być podporządkowane w zasadzie nie obniżaniu poziomu życia społeczeństwa, w tym przeciętnych dochodów realnych, jak i szczególnej ochronie grup<text:s/><text:span text:style-name="T235">g</text:span>orzej sytuowanych.</text:p>
      <text:p text:style-name="P236">Indeksację traktować mu można jedynie tu jako jeden z instrumentów służących temu celowi obok polityki społeczn<text:span text:style-name="T237">ej,</text:span><text:s/>polityki podażowej, jaki polityki dota<text:span text:style-name="T238">cj</text:span>i<text:span text:style-name="T239">.</text:span></text:p>
      <text:p text:style-name="P240">S<text:span text:style-name="T241">fo</text:span>rmułowania zawarte w pierwszym podpunkcie tego punktu trzeciego słusznie wskazują na niewłaściwość dotychczasowego modelu kształtowania dochodów pracowniczych. Jednak nie można sugerować, że ten właśnie system wraz z żywiołową indeksacją jest główną przyczyną nierównowagi w gospodarce. W znacznej mierze jest on raczej konsekwencją nierównowagi i procesów infl<text:span text:style-name="T242">ac</text:span>yjnych.</text:p>
      <text:p text:style-name="P243">Kwestia pożądanego modelu docelowego kształtowania się płac przez rynek pracy regulowany układami i umowami zbiorowymi<text:s/>powinna znaleźć się w części dotyczącej nowego ładu ekonomicznego.</text:p>
      <text:p text:style-name="P244">Nie do przyjęcia jest także ustalenie zasady generalnego ograniczenia stopnia indeksacji do maksimum 60 proc<text:span text:style-name="T245">.</text:span><text:span text:style-name="T246"><text:s/></text:span>Tak na marginesie w powoływanych innych krajach jest tutaj - że tak powiem - i różnie i zmiennie. Można rozważać uzgodnienie w ramach<text:s/>„okrągłego stołu”<text:s/>wyjściowego stopnia indeksacji, bowiem nie wchodząc w tej chwili ile to będzie procent, ale jedynie na pewien określony okres na przykład do końca br. Natomiast niezbędne jest przyjęcie, jako zasady, że cały system indeksacji płac negocjowany jest okresowo przez związki zawodowe, pracodawców i rządem. Nie tylko sama forma indeksacji, ale także jej podstawa, częstotliwość, zakres i stopień jej ograniczoności.</text:p>
      <text:p text:style-name="P247">Kwestia waloryzacji rent i emerytur, bowiem także, choć marginesowo poruszona w tym punkcie, to także forma indeksacji. Musi jednak być ona traktowana odrębnie i proponowana zasada indeksacji 100 procentowej nie może kolidować z właściwą dla systemu waloryzacji tych świadczeń z zasadą zachowania proporcji między wzrostem płac i tych świadczeń.</text:p>
      <text:p text:style-name="P248">Brak jest też w tekście kwestii zachowania realnej wartości innych niż renty i emer<text:span text:style-name="T249">yt</text:span>ury świadczeń społecznych. Brak również stwierdzenia, że w odniesieniu do wielu grup pracowniczych sfery budżetowej, obok bieżącej indeksacji niezbędne jest likwidowanie dysproporcji płacowych, będących zarówno wynikiem procesów inflacyjnych z lat ubiegłych, jak i generalnego, w<text:span text:style-name="T250">i</text:span>eloletniego upośledzenia płacowego tych grup.</text:p>
      <text:p text:style-name="P251">Dziękuję.</text:p>
      <text:h text:style-name="P252" text:outline-level="3"><text:span text:style-name="T253">Pr</text:span><text:span text:style-name="T254">zewodnicząc</text:span><text:span text:style-name="T255">y</text:span>:<text:bookmark-start text:name="bookmark0"/><text:bookmark-end text:name="bookmark0"/></text:h>
      <text:p text:style-name="P256">Dziękuję. Prosiłbym pana Paszyńskiego o zabranie głosu na temat zadłużenia.</text:p>
      <text:p text:style-name="P257"><text:span text:style-name="T258">Ob.<text:s/></text:span><text:span text:style-name="T259">A</text:span><text:span text:style-name="T260">leksander Paszyński</text:span>:</text:p>
      <text:soft-page-break/>
      <text:p text:style-name="P261">Ja mam<text:s/><text:span text:style-name="T262">w</text:span><text:s/>istocie rzeczy niewiele do powiedzenia, bo ten rozdział propozycji jest konstruowany wedle zasady maksimum słów - minimum treści. I w istocie jeżeli wczytać się, to poza stwierdzeniem, skądinąd słusznym, iż bariera zadłużenia stanowi pętlę ciągnącą w dół gospodarkę polską i stwierdzenia równie słusznego, iż potrzebne są renego<text:span text:style-name="T263">cj</text:span>owanie zobowiązań Polski i wobec tego, że strony zobowiązują się do działań w tym kierunku, żadnych merytorycznych elementów ten dokument nie zawiera.</text:p>
      <text:p text:style-name="P264">Co więcej - myślę, że jakby omija on istotną sprawę mianowicie, że przezwyciężenie bariery zadłużenia stanowi<text:span text:style-name="T265">ć<text:s/></text:span>musi generalną dyrektywę polityki gospodarczej państwa. I to, że niestety dotychczasowe wysiłki w tym zakresie, a zwłaszcza uzyskane efekty uznać trzeba za dalece niewystarczające.</text:p>
      <text:p text:style-name="P266">Dotyczy to zarówno wyników negocjacji z głównymi wierzycielami. I to można powiedzieć, że jakby nie zawsze zależy od nas, ale przede wszystkim z niewykorzystania szans dopływu środków dzięki uruchomieniu mniej konwen<text:span text:style-name="T267">cjo</text:span>nalnych kanałów zasilenia zewnętrznego.</text:p>
      <text:p text:style-name="P268">Dodatkowo także przedłużający się stan destabilizac<text:span text:style-name="T269">ji<text:s/></text:span>wewn<text:span text:style-name="T270">ę</text:span>trznej, brak post<text:span text:style-name="T271">ę</text:span>pu w dziedzinie porozumienia politycznego niewątpliwie ut<text:span text:style-name="T272">r</text:span>udnia<text:span text:style-name="T273">ł</text:span><text:s/>zarówno negocjacje z wierzycielami, jak<text:s/><text:span text:style-name="T274">i</text:span><text:s/>nie sprzyjał napływowi kapitału do Polski. Tak że myślę, że to jest ważne stwierdzenie -<text:s/>agresja propagandowa wobec krajów będących naszymi głównymi wierzycielami, nieumie<text:span text:style-name="T275">ję</text:span>tność i niekiedy nawet antagonizowanie środowisk emigracyjnych kapitałowo - by<text:span text:style-name="T276">ć</text:span><text:s/>może - zasobnych, tworzyła niechętną atmosferę wokół pr<text:span text:style-name="T277">ó</text:span>b wsparcia projektów, których celem miało być dopomożenie w trudnej sytuacji społeczeństwa polskiego.</text:p>
      <text:p text:style-name="P278">Nie można w takiej sytuacji pominąć milczeniem, trzeba zdecydowanie negatywnie ocenić uniemożliwienie na przykład dopływu środków mimo pojawiania się różnych niekonwen<text:span text:style-name="T279">cjo</text:span>n<text:span text:style-name="T280">al</text:span>n<text:span text:style-name="T281">yc</text:span>h możliwości. Taki los spotkał i to spektakularny przykład kościelną fundację rolną, z wielkim trudem doszło do założenia i to z niższym zasobem kapitałowym fundacji<text:s/>„Batorego”. Nie wykorzystano szans jakie stwarza inżynieria finansowa. A więc przekształcenie długów w środki finansującego przedsięwzięcia inwestycyjnego itd.</text:p>
      <text:p text:style-name="P282">Ilustracją tego stanu rzeczy mogą stanowić liczne propozycje konwersji zadłużenia w związku z przecięciami w dziedzinie ekologii. To co się nazywa ekokonwer<text:span text:style-name="T283">sj</text:span>ą, co postuluje na przykład wspólnie grupa ekologiczna naszego s<text:span text:style-name="T284">to</text:span>łu. Tak że jest wyra<text:span text:style-name="T285">ź</text:span>na nieumiejętność spożytkowania powstających bardzo rozległych możliwości kontaktów gospodarczych między różnymi organiza<text:span text:style-name="T286">cj</text:span>ami, instytucjami i stowarzyszeniami zachodnimi, które szukają współpracy z niepaństwowymi sektorami gospodarki polskiej.</text:p>
      <text:p text:style-name="P287">Muszę tu powiedzieć z własnego doświadczenia, Towarzystwo Gospodarcze jest stale zasypywane tego typu propozycjami, na marginesie powiem, że pojutrze będzie u nas przewodniczący Międzynarodowej Unii Młodych Prze<text:span text:style-name="T288">ds</text:span>iębiorców, młody przedsiębiorca na świecie to jest przedsiębiorca 40-letni, szukają oni gwałtownie możliwości kontaktu z różnymi i możliwości współdziałania z tego typu niepaństwowymi instytucjami gospodarczymi.</text:p>
      <text:p text:style-name="P289">Otóż myślę, że myśmy całkowicie zignorowali szanse pojawienia się takich instytucji. Szanse wspomożenia tego typu działa<text:span text:style-name="T290">ń</text:span>. Powiem wyraźnie, że traktuję to jako zarzut w stosunku do polityki, do działaczy gospodarczych, do polityki gospodarczej, że pojawianie się tego typu instytucji, które mogłyby w jakiejś mierze pomóc powinno by<text:span text:style-name="T291">ć</text:span><text:s/>witane przez władze po prostu z entuzjazmem. Tymczasem spotyka się to z wiecznymi oporami<text:span text:style-name="T292">.</text:span></text:p>
      <text:p text:style-name="P293">Myślę, że straciliśmy tutaj ogromnie dużo czasu<text:s/><text:span text:style-name="T294">i<text:s/></text:span>sądzą, że ocena sytuacji powinn<text:span text:style-name="T295">a</text:span><text:s/><text:span text:style-name="T296">-</text:span><text:s/>to co jest w tym<text:s/><text:soft-page-break/>dokumencie, wobec tego że on się głównie obraca w bardzo ogólnych sformułowaniach nie może pomijać tego typu faktów<text:span text:style-name="T297">.</text:span></text:p>
      <text:p text:style-name="P298">Myślę także, że negatywnie trzeba ocenić, niezupełnie pozytywnie trzeba ocenić ostatnią ustawę o kapitale zagranicznym<text:span text:style-name="T299">.</text:span><text:s/>Oczywiście ona jest lepsza od poprzedniej, ale przecież towarzyszyła jej atmosfera czy zapowiedź, że będzie to ustawa stwarzająca n<text:span text:style-name="T300">aj</text:span>dogodniejsze warunki dla inwestowania kapitału obcego w<text:s/><text:span text:style-name="T301">P</text:span>olsce. Takie oczekiwania były, tak się nie stało<text:span text:style-name="T302">.</text:span><text:s/>To jest znowu jeden z przykładów tracenia owych możliwości i jakby dezawuuje tezę iż cała wina za nasze trudności związane z bilansem płatniczym ponosi druga strona i trzymanie się nadal tego typu haseł propagandowych jak to, że Reagan wytr<text:span text:style-name="T303">u</text:span>ł nam kurczaki, po prostu nie stanowi zachęcającego punktu widzenia dla po<text:span text:style-name="T304">d</text:span>jęcia w sposób poważny całej tej niezwykle złożonej problematyki zadłużenia<text:span text:style-name="T305">.</text:span></text:p>
      <text:p text:style-name="P306">W tej części p<text:span text:style-name="T307">os</text:span>tul<text:span text:style-name="T308">at</text:span>ywnej o<text:span text:style-name="T309">c</text:span>zywiś<text:span text:style-name="T310">ci</text:span>e znajdą się odpowiednie w tym zakresie sformułowania<text:span text:style-name="T311">.</text:span></text:p>
      <text:p text:style-name="P312">Dziękuję bardzo.</text:p>
      <text:p text:style-name="P313"><text:span text:style-name="T314">Przewodniczący</text:span>:</text:p>
      <text:p text:style-name="P315">Dziękuję panu Paszyńskiemu<text:span text:style-name="T316">.</text:span></text:p>
      <text:p text:style-name="P317">Ja chciałem jeszcze przypomnieć dla uzupełnienia tej części ustosunkowującej się do tekstu przedstawionego nam przez stronę rządową, że zgłosiłem na poprzednim zebraniu w zeszły poniedziałek uwagi na temat społecznej kontroli realizacji umowy społecznej. Nie chcę powtarzać tej argumentacji, p<text:span text:style-name="T318">o</text:span><text:s/>prostu zwracam uwagę, że ona jest ak<text:span text:style-name="T319">tu</text:span>aln<text:span text:style-name="T320">a.</text:span></text:p>
      <text:p text:style-name="P321">Tak więc jak widać po<text:span text:style-name="T322">t</text:span>raktowaliśmy tekst bardzo poważnie i na tym wyczerpujemy uwagi kr<text:span text:style-name="T323">yt</text:span>yczne do sformułowań strony rządowej<text:span text:style-name="T324">.</text:span></text:p>
      <text:p text:style-name="P325">Teraz proponuję przejście do punktu prezentacji naszych wstępnych propozycji, uzgodnień ponieważ jak mówiłem tekst jeszcze nie został powielony, b<text:span text:style-name="T326">ę</text:span>dę musiał tę rzecz, ten tekst przeczytać.</text:p>
      <text:p text:style-name="P327">Najpierw uwagi wstępne.</text:p>
      <text:p text:style-name="P328">Jesteśmy zdania, że bazą porozumienia społecznego w kwestiach gospodarczych powinno być uzgodnione stanowisko uczestników obrad grupy ekonomicznej. Biorąc pod uwagę istniejącą sytuację, a w szczególności konieczność podjęcia skoncentrowanych działań na rzecz przywracania równowagi - uważamy, że porozumienie pod<text:span text:style-name="T329">ej</text:span>mować powinno także uzgodnione środki przeciwdziałania konfliktom płacowym. Ich rozwiązywanie na drodze porozumienia oraz poparcie stanowiska rządu wobec wierzycieli zagranicznych.</text:p>
      <text:p text:style-name="P330">Jednakże w chwili obecnej nie rysuje się niestety zbieżność stanowisk, która byłaby wystarcz<text:span text:style-name="T331">aj</text:span>ącą podstawą porozumienia. Uchwalenie ustawy o specjalnych uprawnieniach dla rządu, która dopuszcza tworzenie dowolny<text:span text:style-name="T332">c</text:span>h norm prawnych w dowolnych regionach kraju, zezwala Radzie Ministrów na swobodne łączenie, podział i likwidację przedsiębiorstw, ustala dowolne kryteria odwoływała dyrektorów, umożliwia eliminowanie reprezentacji załogi w nowoformowanych jednostkach, jest sprzeczne z metodami urynkowienia gospodarki oraz zasadą odpolitycznienia kierowania przedsiębiorstwem.</text:p>
      <text:p text:style-name="P333">Inne fakty dowodzące istnienia podstawowych różnic zdań, to: odrzucenie przez premiera Rakowskiego idei gospodarczej komisji porozumiewawczej. Odrzucenie postulatu<text:span text:style-name="T334"><text:s/></text:span>oszczędności budżetowych. Impas w kwestii indeksacji, jak też odrzucenie przez wicepremiera naszego wniosku w sprawie<text:s/>„Stoczni Gdańskiej”.</text:p>
      <text:p text:style-name="P335">Mimo to opowiadamy się za kontynuowaniem w<text:span text:style-name="T336">ys</text:span>iłk<text:span text:style-name="T337">ó</text:span>w zmierz<text:span text:style-name="T338">aj</text:span>ących do uzgodnienia poglądów w<text:s/><text:soft-page-break/>możliwie najszersz<text:span text:style-name="T339">y</text:span>m<text:span text:style-name="T340"><text:s/></text:span>zakresie. W związku z tym przedkładamy nasz wstępny projekt uzgodnień<text:s/>„okrągłego stołu”<text:s/>w sprawach gospodarczych i społecznych. Za podstawowe zadania uznaje się:</text:p>
      <text:p text:style-name="P341">I/<text:tab/>Poprawę zaopatrzenia rynku i warunków życia.</text:p>
      <text:p text:style-name="P342">II/<text:tab/>Ograniczenie inflac<text:span text:style-name="T343">ji</text:span>.</text:p>
      <text:p text:style-name="P344">III/<text:tab/>Ochronę ludności przed skutkami inflacji i równoważenia rynków.</text:p>
      <text:p text:style-name="P345">IV/<text:tab/>Ochronę pracy i zatrudnienia.</text:p>
      <text:p text:style-name="P346">V/<text:tab/>Wprowadzenie nowego ładu ekonomicznego.</text:p>
      <text:p text:style-name="P347">VI/<text:tab/>Przezwyciężenia bariery zadłużenia.</text:p>
      <text:p text:style-name="P348">VII/<text:tab/>Instytucjonalizację społecznego nadzoru nad realiza<text:span text:style-name="T349">cj</text:span>ą uzgodnień Okrągłego Stołu w gospodarce.</text:p>
      <text:p text:style-name="P350">Jak wida<text:span text:style-name="T351">ć</text:span><text:s/>istnieje daleko idąca zbieżność w<text:s/><text:span text:style-name="T352">u</text:span>jęciu tych punktów z tekstem przedstawionym nam przez stronę rządową<text:span text:style-name="T353">.</text:span></text:p>
      <text:p text:style-name="P354">Do punktu pierwszego:<text:s/>„Poprawa zaopatrzenia rynku i warunków życ<text:span text:style-name="T355">i</text:span>a”.</text:p>
      <text:p text:style-name="P356">1/<text:tab/>Dostawy rynkowych towarów będą rosły poczynając od bieżącego roku w tempie nie niższym od tempa wzrostu dochodu narodowego.</text:p>
      <text:p text:style-name="P357">2/<text:tab/>Do wzrostu dostaw rynkowych przyczyniać się będzie między innymi prze<text:span text:style-name="T358">ds</text:span>tawianie części potencjału przemysłu obronnego, na produkcję rynkową i zaopatrzeniową.</text:p>
      <text:p text:style-name="P359">3/<text:tab/>Udział kompleksu paliwowo-energetycznego i surowcowego w całości nakładów inwestycyjnych będzie radykalnie ograniczony na rzecz:</text:p>
      <text:p text:style-name="P360"><text:tab/>-<text:tab/>inwestycji służących zmniejszeniu energochłonności i ma<text:span text:style-name="T361">teri</text:span>ałochłonności dochodu narodowego,</text:p>
      <text:p text:style-name="P362"><text:span text:style-name="T363"><text:tab/></text:span><text:span text:style-name="T364">-</text:span><text:tab/>wzrostu nakładów na gospodarkę mieszkaniową,</text:p>
      <text:p text:style-name="P365"><text:tab/>-<text:tab/>wzrostu nakładów na ochronę środowiska naturalnego,</text:p>
      <text:p text:style-name="P366"><text:span text:style-name="T367"><text:tab/></text:span><text:span text:style-name="T368">-</text:span><text:tab/>wzrostu nakładów na ochronę pracy.</text:p>
      <text:p text:style-name="P369">4/<text:tab/>Udział in<text:span text:style-name="T370">w</text:span>estyc<text:span text:style-name="T371">ji</text:span><text:s/>realizowanych przez jednostki uspołecznione winien być zmniejszony w celu stworzenia podażowych przesłanek kapitałowego rozwoju sektora prywatnego oraz angażowania nadwyżkowych zasobów pieniężnych ludności.</text:p>
      <text:p text:style-name="P372"><text:span text:style-name="T373">5</text:span>/<text:tab/>Lepsze wykorzystywanie struktury dostaw rynkowych do struktura popytu ludno<text:span text:style-name="T374">ś</text:span>ci nastąpi dzięki szybciej i radykalnej zmianie układu ekonomicznego w Polsce. Vide -<text:s/>rozdział<text:s/><text:span text:style-name="T375">5.</text:span></text:p>
      <text:p text:style-name="P376">Do punktu drugiego -<text:s/>„Ograniczenie in<text:span text:style-name="T377">f</text:span>la<text:span text:style-name="T378">cji</text:span>”.</text:p>
      <text:p text:style-name="P379">1/<text:tab/>Rząd zrezygnuje z planowego tworzenia pustego pieniądza, wykorzystując inne źródła pokrycia deficytu budżetowego państwa. Źródłami tymi będą w szczególności sprzed<text:span text:style-name="T380">a</text:span>ż niektórych składników<text:span text:style-name="T381"><text:s/></text:span>mienia państwowego, mieszkań, ziemi, sklepów<text:s/>mniejszych zakładów produkcyjnych itp. Sprzedaż oprocentowanych bonów skarbowych nabywanych dobrowolnie przez podmioty gospodarcze i ludność, zmniejszenie dotacji m.in. w związku z upadaniem przedsiębiorstw trwale nierentownych drogą usprawnienia procedury upadłościow<text:span text:style-name="T382">ej.</text:span></text:p>
      <text:p text:style-name="P383">2/<text:tab/>Hamowaniu inflacji zostanie podporządkowana także rządowa polityka inwestyc<text:span text:style-name="T384">yj</text:span>na. Ogólny poziom nakładów inwest<text:span text:style-name="T385">ycyj</text:span>n<text:span text:style-name="T386">yc</text:span>h i związane z nimi poziomy zatrudnienia i płac w sferze inwestycji będą w najbliższych latach ograniczane przez zasadę jednakowego tempa wzrostu dochodu narodowego i konsumpcji, i przez możliwości wynika<text:span text:style-name="T387">ją</text:span>ce z obsługi długu zagraniczneg<text:span text:style-name="T388">o.</text:span></text:p>
      <text:soft-page-break/>
      <text:p text:style-name="P389">3/<text:tab/>Konieczne jest pilne zrównoważenie budżetu i całego systemu finansowego państwa.</text:p>
      <text:p text:style-name="P390">4/<text:tab/>Konieczne jest wzmocnienie skuteczności polityki pieniężnej w zakresie kontroli popytu zaopatrzeniowego i inwestycyjnego oraz dochodowej w celu zachowania właściwych relacji między wzrostem dochodów nominalnych ludności, a tempem wzrostu wartości wytworzonych dóbr i usług.</text:p>
      <text:p text:style-name="P391">III -<text:s/>„Ochrona ludności przed skutkami inflacji i równoważenia rynku”.</text:p>
      <text:p text:style-name="P392">1/<text:tab/>W istnie<text:span text:style-name="T393">ją</text:span>cej sytuacji zadanie gospodarcze i zadanie ochrony ludzi przed wzrostem kosztów utrzymania oraz zadanie równoważenia rynku nie dadzą się rozwiązać całkowicie bezkolizyjnie. Żadnego z tych zadań nie można odkładać na później, ale nie powinno się też rozwiązywać ich ani w sposób biurokratyczny, ani poprzez żywiołową presję na płace i przez strajki. Sprawy te powinny być trwale uregulowane w systemie umów między bezpośrednio zainteresowanymi, tj.<text:s/>między obdarzonymi zaufaniem organizacjami zawodowymi i pracodawcami.</text:p>
      <text:p text:style-name="P394">2/<text:tab/>Dążenie do równoważenia rynku wymaga, aby zachowanie płac realnych na stałym poziomie, a tym bardziej ich podnoszenie było częściowo wynikiem wydajności pracy. Głównym jednak źródłem dochodów równoważących wzrost kosztów utrzymania powinna być automatyczna indeksacja.</text:p>
      <text:p text:style-name="P395">3/<text:tab/>Proponowane zasady indeksacji dochodów są przedstawione w załączniku. P<text:span text:style-name="T396">o</text:span>winny one być podstawą przy opracowywaniu umów i układów zbiorowych w różnych branżach i zakładach pracy. Ja oczywiście załączników nie będę czytał, bo to zabrałoby za dużo czasu. Po<text:span text:style-name="T397">z</text:span>a tym nie wszystkie załączniki, na które się powołujemy w tekście są w formie gotowej.</text:p>
      <text:p text:style-name="P398">IV -<text:s/>„Program ochrony pracy i zatrudnienia”.<text:s/></text:p>
      <text:p text:style-name="P399">1/<text:tab/>Państwo musi zachować również w gospodarce rynkowej pełną odpowiedzialność za realizację zadań socjalnych, wyrażających się w ustalaniu przepisów dotyczących ochrony pracy, nadzorze nad ich stosowaniem i inicjowaniem nowych rozwiązań w zakresie ochrony pracy, m.in. przez opracowanie i wprowadzenie w życie programu<text:s/><text:span text:style-name="T400">raty</text:span>f<text:span text:style-name="T401">i</text:span>k<text:span text:style-name="T402">a</text:span>cji konwencji MOP wytycza<text:span text:style-name="T403">ją</text:span>cych drogi postępu społecznego w skali międzynarodowej<text:span text:style-name="T404">.</text:span></text:p>
      <text:p text:style-name="P405"><text:span text:style-name="T406">I</text:span><text:s/>tu będzie załącznik szczegółowy.</text:p>
      <text:p text:style-name="P407">2/<text:tab/>Program ochrony pracy musi zerwać ze stosowaną od 40 lat ekstensywną formą gospodarowania siłą roboczą, co się wyraża m.in. w tolerowaniu, a nawet zachęcaniu do stosowania wielkiej liczby godzin nadliczbowych, stosowania<text:s/>na szeroką skalę zatrudniania kobiet na trzeciej zmianie<text:s/><text:span text:style-name="T408">it</text:span>p.<text:s/><text:span text:style-name="T409">I</text:span><text:s/>tu będzie załącznik<text:span text:style-name="T410">.</text:span></text:p>
      <text:p text:style-name="P411">3/<text:tab/>Respektowana będzie zasada pełnego zatrudnienia. Oznacza to, że będzie się kłaść nacisk na kształtowanie warunków sprzyja<text:span text:style-name="T412">ją</text:span>cych tworzeniu odpowiedniej ilości mie<text:span text:style-name="T413">js</text:span>c pracy, a nie tylko udzielanie zasiłków i zapomóg. W przypadku likwidacji zakładów pracy i grupowym zwalnianiu pracowników muszą zostać stworzone możliwości przekwalifikowania się. Niezbędna jest ustawowa regulacja grupowych zwolnień pracowników z uwagi zarówno na likwidac<text:span text:style-name="T414">ję</text:span><text:s/>przedsiębiorstw, jak i redukcję zatrudnienia. Państwo powinno angażować się w tworzenie miejsc pracy dla szczególnych grup pracowników - inwalidzi i ludzie starsi. Niezbędna jest też przebudowa modelu terenowej służby zatrudnienia, tak, aby służyła ona przede wszystkim ludziom, a nie jak obecnie zakładom pracy. Konieczne jest niezwłoczne uchylenie ustawy o postępowaniu wobec osób uchylających się od pracy. I tą załącznik.</text:p>
      <text:p text:style-name="P415">V -<text:s/>„Nowy ład ekonomiczny”.</text:p>
      <text:soft-page-break/>
      <text:p text:style-name="P416">Omijam diagnozę stanu obecnego ze względu na skrócenie czasu referowania.</text:p>
      <text:p text:style-name="P417">Pkt 2 - Osiągnięty został consensus w sprawie głównych cech pożądanego ładu ekonomicznego w Polsce. Są one następujące:</text:p>
      <text:p text:style-name="P418"><text:tab/>a/<text:tab/>Podstawową i trwałą cechą stosunków własnościowych pozostaje wielosektorowoś<text:span text:style-name="T419">ć</text:span>.</text:p>
      <text:p text:style-name="P420"><text:tab/>b/<text:tab/>Przedsiębiorstwa należące do wszystkich sektorów własnościowych, w tym przedsiębiorstwa uspołecznione, publiczne, o wszelkich własnościowych formach będą miały ustawowo zagwarantowane równe<text:s/>prawa i obowiązki, a więc jednakowe możliwości funkcjonowania i rozwoju<text:span text:style-name="T421">.</text:span><text:s/>O proporcjach pomiędzy sektorami i formami własności decydować będzie ich efektywność weryfikowana w drodze konkurencji rynkowej.</text:p>
      <text:p text:style-name="P422"><text:tab/>c/<text:tab/>Przedsiębiorstwa uspołecznione, publiczne, w działać będą przeobrażonych i pluralistycznych formach własnościowych, eliminujących ich obecną<text:s/>„niczyjość”, w znacznej lub przeważa<text:span text:style-name="T423">ją</text:span>c<text:span text:style-name="T424">ej</text:span><text:s/>części tych przedsiębiorstw rozwinie się własność samorządowa, co oznacza, iż samorządy pracownicze staną się podmiotem podstawowych decyzji gospodarczych i odpowiedzialności ekonomiczn<text:span text:style-name="T425">ej.</text:span></text:p>
      <text:p text:style-name="P426">Przewiduje się możliwość przekształcania się części tej własności samorządowej w różne formy własności - spółki pracownicze, spółki akcyjne, spółdzielnie, spółki mieszane, publiczno-prywatne oraz inne formy własności niepaństwowej.</text:p>
      <text:p text:style-name="P427">Przekształcenie takie może nastąpić wyłącznie na podstawie uchwały rady pracowniczej poprzedzonej referendum załogi oraz za zgodą funduszu ma<text:span text:style-name="T428">ją</text:span>tku narodowego. Bliższe omówienie tej kwestii zawiera załącznik.</text:p>
      <text:p text:style-name="P429"><text:tab/>d/<text:tab/>Likwidacji ulegnie obecna instytucja organów zał<text:span text:style-name="T430">ożyc</text:span>ielskich przedsiębiorstw państwowych<text:span text:style-name="T431">.</text:span><text:s/>Pieczę nad majątkiem ogólnonarodowym w przedsiębiorstwach uspołecznionych, publicznych, sprawować będzie wydzielony z administracji rządowej organ skarbu państwa, np. pod nazwą Funduszu Majątku Ogólnonarodowego. Organ ten będzie odpowiadać bezpośrednio przed Sejmem i działać według jego wytycznych.</text:p>
      <text:p text:style-name="P432">Następny punkt. Samorządność pracownicza stanie się jednym z filarów nowego ładu ekonomicznego. Będzie temu sprzyjać przebudowa stosunków politycznych i pluralizm związkowy. Podjęte zostanie szereg wymienionych w załączniku posunięć doraźnych, usuwających nagromadzone w ostatnich latach formalne i nieformalne ograniczenia samorządności.</text:p>
      <text:p text:style-name="P433">Zasadniczy wzrost roli samorządów pracownicz<text:span text:style-name="T434">yc</text:span>h nastąpi dzięki ich uwłaszczeniu w znacznej części przedsiębiorstw uspołecznionych, publicznych.</text:p>
      <text:p text:style-name="P435">Wszystkie przedsiębiorstwa zostaną odpolitycznione. Za nielegalną na szczeblu przedsiębiorstw będzie uznana polityczna nomenklatura kadrowa we wszystkich jej formach -<text:s/>akceptacje, rekomendacje<text:s/><text:span text:style-name="T436">it</text:span><text:span text:style-name="T437">d</text:span>.</text:p>
      <text:p text:style-name="P438">Następny punkt - usunięte zostaną bariery usztywnienia rozwoju struktur organizacyjnych i powstawaniu konkurencyjn<text:span text:style-name="T439">yc</text:span>h rynków. Będą popierane oddolne rynkowe procesy masowego powstawania jednostek nowych, głównie niewielkich, dzielenia, łączenia przedsiębiorstw istniejących oraz eliminowania jednostek niee<text:span text:style-name="T440">fektyw</text:span>nych.</text:p>
      <text:p text:style-name="P441">Celem bardziej skutecznej demonopolizac<text:span text:style-name="T442">ji</text:span><text:s/>zostanie zaostrzona ustawa antymonopolowa. Organ<text:s/><text:soft-page-break/>antymonopolowy zostanie wyodrębniony z administrac<text:span text:style-name="T443">ji</text:span><text:s/>rządowej i podporządkowany Sejmowi. Wprowadzi się rozwiązania systemowe sprzyjające usamodzielnianiu się zakładów w przedsiębiorstwach wielozakładowych.</text:p>
      <text:p text:style-name="P444">Następny punkt. Radykalnie zredukowana zostanie dyrektywna ingerencja państwowa w wewnętrzne sprawy przedsiębiorstw i ich stosunki pomiędzy podmiotami gospodaru<text:span text:style-name="T445">ją</text:span>cymi. Ograniczy się ona do niezbędnej ze względu na bezsporny interes społeczny lub potrzeby rynku regulacji w sferze obrotu towarowego i obiegu pieniądza, ochrony warunków pracy, środowiska naturalnego i ludzkiego zdrowia oraz przeciwdziałania strukturom i praktykom monopolistycznym.</text:p>
      <text:p text:style-name="P446">Ingerencja ta będzie następować głównie w formie ogólnych norm prawa, nie zaś indywidualnych decyzji. Zniesione zostaną wszelkie formy reglamentac<text:span text:style-name="T447">ji</text:span><text:s/>towarów, kredytów i dewiz. Zamówienia rządowe będą poza potrzebami obronności całkowicie dobrowolne, a ich zakres kontrolowany za pomocą nieprzekraczalnych ograniczeń budżetowych.</text:p>
      <text:p text:style-name="P448">Docelowo zniesione zostaną wszelkie dyrektywy administracyjne w kształtowaniu się cen, kursów walutowych i stopy procentowej. Jedyny wyjątek będą stanowić regulacje przewidziane w ustawie antymonopolowej. Ustali się ścieżki i terminy dochodzenia do tego stanu z uwzg<text:span text:style-name="T449">lę</text:span>dnieniem założeń polityki równoważenia rynku i zwalczania inflacji.</text:p>
      <text:p text:style-name="P450">Zasadniczemu uproszczeniu, parametryzac<text:span text:style-name="T451">ji</text:span><text:s/>i stabilizacji ulegnie system obowiązkowych obciążeń podatków oraz dopłat w stosunkach pomiędzy przedsiębiorstwami a budżetem centralnym, budżetami terenowymi i funduszami pozabudżetowymi.</text:p>
      <text:p text:style-name="P452">Z aktów prawnych regulujących tą sprawę usunięta zostanie przeważająca część upoważnień, delegacji dla administracji do uznaniowego różnicowania obciążeń, ulg<text:s/>i dotacji, zwłaszcza zaś do ich przetargowego ustalania dla indywidualnych przedsiębiorstw.</text:p>
      <text:p text:style-name="P453">W czasie możliwie jak najkrótszym zniesiona zostanie ant<text:span text:style-name="T454">ymotyw</text:span>acyjne opodatkowanie ponadnormatywnych wypłat wynagrodzeń, natomiast wprowadzone zostaną przejściowo sparametryzowane, nieprz<text:span text:style-name="T455">et</text:span>argowe dopłaty i obciążenia, rozwiązujące problem niezależnego od pracy przedsiębiorstw zróżnicowania ich kondycji finansowej, przejmowania przez budżet zysków inflacyjnych oraz łagodzenia skutków odczuwania manipul<text:span text:style-name="T456">ow</text:span>aln<text:span text:style-name="T457">oś</text:span>ci narzędzi finansowych.</text:p>
      <text:p text:style-name="P458">Zostaną zniesione obowiązkowe wpłaty przedsiębiorstw w tym części ich amortyzacji na wszelkie fundusze pozabudżetowe.</text:p>
      <text:p text:style-name="P459">Ostatni punkt - nowy ład ekonomiczny będzie tworzony możliwie jak najszybciej. Wszystkie wymienione jego cechy powstaną nie później niż do końca 1991 r.</text:p>
      <text:p text:style-name="P460">Punkt VI -<text:s/>„Przezwyciężanie bariery zadłużenia”. W<text:span text:style-name="T461">s</text:span>pólnym dążeniem uczestników<text:s/>„okrągłego stołu”<text:s/>jest uzdrawianie gospodarki narodowej, jej ściślejsze powiązanie z gospodarką światową. Prowadzona będzie proeksportowa polityka gospodarcza, a struktura eksportu i importu będzie rac<text:span text:style-name="T462">jo</text:span>nalizowana dzięki nowemu ładowi ekonomicznemu.</text:p>
      <text:p text:style-name="P463">Ze strony zagranicznych partnerów Polski na Wschodzie i na Zachodzie oczekujemy zrozumienia i poparcia dokonywanego w naszym kraju zwrotu we wszystkich dziedzinach życia publicznego. Procesowi przemian sprzyjałyby w szczególności - przywrócenie normalnych warunków handlowych i kredytowych<text:s/><text:span text:style-name="T464">w</text:span><text:s/>stosunkach<text:s/><text:span text:style-name="T465">z</text:span><text:s/>krajami zachodnimi, uznanie przez wierzycieli<text:span text:style-name="T466"><text:s/></text:span>ścisłej zależności między tempem uzdrawiania<text:s/><text:soft-page-break/>polskiej gospodarki a sposobem rozłożenia w czasie spłat, należności<text:s/>i wysokości stopy oprocentowania, większe zainteresowanie zachodnich inwestorów w lokowaniu kapitałów w Polsce, uzasadnieniem w Polsce kredytów na cele moder<text:span text:style-name="T467">n</text:span>izacyjne i proekspor<text:span text:style-name="T468">to</text:span>we.</text:p>
      <text:p text:style-name="P469">Poważnym problemem jest także zadłużenie Polski wobec krajów RWPG, a przede wszystkim wobec ZSRR. Uznaje się za celowe wystąpienie do rządu radzieckiego o odłożenie spłaty rat kapitałowych na dalsze lata po roku 1995.</text:p>
      <text:p text:style-name="P470">I wreszcie realizacja programu uzgodnień<text:s/><text:span text:style-name="T471">„</text:span>okrągłego stołu”<text:s/>umożliwi solidarne działanie na arenie międzynarodowej na rzecz przezwyciężania bariery zadłużenia, a także zwiększenia roli i pozycji polskiej gospodarki w świecie.</text:p>
      <text:p text:style-name="P472">Ostatni punkt VII -<text:s/>„Instytu<text:span text:style-name="T473">cj</text:span>onaliza<text:span text:style-name="T474">cj</text:span>a społecznego nadzoru nad realizacją uzgodnień<text:s/>„okrągłego stołu”<text:s/>w gospodarce”.</text:p>
      <text:p text:style-name="P475">O skuteczności uzdrawiania gospodarki w dużej mierze przesądzi poparcie i gotowość społeczeństwa do aktywnego uczestnictwa w realizacji wytyczonego programu. Program ten musi być wspólnie uzgadniany i aktualizowany oraz musi być społecznie nadzorowana jego realizacja w czasie.</text:p>
      <text:p text:style-name="P476">Docelowo takim forum nego<text:span text:style-name="T477">cj</text:span>acyjno-kontrolnym powinna się stać druga izba parlamentu, wybrana w demokr<text:span text:style-name="T478">at</text:span>ycznych wyborach. Do czasu jej powstania funkcję tę może spełniać gospodarcza komisja por<text:span text:style-name="T479">oz</text:span>umiewawcza.</text:p>
      <text:p text:style-name="P480">Funkcje i zasady organizacji tej komisji omawia załącznik.</text:p>
      <text:p text:style-name="P481">To tyle je<text:span text:style-name="T482">ś</text:span>li chodzi o tek<text:span text:style-name="T483">st</text:span>, który zostanie państwu przekazany z chwilą powielenia<text:span text:style-name="T484">.</text:span></text:p>
      <text:p text:style-name="P485">Przechodzimy wobec tego do pkt 3<text:s/><text:span text:style-name="T486">-</text:span><text:s/>wstępne uwagi i zastrzeżenia strony koalicyjno-rządowej do zgłoszonego projektu.</text:p>
      <text:p text:style-name="P487">Tu jeszcze przepraszam że dodam, ale są załączniki w formie niepełnej. One będą rozdane w ramach tych materiałów powielonych. Z tym, że jeszcze nie wszystkie załączniki są gotowe.</text:p>
      <text:p text:style-name="P488">Czy ktoś z państwa chciałby zabrać głos?</text:p>
      <text:p text:style-name="P489"><text:span text:style-name="T490">Minister Baka</text:span>:</text:p>
      <text:p text:style-name="P491">Może taka reakcja na gorąco, a potem po przerwie będziemy kontynuować dyskusję. To znaczy ja z dużym zadowoleniem przyjmuję ewolucję, jeżeli tak można powiedzieć, jaka nastąpiła w ciągu tej godziny na tej sali, ponieważ przedłożone przez pana pro<text:span text:style-name="T492">f</text:span>. Trzeciakowskiego, przedłożony projekt nowej umowy społecznej jest bardzo bliski temu konspektowi, który został przez nas przedstawiony tydzień temu, a który charakteryzowaliśmy już jako produkt wspólnej pracy. Właściwie to moje odczucie jest takie, że zarówno jeżeli chodzi o strukturę dokumentu generalną gdzie występuje prawie pełna zbieżność koncepcji ujęcia, coś wskazuje na to, iż są to rzeczywiście problemy wymienione w punktach<text:s/><text:span text:style-name="T493">/</text:span>w pięciu czy w siedmiu punktach/ problemy, które mają najwyższy ciężar gatunkowy dla przyszłości naszej gospodarki. I już sam fakt uzgodnienia po prostu, że to są sprawy, na których mamy koncentrować nasz wysiłek, jest bardzo ważnym elementem, bardzo ważną przesłanką pełnego consensusu.</text:p>
      <text:p text:style-name="P494">Jeśli chodzi natomiast o treści, które są podkładane pod poszczególne punkty, to oczywiście wiele rzeczy wymaga<text:span text:style-name="T495">ć</text:span><text:s/>będzie jeszcze w<text:span text:style-name="T496">yj</text:span>aśnień, doprecyzowa<text:span text:style-name="T497">n</text:span>ia. Natomiast ja odnoszę takie wrażenie, że spójność ujęć jest bardzo daleko posunięta, że można powiedzieć jest to rozwinięc<text:span text:style-name="T498">i</text:span>e tej naszej wspólnej pracy, której etapami było pierwsze i drugie posiedzenie - prezenta<text:span text:style-name="T499">cja</text:span><text:s/>stanowisk w różnych sprawach, plan<text:s/><text:soft-page-break/>konsolida<text:span text:style-name="T500">cj</text:span>i, oświadczenie ze strony państwa, stanowiska, dyskusja. Potem nasz , przedstawiony przez nas projekt dyskontujący to wszystko. I teraz rozwinięcie, które jest rozwinięciem idącym w tym kierunku jaki jest w istocie rzeczy przedstawiony także w projekcie sprzed tygodnia.</text:p>
      <text:p text:style-name="P501">A więc jest to dobry punkt wyjścia do dalszej pracy, a właściwie jest to dobry omen, że nasza praca szybko może zmierzać do osiągnięcia consensusu.</text:p>
      <text:p text:style-name="P502">Wiele tutaj trzeba będzie wyjaśnić jeżeli chodzi o kwestię pewnej semantyki, jeżeli chodzi o kwestie dotyczące nieporozumień, być może wynikających z<text:s/>nie dość<text:s/>wyrazistego zarysowania niektórych kwestii. No bo ja na przykład gdybym się miał odnosić do tego generalnego ustosunkowania się, które zostało zaprezentowane przez prof. Beksiaka, to nie miałbym nic przeciwko temu, ażeby po pierwsze dowieść, iż wiele z tych elementów krytyki jaka była przedstawiona, łatwo da się - czy to oddalić, poprzez<text:s/><text:span text:style-name="T503">t</text:span>rochę inne przeczytanie niektórych sformułowań.</text:p>
      <text:p text:style-name="P504">Jeśli bowiem pro<text:span text:style-name="T505">f</text:span>. Beksiak powiada tak, że w sprawie<text:s/>poprawy zaopatrzenia rynku kładziemy nacisk główny na dostosowanie popytu do możliwości podażowych. To ja oczywiście poproszę o cofnięcie się o trzy akapity wyżej, na tej samej stronie, gdzie jest napisane, że realizacja tego celu dokonywać się będzie głównie, podkreślam głównie - w drodze pobudzenia aktywności gospodarczej, doraźnych przemieszczeń czynników wytwórczych, zmiany wielkości i struktury inwestycji, zwiększenia efektu rynkowego przez wymianę z zagranicą, eliminacja reglamenta<text:span text:style-name="T506">cj</text:span>i oraz demonopoliza<text:span text:style-name="T507">cj</text:span>a. Czyli te działania, o których pan pro<text:span text:style-name="T508">f</text:span>. Beksiak mówił, że są pożądane i konieczne.</text:p>
      <text:p text:style-name="P509">Natomiast jest sprawą o znaczeniu zasadniczym -<text:s/>czy my nie wpadniemy trochę w kanał demagogii społecznej jeżeli będziemy się tutaj oszukiwać mówiąc, że bez interwencji w poziom popytu globalnego, my będziemy mogli dojść do równowagi. Ja nie znam żadnego państwa na świecie, które mając taką sytuację nierównowagi, jaka w Polsce istnieje, i tak ostro zaawansowane procesy inflacyjne, poradziłaby sobie ze sprawą wyłącznie naciskając na dźwignię wzrostu produk<text:span text:style-name="T510">cj</text:span>i - podaży. Tym bardziej, że między skutecznością - nazwi<text:span text:style-name="T511">e</text:span>my to - skutecznością mechanizmu rynkowego, skutecznością mechanizmu ekonomicznego, zwiększaniem się roli i pozycji pieniądza, a napędem na wzrost podaży i produkcji.</text:p>
      <text:p text:style-name="P512">Otóż ja uważam, że myśmy powinni jednakże tutaj być do końca uczciwi w stosunku do swojej wiedzy, do znajomości rzeczy. I byłoby najgorsze, co moglibyśmy zrobić, gdybyśmy w walce o poglądy ludzi, o popularność tych poglądów pr<text:span text:style-name="T513">ó</text:span>bowali nie doceniać tego zasadniczego czynnika. Je<text:span text:style-name="T514">ś</text:span>li ja się mylę, jeżeli uważacie państwo,<text:s/>że to jest możliwe, bez działań zmierz<text:span text:style-name="T515">aj</text:span>ących do ograniczania popytu, to bardzo będzie dobrze, gdy dojdziemy potem w konkretnej dyskusji, w dyskusji już, można powiedzieć bardzo precyzyjn<text:span text:style-name="T516">ej</text:span>, gdy potwierdzimy w oparciu o fakty, w oparciu o wiedzę, w oparciu o rozpoznanie, taki pogląd.</text:p>
      <text:p text:style-name="P517">Oczywiście ja w pełni podzielam to co stwierdził prof. Beksiak, że redukcja globalnego popytu czy też ograniczenia to nie jest kwestia wyłącznie zmiany polityki dochodowej wzglądem ludności, to jest także redukcja wydatków państwowych, to jest także ograniczanie wyd<text:span text:style-name="T518">at</text:span>ków publicznych<text:s/><text:span text:style-name="T519">i</text:span>nnego typu i ta teza jest zawarta, poszerzenie kontroli społecznej - gdy piszemy - nad wydatkami państwowymi w celu ich ra<text:span text:style-name="T520">cj</text:span>onalizac<text:span text:style-name="T521">ji</text:span><text:s/>oraz istotnego zmniejszenia zakresu dystrybucji dochodu narodowego przez budżet drogą redukcji dotacji<text:span text:style-name="T522">,</text:span><text:s/>to jest właśnie ten kierunek.<text:s/><text:span text:style-name="T523">O</text:span>czywiście to można rozwinąć<text:span text:style-name="T524">.</text:span></text:p>
      <text:p text:style-name="P525">Ja chciałbym wyjaśnić nasz pogląd, mianowicie że jeżeli mówimy o konieczności redukowania popytu w dostosowywaniu do możliwości gospodarki, to uważamy, że to powinno być odnoszone do wszystkich<text:s/><text:soft-page-break/>dziedzin. Natomiast analiza wszystkich kierunków wydatków, wydatków państwa, wydatków przedsiębiorstw, wydatków ludności z tym że do ludności podchodzimy w sposób taki, że tut<text:span text:style-name="T526">aj</text:span><text:s/>powinno się zarówno ra<text:span text:style-name="T527">cjo</text:span>n<text:span text:style-name="T528">al</text:span>izow<text:span text:style-name="T529">ać</text:span><text:s/>kwestie dochodów, tworzenia dochodów jak i można powiedzieć kształtować takie mechanizmy, które by zwi<text:span text:style-name="T530">ę</text:span>kszały skłonność do oszcz<text:span text:style-name="T531">ę</text:span>dzania, które by powodowały, że przy danych dochodach wydatki są możliwie jak najmniejsze, i to wydatki autonomicznie i samodzielnie przez ludzi decydowane.</text:p>
      <text:p text:style-name="P532">A więc to jest tylko kwestia wyjaśnienia i rozwinięcia, natomiast nie widzę tutaj żadnej jeżeli chodzi o redukcję wydatków budżetowych, wydatków państwa, nie widzę żadnego powodu, żebyśmy mieli podtrzymywać, iż występuje jakakolwiek różnica. Natomiast bardzo ważnym kierunki<text:span text:style-name="T533">e</text:span>m<text:s/><text:span text:style-name="T534">w</text:span><text:s/>przywracaniu równowagi j<text:span text:style-name="T535">e</text:span>st tutaj...<text:s/><text:span text:style-name="T536">m</text:span>o<text:span text:style-name="T537">że</text:span><text:s/>ja podzielam pogląd, że to wyrażenie jest niezbyt fortunne - weryfikacji inwestycji, po prostu rzeczywiście to jest stary arsenał semantyczny, ale tutaj chodziło o dokonanie poprzez mechanizmy ekonomiczne, ale także tam gdzie to będzie konieczne i możliwe, w trybie administracyjnym chodzi zwłaszcza o inwestycje centralne, dostosowywanie pobytu inwestycyjnego do możliwości gospodarczych.</text:p>
      <text:p text:style-name="P538">Jest przecież zupełnie jasne i zrozumiałe, że w Polsce wyst<text:span text:style-name="T539">ę</text:span>puje nadmierny popyt inwestycyjny i jest źródłem wielu słabości naszej gospodarki<text:span text:style-name="T540">.</text:span><text:s/>I ten popyt inwestycyjny powinien być ograniczony.<text:s/><text:span text:style-name="T541">W</text:span><text:s/>części powinien być on w ogóle zdjęty prawdopodobnie, mechan<text:span text:style-name="T542">i</text:span>zmami ekonomicznym w czę<text:span text:style-name="T543">ś</text:span>ci powinien być przesunięty w czasie, a<text:s/><text:span text:style-name="T544">g</text:span>eneralnie biorąc powinny być wzmocnione mechanizmy racjonalizujące proces inwestycyjny, usprawniający proces inwestycyjny. Przecież państwo bardzo dobrze wiecie, że naszym zamierzeniem kiedyś, które się roztopiło, było to, ażeby wykonawstwo<text:span text:style-name="T545"><text:s/></text:span>organizować w trybie przetargów. Na skutek tego, że te popyt jest tak niepohamowany, wielki, raczej doszło do przetargów na inwestorów rozpisywanych przez wykonawców, co jest postawieniem sprawy zupełnie na głowie.</text:p>
      <text:p text:style-name="P546">Nie jest możliwe usprawnienie procesu inwestycyjnego także bez odpowiedniego porządku, oczywiście instytucjonalnego, oczywiście podmiotowego, oczywiście w mechanizmach ekonomicznych, ale także w generalnej redukcji dostosowaniu popytu inwestycyjnego do możliwości.</text:p>
      <text:p text:style-name="P547">Kolejna kwestia tutaj poruszona jeżeli mówimy o<text:s/>tym, że mienie komunalne, to znaczy wprowadzenie mienia komunalnego to już jest zbyt tendencyjna chyba opinia sądzić, że się za tym kryje chęć takiego administracyjnego rozwiązywania sprawy, powołuje się do życia jakąś formację na podstawie ustawy, na podstawie jakiegoś aktu i to chodziło tylko o to<text:span text:style-name="T548">.</text:span><text:s/>Natomiast czy należy wykluczyć z góry, by mienie komunalne miałoby prowadzić także dzia<text:span text:style-name="T549">ła</text:span>lność komercyjną<text:s/><text:span text:style-name="T550">-</text:span><text:s/>ja sądzę, że tego z góry wykluczy<text:span text:style-name="T551">ć<text:s/></text:span>nie należy<text:span text:style-name="T552">.</text:span></text:p>
      <text:p text:style-name="P553">Jeżeli powiadamy o wolności, o swobodzie wchodzenia na rynek, to oprócz mienia komunalnego można powiedzieć tradycyjnego, wypełniającego funkcje użyteczności publicznej, mieniem komunalnym będą normalnie także funk<text:span text:style-name="T554">cj</text:span>onujące organizmy gospodarcze, działające na zasadzie komercyjnej, organizowane przez rady narodowe, bądź przez<text:s/><text:span text:style-name="T555">-</text:span><text:s/>chyba przez<text:span text:style-name="T556"><text:s/></text:span>rady<text:s/><text:span text:style-name="T557">n</text:span>arodowe, to jest n<text:span text:style-name="T558">aj</text:span>właściwsza sprawa<text:span text:style-name="T559">.</text:span></text:p>
      <text:p text:style-name="P560">Kolejna kwestia - pisze prof<text:span text:style-name="T561">.</text:span><text:s/><text:span text:style-name="T562">B</text:span>eksiak, kwestionuje zapis o ogranic<text:span text:style-name="T563">ze</text:span>niu zakresu centralnego planowania tylko do kwestii o znaczeniu strategicznym<text:span text:style-name="T564">.</text:span><text:s/>Myślę, że ten zapis jest właściwy, jeżeli chodzi o wielką ogólność, o wielki poziom nazwijmy ujęcia kwestii, i to byłoby dobrze gdybyśmy uzgodnili w tym<text:s/><text:soft-page-break/>zespole, jeżeli są róż<text:span text:style-name="T565">n</text:span>ice poglądów, to trzeba też<text:s/>„chwycić byka za<text:s/>rogi”<text:s/>i wprost dyskutować<text:span text:style-name="T566">.</text:span></text:p>
      <text:p text:style-name="P567">Czy my mamy odmawiać w ogóle wszelkiej roli plan<text:span text:style-name="T568">o</text:span>waniu centralnemu w naszym nowym ładzie ekonomicznym? Ja się takiej tez<text:span text:style-name="T569">i</text:span>e przeciwstawiam i nie dlatego że jestem doktrynerem, albo dlatego że noszę legitymację partyjną<text:s/>tylko dlatego, że wiedza o rzeczywistości<text:span text:style-name="T570">,</text:span><text:s/>że doświadczenia, że analiza problemów prowadzi mnie do takiego wniosku, iż jeśli chcę być wierny sam sobie, to tak<text:span text:style-name="T571">ą</text:span><text:s/>tezę muszę przedstawiać jeżeli będą co do tego wątpliwości czy mamy tę tezę o strategicznym znaczeniu centralnego planowania utrzymywać, to proponuję, żebyśmy tę tezę rozp<text:span text:style-name="T572">a</text:span>trzyli na gruncie bardzo konkretnych przybliżeń, przybliżając sobie równocześnie jak miałaby funkcjonować ta koncepcja planowania, jaki ustrój tego planowania, w jakiej formule<text:span text:style-name="T573">.</text:span></text:p>
      <text:p text:style-name="P574">Ja zdradziłem już poprzednio, że przedsiębiorstwa powinny być zorientowane rynkowo, w modelu docelowym, natomiast centralne strategiczne planowanie jest niezbędne po to, ażeby oddziaływać na stosunki rynkowe w taki sposób, ażeby sprawy społeczeństwa, sprawy narodu, sprawy przysz<text:span text:style-name="T575">ł</text:span>ości były jak najlepiej rozwiązywane.</text:p>
      <text:p text:style-name="P576">I teraz kwestia zamówień rządowych, właściwie nie ma takiego państwa na świecie, w którym nie byłoby zamówień rządowych, tyle tylko, że u nas zostały się surogatem określonej praktyki zbliżonej do dyrektywn<text:span text:style-name="T577">o</text:span>śc<text:span text:style-name="T578">i</text:span><text:s/>w niedobrym stylu. Natomiast musi nastąpić oczywiście przekształcenie w tej formie w klasyczne zamówienia państwowe, które są wyrazem z<text:span text:style-name="T579">ai</text:span>nteresowania i potrzeb państwa, potrzeb gospodarki, a które działają także na zasadzie rynkowej. Zamówienia rządowe w tym stylu, czy zamówienia państwowe są przecież obecne wszędzie, są obecne me wszystkich bez mała państwach.</text:p>
      <text:p text:style-name="P580">Wyjaśnimy kwestię samodzielności przedsiębiorstwa, zwłaszcza powoływania dyrektorów, dla mnie zasada kontraktacji jeżeli się mówi o zasadzie kontraktacji, brzmi<text:span text:style-name="T581"><text:s/></text:span>dość jasno, ale co dla mnie jest jasne, nie musi być jasne dla wszystkich, uważam, że ktoś kto czyta i ma niejasności, ten ma rację, a nie ten kto pisze<text:span text:style-name="T582">.</text:span></text:p>
      <text:p text:style-name="P583">I wreszcie kwestia następna. Nie mogę podzielić pogląd<text:span text:style-name="T584">ó</text:span>w pana redaktora Paszyńskiego co do<text:s/>„nijakości”<text:s/>ujęcia przezwyciężenia bariery zadłużenia. Nie dlatego, że to można powiedzieć był zapis przez naszą stronę proponowany, ale ze względów merytorycznych. Jest tutaj kilka zasadniczych i konkretnych sformułowań, oprócz sformułowań o charakterze diagn<text:span text:style-name="T585">os</text:span>ty<text:span text:style-name="T586">cz</text:span>nym, sformułowania o charakterze programowym.</text:p>
      <text:p text:style-name="P587">Jeśli na przykład w punkcie 5 pisze się, że podstawą<text:s/>normalizac<text:span text:style-name="T588">ji</text:span><text:s/>stosunków finansowych zakładam mógł być program dostosowawczy funduszu walutowego lub inny program uzgodniony z międzynarodowymi instytucjami, i że program taki powinien<text:s/><text:span text:style-name="T589">-</text:span><text:s/>nie powinien prowadzić do spadku, a nawet zapewnić około<text:s/><text:span text:style-name="T590">2%</text:span><text:s/>jej średnioroczny wzrost, to to naprawdę jest duż<text:span text:style-name="T591">y</text:span><text:s/>konkre<text:span text:style-name="T592">t</text:span>, to jest naprawdę duży konkret jeśli chodzi o informację w jaki sposób mamy, zamierzamy sprawę rozwiązywać.</text:p>
      <text:p text:style-name="P593">No, a jeżeli się pisze w punk<text:span text:style-name="T594">c</text:span>ie 4 potrzebne są również nowe kredyty, na efektywne przedsięwzięcia modernizacyjne i proeksportowe<text:span text:style-name="T595">.</text:span><text:s/>Ich napływ mógłby być w pierwszym etapie związany z projektami Banku Światowego i Funduszu Waluto<text:span text:style-name="T596">w</text:span>ego i powinien być na tyle duży, by ograniczyć odpływ kapitału netto<text:span text:style-name="T597">.</text:span><text:s/><text:span text:style-name="T598">N</text:span><text:span text:style-name="T599">o</text:span><text:s/>przecież to jest po pierwsze zasada wyłożona, ograniczyć odpł<text:span text:style-name="T600">y</text:span>w kapitału<text:s/>netto,<text:s/><text:span text:style-name="T601">a</text:span><text:s/>po drugie za tym stoi pakiet konkretnych pr<text:span text:style-name="T602">oj</text:span>ektów przygotowanych od strony logistycznej, projektowej, organizacyjn<text:span text:style-name="T603">ej</text:span><text:s/>do realizacji, rzecz no i wreszcie w żaden sposób nie mógłbym przyjąć takiego uwolnienia państw zachodnich<text:s/><text:soft-page-break/>od odpowiedzialności, za problemy, jakie wystąpiły w naszej gospodarce.</text:p>
      <text:p text:style-name="P604">Muszę powiedzieć, że historia stosunków międzynarodowych, stosunków ekonomicznych w ciągu tych 7 lat wymaga jeszcze, bardzo uczciwego, bardzo dogłębnego zbadania. Myślę, że łatwo byłoby i możemy stosunkowo szybko zaprezentować białą księgę, w której może być ukazana po prostu pozycja, rola itd. różnych czynników, które w sposób oczywisty utrudniały normalizację stosunków finansowo-kredytowych.</text:p>
      <text:p text:style-name="P605">Można zacytować zwyczajnie także oświadczenia, z których wynika rzecz następująca, że jeżeli chodzi o wasze potrzeby, to my je uznajemy, jeśli chodzi o wasze projekty, to podzielamy, jeśli chodzi o atrakcyjność warunków formułowanych przez Polskę, jest rzeczywiście bardzo wysoka, natomiast musi być wola polityczna, ażeby sprawy rozwiązywać.</text:p>
      <text:p text:style-name="P606">I szanowni<text:s/>państwo,<text:s/>to nie jest pogląd takiej zindywidualizowany i ekstrawagancki. To jest pogląd, który jest reprezen<text:span text:style-name="T607">to</text:span>wany w najwyższych gremiach międzynarodowych instytucji finansowych oraz w świecie kapitału zachodniego.</text:p>
      <text:p text:style-name="P608">Natomiast co do ustawy, ja muszę powiedzieć, że jeżeli chodzi o ustawę o kapitale zagranicznym, to na tyle na ile ja znam opinie ekspertów zachodnich w tej kwestii, to ona rzeczywiście należy, jest oceniana jako niezwykle progresywna. I w rozmowach, które sam również miałem na ten temat, oświadczenia jakie są składane są następujące: mianowicie, jeśli chodzi o warunki ekonomiczne, instytucjonalne, ustawowe do napływu kapitału zagranicznego do Polski, wszystko jest spełnione. Czynnikiem kluczowym, który zadecyduje o tym, czy będzie ten napływ, czy nie będzie tego napływu, to będą dwa czynniki. Czynnikiem pierwszym to jest sp<text:span text:style-name="T609">o</text:span>kój w Polsce, atmosfera postępu. Można jeszcze bardziej poprawiać warunki ustawowe, jeżeli tutaj nie będzie klimatu uspokojenia i konstruktywnego uzdrawiania gospodarki, to nic z tego kapitału nie będzie. I oczywiście druga -<text:s/>ewolucja postawy rządu.</text:p>
      <text:p text:style-name="P610">Przecież nie sądźmy, nie jesteśmy naiwni, że na pozycję kapitału zagranicznego nie ma wpływu własny rząd, czy on się i<text:span text:style-name="T611">n</text:span>t<text:span text:style-name="T612">eresuje</text:span>, czy nie interesuje, czy on będzie wspierał, czy nie będzie wspierał.</text:p>
      <text:p text:style-name="P613">Myślę, że obecna ekipa kierująca, rządowa, zrobiła bardzo wielki wysiłek w tym kierunku, ażeby przyciągnąć kapitał zagraniczny do Polski, nadając temu i odważnie się przeciwstawia<text:span text:style-name="T614">ją</text:span>c różnego rodzaju tendencjom, i nadając tej ustawie niezwykle progresywny charakter, przyspiesza<text:span text:style-name="T615">ją</text:span>c w sposób zasadniczy dynamikę procesu legislac<text:span text:style-name="T616">yj</text:span>nego. No i co jest niezwykle także bardzo ważne, zrobiony jest bardzo wielki wysiłek w takim kierunku, ażeby dokonać marketingu tej ustawy w świecie.</text:p>
      <text:p text:style-name="P617">Natomiast z tego, co powiedział pan red. Paszyński, ja wyciągam taki wniosek, że teraz trzeba byłoby, eliminując ewentualnie, jeżeli występują jakieś załamania, czy zahamowania, zadziory, ten wysiłek marketingowy i ten wysiłek zmierzający do przyciągnięcia tych kapitałów jeszcze bardziej wzmocnić. Ja uważam, że formacje tego typu, jak różnego<text:s/>rodzaju towarzystwa, stowarz<text:span text:style-name="T618">ys</text:span>zenia, młodych, starszych, innych itd. - przedsiębiorców mogą odegrać rzeczywiście poważną rolę.</text:p>
      <text:p text:style-name="P619">Jeśli więc tutaj występują jakieś zahamowania, z którymi się zdradzają nasi ewentualni partnerzy, to ja nie widzę nic, co by przeszkodziło, ażeby w ciągu najbliższego tygodnia, dwóch tygodni to wyeliminować.</text:p>
      <text:p text:style-name="P620">Tak więc, panie przewodniczący, to są moje uwagi na gorąco. Musiałem się do sprawy odnieść, ponieważ chciałem po prostu zachować pewien porządek chronologiczny, historyczny w naszym przebiegu, tzn. nie mogłem pominąć milczeniem tego, co się działo na samym początku.</text:p>
      <text:p text:style-name="P621">Natomiast jeśli chodzi o kwestie, które zostały przedstawione przez pana, panie profesorze, panie<text:s/><text:soft-page-break/>przewodniczący, to chciałbym, żebyśmy się mogli odnieść do tych spraw po przerwie i byśmy wtedy przedstawili naszą propozycję dotyczącą dalszego procedowania. Po prostu chciałbym, żebyśmy postanowili demokratycznie o całej sprawie, żeby nie była to tylko moja wola uzgadniana wzrokiem, bo wtedy możemy się pomylić, ale żebyśmy wykorzystali wszelkie możliwości komunikowania się.</text:p>
      <text:p text:style-name="P622">Dzięku<text:span text:style-name="T623">ję</text:span>.</text:p>
      <text:p text:style-name="P624">/Głos z sali: Można zapytać, czy dostaniemy w czasie przerwy tekst tego wystąpienia prof. Trzeciakowskiego?/.</text:p>
      <text:p text:style-name="P625"><text:span text:style-name="T626">Przewodniczący</text:span>:</text:p>
      <text:p text:style-name="P627">Odpowiedź jest - tak.</text:p>
      <text:p text:style-name="P628">Głos ma premier Sekuła.</text:p>
      <text:p text:style-name="P629"><text:span text:style-name="T630">Wicepremier Ireneusz Sekuła</text:span>:</text:p>
      <text:p text:style-name="P631">Dziękuję bardzo.</text:p>
      <text:p text:style-name="P632">Panowie Przewodnicząc<text:span text:style-name="T633">y</text:span>! Szanowni Państw<text:span text:style-name="T634">o</text:span>! Chciałbym także dodać jeszcze kilkanaście zdań do tego, o czym mówił prof. Baka. Z jego wywodem w całej rozciągłości się zgadzam, więc proszę traktować moje słowa tylko jako pewien element uzupełnienia. I o trzech sprawach chciałbym powiedzieć.</text:p>
      <text:p text:style-name="P635">Kwestia pierwsza. Także bardzo się cieszę z przełomu w naszych obradach, ponieważ wchodzimy na grunt propozycji konstruktywnych, które po wysłuchaniu, analizie tekstu będziemy oczywiście mogli zająć stanowisko bardziej konkretne i precyzyjne.<text:s/><text:span text:style-name="T636">A</text:span>le po wysłuchaniu tego, co przedstawił prof. Trzeciakowski, zbieżność jest w większości elementów bardzo duża. Stąd uważam, że nie powinno być jakichś podstawowych kłopotów w uzgodnieniu tego rodzaju umowy.</text:p>
      <text:p text:style-name="P637">Natomiast pierwsze moje spostrzeżenie i może prośba byłaby następująca. Otóż ja oczywiście rozumiem, że dla strony opozycyjnej z natury rzeczy, opozycja jest czymś przeciwstawnym, to jest termin astronomiczny, Mars jest w opozycji do Ziemi kiedy jest po drugiej stronie Słońca -<text:s/>jest czymś trudnym, że tak powiem przyjmowanie, czy afirmowanie propozycji i działań rządu. I w pełni ten kłopot psychologiczny rozumiem.</text:p>
      <text:p text:style-name="P638">Natomiast w związku z tym nie oczekując takiej afirmacji, prosiłbym jednak, aby w sformułowaniach zapisów uwzględnić fakt, iż nasza gospodarcza rzeczywistość, to co podejmujemy nie zaczyna się od obrad<text:s/>„okrągłego stołu”.<text:s/>I cały szereg działań jest prowadzonych, jest daleko zaawansowanych i są one dokładnie zbieżne z tym, co państwo proponu<text:span text:style-name="T639">je</text:span>cie<text:span text:style-name="T640">.</text:span></text:p>
      <text:p text:style-name="P641">Wię<text:span text:style-name="T642">c</text:span><text:s/><text:span text:style-name="T643">ja</text:span><text:s/>bym nie chciał, żeby tworzyło się także wrażenie, iż dopiero<text:s/>wskutek<text:s/>propozycji, która tutaj padła podjęliśmy i to jak się okaże błyskawicznie, w ciągu kilku niemalże dni czy tygodni, sfinalizowaliśmy jakieś racjonalne działania<text:span text:style-name="T644">.</text:span></text:p>
      <text:p text:style-name="P645">Nie chcę oczywiście zabierać czasu i wyliczać tego za wiele, ale tylko tak w telegraficznym skrócie<text:span text:style-name="T646">.</text:span><text:s/>Pośrednictwo pracy, oferty pracy dla osób poszuku<text:span text:style-name="T647">ją</text:span>c<text:span text:style-name="T648">yc</text:span>h pracy, także<text:s/>wskutek<text:s/>likwidacji zakładów pracy, ich upadłości<text:span text:style-name="T649">.</text:span><text:s/>Jest w tej materii cały program. Jest...<text:s/><text:span text:style-name="T650">d</text:span>aleko posunięte są prace nad systemem osłonowym dla takich pracowników<text:span text:style-name="T651">.</text:span><text:s/>Jest od lat powołany specjalny fundusz aktywizacji zawodowej, który finansuje tworzenie nowych stanowisk pracy, roboty in<text:span text:style-name="T652">te</text:span>rwencyjne, zasiłki, przekwalifikowanie, zasiłki wyrównawcze przy podjęciu nowej pracy itd., itd.</text:p>
      <text:p text:style-name="P653">W związku z tym to o czym mówiła pani dr Wóycicka po prostu jest<text:span text:style-name="T654">.</text:span><text:s/>Można to oczywiście doskonalić i<text:s/><text:soft-page-break/>chętnie taką dyskusję pod<text:span text:style-name="T655">ej</text:span>miemy<text:span text:style-name="T656">.</text:span><text:s/>Natomiast nie można tworzyć wrażenia, że dopiero zaczynamy tą całą instrumenta<text:span text:style-name="T657">cję</text:span><text:s/>od zera ustanawiać<text:span text:style-name="T658">.</text:span></text:p>
      <text:p text:style-name="P659">Jest w szerokiej konsultacji projekt nowej polityki socjalnej, gdzie znów te wszystkie kwestie, o których moi przedmówcy mówili, a więc naturalnie waloryzacja emerytur i rent, ale także i innych rodzajów świadczeń socjalnych,<text:s/>które są ściśle skojarzone z systemem emerytalno-rentowym,<text:s/>kwestia bardziej efektywnej waloryzacji, a więc przede wszystkim przyspieszenia jej pierwszego terminu tak, aby w warunkach wysokiej inflac<text:span text:style-name="T660">ji</text:span><text:s/>świadczenia nie traciły, nie deprec<text:span text:style-name="T661">jo</text:span>nowały się tak szybko jak teraz swojej realnej wartości i to podobnie jest wszystko zapisane w tych propozycjach. Ja podkreślam - nie chodzi o to, żeby oddać, że to jest autorstwo rządowe, że opozycja to popiera, nic z tych rzeczy nie mam na myśli, natomiast idzie tylko o to, aby nie stwarzać wrażenia, że wszystko w tym momencie dopiero zaczyna się.</text:p>
      <text:p text:style-name="P662">Tak że chciałbym się jeszcze do dwóch spraw odnieść w tych kwestiach, które podnosił redaktor Paszyński. Pierwsza sprawa, niektóre problemy obradujemy przy otwartej kurtynie, każde słowo, które pada przy tym stole może być szeroko nagłośnione i jest nagłaśniane, i dobrze,<text:s/><text:span text:style-name="T663">ż</text:span>e tak jest, w związku z tym siłą rzeczy nie mogą być prezentowane pewne sprawy, które muszą toczyć się w pewnej konwencji poufności. Ma to miejsce właśnie w stosunkach z naszymi partnerami zagranicznymi. Chcę państwa poinformować, że są prowadzone bardzo intensywne rozmowy na przykład na temat właśnie wykupu części naszego zadłużenia z grupy, ale jest rzeczą zrozumiałą, że przecież nie jest to mie<text:span text:style-name="T664">js</text:span>ce aby szczegóły tego<text:s/><text:span text:style-name="T665">uj</text:span>awniać. Mó<text:span text:style-name="T666">w</text:span>ię o tym, dlatego że to co postulował red. Paszyński szukać niekonwencjonalnych sposobów oddłużania czy też rekonstrukc<text:span text:style-name="T667">ji<text:s/></text:span>zadłużenia Polski, to znowu się dzieje i jest prowadzone i jeżeli byłaby taka potrzeba, że tak powiem w formule nie do nagłośnienia jesteśmy gotowi naszych partnerów o tym poinformować.</text:p>
      <text:p text:style-name="P668">Podobnie s<text:span text:style-name="T669">ą</text:span><text:s/>zawansowane rozmowy, aby w stosunku do krajów skandynawskich część naszego zadłużenia właśnie zamienić na inwesty<text:span text:style-name="T670">cj</text:span>e w zakresie ochrony środowiska, tak że te rozmowy się toczą intensywnie i z dużymi<text:s/><text:span text:style-name="T671">s</text:span>zansami na powodzenie<text:span text:style-name="T672">.</text:span></text:p>
      <text:p text:style-name="P673"><text:span text:style-name="T674">Co</text:span><text:s/>do ustawy mówi o tym prof. Baka, ja chcę t<text:span text:style-name="T675">yl</text:span>ko dodać, że jeżeli mają państwo jakieś propozycje, które z zapisów tej ustawy należałoby poprawić, udoskonalić to oczywiście z wielką chęcią je przyjmiemy ponieważ ogólne określenie,<text:s/><text:span text:style-name="T676">ż</text:span>e ta stawa jest mało atrakcyjna, że w zamiarach miała być lepsza, po<text:span text:style-name="T677">te</text:span>m się okazała gorsza jest po prostu mało użyteczne<text:span text:style-name="T678">.</text:span><text:s/>Z analizy porównawczej tej naszej polskiej ustawy z analogiczną ustawą chińską, radziecką i węgierską takie bardzo konkretne wedle warunków jakie oferujemy itd., no to jest to ustawa, która znowu w opinii ekspertów zachodnich jest ustawą bardzo<text:s/><text:span text:style-name="T679">at</text:span>rakcyjną. Ale oczywiście nic nie ma doskonałego pod słońcem, więc zawsze jesteśmy gotowi rozważyć jej doskonalenie, tylko prośba o konkretną propozycję<text:span text:style-name="T680">.</text:span></text:p>
      <text:p text:style-name="P681">No i chciałem zapytać redaktora Paszyńskiego, niekoniecznie aby odpowiedział w tej chwili natomiast przy innej okazji czy po prostu w postac<text:span text:style-name="T682">i</text:span><text:s/><text:span text:style-name="T683">j</text:span>akiejś krótkiej in<text:span text:style-name="T684">f</text:span>orma<text:span text:style-name="T685">cji</text:span><text:s/>na piśmie, kto przeszkadza w tych kontaktach ze strukturami pozapaństwowymi, o kt<text:span text:style-name="T686">ó</text:span>r<text:span text:style-name="T687">y</text:span>ch wspominał<text:span text:style-name="T688">.</text:span><text:s/>Mówię o okresie po 14 października, bo trudno mi się wypowiadać co b<text:span text:style-name="T689">y</text:span>ło w przeszłości, ale zresztą nie o przeszłość chodzi, a o sprawy bieżące i przyszł<text:span text:style-name="T690">o</text:span>ściowe<text:span text:style-name="T691">.</text:span></text:p>
      <text:p text:style-name="P692">Ja chcę powiedzieć, że jest dokładnie odwrotnie<text:span text:style-name="T693">. W</text:span><text:s/>każdym tygodniu poszczególni ministrowie ja sam i inni wicepremierzy przyjmujemy po kilku rozmaitych rozmówców zagranicznych, jest to na pewno że tak<text:s/><text:soft-page-break/>powiem naruszenie zasad dobrej organizacji pracy, zabiera nam to czasu za dużo, ale w tej fazie jest to zrozumiałe, jest to po prostu element promocji tych naszych rozwiązań, i na te rozmowy przybywają najbardziej rozmaici przedstawiciele rozmaitych kół gospodarczych, orientacji, struktur, są przyjmowani, mają zapalane zielone światło, jeżeli ich propozycje są racjonalne, a praktycznie rzecz biorąc w tej fazie, kiedy temat się zaczyna, nie odrzucamy niczego<text:span text:style-name="T694">.</text:span><text:s/>Ja kilkakrotnie już potwierdzałem w tych rozmowach także i z wysokimi funkcjonariuszami na przykład parlamentu europejskiego, iż jesteśmy z<text:span text:style-name="T695">ai</text:span>nteresowani w nawiązaniu kontaktów ze strukturami pozarządowymi, nic nie stoi na przeszkodzie, że jeżeli powstaną przepisy, które w tej chwili są tak skonstruowane, że absolutnie to umożliwiają, a nawet promują<text:span text:style-name="T696">.</text:span><text:s/>Spółka, przedsiębiorstwo, które nie podlegając bezpośredniej kontroli państwowej działając po prostu w ramach ogólnych zasad prawnych, obowiązujących w naszym kraju, tego rodzaju kontakty nawiąże spowoduje dopływ do Polski kapitałów, surowców, zaopatrzenia i innych elementów importu, nie tylko nie natrafi na żadne przeszkody, przeciwnie, będzie się to spotykało z poparciem i jeżeli jakiekolwiek przeszkody biurokratyczne czy innej natury, by się w tym procesie pojawiły, rząd będzie wkraczał na korzyść tego rodzaju rozwiązań.</text:p>
      <text:p text:style-name="P697">Oczywiście ja nie wykluczam, że gdzie jakaś przeszkoda wyniknęła, wszystko to realizują ludzie i na różnych szczeblach różni ludzie różnie funkcjonują, i dlatego pana redaktora pytam o konkretną informację po prostu, aby bezpośrednio zadziałać i tego rodzaju przeszkody usunąć.<text:s/>Natomiast nie mogę przyjąć zarzutu jakoby nastawienie rządu b<text:span text:style-name="T698">ył</text:span>oby właśnie do tego rodzaju inicjatyw niechętne.<text:s/>Jest dokładnie przeciwnie i w związku z tym każda tego rodzaju inicjatywa spotka się z naszym poparciem i z<text:span text:style-name="T699">ai</text:span>nteresowaniem, i będziemy tylko radzi jeżeli będzie ich dużo, i jeżeli będą one przynosiły konkretne efekty.</text:p>
      <text:p text:style-name="P700">Także po przerwie ustalimy i poin<text:span text:style-name="T701">fo</text:span>rmu<text:span text:style-name="T702">je</text:span>my o sposobi<text:span text:style-name="T703">e<text:s/></text:span>naszej reakcji na oświadczenie, które pan prof. Trzeciakowski zechciał na wstępie naszych obra<text:span text:style-name="T704">d</text:span><text:s/>wygłosić.</text:p>
      <text:p text:style-name="P705">Dziękuję.</text:p>
      <text:p text:style-name="P706"><text:span text:style-name="T707">Przewodniczą</text:span><text:span text:style-name="T708">cy</text:span>:</text:p>
      <text:p text:style-name="P709">Dziękuję panu premierowi Sekule. Z przyjemnością i z zadowoleniem stwierdzam optymistyczne oceny pana profesora Baki i premiera Sekuły. Chciałbym jednak widzieć więcej faktów, a mniej słów, bo fakty są uparte<text:span text:style-name="T710">.</text:span><text:s/>Naszym zdaniem czynnikiem hamującym porozumienie jest stanowisko strony rządowej blokujące instytucjona<text:span text:style-name="T711">l</text:span>izację kontroli społecznej naturaliza<text:span text:style-name="T712">cj</text:span>ą uzgodnień Okrą<text:span text:style-name="T713">g</text:span>łego Stołu. Bez spełnienia tego postulatu nie widzę szans dla consensusu<text:s/>„stołu”<text:s/>ekonomicznego i tutaj to mnie napawa pewnym pesymizmem<text:span text:style-name="T714">,</text:span><text:s/>ale być może, że w toku dalszych obrad dojdziemy do tego, że uzgodnimy te stanowiska.</text:p>
      <text:p text:style-name="P715">Ogłaszam przerwę 15 minutową.</text:p>
      <text:p text:style-name="P716"/>
      <text:p text:style-name="P717">/Przerwa/.</text:p>
      <text:p text:style-name="P718"/>
      <text:p text:style-name="P719">/Po przerwie/.</text:p>
      <text:p text:style-name="P720"/>
      <text:p text:style-name="P721">/<text:span text:style-name="T722">Przewodnictwo</text:span><text:s/>obrad obejmuje<text:s/><text:span text:style-name="T723">prof. Władysław Baka</text:span>/.</text:p>
      <text:p text:style-name="P724"><text:span text:style-name="T725">Przewodniczący</text:span>:</text:p>
      <text:soft-page-break/>
      <text:p text:style-name="P726">Wznawiamy obrady. Zanim przedstawię naszą propozycję co do dalszego procedowania w związku z przedłożeniem tekstu, przez stronę solidarnościowo- opozycyjną, chciałem prosić pana prof. Kaczmarka o wypowiedź<text:span text:style-name="T727">.</text:span></text:p>
      <text:p text:style-name="P728"><text:span text:style-name="T729">Prof. Jan Kaczmarek</text:span>:</text:p>
      <text:p text:style-name="P730">Chciałbym ustosunkować się do wypowiedzi prof. Trzeciakowskiego, częściowo także prof. Beksiaka dotyczących uchwalonej przez Sejm ustawy o szczególnych uwarunkowaniach realizacji planu konsolidacji gospodarki narodowej<text:span text:style-name="T731">.</text:span><text:s/>Należałoby cofnąć się do tego okr<text:span text:style-name="T732">e</text:span>su, w którym rząd przedłożył parlamentowi projekt planu konsolidacji gospodarki narodowej. Komisje upoważnione przez Sejm do analizy tego projektu wśród wielu konstatacji i zaleceń opinii przyjęły także stanowisko w sprawie tak zwanych nietypowych rozwiązań ekonomiczno- prawnych jako jeden z elementów wchodzących w skład kompleksu zagadnień planu konsolidacji gospodarki narodowej<text:span text:style-name="T733">.</text:span></text:p>
      <text:p text:style-name="P734">Zajęto stanowisko następuj<text:span text:style-name="T735">ą</text:span>ce, iż w okresie braku niezbędnych uwarunkowań dla automatyzmu, samoregula<text:span text:style-name="T736">cj</text:span>i gospodarki i ewidentnych objawów stanu zagrożenia gospodarki, a mając także na uwadze niecierpliwość społeczeństwa, niejako walkę o czas, potrzebę szybkich dokonań, że te czynniki uzasadniają stosowanie w tych warunkach także tych nietypowych rozwiązań prawno-ekonomicznych.</text:p>
      <text:p text:style-name="P737">Ponadto rozstrzygnięto także sprawę i drugą. Ponieważ mogła się nasuwać i taka wątpliwość, czy dawanie jakichkolwiek nadzwyczajnych uprawnień nie może być wykorz<text:span text:style-name="T738">ys</text:span>tywane w sposób niewłaściwy w stosunku do celu, który przyświeca, czy przyświecałby takiemu podejściu.</text:p>
      <text:p text:style-name="P739">Stanęliśmy na stanowisku, iż mamy do czynienia z rządem, który uzyskał kredyt zaufania parlamentu 4 miesiące temu, że rząd ten choćby przez przedstawienie expose premiera i plan konsolidac<text:span text:style-name="T740">ji</text:span><text:s/>gospodarki narodowej w<text:span text:style-name="T741">yk</text:span>azał się, iż jest zespołem zdecydowanych re<text:span text:style-name="T742">fo</text:span>rmatorów, bardzo zdeterminowanych, kładących na szalę również los osobistych karier życiowych.</text:p>
      <text:p text:style-name="P743">A więc już to dawałoby uzasadnienie do zaufania, iż nadzwyczajne uprawnienia, czy różne od dotychczasowych będą wykorzystywane w kierunku przyspieszenia wprowadzania trwałych regulacji reformy i będą sprzyjały przyspieszeniu wystąpienia samoregulacji gospodarki.</text:p>
      <text:p text:style-name="P744">Oprócz tego chcę podkreślić, że równocześnie sformułowaliśmy potrzebę zaufania kontrolowanego, a więc takiego zaufania, które równocześnie będzie... któremu równocześnie<text:s/>towarzyszyć będzie kontrola bieżąca i okresowa.</text:p>
      <text:p text:style-name="P745">Te dwa założenia były podstawowymi, jakie legły u podstaw dyskusji nad projektem ustawy obecnie omawian<text:span text:style-name="T746">ej.<text:s/></text:span>Chcę stwierdzić, że w ustawie tej znajdują się dwa rodzaje regulacji, regulacje o charakterze trwałym, stanowiące nowelizację niektórych ustaw oraz regulacje o charakterze okresowym, w pewnym sensie nadzw<text:span text:style-name="T747">yc</text:span>zajnym, na okres do końca 1990 r.</text:p>
      <text:p text:style-name="P748">Odbyła się, jak wiecie, bardzo wnikliwa dyskusja na posiedzeniach zarówno podkomisji i jak i trzech komisji sejmowych. Ustawa, o której mówimy, należała do ustaw najdłużej dyskutowanych z dotychczas wszystkich ustaw sejmowych tej kadencji, jak również była ona bardzo gruntownie w wielu przypadkach doskonalona. Wszystko to działo się przy bezpośredniej polemice czy dyskusji z przedstawicielami rządu, a więc ostateczny kształt zależał oczywiście od postaw poselskich, ale był on osiągnięty przez bardzo wnikliwą dyskusję<text:s/><text:span text:style-name="T749">z</text:span><text:s/>przedstawicielami rządu. Nastąpiło bardzo wiele zmian, o których chciałem powiedzieć, gdyż jak wydaje mi się, na skutek braku ostatecznego tekstu krążą tutaj także poglądy<text:s/><text:soft-page-break/>nieścisłe. W tym jeden z takich punktów, który mógłbym do tego zaliczyć, znalazł się również w wystąpieniu współprzewodniczącego, prof. Trzeciakowskiego.</text:p>
      <text:p text:style-name="P750">Jeszcze zanim do tego przystąpię chcę powiedzieć, że zgodnie z sugestią współprzewodniczącego naszego zespołu, prof. Baki, odbyła się w środę w ub. tygodniu rozmowa. Ze strony Sejmu występowało trzech przewodniczących komisji,<text:s/>upoważnionych do prac nad tą ustawą. Ponadto brał udział przewodniczący komisji i poseł sprawozdawca. Ze strony opozyc<text:span text:style-name="T751">yj</text:span>no-solidarnościowej przybyło 4 panów, którzy bardzo czynnie brali udział w całej rozmowie. Rozmowa miała charakter, wydaje mi się, z jednej strony bardzo rzeczowy, z drugiej strony była ona w duchu, tak mi się wydaje, prawidłowo rozumianej dyskusji merytorycznej.</text:p>
      <text:p text:style-name="P752">O wynikach tej rozmowy zostali powiadomieni wszyscy posłowie trzech komisji. Przy czym chcę zwrócić uwagę, że same zwroty, które używałem w informacji, naprzód powtórzyłem na zakończenie naszej rozmowy z czterema wspomnianymi przedstawicielami. W sposób jak na<text:span text:style-name="T753">jw</text:span>iernie<text:span text:style-name="T754">js</text:span>zy starałem się przedstawić przede wszystkim sprawy głównych zarzutów.</text:p>
      <text:p text:style-name="P755">Te główne zarzuty sprowadziły się w istocie rzeczy do trzech. Nie zgłaszając zastrzeżeń do części stałych regulacji w ustawie, w odniesieniu do tymczasowych były sformułowane trzy zarzuty. Pierwsze - iż przy pomocy podejrzanych metod zdąża się do tworzenia praworządności, po drugie -<text:s/>że nie ma podstaw do zaufania do rządu, i po trzecie - że ustawa ta może być wykorzystana bez trudu do zduszenia samorządu.</text:p>
      <text:p text:style-name="P756">Więc o dwóch pierwszych sprawach już powiedziałem. O trzeciej sprawie, tego zduszenia samorządu, powiem jeszcze mówiąc o samej treści. W samej treści chcę zwrócić uwagę, że najsilniej krytykowane były te części ustawy, które dotyczą eksperymentów gospodarcz<text:span text:style-name="T757">yc</text:span>h.</text:p>
      <text:p text:style-name="P758">Chciałbym stwierdzić, że sprawa eksperymentowania gospodarczego budzi po prostu różnice interpretacyjne.<text:s/>Według mniemania przedstawicieli, czy też uczestników strony opozycyjnej zakładano z góry, że eksperymenty będą naruszały wszystkie prawa i zrujnują w istocie rzeczy p<text:span text:style-name="T759">or</text:span>ządek gospodarczy. Podczas kiedy przecież sens tego... tej części ustawy dotyczy tego, aby nie wprowadzać niedojrzałych, niesprawdzonych rozwiązań, nie mających jakichś podstaw doświadczaln<text:span text:style-name="T760">yc</text:span>h w odniesieniu do całej gospodarki.</text:p>
      <text:p text:style-name="P761">Wydaje nam się, że co najważnie<text:span text:style-name="T762">js</text:span>ze, wprowadziliśmy jako ograniczenie ustawowe, iż sprawa eksperymentowania nie może naruszać praw osób trzecich, co jest zasadniczym ograniczeniem i tworzącym barierę przed tą, jakby się wydawało, eskalacją niewłaściwie proponowanych regulacji dla eksperymentów.</text:p>
      <text:p text:style-name="P763">Drugi obszar, który również podlegał krytyce dotyczył podziału, łączenia, likwidacji przedsiębiorstw, zwracając uwagę, iż narusza się tutaj zasady uprawnienia organów samorządowych i załóg. Otóż chcę stwierdzić, że znowu prawdopodobnie na skutek braku właściwych kolejnych projektów, bo było ich kilka, nie jest wiadomo, że w ustawie tej, która została przez Sejm zatwierdzona, uchwalona, znajduje się wprowadzenie, iż tego rodzaju decyzje wymagać będą zgody organów samorządow<text:span text:style-name="T764">yc</text:span>h, gdyż dotyczy to także i spółdzielni, nie tylko rad pracowniczych w przedsiębiorstwach państwowych. A w przypadku likwidacji lub przekazania mienia, także zgody załogi.</text:p>
      <text:p text:style-name="P765">A więc w najistotnie<text:span text:style-name="T766">js</text:span>zych sprawach jest uwzględnione to, aby prawa samorządu nie zostały<text:s/><text:soft-page-break/>uszczuplone.</text:p>
      <text:p text:style-name="P767"><text:span text:style-name="T768">W</text:span><text:s/>odniesieniu do samorządu terenowego, cały ten ustęp został usunięty i w tekście uchwalonym ustawy nie ma g<text:span text:style-name="T769">o.</text:span></text:p>
      <text:p text:style-name="P770"><text:span text:style-name="T771">W</text:span><text:s/>bardzo żywy sposób była także dyskutowana i krytykowana sprawa odpowiedzialności dyrektora. Chcę stwierdzić, że w stosunku do pierwotnych propozycji, które w sposób bardzo ogólnikowy przedstawiały zamysł, w obróbce sejmowej zapis ten końcowy jest jednoznaczny i ma takie cechy.</text:p>
      <text:p text:style-name="P772">Przede wszystkim ograniczona jest sprawa odpowiedzialności dyrektora wyłącznie za kształtowanie polityki płacowej i polityki cenowej. Przy czym, żeby nie było jakichkolwiek dwuznaczności, wprowadzono tam kryteria ilościowe w tym wzięte już z dotychczasowych regulacji ustawowych, nadając im tylko dodatkową prawną cechę, kryterium, że jeśli zostanie przekroczone, stanowi to możliwość dla Prezesa R<text:span text:style-name="T773">a</text:span>dy Ministrów odwołania lub zawieszenia dyrektora.</text:p>
      <text:p text:style-name="P774">Sejm wprowadził również w tym zakresie określone tolerancje czasowe i ilościowe, aby uniknąć przypadku, gdyby w jakimś krótkim okresie zaistniał taki stan przekroczenia, który może być np. skutkiem zbiegu jakichś transakcji. Trzeba wskazać, iż te tolerancje są znaczne, bowiem dotyczą one okresu dłuższego niż miesiąc, jeśli chodzi o czas zaistnienia tego przekroczenia, po drugie - kryterium ilościowe jest również duże, jeśli to przekroczenie będzie stanowiło więcej niż 30 proc. wartości zrealizowanej produkcji lub usług.</text:p>
      <text:p text:style-name="P775">Do tego dodam jeszcze jeden komentarz, co już nie wynika wprost z zapisu, ale w istocie rzeczy taka jest wymowa tego artykułu, iż ten artykuł zapobiegać będzie konfliktom, jakie mogłyby występować pomiędzy organami samorządu a dyrektorem, w przypadku kształtowania polityki cen i płac różnej od tych, jakie są wynikiem już powziętych wcześniej ustaw.</text:p>
      <text:p text:style-name="P776"><text:span text:style-name="T777">W</text:span><text:s/>związku z takim sformułowaniem, w sposób zasadniczy odbiegającym od pierwotnego projektu, ale jak już poprzednio wspominałem, ściśle dyskutowanego i w konsekwencji uzgodnionego ze stroną rządową, taki zapis znalazł się w ustawie uchwalon<text:span text:style-name="T778">ej.</text:span></text:p>
      <text:p text:style-name="P779">Chcę także stwierdzić, że w odniesieniu do zrzeszeń, gdzie istniały tendencje wydłużenia okresu likwidacji zrzeszeń, trzy komisje, a potem Sejm zajęły stanowisko zdecydowanie trwające na gruncie możliwie szybkiej likwidacji zrzeszeń, wprowadzając jednakże, że oprócz spółek mogą być przewidziane także inne formy ujęte w przepisach prawnych. Takie już istnieją, a jak wiemy, będzie przygotowana specjalny projekt ustawy ze strony rządu dotyczący formy zrzeszania się w duchu reformy gospodarcz<text:span text:style-name="T780">ej.</text:span><text:s/>A więc to sformułowanie, po pierwsze - jest zgodne z istniejącym stanem prawnym, po<text:s/>drugie - w tym sformułowaniu jest jak gdyby antycypacja tego, co jeszcze w prawo może wejść. I w tymże zakresie wprowadziliśmy jeszcze jeden, bardzo ważny, element, mianowicie wyraźne określenie niezawisłości sądów, ponieważ poprzednie sformułowanie było na tyle dwuznaczne, że można było odnieść wrażenie, iż opinia organu antymonopolowego w sposób automatyczny stwierdza nie wyrażenie zgody przez sąd na<text:s/><text:span text:style-name="T781">t</text:span>a<text:span text:style-name="T782">k</text:span>ą lub inną formę zrzeszenia się tych przedsiębiorstw, które poprzednio były w ramach zrzeszenia.</text:p>
      <text:p text:style-name="P783">Obecny zapis jest zupełnie wyraźny, iż są<text:span text:style-name="T784">d</text:span><text:s/>orzeka, zasięga natomiast opinii również organu antymonopolowego.</text:p>
      <text:p text:style-name="P785">No i chciałbym zakończyć jeszcze jednym elementem, to jest mianowicie to, co wynika z tej zasady zaufania kontrolowanego<text:span text:style-name="T786">.</text:span><text:s/>W stosunku do pierwotnego projektu w ustawie znalazł się zapis zwiększający<text:s/><text:soft-page-break/>obligatoryjność rządu dla przedkładania sprawozdań w okresach półrocznych, a oprócz tego wprowadzono nowy zapis, który zwiększa obligację komisji sejmowych do przeprowadzenia w zakresie swoich kompetencji śledzenia, jak przebiegać będzie realizacja tych uprawnień.</text:p>
      <text:p text:style-name="P787"><text:span text:style-name="T788">W</text:span><text:s/>sumie więc razem uważamy, że w tej formie, jaka przeze mnie tutaj w bardzo grubym zarysie została omówiona, ustawa ta spełnia bardzo ważny element wspierający i zabezpieczający. Pozwolę sobie taki na zakończenie dać komentarz, że nie jest niczym dziwnym, że w okresie tak trudnym, jak obecnie szereg ustaw i regulacji reformy gospodarczej z wielkim trudem i z opóźnieniem czasowym przynosi pożądane skutki. Wspieranie tego tu i ówdzie takimi sposobami jest w pełni zasadne. Już jako technik chcę powiedzieć, że wszędzie gdzie mamy do czynienia z urządzeniami im bardziej skomplikowanymi, automat<text:span text:style-name="T789">yc</text:span>znymi, tym więcej rozmaitych zabezpieczeń się wprowadza, nie wahając się również od zabezpieczeń, które opierają się na działaniach ręcznych, mimo znakomitych automatów.</text:p>
      <text:p text:style-name="P790">Wydaje się więc, że przesłanki, jakie legły u podstaw tej ustawy są rzeczywiste. I dyskusje również przy tym stole prowadzone dają podstawę do stwierdzenia, iż stan nadzwyczajności naszej gospodarki w rzeczywistości występuje.</text:p>
      <text:p text:style-name="P791">To co powiedziałem należy podeprzeć jeszcze jedną sprawą. Posłowie mieli, jak powiedziałem, bardzo wiele rozmaitych uwag i absolutnie nie byli jednomyślni w tym, żeby sformułować takie, czy inne artykuły w sposób proponowany przez rząd, czy nawet były polemiki wewnętrzne. Byli świadomi także wszystkich argumentów, jakie przedstawili wspomniani czterej panowie ze strony opozycyjno-solidarnościowej. Jeśli więc w tych warunkach głosowanie się odbyło i większością głosów ustawa przeszła, można mieć przeświadczenie, iż było to wyrazem tego, co nazywa się poczuciem odpowiedzialności, zdrowego rozsądku podejmowania decyzji w określonych, ściśle uwarunkowaniach.</text:p>
      <text:p text:style-name="P792">Dzięku<text:span text:style-name="T793">ję</text:span>.</text:p>
      <text:p text:style-name="P794"><text:span text:style-name="T795">Przewodniczący</text:span>:</text:p>
      <text:p text:style-name="P796">Dzięku<text:span text:style-name="T797">ję</text:span><text:s/>bardzo panu profesorowi.</text:p>
      <text:p text:style-name="P798">Chciałbym w tej chwili zaprezentować naszą propozycję dotyczącą dalszego procedowania. Otóż z wielką uwagą odnieśliśmy się do przedstawionego dokumentu. Siłą rzeczy było<text:s/>zbyt mało czasu do tego, ażeby w ciągu przerwy przestudiować. Potrzebne jest znacznie wnikliwsze zapoznanie się ze sprawam<text:span text:style-name="T799">i</text:span>.<text:span text:style-name="T800"><text:s/></text:span>Generalnie jednak linia dokumentu zaprezentowanego odpowiada przedłożonej przez nas przed tygodniem koncepcji nowej umowy społecznej. I uważamy, że w toku dalszych prac podstawą do precyzowania, do rozwijania tez powinny być obydwa dokumenty, tzn. projekt nowej umowy społecznej i uzgodnienia<text:s/>„okrągłego stołu”<text:s/>zaprezentowane dzisiaj. Tym łatwiej będzie dojść do consensusu pełnego, tak nam się wydaje, ponieważ przynajmniej w 70 proc. w 80 proc. występuje zbieżność stanowisk wyrażonych w tych obydwu dokumentach.</text:p>
      <text:p text:style-name="P801">Po drugie, uważamy, że można przy tym stanie uzgodnień wkroczyć w fazę bardzo roboczą, tzn. ażeby na dzisiejszym posiedzeniu uzgodnić powołanie grup roboczych, które mając na uwadze obydwa dokumenty, a także przebieg wcześniejszych dyskusji, różne inne jeszcze do opracowania, w tym także w podzespołach, które były prowadzone, ażeby w możliwie krótkim czasie, aby te grupy robocze przedstawiły wspólny projekt nowej umowy społecznej dotyczącej kwestii gospodarcz<text:span text:style-name="T802">ej,<text:s/></text:span>określający jakie są kwestie nieuzgodnione, gdzie występują rozbieżności, tak abyśmy na posiedzeniu zespołu całego już nie odnosili<text:s/><text:soft-page-break/>się do tych spraw i zagadnień, które są wspólne, natomiast byśmy mogli uwagę skoncentrować na tych kwestiach, które zarysowane są jako rozbieżne, rozpatrzyli wszechstronnie i być może doszli do pełnego consensusu.<text:s/>A zatem proponuję, ażeby w rezultacie dzisiejszego posied<text:span text:style-name="T803">z</text:span>enia zespołu uznać, że dokonujemy dużego kroku naprzód w dochodzeniu do wspólnej formuły, że jednakże wiele jeszcze potrzebnych jest konkretnych ustaleń w trybie roboczym i że w tym celu wspólnie tworzymy grupy robo<text:span text:style-name="T804">cz</text:span>e. Grupy robocze, kt<text:span text:style-name="T805">ó</text:span>re powiedzmy w ciągu tygodnia, 10 dni operując także systemem konsultacji przedstawią projekt zwarty ze wskazaniem gdzie występują rozbieżności i z motywacją<text:span text:style-name="T806">.</text:span></text:p>
      <text:p text:style-name="P807">Proponuję, aby utworzyć następujące grupy robocze: a więc tak jak wnosił pan prof<text:span text:style-name="T808">.</text:span><text:s/>Trzeciak<text:span text:style-name="T809">o</text:span>wski, aby była grupa robocza do spraw polityki gospodarcz<text:span text:style-name="T810">ej,</text:span><text:s/>która by się zwłaszcza zajęła poprawą zaopatrzenia rynku, warunków życia, ograniczaniem inflacji, równoważeniem rynków. Jest kwestia gdzie umieścić ochronę ludności, ta kwestia indeksacyjna trwa i właściwie to ona po prostu nie wymaga takiego przyporządkowania ścisłego, ponieważ to jest problematyka, która tkwi tutaj i tutaj. A zatem funk<text:span text:style-name="T811">cj</text:span>onowałaby nadal grupa do spraw indeksacji, i rezultaty grupy roboczej byłyby ściśle korelowane z pracami tego zespołu do spraw polityki gospodarczej, ale także z pracami drugiego zespołu do spraw polityki społecznej. Uważam, że słuszna jest myśl, żeby taką grupę roboczą do spraw polityki społecznej, która by się zajęła ochroną pracy, zatrudnienia, i tymi innymi elementami, o których mówił prof.<text:s/>Rosner, a który być może także w dalszej fazie inne elementy jeszcze polityki społecznej, by studiowała zwłaszcza wtedy, kiedy te tzw.<text:s/>„podstoliki”<text:s/>zakończą prace, któ<text:span text:style-name="T812">r</text:span>e<text:s/><text:span text:style-name="T813">s</text:span>ilnie wiążą się<text:s/><text:span text:style-name="T814">z</text:span><text:s/>polityką społeczną<text:span text:style-name="T815">.</text:span></text:p>
      <text:p text:style-name="P816"><text:span text:style-name="T817">A</text:span><text:s/>więc byśmy mieli<text:s/><text:span text:style-name="T818">j</text:span>uż w tej chwili tak, do spraw polityki gospodarczej, grupę indeksacyjną, w ramach polityki gospodarczej ograniczanie inflacji, grupę do spraw polityki społecznej, uważamy, że słuszna jest inicjatywa utworzenia grupy do spraw nowego ładu ekonomicznego, myśl<text:span text:style-name="T819">ę</text:span>, że będzie to kontynuacja już w tej chwili działającego zespołu roboczego, który pracuje pod kierunkiem dr Święcickiego i dr Bugaja, nie chciałbym przesądzać, ale po prostu kwestie struktur własności, ładu itd. porządku, samorządności zostały już nieźle zaawansowane, jak z tego co było prezentowane wynika.</text:p>
      <text:p text:style-name="P820">Wnosilibyśmy o powołanie grupy do spraw przezwyciężania bariery zadłużenia, kwestia stosunków gospodarczych z zagranicą, k<text:span text:style-name="T821">w</text:span>estia rozwiązywania problemów bilansu płatniczego, zadłużenia ma jednak swoją dosyć daleko idącą specyfikę, istnieje wielka dokumentacja, istnieje wiele różnego rodzaju problemów szczególnych i dlatego też panie przewodniczący zgłaszam wniosek, ażebyśmy również i taką grupę powołali.</text:p>
      <text:p text:style-name="P822">I wreszcie grupa zamykająca jakby to wszystko, to byłaby grupa, która by opracowała odpowiedni tekst dotyczący ja to nazywam - współdziałania sił społecznych w realizacji reform gospodarczych. Chodzi o to, ażeby tam były ujęte właśnie te zasady, i porozumiewania się, i akcji sił społecznych reprezentowanych przy Okrągłym Stole, dla kształtowania atmosfery społecznej niezbędnej dla przeprowadzania tego głębokiego przeobrażania gospodarki.<text:s/>W ramach tego zespołu<text:s/><text:span text:style-name="T823">-</text:span><text:s/>bo to jest sprawa mieszcząca się wprost - mogłyby być rozważone problemy instytuc<text:span text:style-name="T824">jo</text:span>nalizac<text:span text:style-name="T825">ji<text:s/></text:span>społecznego nadzoru nad realizacją umowy społecznej, w ramach tego zespołu.<text:s/><text:span text:style-name="T826">W</text:span><text:s/>ramach tego zespołu mogłyby być rozważane także problemy, które tutaj nie znalazły odzwierciedlenia, a do których przywiązu<text:span text:style-name="T827">je</text:span>my jednak sporą wagę, mianowicie tego układu, który nazywamy komisją społeczno-państwową ds. cen i dochodów, komisją, która by czuwała nad problemem kształtowania dochodów cen, stopy życiowej.</text:p>
      <text:soft-page-break/>
      <text:p text:style-name="P828">A więc to byłaby kolejna grupa robocza.</text:p>
      <text:p text:style-name="P829">Sumując, sądzę, że po utworzeniu tych grup, oczywiście po konsultacji w każdej ze stron, rozumiem, że w grupie znajdą się ludzie kompetentni, którzy najbardziej zainteresowani są daną problematyką. Na tym moglibyśmy dzisiejsze posiedzenie zakończyć, przechodząc już teraz do fazy roboczej, tzn. do fazy pracy właśnie w tych grupach roboczych.</text:p>
      <text:p text:style-name="P830">I wreszcie ostatnia sprawa, na którą chciałbym zwrócić uwagę również, to jest kwestia, że musimy przewidzieć w pracy naszego zespołu zapoznawanie się z wynikami pracy w podzespołach, bo to są nasze wewnętrzne podzespoły przez nas powoływane dla tego dokumentu kierunkowego -<text:s/>projekt nowej umowy społecznej.</text:p>
      <text:p text:style-name="P831">Ale<text:s/><text:span text:style-name="T832">„</text:span>okrągły stół”<text:s/>powołał podzespoły, które odznaczają się pewną autonomią jak gdyby, Podzespół ds. Rolnictwa, Podzespół ds. Górnictwa, ds. Oświaty, ds. Służb<text:span text:style-name="T833">y<text:s/></text:span>Zdrowia, ds. Ekologii. Jednocześnie w komunikacie z<text:s/>„okrągłego stołu”, z posiedzenia<text:s/>„okrągłego stołu”<text:s/>jest zawarty<text:s/>zapis, że te podzespoły będą działać<text:s/><text:span text:style-name="T834">w</text:span><text:s/>ramach Zespołu ds. Gospodarki i Polityki Społecznej.</text:p>
      <text:p text:style-name="P835">A więc proponowałbym, biorąc pod uwagę stan zaawansowania prac tych podzespołów i konieczność testowania tych prac z punktu widzenia tego ogólnego kierunku przeobrażeń i polityki, który tutaj wypracowu<text:span text:style-name="T836">je</text:span>my, abyśmy w przyszłym tygodniu rozpoczęli serię spotkań poświęconych omawianiu wyników do których doszły te podzespoły.</text:p>
      <text:p text:style-name="P837">To tak wygląda propozycja, z którą występujemy, panie pr<text:span text:style-name="T838">ze</text:span>wodniczący. I jeśli byłaby akceptacja dla takiego dalszego trybu postępowania, dla powołania tych grup roboczych, to jeszcze dzisiaj można byłoby sformować, tzn. te kadłubowe grupy robocze, które mogłyby się umówić co do rozwinięcia pracy.</text:p>
      <text:p text:style-name="P839">To tyle chciałem powiedzieć przedstawia<text:span text:style-name="T840">ją</text:span>c wnioski, do których doszliśmy podczas spotkania w trakcie przerwy. I wnioski dotyczące dalszego procedowania, które nam się wydają najbardziej efektywne z punktu widzenia uzyskania rezultatu finalnego naszego zespołu.</text:p>
      <text:p text:style-name="P841">Dzięku<text:span text:style-name="T842">ję</text:span><text:s/>za uwagę.</text:p>
      <text:p text:style-name="P843"><text:span text:style-name="T844">Przewodnicząc</text:span><text:span text:style-name="T845">y</text:span>:</text:p>
      <text:p text:style-name="P846">Ja myślę panie przewodniczący, że sprawa jest w pewnym sensie bezsporna, w pewnym sensie mamy tutaj wątpliwości. Mianowicie jest bezsporna jeśli chodzi o tą propozycję powołania polityki gospodarczej. Tu mamy skład przygotowany. Jest sprawa połączenia polityki społecznej i polityki indeksacji, tak jak to już było w ramach tego zespołu, który funkcjonuje. Tzn. tam jest podział prof. Wielowieyski, prof. Rosner i pan Andrzej Wielowieyski.<text:s/>I jest sprawa jasna, jeśli chodzi o nowy ład ekonomiczny, który obejmu<text:span text:style-name="T847">je</text:span><text:s/>również i problematykę tą, dla której stworzyliśmy podgrupę samorządu, nomenklatury i spraw własnościowych.</text:p>
      <text:p text:style-name="P848">Z tym, że my mamy trudności kadrowe. Nie jesteśmy tak zamożni i zasobni w kadry<text:s/><text:span text:style-name="T849">ja</text:span>k struktura rządowa…</text:p>
      <text:p text:style-name="P850">/Prof. Baka: Bez przesady/.</text:p>
      <text:p text:style-name="P851">…i<text:s/>podział na te podzespoły nas wyczerpuje. Jeśli chodzi o zespół zadłużeniowy, to jest kwestia - ja tylko mogę się zwrócić do pana red. Paszyńskiego z prośbą o zaopiekowanie się tą problematyką. Pan Paszyński będzie werbował mnie do tego, prawdopodobnie, jako wykonawcę. N<text:span text:style-name="T852">o</text:span>, ale się na tym sprawa kończy, jeśli chodzi o naszą siłę ognia.</text:p>
      <text:p text:style-name="P853">Jeśli chodzi o ten zespół współdziałania sił społecznych to tutaj musimy się zastanowić nad tym, czy<text:s/><text:soft-page-break/>jest sens powoływania tego podzespołu teraz. Mnie się wydaje, że to jest sprawa ukoronowania zamknięcia prac tych poprzednich zespołów. I to jest ten tekst, istota porozumienia, istota uzgodnienia. Więc to raczej byśmy traktowali jako zespół podsumo<text:span text:style-name="T854">w</text:span>u<text:span text:style-name="T855">ją</text:span>cy tok prac tych poprzednich zespołów.</text:p>
      <text:p text:style-name="P856">Z tym, że jak powiadam, ja będę w stanie przekazać skład ilościowy obsady tych zespołów po przerwie, bo musimy wewnętrznie się zastanowić i zrobić przegląd naszych sił.</text:p>
      <text:p text:style-name="P857">Czy ktoś chciałby w sprawie...? Pan Bugaj.</text:p>
      <text:p text:style-name="P858"><text:span text:style-name="T859">Ob</text:span><text:span text:style-name="T860">. Ryszard Buga</text:span><text:span text:style-name="T861">j</text:span><text:span text:style-name="T862">:</text:span></text:p>
      <text:p text:style-name="P863">Jeśli można<text:span text:style-name="T864">.</text:span><text:s/>Ja jednak chciałem jeszcze nie do całkiem technicznych spraw wrócić, tylko do głównego toku naszego dzisiejszego spotkania.</text:p>
      <text:p text:style-name="P865">Otóż myślę, że wszyscy z satysfakcją z naszej strony witamy te stwierdzenia, że jesteśmy bliscy consensusu. Sądzę jednak, że byłoby bardzo źle, gdybyśmy nie sprawdzili<text:s/><text:span text:style-name="T866">je</text:span>dnoznacznie, jaki jest kształt tego rysującego się consensusu, gdybyśmy tutaj mieli na myśli bardzo różne rzeczy. Otóż chciałbym powiedzieć o czterech sprawach, z intencją możliwie<text:s/><text:span text:style-name="T867">je</text:span>dnoznacznego wyjaśnienia sytuacji. Zmierzając także jak gdyby do wyjaśnienia tego, jaka jest natura, jaki jest status ustaleń, które tutaj za tym kwadratowym stołem ewentualnie będą zapadać? Ponieważ, jak myślę, mogą istnieć w tej sprawie wątpliwości.</text:p>
      <text:p text:style-name="P868">Otóż my oczywiście kształtujemy sobie pogląd na nadzieję na ten consensus nie wyłącznie na podstawie obrad na tej sali, ale także na podstawie zarówno pewnych zdarzeń, jak i wypowiedzi strony rządowej, które mają mie<text:span text:style-name="T869">js</text:span>ce gdzie indziej. Jest to chyba naturalną rzeczą.</text:p>
      <text:p text:style-name="P870">Otóż myślę, że tu mamy pewną satysfakcję, którą chciałbym od tego zacząć, żeby moja wypowiedź nie była jednostronna, bo ona nie jest z założenia<text:s/><text:span text:style-name="T871">je</text:span>dnostronna, a sądzę że jakąś taką satysfakcją jest dla nas wypowiedź ministra Siwickiego. Jest nam w końcu obojętne, czy oszczędności budżetowe tam będą się dokonywać na nasz wniosek, czy bez naszego wniosku, byle by się dokonywały. Jak rozumiem to, co mówił minister Siwicki, jest jakimś gestem w tą stronę.</text:p>
      <text:p text:style-name="P872">Sądzę - nie wiem, z kolegami tego nie uzgadniałem, trudno powiedzieć, jak wielki jest to gest<text:span text:style-name="T873">.</text:span><text:s/>Prawdopodobnie byśmy ocenili, że niewystarcza<text:span text:style-name="T874">ją</text:span>cy. Tym niemniej rozumiem, że jest to ten element, gdzie jakiś czynnik porozumienia się zbliżenia się rysuje.</text:p>
      <text:p text:style-name="P875">Natomiast chciałbym powiedzieć o trzech sprawach, w których musi być duży niepokój. Po pierwsze - o tym już dziś była mowa - jak jest właściwie ze stosunkiem przedstawicieli obozu władzy do postulatu indeksacji? Czy punktem wyjścia naszej grupy roboczej jest zapis, że indeksacja ma być i punktem wyjścia minimalnym jest to 60 proc., czy też tutaj nastąpiło wycofanie się strony rządowej i rozpoczynamy dyskusję od początku wokół pytania, czy ma być?</text:p>
      <text:p text:style-name="P876">Myślę, że jeżeli nasze grupy robocze mają pracować, to dzisiaj w tej sprawie musi być całkowita<text:s/><text:span text:style-name="T877">je</text:span>dnoznaczność.</text:p>
      <text:p text:style-name="P878">Druga kwestia, w której dochodzi tu między nami do daleko idących - obawiam się - nieporozumień, to jest sprawa tego, ewentualnej komisji porozumiewawczej ds. gospodarczych. Te nieporozumienia, niestety, są tak daleko, że w projekcie, który nam został przedstawiony pisze się: rada porozumiewawcza ds. gospodarczych /komisja ds. cen i wynagr<text:span text:style-name="T879">odze</text:span>ń/. Tu rzeczywiście chodzi o całkiem inne rzeczy.</text:p>
      <text:p text:style-name="P880">O ile sobie przypominam stanowisko pana prof. Baki, to było to stanowisko, które mówiło, że musimy<text:s/><text:soft-page-break/>rozważyć, czy takie ciało ma powstać, czy też powinno to być jakieś<text:s/>ciało, które mieści się<text:s/><text:span text:style-name="T881">w</text:span><text:s/>ramach normalnych instytucji konstytucyjn<text:span text:style-name="T882">yc</text:span>h, parlamentarn<text:span text:style-name="T883">yc</text:span>h etc. No, ale właśnie, było to stanowisko, że trzeba to rozważyć, tzn., że żadna opcja nie jest zamknięta. W przemówieniu pana premiera<text:s/><text:span text:style-name="T884">Ra</text:span>kowskiego mogliśmy jednak przeczytać, że jedna z opcji jest już wykluczona.</text:p>
      <text:p text:style-name="P885">Wydaje mi się więc, że powinniśmy wiedzieć, jak jest. Czy jest wykluczona jedna z tych opcji, czy nie jest wykluczona jedna z tych opcji? To pociąga za sobą chyba praktyczne konsekwencje, dlatego że jeż<text:span text:style-name="T886">e</text:span>li jedna z tych opcji jest wykluczona, to to co przynajmniej my minimalnie powinniśmy zrobić, to zwrócić się do naszych kolegów, którzy zajmują się problematyką systemu politycznego, b<text:span text:style-name="T887">y</text:span><text:s/><text:span text:style-name="T888">o</text:span>ni wzięli to pod uwagę. Na razie jak gdyby takiej możliwości tutaj, potrzeby takiej nie było.</text:p>
      <text:p text:style-name="P889">I trzecia sprawa, na<text:span text:style-name="T890">jp</text:span>oważnie<text:span text:style-name="T891">js</text:span>za oczywiście. Niestety, nie mam możliwości mówić tego w obecności i prof. Kaczmarka i pana wicepremiera Sekuły.<text:s/>To znaczy sprawa specjalnych pełnomocnictw,<text:s/>nasze zaniepokojenie w tej sprawie ma bardzo różnorodny charakter. To znaczy po pierwsze jest to zaniepokojenie czysto merytoryczne, w naszym przeświadczeniu, jest zaprzeczeniem ta ustawa, po szczegółowym przeanalizowaniu można się oczywiście spierać o pewne niuanse, ale generalnie jest ona zaprzeczeniem - to co powiedział zresztą prof. Trzeciako<text:span text:style-name="T892">ws</text:span>ki wyraźnie - tego co nie zapis<text:span text:style-name="T893">uj</text:span>emy, jak to ma być nowym ładem ekonomicznym, który ma w Polsce powstać. Otóż my stajemy tu po prostu przed takim problemem, czy godząc się i podpisując tu jak gdyby się pod wspólnym dokumentem o ładzie ekonomicznym, nie wprowadzamy w błąd opinii publicznej. Tym bardziej, że w przeciwieństwie do specjalnych pełnomocnictw, które obowiązywały w poprzednim okresie, z których o ile wiem - to wynika także z wypowiedzi<text:s/><text:span text:style-name="T894">w</text:span><text:s/>wywiadach prof. Sadowskiego - zostało rządowi narzucone i rząd z nich korzystał rzeczywiście z pewną powś<text:span text:style-name="T895">ci</text:span>ągliw<text:span text:style-name="T896">ości</text:span>ą, zostały narzucone przez jakieś inne ośrodki władzy. O tyle w tym przypadku możemy jak sądzę dowodzić cał<text:span text:style-name="T897">k</text:span>iem zasadnie, w oparciu o analizę różnych wypowiedzi strony rządowej, że rządowi niesłychanie zależy na uchwaleniu tych pełnomocnictw, że fo<text:span text:style-name="T898">rs</text:span>uje ich przeprowadzenie, że zatem mamy prawo oczekiwać, że z tych pełnomocnictw rząd będzie korzystał na szeroką skalę. To także wynika z innych jak gdyby elementów konstrukcji towarzyszących<text:span text:style-name="T899">,</text:span><text:s/>otóż jeżeli polityka w sprawie wynagro<text:span text:style-name="T900">dz</text:span>eń opiera się na tezie,<text:s/><text:span text:style-name="T901">ż</text:span>e będzie 40<text:span text:style-name="T902">%</text:span><text:s/>wzrost wynagrodzeń,<text:s/><text:span text:style-name="T903">j</text:span>eżeli rząd oficjalnie zakłada, że będzie 5<text:span text:style-name="T904">0</text:span>% inflacja, co jest<text:s/><text:span text:style-name="T905">p</text:span>owiedzmy sobie wyraźnie założeniem pozbawionym już podstaw, no to znaczy,<text:s/><text:span text:style-name="T906">ż</text:span>e ilość przedsiębiorstw, które tę granicę 40% przekroczą będzie og<text:span text:style-name="T907">ro</text:span>mna, z całą pewnością będą to prawie wsz<text:span text:style-name="T908">ys</text:span>tkie przedsiębiorstwa. Stanie oczywiście problem skorzystania z zapisu, który mówi, że rząd może pociągną<text:span text:style-name="T909">ć</text:span><text:s/>do odpowiedzialności tych dyrektorów, którzy przekroczą to nadmiernie. Więc te zabezpieczenia, o których tu mówił pan proc. Kaczmarek wydają się iluzoryczne zupełnie. W istocie rzeczy musi tutaj być stosowana nadal procedura czysto uznaniowa.</text:p>
      <text:p text:style-name="P910">I w niczym to nie zmienia faktu, że w związku z tym ta ustawa stanowi element, który w sposób zasadniczy musi ograniczać acz pośrednio, musi ograniczać samodzielność przedsiębiorstw i ich dyrektorów. Każdy dyrek<text:span text:style-name="T911">t</text:span>or musi mieć świadomość, że może być wyselek<text:span text:style-name="T912">cj</text:span>onowany, podobnie zresztą dział<text:span text:style-name="T913">aj</text:span>ą przecież niekt<text:span text:style-name="T914">ó</text:span>re inne rozwiązania, jak na przykład roz<text:span text:style-name="T915">wi</text:span>ązania dotyczące tzw. dywidendy, którą w sposób oczywisty stawiać będą w sytuacji tak powiem niemożności wywiązania się z tego obciążenia przez bardzo dużą część przedsiębiorstw. Chciałem także zwrócić uwagę, że okolicznością niepokojącą jest także tryb załatwienia tej sprawy. Otóż ten tryb jest pospieszny, o ile mi<text:s/><text:span text:style-name="T916">wiad</text:span>omo, to w Sejmie oddal<text:span text:style-name="T917">a</text:span>no<text:span text:style-name="T918"><text:s/></text:span><text:soft-page-break/>poprzednio ten wniosek,<text:s/><text:span text:style-name="T919">p</text:span>onieważ rząd nie przedstawił sprawozdania ze sposobu, w jaki korzystał poprzednio ze specjalnych pełnomocnictw i nie przeprowadził jak gdyby analizy na podstawie której zasadność przedłu<text:span text:style-name="T920">ż</text:span>enia tych procedur byłaby oczywista.</text:p>
      <text:p text:style-name="P921">O ile mi wiadomo Sejm dalej nie uzyskał takiego dokumentu, a na porządek dzienny Sejmu jak gdyby w trybie awaryjnym ta sprawa została wniesiona, w prasie w każdym razie nie widać żadnych śladów z plenarnej dyskusji na ten temat<text:span text:style-name="T922">.</text:span><text:s/>I wszystko to panie przewodniczący dzieje się akurat w sytuacji, kiedy tą sprawę żeśmy podnosili jako sprawą dla nas zupełnie kluczową, zresztą nie jest to nasza sprawa, przytłacz<text:span text:style-name="T923">aj</text:span>ąca część środowiska ekonomicznego ma krytyczny stosunek do tego typu rozwiązań, nie jest to stanowisko po prostu opozycyjne. Jest to stanowisko profesjonalne ogromnej większości ekonomistów w Polsce. Mimo to zostało to przeprowadzone. Tego samego dnia kiedy żeśmy, kiedy Sejm podjął tę decyzję, w tej grupie roboczej, w której z panem<text:s/><text:span text:style-name="T924">Ś</text:span>więcickim pracowaliśmy, przyjęliśmy zapis po dyskusji<text:s/><text:span text:style-name="T925">je</text:span>dn<text:span text:style-name="T926">oz</text:span>n<text:span text:style-name="T927">acz</text:span>nie, który ma dowodzić, który głosi niezbędne jest, by likwidacja - przepraszam, to jest punkt 4 -<text:s/>„że jest absolutnie niezbędne przestrzeganie ustawowej procedury postępowania upadłościowego”. Sensem tego zapisu było oczywiście nie zamykanie drogi do nowelizacji tej ustawowej procedury upadłościowej, ale sensem tego zapisu był sprzeciw w stosunku do uregulowań specjalnych, które normalną drogą naruszają. Powstaje w związku z tym pytanie, czy to co żeśmy uzgodnili zgodnie tam, jaki jest status tego uzgodnienia w świetle decyzji sejmowej?</text:p>
      <text:p text:style-name="P928">Musimy także zapytać o inne rzeczy, o inne nasze uzgodnienia, mianowicie z prasy możemy przecież łatwo zauważyć, że w szeregu wypowiedzi przedsta<text:span text:style-name="T929">wi</text:span>ci<text:span text:style-name="T930">e</text:span>li rządu, opcja samorządowa nie jest opcją uznawaną za trafną<text:span text:style-name="T931">.<text:s/></text:span>Pojawiają się tu pewne dziwne rzeczy, na przykład na naradzie z dyrektorami pan premier Sekuła mówił, ja nie wiem, to nie jest tekst przytoczony tylko streszczony o instytucji dywidend, które maj<text:span text:style-name="T932">ą</text:span><text:s/>popierać dyrektorzy. Mają być wyposażeni w bliżej nam nieznane tytuły własnościowe czy współwłasnościowe. Chcielibyśmy, żeby tę sprawę wyjaśnić. Chciałby<text:span text:style-name="T933">m</text:span><text:s/>także poniew<text:span text:style-name="T934">a</text:span>ż na sali jest obecny pan minister Wilczek jako zdaje się jedyny przedstawiciel rządu, zacytować jeden tylko bardzo krótki punkt z naszych wspólnych uzgodnień dotyczących samorządu z prośbą, by pan minister Wilczek był łaskaw powiedzieć, czy przedstawi<text:span text:style-name="T935">ci</text:span>ele rządu taki zapis akceptują, czy nie, bo tutaj powstają po prostu nieporozumienia daleko<text:s/>idące. Napisaliśmy mianowicie tak:<text:s/>„w toku dyskusji Zespołu do spraw Gospodarki i Polityki Społecznej uzgodniono że pełne urzeczywistnienie zasady samorządności wymaga wycofania zasadniczych,<text:s/><text:span text:style-name="T936">b</text:span>ezpośrednich czy pośrednich kompetencji samorządów pracowniczych wprowadzonych po roku 1981”. A także jeszcze inny zapis:<text:s/>„przyjęliśmy, że jest konieczne przyjęcie, że przekształcenie normalnie funkcjonującego przedsiębiors<text:span text:style-name="T937">t</text:span>wa państwowego w spółkę lub spółkę pracowniczą albo w spółkę akcyjną lub przedsi<text:span text:style-name="T938">ęb</text:span>iorstwo prywatne na drodze wykupu względnie objęcie przedsiębiorstwa dzierżawą może nastąpić wyłączn<text:span text:style-name="T939">i</text:span>e na podstawie uchwały Rady Pracowniczej poprzedzonej referendum załogi”<text:span text:style-name="T940">.</text:span></text:p>
      <text:p text:style-name="P941">Na koniec jeszcze tylko jedna drobna uwaga<text:span text:style-name="T942">.</text:span><text:s/>Otóż dwie - przepraszam<text:span text:style-name="T943">.</text:span><text:s/>Jedna do strony rządowej<text:span text:style-name="T944">.</text:span><text:s/>Trzy tygodnie temu na naszym pierwszym spotkaniu dostaliśmy od pana wicepremiera Ol<text:span text:style-name="T945">e</text:span>ksiaka projekt tzw. urynkowienia gospodarki żywnościowej<text:span text:style-name="T946">.</text:span><text:s/>Do opinii publicznej dotarło stanowisko naszej strony, że my to dyskutujemy, że oczywiście urynkowienie jest konieczne, prosiliśmy o konkretne dokumenty<text:span text:style-name="T947">.</text:span><text:s/>Takie dokumenty istnieją, dotarły one do nas jak gdyby okrężną drogą<text:span text:style-name="T948">.</text:span><text:s/>Tu ich nie otrzymaliśmy. Otóż jesteśmy zaniepokojeni tym, że tutaj powstała taka sytuacja, iż dążąc do pewnego konstruktywnego załatwiania<text:s/><text:soft-page-break/>spraw, nie odrzucaliśmy tamtej sprawy, ona jak gdyby zawisła w powi<text:span text:style-name="T949">et</text:span>rzu, powstało w opinii publicznej przeświadczenie, że nie odrzucamy tego, a w takim kształc<text:span text:style-name="T950">i</text:span>e w jakim to jest w tym dokumencie, do którego można było dotrzeć... nie można tego akceptować w żadnym razie, wymaga to odrzucenia. Przeświadczenie, że nie odrzucamy tego, w takim kształcie, w jakim to jest w tym dokumencie, do którego można było dotrzeć, nie można było akceptować w żadnym razie. Wymaga to odrzucenia.</text:p>
      <text:p text:style-name="P951">Powstaje więc pytanie, jaki jest także los dalszy tej sprawy, dlaczego ona ani nie ma swojego biegu, ani nie została zdjęta z porządku? Myślę, że tutaj potrzebna jest całkowita<text:s/><text:span text:style-name="T952">je</text:span>dnoznaczn<text:span text:style-name="T953">oś</text:span>ć w tej sprawie.</text:p>
      <text:p text:style-name="P954">I na koniec, ponieważ panowie z OPZZ odnosili się do nas na poprzednim spotkaniu, ja dzisiaj także chciałbym si<text:span text:style-name="T955">ę</text:span><text:s/>odnieść do ich stanowiska, tylko w jednej sprawie chciałbym to podnieść.</text:p>
      <text:p text:style-name="P956">Mianowicie dotąd żeśmy nie usłyszeli, co zrobić - od panów z OPZZ - żeby tu zapanowała ta wielka szczęśliwość, którą zalecają, żeby było właściwe wynagrodzenie pracy. Chciałbym także panów z OPZZ zapytać, czy posłowie związkowi a jest ich 40, głosowali za specjalnymi pełnomocnictwami dla rządu?</text:p>
      <text:p text:style-name="P957">Dzięku<text:span text:style-name="T958">ję</text:span>.</text:p>
      <text:p text:style-name="P959"><text:span text:style-name="T960">Przewodniczący</text:span>:</text:p>
      <text:p text:style-name="P961">Dziękuję.</text:p>
      <text:p text:style-name="P962">Czy ktoś pragnie zabrać głos? Proszę, minister Wilczek.</text:p>
      <text:p text:style-name="P963"><text:span text:style-name="T964">Minister Mieczysław Wilczek</text:span><text:span text:style-name="T965">:</text:span></text:p>
      <text:p text:style-name="P966">Ja bym się chciał wypowiedzieć jako przywołany do tablicy. I tutaj chcę stwierdzić z całą odpowiedzialnością, że to co prezentował na tym podzespole dr Święcicki w imieniu strony rządowej, to ja to w pełni potwierdzam. Myśmy z panem Święcickim na ten temat rozmawiali przedtem, nim on tam jakiekolwiek stanowisko zajął. I chciałbym tu wyjaśnić swój stosunek do w ogóle samorządów pracowniczych jako taki.</text:p>
      <text:p text:style-name="P967">Otóż jeżeli mylę się, nawet mylę się z niektórymi swoimi kolegami co do roli samorządów pracowniczych, w tym niezbędnym procesie poprawy efektywności przedsiębiorstw państwowych - ja tak to rozumiem - bo przecież te wszystkie nowe formy wprowadzimy po to, żeby coś ulepszyć - to na pewno nie różnię się w tym, że jeżeli samorząd, to pełny samorząd z wszystkimi atrybutami i z odpowiedzialnością, która temu... Czyli tu nie ma wątpliwości. Nigdy nie byłem zwolennikiem rozwiązań pozornych, czy cząstkowych, bo one tylko wprowadzają w błąd.</text:p>
      <text:p text:style-name="P968">Natomiast mój sceptycyzm co do tego, czy samorządy są najlepszym sposobem na poprawę efektywności, chciałbym podbudować faktami, może to się uda, może się mało interesowałem dotychczas tymi udanymi eksperymentami. Ja już po tych naszych wcześnie<text:span text:style-name="T969">js</text:span>zych tutaj rozmowach, rozmawiałem z paroma dyrektorami dużych przedsiębiorstw, którzy wypowiadali się na temat samorządu.<text:s/><text:span text:style-name="T970">I</text:span><text:s/>są tacy, którzy widzą ogromny<text:s/>jak gdyb<text:span text:style-name="T971">y</text:span>, ogromną pomoc w działalności samorządu<text:span text:style-name="T972">.</text:span></text:p>
      <text:p text:style-name="P973">Natomiast opowiadam się, żebyśmy wszystkich sposobów, m.in. tego przekształcania przedsiębiorstw państwowych w spółki z udziałem pracowników, z pewnym znaczącym udziałem tych akcji w ręku dyrektorów, czy menadżerów. I tutaj wyjaśnię, że tylko o tym mówił wicepremier Sekuła, że tam gdzie będą przekształcone przedsiębiorstwa w spółki akcyjne, to dobrze, żeby dyrektor miał te akcje, żeby miał jeszcze dodatkową motywację do tego. To tylko w tym kontekście.<text:s/>Czyli w tym sensie, żeby nie tylko samorząd, nie tylko samorząd jako jedyny środek, ale tam gdzie samorząd to pełny samorząd z wszystkimi<text:s/><text:soft-page-break/>uprawnieniami.</text:p>
      <text:p text:style-name="P974">Oczywiście, są też jeszcze propozycje, czy wszędzie te samorządy wprowadzać? To jest ta dyskusja, która toczy się teraz, bardzo trudna, przy tym<text:s/>„podstoliku”<text:s/>górniczym, gdzie problem jest, w jakim zakresie samodzielna kopalnia może być przedsiębiorstwem z pełnym samorządem i z tym wszystkim innym. I tutaj moje obiekcje są jeszcze większe. Ale myślę, że do czegoś tam przy tym stoliku dojdą, bo tam jest siła przekonywania z obu stron, wydaje mi się, dostateczna i znajdziemy jakiś sposób. Oczywiście, gdybyśmy to mogli robić przy założeniu, że możemy sobie już od przyszłego roku pozwolić na obniżenie wydobycia węgla, to wszystko byłoby to bardzo proste i ja bym sam był zwolennikiem. Natomiast szukam takiego rozwiązania, które pozwoliłoby utrzymać to wydobycie węgla tak długo, póki on jest tej gospodarce niezbędny. Ale jak mówię, tutaj w tej sprawie<text:s/>nie mam wątpliwo<text:span text:style-name="T975">śc</text:span>i.</text:p>
      <text:p text:style-name="P976">Jeżeli będzie znowelizowana ustawa o samorządach, to oczywiście rząd ją będzie realizował.<text:s/><text:span text:style-name="T977">I</text:span><text:s/>nie ma takich tendencji, że cały rząd, czy część rządu jest w ogóle przeciwko samorządom. To sprawa rozkładania akcentów, czy to najlepsza droga, czy nie. Będziemy próbowali wszystkich, a przede wszystkim realizować to, co się w Sejmie znajdzie i co znajdzie wyraz ustawowy. Przecież rząd nic innego nie może robić ponad ustawę i tylko to, co jest w ramach ustawy.</text:p>
      <text:p text:style-name="P978">Ja bym jeszcze na jedno chciał zwrócić uwagę.<text:s/>Bo pan pytał, czy rząd tak ogromną uwagę przywiązuje do te<text:span text:style-name="T979">j u</text:span>stawy - ustawy o wprowadzeniu planu konsolidacji. Otóż ja muszę panu powiedzieć, że ja bym się bez tego obszedł zupełnie. Dla mnie jako dla ministra przemysłu nie jest to być albo nie być. Natomiast jest to w wielu tamtych punktach... ja radzę, żeby<text:s/><text:span text:style-name="T980">p</text:span>an to dokładnie przeczytał, ten ostatni tekst ustawy i wtedy pan się zgodzi, że cały szereg tych elementów jest potrzebnych na ten okres przejściowy. Zgoda. Przynajmniej w naszym wyobrażeniu. Przecież zrozumcie, że ten rząd ma pewne sprawy do wykonania i żąda pewnych instrumentów. I zdaniem tego rządu te instrumenty nie są takie<text:s/>„lebenswichtig”<text:s/>- jak mówią Niemcy, ale byłyby pożyteczne, w tym trudnym okresie.</text:p>
      <text:p text:style-name="P981">Przecież dlaczego my chcemy w tym jednym tylko punkcie dyscyplinować tych dyrektorów? Bo tu na<text:span text:style-name="T982">jł</text:span>atwiej im jest przelecieć, szukać środków na podwyżki wynagrodzeń w podwyżkach cen tych swoich wyrobów. Jest to na<text:span text:style-name="T983">jt</text:span>rudnie<text:span text:style-name="T984">js</text:span>zy<text:s/>problem<text:span text:style-name="T985">.</text:span><text:s/>Ja to robię z obrzydzeniem, jak muszę ich namawiać do tego, żeby trzymali się wzrostu cen, bo jest to problem. Codziennie do mnie przychodzi jeden z dyrektorów i mówi, panie, położę się, jak nie podniosę cen wyżej niż powinienem. To jest główne moje zmartwienie, jak znaleźć ten sposób sterowania, czy sprawowania tej funkcj<text:span text:style-name="T986">i</text:span><text:s/>w tej sytuacji, jaka jest, że to najprostsze są sposoby. Ja widzę, są takie przedsiębiorstwa, gdzie samorządy ustalą, że podnosimy cenę o 50 proc. co nam będą limitować 40 i będziemy mieli środki na wynagrodzenie i na wszystko.</text:p>
      <text:p text:style-name="P987">Przecież my to robimy nie w interesie rządu, a w interesie społecznym. Jaki to jest skuteczny? To jest jeden z dziesięciu sposobów, jaki próbujemy panować nad tą trudną sytuacją, jaka jest w zakresie wypływu wynagrodzeń w zakresie równowagi i równoważenia rynku.</text:p>
      <text:p text:style-name="P988">Ja myślę, że przy tym stole sobie odpowiemy, jak się zachowywać w konkretnych sytuacjach, że mamy do sprzedaży na rynku krajowym 150 tys. samochodów, 110 dajemy na przedpłaty, bo żeśmy to wcześniej już załatwili. Jest to nieszczęście, w któreśmy się utytłali i musimy z niego wyjść. A jak tą resztę sprzedawać? Na asygnaty? Wszyscy żeśmy to z obrzydzeniem odrzucili. No to inną formą, w miarę sprawiedliwą jest tylko konkurs, czy szukanie tej ceny równowagi. Ale my wszyscy wiemy, że na<text:span text:style-name="T989">jl</text:span>epiej by<text:s/><text:soft-page-break/>było, gdybym mógł sprzedać samochodów 300 czy 500 tys. - do tego zresztą zmierzamy - bo to będzie rynek. Wszystko, co nie jest rynkiem, jest jakimś takim ułomnym stworem<text:s/>i trzeba sobie odpowiedzieć, czy to mają być kartki na samochody, asygnaty - które zawsze będą po uważaniu, czy też musimy powiedzieć, że na razie bierzemy tyłem pieniędzy od tych ludzi, którzy koniecznie chcą mieć ten samochód, ile chcą dać. Bo toż to jest sprawiedliwe. Bo inaczej, jak ja taniej sprzedam, to od kogoś muszę zabrać, żebym dołożył tamtemu.</text:p>
      <text:p text:style-name="P990">Tak że to jest na<text:span text:style-name="T991">jt</text:span>rudnie<text:span text:style-name="T992">js</text:span>za sprawa, i wydaje mi się, jak sobie obiecywałem coś z pomocy od strony<text:s/>„stołu”<text:s/>to rozwiązanie tych dylematów, które codziennie trzeba rozwiązywać, czy decydować w tych sprawach. A właściwie nie ma tu mądrego w tej sprawie.</text:p>
      <text:p text:style-name="P993">Dziękuję bardzo.</text:p>
      <text:p text:style-name="P994"><text:span text:style-name="T995">Przewodnicząc</text:span><text:span text:style-name="T996">y</text:span>:</text:p>
      <text:p text:style-name="P997">Dzięku<text:span text:style-name="T998">ję</text:span>. Proszę, minister Dług<text:span text:style-name="T999">os</text:span>z.</text:p>
      <text:p text:style-name="P1000"><text:span text:style-name="T1001">Minister Stanisław Długosz</text:span>:</text:p>
      <text:p text:style-name="P1002">Ja chciałem wyjaśnić panu dr<text:span text:style-name="T1003">.</text:span><text:s/>Bugajowi sprawę sprawozdań rządowych ze specjalnych pełnomocnictw z ustawy tam<text:span text:style-name="T1004">te</text:span>g<text:span text:style-name="T1005">oroc</text:span>zn<text:span text:style-name="T1006">ej.</text:span></text:p>
      <text:p text:style-name="P1007">Otóż ustawa, jak wiadomo, została podjęta 11 maja i rząd został zobowiązany do przedkładania w okresach kilkumiesięcznych sprawozdań z przebiegu wykonywania tej ustawy. Takich sprawozdań było złożonych trzy. Przy czym ostatnie sprawozdanie, którego Sejm nie przyjął, dotyczyło w istocie rzeczy tylko okresu od 12 listopada do 31 grudnia. Przy czym z góry zapowiedzieliśmy, że nie jesteśmy w stanie - i tak ja to wyjaśniałem na komisji specjalnej sejmowej -<text:s/>ekonomicznych pełnych wniosków i ocen z tych decyzji, bo po prostu było bardzo mało czasu, w czasie którym te poszczególne decyzje funkcjonowały, a ostatni pakiet decyzji dzielących przedsiębiorstwa względnie łączących był podjęty w gruncie rzeczy w drugiej połowie grudnia. I zostaliśmy zobowiązani przez Sejm i rząd to zobowiązanie przyjął, że w momencie kiedy będziemy przedkładać sprawozdanie z przebiegu wykonania planu 1988 r. będzie również przedstawiona ocena ekonomiczna tych wszystkich decyzji, które od 11 maja tamtego roku były podejmowane.</text:p>
      <text:p text:style-name="P1008">Jest cały szereg odwołań od tych decyzji, zwłaszcza dzielących przedsiębiorstwa, które są przez specjalny międzyresortowy zespół rozpatrywane, przy konsultacji wszystkich zainteresowanych, a więc wnioskodawców i tych, którzy się odwołali od decyzji. I ta sprawa również będzie naświetlona w tym sprawozdaniu, które będzie przedstawione w odniesieniu do wykonania planu na rok 1988 r.</text:p>
      <text:p text:style-name="P1009"><text:span text:style-name="T1010">Przewodnicząc</text:span><text:span text:style-name="T1011">y</text:span><text:span text:style-name="T1012">:</text:span></text:p>
      <text:p text:style-name="P1013">Dziękuję, proszę docent...</text:p>
      <text:p text:style-name="P1014"><text:span text:style-name="T1015">O</text:span><text:span text:style-name="T1016">b</text:span><text:span text:style-name="T1017">.</text:span><text:span text:style-name="T1018"><text:s text:c="23"/></text:span><text:span text:style-name="T1019">:</text:span></text:p>
      <text:p text:style-name="P1020">Moja wypowiedź składa się z dwóch części. Część pierwsza to są uwagi szczegółowe do projektu roboczego do stałych elementów nowej umowy społecznej oraz część druga to jest proponowany przez nas pakiet działań doraźnych stwarz<text:span text:style-name="T1021">ają</text:span>cych podstawy normalności w gospodarce polskiej. Obie części s<text:span text:style-name="T1022">ą</text:span><text:s/>dosyć krótkie i mam nadzieję, że nie zmęczę państwa.</text:p>
      <text:p text:style-name="P1023">Sprawa pierwsza to są uwagi do projektu podstawowych elementów nowej umowy społecznej. Punkt 1, na str.<text:s/><text:span text:style-name="T1024">2</text:span><text:s/>znajdujemy następujące stwierdzenie:<text:s/>„Nadrzędnym kryterium realizowanej polityki gospodarczej będzie przywracanie ogólnej równowagi pieniężno-towarowej zarówno poprzez<text:s/><text:soft-page-break/>dostosowanie globalnego popytu do możliwości podażowych, jak i poprzez przywracanie równowag cząstkowych”.</text:p>
      <text:p text:style-name="P1025">To jest treść dosyć jasna tego stwierdzenia. Czytamy to<text:s/><text:span text:style-name="T1026">w</text:span><text:s/>ten sposób, że proponuje się energiczne działanie po stronie hamowania podaży, konkretniej przez<text:s/><text:span text:style-name="T1027">w</text:span>zrost cen.</text:p>
      <text:p text:style-name="P1028"><text:span text:style-name="T1029">O</text:span><text:span text:style-name="T1030">b</text:span><text:span text:style-name="T1031">.</text:span><text:span text:style-name="T1032"><text:s text:c="23"/></text:span><text:span text:style-name="T1033">:</text:span></text:p>
      <text:p text:style-name="P1034">Chwileczkę, ja<text:s/>interweni<text:span text:style-name="T1035">uję</text:span><text:span text:style-name="T1036">,</text:span><text:s/>niech pan przeczyta trzy<text:s/><text:span text:style-name="T1037">p</text:span>ierwsze wyże<text:span text:style-name="T1038">j</text:span>.</text:p>
      <text:p text:style-name="P1039">Po prostu, w ten sposób my będziemy się przerzucać demagogicznymi stwierdzeniami, a logika tam jest taka. Najpierw zrobić wszystko, żeby zwiększyć podaż, potem przy maksymalnej podaży zrobić wszystko, żeby równoważyć rynki i doprowadzić do równowagi globalny pobyt. Jeżeli pan podetnie taką logikę, to bardzo proszę, natomiast nie można dyskutować wyrwanych z kontekstów fragmentów i imputując inną treść niż jest przed<text:span text:style-name="T1040">sta</text:span>wiona.</text:p>
      <text:p text:style-name="P1041"><text:span text:style-name="T1042">O</text:span><text:span text:style-name="T1043">b</text:span><text:span text:style-name="T1044">.</text:span><text:span text:style-name="T1045"><text:s text:c="23"/></text:span><text:span text:style-name="T1046">:</text:span></text:p>
      <text:p text:style-name="P1047">Jeśli można. Ja tutaj<text:s/><text:span text:style-name="T1048">w</text:span><text:s/>tej chwili niczego nie imputowałem, tylko czytałem zdanie konkretne, które zostało włożone w fragment zatytułowany<text:s/>„poprawa zaopatrzenia rynku”. Mnie chodzi w tej chwili o to, że odbiór takiego połączenia, tytułu z taką treścią to jest co najmniej dziwne, i po prostu zwracam uwagę tej grupie, która będzie pracowała nad redakcją, że to musi być zmienione.</text:p>
      <text:p text:style-name="P1049">Jeżeli mówimy o wzroście podaży, to nie mówmy później o wzroście cen. To powinno być jasno stwierdzone, że to nie jest poprawa zaopatrzenia rynku, tylko poprawa relac<text:span text:style-name="T1050">ji</text:span><text:s/>cenowych czy hamowanie popytu.</text:p>
      <text:p text:style-name="P1051">Podpunkt 4 na str. 3<text:s/>„zmiany w polityce inwestycy<text:span text:style-name="T1052">jn</text:span>ej”. Proponuje się tam, cytuję:<text:s/>„Zmniejszenie udziału inwestycji realizowanych przez jednostki uspołecznione w celu stworzenia podażowych przesłanek kapitałowego rozwoju sektora prywatnego oraz angażowania nadwyżkowych zasobów pieniężnych ludności”. Koniec cytatu.</text:p>
      <text:p text:style-name="P1053">Więc tutaj nasuwa się taka uwaga, że kryterium wyboru inwestycji czy relokacji środków kapitałowych powinna być efektywność gospodarcza, a nie przynależność własnościowa inwestora, a więc tutaj mamy coś w rodzaju takiego działania na opak w stosunku do praktyki wczesnych lat pięćdziesiątych, kiedy to co było w sektorze uspołecznionym to było piękne, a to co poza tym było - be. Tutaj mamy odwrócenie takie mechaniczne tej zbitki myślowej. Znowu ze szkodą n<text:span text:style-name="T1054">aj</text:span>prawdopodobni<text:span text:style-name="T1055">ej</text:span><text:s/>dla kryteriów ogólnospołecznej efektywności ekonomicznej.</text:p>
      <text:p text:style-name="P1056">Punkt 2, bardzo konkretny, to jest do tego samego podpunktu, że w warunkach inflac<text:span text:style-name="T1057">ji</text:span><text:s/>- taką jaką przeżywamy - inwestowanie w sektorze prywatnym ma charakter spekulacy<text:span text:style-name="T1058">jn</text:span>y, to jest ucieczka od pieniądza a niekoniecznie<text:s/>pro-produkcyjny. My jesteśmy świadkami wielkich zakupów różnych dóbr inwestyc<text:span text:style-name="T1059">yjn</text:span>ych,<text:s/><text:span text:style-name="T1060">któ</text:span>re nie służą wzrostowi produkcji, tylko są po prostu lokatą pieniądza. I to należy uwzględnić informując tak mocno potrzebę relokacji kapitałowej.</text:p>
      <text:p text:style-name="P1061">Podpunkt 6, to jest eliminacja reglamenta<text:span text:style-name="T1062">cji</text:span><text:s/>i demonopolizacja. Tutaj mamy bardzo wiele pięknych sformułowań, które<text:s/><text:span text:style-name="T1063">A</text:span>n<text:span text:style-name="T1064">g</text:span>licy nazyw<text:span text:style-name="T1065">aj</text:span>ą [brak tekstu] to jest branie iluzji za rzeczywistość. J<text:span text:style-name="T1066">a</text:span><text:s/>proponuję zauważyć, że reglamenta<text:span text:style-name="T1067">cji</text:span><text:s/>nie da się realistycznie wyeliminować i to jeszcze spory kawałek czasu, ani przez wzrost cen, ani przez wzrost podaży. Więc to też należy uwzględnić i raczej należy pracować nad tym, żeby zastąpić obecnie istniejącą nieformalną, spontaniczną, żywiołową reglamenta<text:span text:style-name="T1068">cję</text:span><text:s/>systemem<text:s/><text:soft-page-break/>reglamenta<text:span text:style-name="T1069">cji,</text:span><text:s/>jakimś systemem.<text:s/><text:span text:style-name="T1070">O</text:span><text:s/>znoszeniu reglamentac<text:span text:style-name="T1071">ji</text:span><text:s/>będzie można mówić dopiero wówczas gdy wygasną tendencje inflacyjne i ustabilizują się zdecydowane tendencje wzrostowe. Ten punkt wydaje mi się wymaga szczególnej uwagi.</text:p>
      <text:p text:style-name="P1072">Następnie w punkcie ograniczanie inflacji podpunkt 2, który poświęcony jest równoważeniu budżetu i polityce skarbowej. W tym punkcie nie ma ani słowa o potrzebie wzmożenia opoda<text:span text:style-name="T1073">tk</text:span>owania dochodów i zasobów pieniężnych sektora prywatnego. Nie ma ani słowa o możliwości szybkiego wprowadzenia opodatkowania dochodów osobistych i opodatkowania demonstracyjnej konsumpcji, n<text:span text:style-name="T1074">p.</text:span><text:s/>opodatkowania ponadnormatywnego budownictwa mieszkaniowego.</text:p>
      <text:p text:style-name="P1075">Następnie mamy podpunkt 3, znowu w tym pk<text:span text:style-name="T1076">t</text:span>. 2 ograniczanie inflacji i podpunkt nazywa się<text:s/>„uzdrawianie polityki kredytowo-depozytowe<text:span text:style-name="T1077">j</text:span>”<text:span text:style-name="T1078">.</text:span><text:s/>W tym podpunkcie nie dotyka si<text:span text:style-name="T1079">ę</text:span><text:s/>sprawy zasadniczej dla hamowania inflacji czy dla zwalczenia inflacji, to jest urealnienia stopy procentowej od kredytów udzielanych. Stopa procentowa nie może być niższa od stopy inflacji i stąd nasza propozycja wielkiego, czy wręcz drastycznego wzrostu o<text:span text:style-name="T1080">pr</text:span>ocentowania kredytów inwestycy<text:span text:style-name="T1081">jn</text:span>ych i konsumpcyjnych, i to nie tylko nowoudzielanych, ale i niespłaconych kredytów udzielonych<text:s/><text:span text:style-name="T1082">w</text:span><text:s/>przeszłości.</text:p>
      <text:p text:style-name="P1083"><text:span text:style-name="T1084">W</text:span><text:s/>podpunkcie 4<text:s/>„przeciwdziałanie dol<text:span text:style-name="T1085">ar</text:span>yzac<text:span text:style-name="T1086">ji</text:span><text:s/>gospodarki”<text:s/>nie ma zbyt dużo rzeczy konkretnych. Tutaj narzuca się taka możliwość wprowadzenia wysokich podatków, narzutów na towary sprzedawane za dolary poprzez sieć<text:s/>„PEWEX-ów”<text:s/>i innych organizacji, które tym się trudnią, przy jednoczesnym wprowadzeniu wysokiego cła na import towarów konsumpcy<text:span text:style-name="T1087">jn</text:span>ych w ten sposób<text:s/><text:span text:style-name="T1088">tr</text:span>aktowanych. To jest sprawa oczywist<text:span text:style-name="T1089">a</text:span>, której zdaje się, że się nie dostrzega.</text:p>
      <text:p text:style-name="P1090">Przechodzę do punktu 3<text:s/>„ochrona ludzi pracy”<text:span text:style-name="T1091">.</text:span><text:s/>Ja tutaj mam konkretnie jedną uwagę do podpunktu 2. Chodzi o to , że indeksacja, wydaje się, że niesie groźbę utrwalenia istniej<text:span text:style-name="T1092">ą</text:span>cych dysproporcji płacowych i dochodowych. Tym samym ona nie zahamuje wyścigów płacowych, które rodzę się na tle przypadkowych rozbieżności czy dysproporcji płacowej właśnie. Jest inna sprawa, że 67% stopa indeksacji oznaczać będzie n<text:span text:style-name="T1093">p</text:span>. przy 100% inflacji dramatyczne wzburzenie wielu grup zawodowych, które nie mają już żadnych możliwości wzrostu<text:s/>dochodów poprzez wyższą wydajność pracy. A kto zagwarantuje nam społeczne niepokoje?</text:p>
      <text:p text:style-name="P1094">Indeksacja płac i świadczeń nie ogranicza możliwości niekon<text:span text:style-name="T1095">tr</text:span>olowanego wzrostu zysku i dochodów sektora prywatnego. To jest jeszcze jeden przyczynek do tego, żeby tak pomyślaną indeksację przyjąć z rezerwą.<text:s/><text:span text:style-name="T1096">Je</text:span>st to wydaje się niecelowe nie tylko ekonomicznie, ale i społecznie.</text:p>
      <text:p text:style-name="P1097">Indeksacja nawet 100<text:span text:style-name="T1098">%</text:span><text:s/>oznacza faktycznie zamiar zamrożenia płac realnych, a więc jest dalsza groźba, nie rokuje to perspektywy urealnienia płacy realnej do poziomu gwarantującego równowagę na rynku pracy. Poziom płac realnych jest żenująco niski w naszym kraju.<text:s/><text:span text:style-name="T1099">J</text:span>a mam obliczenia, które wskazują, że w roku 1988 r. płaca realna była na poziomie roku 1971,<text:s/><text:span text:style-name="T1100">pr</text:span>zez a więc blisko prz<text:span text:style-name="T1101">e</text:span>z 20 lat nie nastąpił faktycznie wzrost płacy realnej. I to jest niezauważony czynnik dezintegrujący naszą gospodarkę.</text:p>
      <text:p text:style-name="P1102">A więc alternatywą dla indeksacji, która stanie się realna - być może - w wyniku jakichś tutaj naszych consensusów, byłoby generalne uporządkowanie struktury płac i dochodów na zasadzie centralnie wynegoc<text:span text:style-name="T1103">jo</text:span>wanego systemu płac i dochodów. To oczywiście wymaga włożenia więcej<text:span text:style-name="T1104"><text:s/></text:span>serca w sprawę układów zbiorowych pracy.</text:p>
      <text:p text:style-name="P1105">Wreszcie w punkcie ostatnim, do którego chcę się tu odnieść - nowy ład ekonomiczny jest tam podpunkt<text:s/><text:soft-page-break/>1 -<text:s/>„przebudowa struktury własności”. I jeszcze raz pragniemy ostrzec, że tutaj mamy do czynienia z przewagą dogmatu czy nowej doktryny nad empirią. Proponuje się daleko idące zmiany w tej delikatnej materii, której ostateczne efekty są dosyć nieokreślone.</text:p>
      <text:p text:style-name="P1106">W podpunkcie trzecim<text:s/><text:span text:style-name="T1107">-</text:span><text:s/>równość sektorów nie ma w ogóle o niezbędne<text:span text:style-name="T1108">j</text:span><text:s/>- naszym zdaniem - równości w traktowaniu podatkowym.</text:p>
      <text:p text:style-name="P1109">A więc to są nasze uwagi szczegółowe do tego konspektu<text:s/>„Podstawowe elementy nowej umowy społeczne<text:span text:style-name="T1110">j</text:span><text:span text:style-name="T1111">”</text:span><text:span text:style-name="T1112">.</text:span><text:s/>Ja sądzę, że one też w dużej mierze odnoszę się do kontr-konspektu strony solidarnościowo-opozyc<text:span text:style-name="T1113">yj</text:span>n<text:span text:style-name="T1114">ej.</text:span><text:s/>A więc dedykuję te uwagi grupie, która będzie redagować ostatnią wersję tego consensusu opozycyjno-rządowego.</text:p>
      <text:p text:style-name="P1115">Teraz ja chciałbym, zobligowany prawda tutaj wezwaniem pana przewodniczącego Baki do przedstawienia konkretnych propozycji strony OPZZ-owski<text:span text:style-name="T1116">ej</text:span>, jeżeli chodzi o realia nasze obecne, konkretny pakiet działań doraźnych, które naszym zdaniem stwarzają podstawy normalności naszej gospodarce. Ten konkretny pakiet zawier<text:span text:style-name="T1117">a</text:span><text:s/><text:span text:style-name="T1118">7</text:span><text:s/>punktów 1,5 strony, a więc około trzech minut czytania<text:span text:style-name="T1119">.</text:span><text:s/>Mam nadzieję, że zebrani to wybaczą.</text:p>
      <text:p text:style-name="P1120">Pkt 1. Natychmiast wstrzymać wszystkie inwestycje o planowanym terminie realizacji, przekraczającym koniec 1992 r. W trybie pilnym powołać komisję społeczną uprawnioną do weryfikacji planu inwestycyjnego na lata 1989 - 1992.</text:p>
      <text:p text:style-name="P1121">Pk<text:span text:style-name="T1122">t</text:span><text:s/>2. W trybie pilnym powołać społeczną komisję upoważnioną do wstrzymania produkcji w zakładach gospodarki uspołecznionej o najwyższych wskaźnikach energochłonności, najgorszych parametrach ekonomicznych i najwyższej uciążliwości ekologicznej.</text:p>
      <text:p text:style-name="P1123">W roku 1989 zakłady objęte postępowaniem sanacyjnym tzn. będące przedmiotem zainter<text:span text:style-name="T1124">es</text:span>owania tejże komisji powinny zatrudniać co najmniej 5 proc. ogółu zatrudnionych.</text:p>
      <text:p text:style-name="P1125">Pkt 3 Do końca 1989 r. wprowadzić ogólny zakaz podwyżek cen. Reglamentację i rozdzielnictwo podporządkować społecznym komisjom o odpowiednich uprawnieniach. W sferze cen detalicznych dopuścić możliwość zmian struktury cen przy zachowaniu stałości ogólnego wskaźnika cen detalicznych.</text:p>
      <text:p text:style-name="P1126">Pk<text:span text:style-name="T1127">t</text:span><text:s/>4<text:span text:style-name="T1128">.</text:span><text:s/>Do końca 19<text:span text:style-name="T1129">8</text:span>9 r. upoważnić nadzwyczajną komisję związkowo-rządową do uporządkowania struktur wynagrodzeń i systemów płacowych w skali całej gospodarki narodowej.</text:p>
      <text:p text:style-name="P1130">Pkt<text:s/><text:span text:style-name="T1131">5.</text:span><text:s/>Na zasadzie równości sektorów własnościowych i równości obywateli wobec prawa w 1989 r. obciążyć gospodarkę nieuspołecznioną rolniczą i pozarolniczą podatkami, opłatami i składkami łącznie sięgającymi co n<text:span text:style-name="T1132">aj</text:span>mniej 2,8 bilionów zł<text:span text:style-name="T1133">ot</text:span>ych.<text:s/></text:p>
      <text:p text:style-name="P1134">Punkt ostatni - oprocentowanie kredytów konsumpcyjnych i inwestycyjnych musi przekraczać stopę inflacji o 5 do 20 pkt. procentowych. Kredyty preferencyjne nie mogą być źródłem inflacyjnej korzyści<text:span text:style-name="T1135">.</text:span><text:s/>Należy natychmiast urealnić niespłacone kredyty udzielone w przeszłości.</text:p>
      <text:p text:style-name="P1136">Wkłady oszczędnościowe oprocentować stopą przekraczającą stopę inflacji o 3 do 10 pkt. procentowych.</text:p>
      <text:p text:style-name="P1137">Dziękuję.</text:p>
      <text:p text:style-name="P1138"><text:span text:style-name="T1139">Przewodniczący</text:span>:<text:bookmark-start text:name="bookmark2"/><text:bookmark-end text:name="bookmark2"/></text:p>
      <text:p text:style-name="P1140">Dziękuję panu docentowi Podkaminerow<text:span text:style-name="T1141">i</text:span>, zwłaszcza za wysłuchanie mojego apelu, i przedstawienie pakietu działań doraźnych.</text:p>
      <text:soft-page-break/>
      <text:p text:style-name="P1142">To są konkretne propozycje, do których - jak myślę -<text:s/>w toku da<text:span text:style-name="T1143">l</text:span>szej pracy trzeba się będzie ustosunkowywać, tak samo jak i w pierwszej części jak przedstawił to pan do<text:span text:style-name="T1144">c</text:span>. Podkaminer, jest tych kilka interesujących propozycji. Jak chociażby właśnie problem urealnienia oprocentowania zadłużenia. Jest to bardzo poważna sprawa. Ze względu na to, że przy tej inflacji, ja<text:span text:style-name="T1145">k</text:span><text:s/>obliczyliśmy, miliardy ciężkie są przepompowywane do kieszeni tych, którzy biorą kredyty.</text:p>
      <text:p text:style-name="P1146">Ja chciałbym tutaj po prostu zwrócić się do przedstawicielstwa OPZZ, ażeby zadbała o to, by w grupach roboczych gdzie będą przygotowywane konkretne zapisy, ażeby pracowali przedstawiciele OPZZ.</text:p>
      <text:p text:style-name="P1147">Chciałbym również ażebyśmy w przyszłości właściwie może poprzez tryb bardziej roboczy, unikali niepotrzebnych zadrażnień, wynikających na przykład z odczytywania zbyt jednostronnego, czasem bezwiednie, podkreślam<text:s/><text:span text:style-name="T1148">-</text:span><text:s/>czasem bezwiednie<text:span text:style-name="T1149">.</text:span></text:p>
      <text:p text:style-name="P1150">Natomiast chcielibyśmy, ażeby wtedy, kiedy będą prezentowane poglądy dotyczące rozbieżności, prawda, żeby już w tej fazie można było powiedzieć, że z delegacją OPZZ te kwestie są absolutnie uzgodnione, te zaś kwestie należą do rozbieżności fundamentalnych, innych<text:span text:style-name="T1151">.</text:span></text:p>
      <text:p text:style-name="P1152">Po prostu chodziłoby o to, ażeby - jak powiedział pan dr Bugaj - żebyśmy naszego consensusu nie opierali na nieporozumieniu, że to musi być do końca po prostu dopowiedziane, żeby potem życie nie weryfikowało tego, że uzgodniono, a okazuje, że to jest już zupełnie co innego.</text:p>
      <text:p text:style-name="P1153">Jest kilka osób zapisanych do dyskusji<text:span text:style-name="T1154">.</text:span><text:s/>W kolejności dr Olechowski, prof<text:span text:style-name="T1155">.</text:span><text:s/><text:span text:style-name="T1156">R</text:span>ajkiewicz, minister Lewandowski, pro<text:span text:style-name="T1157">f</text:span>. Józefiak i pan Manicki, tak?</text:p>
      <text:p text:style-name="P1158"><text:span text:style-name="T1159">Ob</text:span><text:span text:style-name="T1160">.</text:span><text:span text:style-name="T1161"><text:s/></text:span><text:span text:style-name="T1162">M</text:span><text:span text:style-name="T1163">anic</text:span><text:span text:style-name="T1164">ki</text:span>:</text:p>
      <text:p text:style-name="P1165">Ja tylko chciałem doktorowi Bugajowi odpowiedzieć<text:span text:style-name="T1166">.</text:span></text:p>
      <text:p text:style-name="P1167"><text:span text:style-name="T1168">Przewodniczący</text:span>:</text:p>
      <text:p text:style-name="P1169">No to jeżeli można powiedzieć ma to być sprawa między panem Manickim a.<text:span text:style-name="T1170">.</text:span>. Ja tu się do uwag pana Manickiego odniosę na samym końcu, kiedy będę już, jeśli tak można powiedzieć, będę kwitował tę fazę dyskusji, ponieważ poruszył<text:span text:style-name="T1171"><text:s/></text:span>pan kilk<text:span text:style-name="T1172">a</text:span><text:s/>bardzo istotnych punktów, co do których właściwie w tym gronie powinniśmy mieć też jasność.</text:p>
      <text:p text:style-name="P1173">Natomiast ponieważ zawiązała<text:s/><text:span text:style-name="T1174">s</text:span>ię tera<text:span text:style-name="T1175">z</text:span><text:s/>para pan dr Bugaj i przewodniczący Manicki, no to proszę na chwilę.</text:p>
      <text:p text:style-name="P1176"><text:span text:style-name="T1177">Ob. Bug</text:span><text:span text:style-name="T1178">aj</text:span>:</text:p>
      <text:p text:style-name="P1179">Ja jedno pytanie tylko, bo rozumiem, że uzyskamy odpowiedź, a więc jedno tylko takie drobne pytanie. Przewija się w wypowiedziach OPZZ,<text:s/><text:span text:style-name="T1180">ż</text:span>e - poczynając od wypowiedzi pana Miodowicza, a kończąc na wypowiedziach na tej sali - idea czegoś, co się nazywa tą właściwą płacą za pracę.</text:p>
      <text:p text:style-name="P1181">Ja po dzisiejszym wystąpieniu jestem<text:s/><text:span text:style-name="T1182">-</text:span><text:s/>być może - nie dość inteligentny, ale nadal nie rozumiem czym jest ta idea tej słusznej, właściwej płacy. I bardzo bym prosił o wyjaśnienie tej jednej sprawy, możliwie szczegółowo.</text:p>
      <text:p text:style-name="P1183"><text:span text:style-name="T1184">Przewodniczący</text:span>:</text:p>
      <text:p text:style-name="P1185">Proszę pan przewodniczący Manicki.</text:p>
      <text:p text:style-name="P1186"><text:span text:style-name="T1187">O</text:span><text:span text:style-name="T1188">b.</text:span><text:span text:style-name="T1189"><text:s/>Manicki</text:span>:</text:p>
      <text:p text:style-name="P1190">Ja przede wszystkim chciałem powiedzieć, może nie odpowiedzieć, a odnieść się do tych pierwotnych pytań kol. Bugaja, czy pana Bugaja skierowanych pod naszym adresem. I przede wszystkim chciałem<text:s/><text:soft-page-break/>powiedzieć, że jestem jednak za tym abyśmy w przyszłości odstąpili od złośliwości, ponieważ jednak pytanie zostało zadane w tym tonie, postaram się na nie w podobny sposób odpowiedzieć.</text:p>
      <text:p text:style-name="P1191">Recepty na pełną szczęśliwość nie mamy i nie jest naszą rolą, abyśmy taką receptę wystawiali. Nasza rola sprowadza się raczej do tego, aby zadbać, żeby ta recepta zawierała przepisy na leki, które pacjent przeżyje.</text:p>
      <text:p text:style-name="P1192">Tak widzimy swój udział w tworzeniu umowy społeczne<text:span text:style-name="T1193">j,<text:s/></text:span>bo nie chcemy umowy między elitami. Nawet jeśli miałyby by<text:span text:style-name="T1194">ć</text:span><text:s/>to także elity związkowe. I to tych związków, które mienią<text:s/><text:span text:style-name="T1195">s</text:span>ię jako obdarzone zaufaniem.</text:p>
      <text:p text:style-name="P1196">Natomiast mogę stwierdzić, że z mieszanym uczuciem przyjmujemy receptę na indeksację zawartą w dokumencie<text:s/>„Solidarności”, bo czytamy tutaj w załączniku do pkt. 3 werset piąty od góry, iż powinna być obligatoryjna<text:s/><text:span text:style-name="T1197">i<text:s/></text:span>powszechna.</text:p>
      <text:p text:style-name="P1198">Następnie werset drugi od dołu że organy przedsiębiorstwa po porozumieniu ze związkami mogą odstąpić od obowiązującego wskaźnika inflacji, który z kolei wersec<text:span text:style-name="T1199">i</text:span>e 6 od góry ma być pełny i rzeczywisty, ale w kolejnym wersecie czytamy, iż skorygowany o wzrost<text:s/><text:span text:style-name="T1200">c</text:span>en niektórych artykułów<text:span text:style-name="T1201"><text:s/></text:span>na przykład alkoholu i tytoniu<text:span text:style-name="T1202">.</text:span><text:s/>Tutaj muszę powiedzieć, że widzimy dostrzegamy jako<text:s/><text:span text:style-name="T1203">O</text:span>PZZ szansę na consensus pomiędzy stroną solidarnościowo-opozycyjną a stroną rządową, z tym, że tutaj<text:s/><text:span text:style-name="T1204">„</text:span>Solidarność”<text:s/>chyba przebija, bo strona rządowa mówił tylko o alkoholu i tytoniu, a strona solidarnoś<text:span text:style-name="T1205">ci</text:span>owa już mówi na przykład o alkoholu i tytoniu, a co jest poza tym alkoholem i tytoniem? Heroina czy<text:s/><text:span text:style-name="T1206">d</text:span>ywany? Czy samochody?</text:p>
      <text:p text:style-name="P1207">Jeśli chodzi o kwestie posłów związkowych, no to jeśli organizacja obdarzona zaufaniem - jak to mówił poseł Kaczmarek - nie była w stanie posłów przekonać, to co mówić o tej, która tego zaufania waszym zdaniem nie posiada? Zresztą my z naszymi posłami na ten temat nie rozmawialiśmy. A jeśli chcemy mówić o tym, co uważam za płace faktyczną, tę płacę właściwą<text:span text:style-name="T1208">,</text:span><text:s/>to chcemy, aby przede wszystkim mówiąc o kwestii urynkowienia naszej gospodarki, żebyśmy zaczęli od to co już zresztą stwier<text:span text:style-name="T1209">dz</text:span>aliśmy - od urynkowienia rynku pracy, od tego, aby za pracę płacono ludziom tyle, ile ta praca jest faktycznie warta, żeby wreszcie doprowadzić, skończyć z marnotrawstwem pracy zużywanej do produkcji bubli, tych bubli, które zalegają jeszcze jak na dzisiaj ten nasz już i tak prawie że do końca rozregulowany, r<text:span text:style-name="T1210">ozb</text:span>it<text:span text:style-name="T1211">y</text:span><text:s/>rynek. Jeśli tego nie uczynimy, zdajemy sobie także sprawę ze wszystkich uwarunkowań negatywnych związanych z urynkowi<text:span text:style-name="T1212">e</text:span>niem rynku pracy, z tym, że być może doprowadzi to w przejściowym okresie czy nawe<text:span text:style-name="T1213">t<text:s/></text:span>w dłuższym okresie do bezrobocia.</text:p>
      <text:p text:style-name="P1214">Zdajemy sobie sprawę z tych wszys<text:span text:style-name="T1215">tk</text:span>ich uwarunkowań, ale jednocześnie mówimy, że nie ma możliwości prowadzenia rozmowy nawet nie mówiąc o wynikach tej rozmowy o efektywności naszej gospodarki, jeśli nie potrafimy doprowadzić do tego, żeby praca była miernikiem tej efektywności<text:span text:style-name="T1216">,</text:span><text:s/>a do tej pory tak się nie dzieje.</text:p>
      <text:p text:style-name="P1217">Dziękuję.</text:p>
      <text:p text:style-name="P1218"><text:span text:style-name="T1219">O</text:span><text:span text:style-name="T1220">b</text:span><text:span text:style-name="T1221">.</text:span><text:span text:style-name="T1222"><text:s text:c="23"/></text:span><text:span text:style-name="T1223">:</text:span></text:p>
      <text:p text:style-name="P1224">Ja mam<text:s/><text:span text:style-name="T1225">p</text:span>ytanie dotyczące co to jest ta właś<text:span text:style-name="T1226">ci</text:span>w<text:span text:style-name="T1227">a</text:span><text:s/><text:span text:style-name="T1228">p</text:span>raca. Tutaj kolega dobrze naświetlił, że o właściwej płacy moglibyśmy mówić w warunkach równowagi na rynku pracy. Jeżeli mówimy o n<text:span text:style-name="T1229">ie</text:span>równowadze, to często myślimy tylko o rynku dóbr, a prawdziwa nierównowaga kryje się na rynku pracy właśnie. D<text:span text:style-name="T1230">o</text:span>p<text:span text:style-name="T1231">ó</text:span>ki tego - tej równowagi nie ma, to oczywiście nic się dobrego w go<text:span text:style-name="T1232">s</text:span>podarce zdarzyć nie może.</text:p>
      <text:p text:style-name="P1233">Jeżeli chodzi o konkretny rząd wielkości tej godziw<text:span text:style-name="T1234">ej</text:span><text:s/>czy właściwej pracy, to mnie się wydaje, że<text:s/><text:soft-page-break/>elementy szacunku tej wielkości możemy czerpać z praktyki sektora prywatnego i tutaj oczywiście doświadczenie pana ministra Wilczka jego poprzedniej roli jako przedsiębiorcy jest wiele mówiące. Otóż na pewno płace w przedsiębiorstwach prywatnych pana ministra Wilczka jest dużo wyższa niż płaca w gospodarce uspołecznion<text:span text:style-name="T1235">ej,</text:span><text:s/>nie znam rzędu wielkości, może to jest dwa razy albo trzy, ale to jest właśnie właś<text:span text:style-name="T1236">c</text:span>iwy kierunek jeżeli mówimy o przywracaniu równowagi w naszej gospodarce<text:span text:style-name="T1237">.</text:span></text:p>
      <text:p text:style-name="P1238"><text:span text:style-name="T1239">Przewodniczący</text:span>:</text:p>
      <text:p text:style-name="P1240">Dziękuję.</text:p>
      <text:p text:style-name="P1241"><text:span text:style-name="T1242">Gł</text:span>os ma dr Olechowski, bardzo proszę<text:span text:style-name="T1243">.</text:span></text:p>
      <text:p text:style-name="P1244"><text:span text:style-name="T1245">Dr Andrzej Olechowski</text:span>:</text:p>
      <text:p text:style-name="P1246">Ja bardzo krótko chciałem zaznaczyć swoje stanowisko w problemie, który mnie bardzo nurtuje, mianowicie w kwestii indeksacji, ponieważ została przywołana znowu przez dr Bugaja jako wymagająca wyjaśnienia, otóż od czasów Kopernika wykształcony człowiek nie może powiedzieć, że słońce kręci się wokół ziemi<text:span text:style-name="T1247">.</text:span><text:s/><text:span text:style-name="T1248">W</text:span><text:s/>ekonomii natomiast można powiedzieć absolutnie wszystko<text:span text:style-name="T1249">.</text:span><text:s/>D<text:span text:style-name="T1250">o</text:span><text:s/>takich stwierdzeń zaliczam między innymi stwierdzenie pani dr Wóycickiej, że indeksacja ma pomóc nam w zatrzymaniu spirali inflacji<text:span text:style-name="T1251">.</text:span></text:p>
      <text:p text:style-name="P1252">Ponieważ widzę, że wszyscy koledzy ekonomiści z drugiej strony wyraźnie darzą koncepcję indeksacji swoim poparciem, w związku z tym sygnalizuję, że zbliża się bardzo poważne wydarzenie w naukach ekonomicznych, mianowicie poważnego przewartościowania spojrzenia ekonomii na kwestie in<text:span text:style-name="T1253">de</text:span>ksacji i jej skutki, i mam wrażenie, że nam się szykuje Nobel<text:span text:style-name="T1254">.</text:span></text:p>
      <text:p text:style-name="P1255">Dziękuję bardzo.</text:p>
      <text:p text:style-name="P1256"><text:span text:style-name="T1257">Przewodniczący</text:span>:</text:p>
      <text:p text:style-name="P1258"><text:span text:style-name="T1259">D</text:span>ziękuj<text:span text:style-name="T1260">ę.<text:s/></text:span>Proszę prof. R<text:span text:style-name="T1261">aj</text:span>kiewicz.</text:p>
      <text:p text:style-name="P1262"><text:span text:style-name="T1263">Prof. Antoni Rajkiewicz</text:span>:</text:p>
      <text:p text:style-name="P1264">Z tego widać, że nie we wszystkich sprawach istnieje tutaj jednolite stanowisko<text:span text:style-name="T1265">.</text:span><text:s/>Więc ja uważam, że jeśli chodzi o ten dokument dzisiaj przedstawiony, rzeczywiście n<text:span text:style-name="T1266">a</text:span>stą<text:span text:style-name="T1267">p</text:span>iło znaczne zbliżenie poglądów, ale na tym tle chciałbym prosić stronę solidarnościowo-opozycyjną do rozważenia modyfikacji stanowiska, które zostało zawarte na tej stronie, która zmieniła na szczęście tytuł z oświadczenia na uwagi wstępne właśnie jeśli chodzi o punkt drugi, impas w kwestii indeksacji. Ja dzisiaj przysłuchując się wł<text:span text:style-name="T1268">aś</text:span>nie to są różne odczucia w wypowiedzi i pani Wóycickiej, i pana Hagemejera i prof.<text:s/><text:span text:style-name="T1269">T</text:span>rze<text:span text:style-name="T1270">ci</text:span>akowskiego, muszę powiedzieć, że w tej dziedzinie n<text:span text:style-name="T1271">as</text:span>tąpiło znaczne zbliżenie i dlatego też nie traktowałbym tego co zaszło we wtorek, w ubiegłym tygodniu, jako impasu, bowiem dopiero we wtorek dostaliśmy materiał z grupy solidarnościow<text:span text:style-name="T1272">ej</text:span><text:s/>i w ciągu tego tygodnia właściwie jak czytam dzisiaj i ten punkt trzeci i załącznik wła<text:span text:style-name="T1273">ś</text:span>ciwie, gdzie powiedziane jest, że koszty indeksacji pokrywane są w ramach możliwości finansowych przedsiębiorstwa, że chodzi też o stwarzanie warunków prowadzenia aktywnej polityki płacowej prze<text:span text:style-name="T1274">ds</text:span>iębiorstwa, to uważam, że właściwie doszliśmy tutaj do bardzo zasadniczego zbliżenia. Dlatego nie chciałbym, żeby ten element mimo tutaj - dr Olechowski przedstawia takie bardzo zasadnicze stanowisko - ja jednak nawiązuję do tego wspólnego powiedziałbym sformułowania zawartego w trzeciej części jednego i drugiego projektu.</text:p>
      <text:p text:style-name="P1275">Dlatego też proponowałbym, żeby może rozważyć wykreślenie tego punktu, od jednego przecinka do drugiego, żeby nie stwarzać wrażenia tutaj sytuacji impasowej. Przy czym chciałbym zwrócić uwagę, że<text:s/><text:soft-page-break/>OPZZ po bardzo ambiwalentnym stosunku na pierwszym posiedzeniu, na drugim posiedzeniu głosami przedstawicieli pana Kochana i Podkaminera jednoznacznie wypowiedziało się za indeksacją. Więc mam nadzieję, że do dnia jutrze<text:span text:style-name="T1276">js</text:span>zego jak zbierzemy się to stanowisko nie ulegnie zmianie<text:span text:style-name="T1277">.</text:span></text:p>
      <text:p text:style-name="P1278">To jest jedna sprawa. Druga sprawa, to jest uważam za trafne propozycje podzielenia tego dotychczasowego trzeciego rozdziału na rozdział trzeci i czwarty, co ma znaczenie nie tylko merytoryczne, ale ma znaczenie prezentac<text:span text:style-name="T1279">yj</text:span>ne, bowiem nasz zespół jest nie tylko zespołem do spraw ekonomicznych, ale o polityki społecznej i ostatecznie chodzi w konsekwenc<text:span text:style-name="T1280">ji</text:span><text:s/>nie tylko o umowę społeczną między nami, ale umowę społeczną ze społeczeństwem. Wobec tego rozszerzenie tutaj tej problematyki społecznej ochrony ma też istotne znaczenie w dialogu<text:s/><text:span text:style-name="T1281">O</text:span>krągłego Stołu ze społeczeństwem.</text:p>
      <text:p text:style-name="P1282">I w związku z tym proponowałbym pewne praktyczne rozwiązanie, żeby może tej grupie, która ju<text:span text:style-name="T1283">tro</text:span><text:s/>mam nadzieję o<text:s/><text:span text:style-name="T1284">9</text:span>.00 zbierając się ustali pewne wspólne poglądy dotyczące indeksacji, z tym że ja nie wykluczam jeszcze tam votum separatum wiceministra finansów czy pracy, ale muszę po<text:span text:style-name="T1285">wi</text:span>edzieć, że jeśli chodzi o stronę koalicyjną i stronę solidarnościową tutaj są bardzo daleko idące punkty zbieżne.</text:p>
      <text:p text:style-name="P1286">Otóż, żeby tej grupie zlecić też, bo ona właściwie trudno poszukiwać tutaj innych osób, mogłaby rozważyć te pozostałe zagadnienia polityki społecznej<text:span text:style-name="T1287">,</text:span><text:s/>co nie wyklucza rzecz jasna, że w grupie gospodarczej nie może być jeszcze innego poglądu na temat inflacji indeksacji, ale chcielibyśmy w naszych ramach wykonać tutaj to zadanie, które odpowiada intencji obu teksom w tym rozdziale 3 czy 4<text:span text:style-name="T1288">.</text:span></text:p>
      <text:p text:style-name="P1289">Dzięku<text:span text:style-name="T1290">ję</text:span>.</text:p>
      <text:p text:style-name="P1291"><text:span text:style-name="T1292">Prz</text:span><text:span text:style-name="T1293">ew</text:span><text:span text:style-name="T1294">o</text:span><text:span text:style-name="T1295">dnicz</text:span><text:span text:style-name="T1296">ą</text:span><text:span text:style-name="T1297">c</text:span><text:span text:style-name="T1298">y</text:span>:</text:p>
      <text:p text:style-name="P1299">Dziękuję. Ja chciałbym zwrócić uwagę, że sprawa, o której mówił dr Bug<text:span text:style-name="T1300">aj,</text:span><text:s/>sprawa tych liczb, które zestawiał tutaj dr Bugaj nie można porównywać. To znaczy przewidywany wskaźnik inflacji w tym roku łączny około 55 proc., nie jest porównywalny z założonym bezpodatkowym, bez obciążeń dodatkowym wzrostem wynagrodzeń o 40 proc. 40 proc. to jest próg wolny od opodatkowania. To znaczy do 40 proc. kwalifikuje się wzrost wynagrodzeń jako koszty uzyskania przychodu. Powyżej natomiast nie traktuje się jako koszty i one zwiększają podstawę opodatkowania podatkiem dochodowym.</text:p>
      <text:p text:style-name="P1301">Otóż ta sankcja jest bardzo łagodna. Przedsiębiorstwa, które nie zmnie<text:span text:style-name="T1302">js</text:span>zą wydajności, będą mogły bardzo wysoko podnieść wynagrodzenia, płacąc minimalny podatek. Myśmy robili różne symulacje, to muszę powiedzieć, że ponieważ od strony dochodowej możliwości wypływu pieniądza płacowego wyglądają bardzo groźnie. Bo przedsiębiorstwa, które zapłacą 3 - 4 proc. podatku już dochodowego z<text:span text:style-name="T1303"><text:s/></text:span>tytułu wzrostu wynagrodzeń, przekroczenia tych 40 proc. mogą w granicach 75 - 78 proc. podnieść wynagrodzenia.</text:p>
      <text:p text:style-name="P1304">A więc nie bójmy się, że w tej chwili wzrost inflacji<text:s/><text:span text:style-name="T1305">w</text:span><text:s/>planach zostanie,<text:s/><text:span text:style-name="T1306">że</text:span><text:s/>tak<text:s/><text:span text:style-name="T1307">p</text:span><text:span text:style-name="T1308">ow</text:span><text:span text:style-name="T1309">i</text:span><text:span text:style-name="T1310">em</text:span><text:s/>zmniejszony, czy że płace nie będą goniły inflacji.</text:p>
      <text:p text:style-name="P1311">Natomiast tam, gdzie przedsiębiorstwa będą miały kłopoty z uzyskaniem określonych wyników ekonomicznych może rzeczywiście to stanowić jakąś dokuczliwą sankcję.</text:p>
      <text:p text:style-name="P1312">To jest jedna sprawa.</text:p>
      <text:p text:style-name="P1313">Druga sprawa - z tych dokumentów, które na temat urynkowienia żywności istnieją. Ja sądzę, że zespół tzn. podzespół naszego zespołu zajmujący się problematyką rolną i urynkowienia rolnictwa otrzymał te dokumenty, które są w tej chwili aktualne. To znaczy one są opracowanie i mają, że tak powiem, charakter<text:s/><text:soft-page-break/>wstępny. Natomiast konsekwencje urynkowienia gospodarki żywnościowej, dla całej gospodarki są niesłychanie ogromnie rozległe i my w tej chwili podjęliśmy prace, które no niestety według wstępnych szacunków potrwają około trzech tygodni, które by przybliżyły nas do tego co może się stać po urynkowieniu gospodarki żywnościowe<text:span text:style-name="T1314">j</text:span>, jakie tutaj będą<text:s/><text:span text:style-name="T1315">z</text:span>achodziły rozliczne relacje i wszystkie, że tak powiem możliwe do zrobienia symulacyjne działania, obliczenia zostaną wykonane. Jeżeli one<text:s/><text:span text:style-name="T1316">b</text:span>ędą, to one oczywiście zostaną przedstawione również tutaj czy naszemu zespołowi, czy podzespołowi zajmującemu się problematyką żywnościową.</text:p>
      <text:p text:style-name="P1317">Sprawa uwag dotyczących stanowiska OPZZ odnośnie oprocentowania kredytów, szczególnie tych starych. Otóż chcę powiedzieć, że kredyty, które są szczególnie preferowane, to są kredyty na budownictwo mieszkaniowe, przede wszystkim. Już znacznie niższy stopień preferowania występuje w gospodarce żywnościow<text:span text:style-name="T1318">ej.</text:span></text:p>
      <text:p text:style-name="P1319">Otóż biorcami tych kredytów na budownictwo mieszkaniowe są głównie członkowie OPZZ, związków zawodowych. Zaproponowanie im<text:span text:style-name="T1320">,</text:span><text:s/>żeby im urealnić te kredyty do poziomu 50 proc. to proszę to powiedzieć członkom, a nie państwu w polityce budżetowej.</text:p>
      <text:p text:style-name="P1321">Z tytułu tego obciążenia jakie państwo ponosi, zwracania bankom tej różnicy między normalną, a pre<text:span text:style-name="T1322">fe</text:span>rencyjną stopą opodatkowania z tytułu właśnie tych mieszkaniowych kredytów, to jest suma w tym roku około 400 mld zł.</text:p>
      <text:p text:style-name="P1323">A więc skala tego problemu się tak rysuje. To musiałoby zostać przerzucone na członków spółdzielni mieszkaniowych.</text:p>
      <text:p text:style-name="P1324">Ja mówię tylko o tym. Wszystkie inne kredyty konsumpcyjne i inwestycyjne, poza jeszcze rolniczymi, są opodatkowane w t<text:span text:style-name="T1325">ej</text:span><text:s/>chwili wg stopy komercyjnej, wg stopy zapewniającej bankom określony dochód. To dotyczy również niewielkich kredytów, które na cele konsumpcyjne, bądź inwestycyjne są przeznaczone dla gospodarki, dla pozarolniczej gospodarki nieuspołecznion<text:span text:style-name="T1326">ej.</text:span></text:p>
      <text:p text:style-name="P1327">Druga sprawa. No, również wydaje mi się trzeba z lepszym rozeznaniem mówić o tym co to oznacza dodatkowy 2,8 biliona złotych podatek. Rolnictwo na przykład z tytułu podatku gruntowego zapłaci w tym roku około 30 mld zł. A więc to byłoby dla rolnictwa mniej więcej 100 razy, chcecie... A rolnictwo uważa, że podatek gruntowy płaci już na pograniczu, że tak powiem, ich możliwości w tej chwili.</text:p>
      <text:p text:style-name="P1328">Gospodarka nieuspołeczniona płaci oczywiście znacznie wyższy pod<text:span text:style-name="T1329">at</text:span>ek, pozarolnicza. To są wpływy rzędu chyba - to do budżetów terenowych idzie, ale to<text:s/><text:span text:style-name="T1330">są<text:s/></text:span>rzędu 800 - 900 mld zł, ale i dla niej obciążenie mniej więcej 3-krotne, 4-krotne, jakie tutaj się proponuje, wydaje mi się, spowodowałoby puszczenie tego wszystkiego z torbami. A poza tym w stosunku do pewnych zasad, które w życiu gospodarczym powinny obowiązywać, to tego typu podatek sankcyjny, nie wiadomo tylko za co - wydaje mi się, jest sprawą chyba nie do przyjęcia w żadnym, ta zawłaszczeniowa, że tak powiem polityka finansowa przyjmująca<text:s/><text:span text:style-name="T1331">o</text:span>szczędności, czy jakieś inne walory, które społeczeństwo zgromadziło, niezależnie od tego gdzie należy. Bo raz to są pracownicy, których chcecie pozbawić przez urealnienie oprocentowania kredytów mieszkaniowych. Innym razem sfera nieuspołeczniona. Tak że to wymaga po prostu znacznie większej przezorności w formułowaniu stanowiska.</text:p>
      <text:p text:style-name="P1332">I wreszcie jedna sprawa, o której mówił pro<text:span text:style-name="T1333">f.</text:span><text:s/>Rajkiewic<text:span text:style-name="T1334">z<text:s/></text:span>to znaczy sprawa indeksacji. Ja podzielam całkowicie pogląd pana dra Olechowskiego, że indeksacja jest czynnikiem<text:span text:style-name="T1335"><text:s/></text:span>infl<text:span text:style-name="T1336">acj</text:span>ogennym niezależnie od<text:s/><text:soft-page-break/>tego jak to nazwiemy.</text:p>
      <text:p text:style-name="P1337">Ja bym powiedział nawet, że ona jest infla<text:span text:style-name="T1338">cj</text:span>ogenna nieza<text:span text:style-name="T1339">l</text:span>eżnie od skali, w której robimy. Ale w obecnych warun<text:span text:style-name="T1340">k</text:span>ach w pewnej skali trzeba to robić. A więc przedmiotem sporu powinna być - rzeczywiście - w moim przekonaniu ta wielkość, od kt<text:span text:style-name="T1341">ó</text:span>rej my będziemy indeksację<text:s/>liczyć.</text:p>
      <text:p text:style-name="P1342">Jaki koszyk dóbr ma być indeksowany? Czy ten jaki faktycznie każda rodzina, niezależnie od jej dochodów spożywa, czy też powiedzmy - ten koszyk dóbr, który należy chronić, ponieważ uważamy, że już mniej w tej chwili określone grupy społeczne, określone rodziny nie mogą spożywać.</text:p>
      <text:p text:style-name="P1343">I stąd wydaje mi się, że jeżeli przyjmiemy stałą jakąś wielkość dla wszystkich dochodów, to rzeczywiście spetryfik<text:span text:style-name="T1344">uj</text:span>emy strukturę dochodów, strukturę płac. Nie zapobiegniemy ubożeniu społeczeństwa, które w tych n<text:span text:style-name="T1345">aj</text:span>bardzi<text:span text:style-name="T1346">ej,<text:s/></text:span>najsłabszych ekonomicznie rodzinach następuje.<text:s/><text:span text:style-name="T1347">T</text:span>o jest bardzo poważny problem. Więc indeksacja - niezależnie od tego jaką przyjmiemy - musi widzieć, czyli nie może tracić z pola widzenia najuboższych.</text:p>
      <text:p text:style-name="P1348">I pytanie - czy to nie może dokonać się przez preferowanie n<text:span text:style-name="T1349">aj</text:span>uboższych, nie może się dokonać jakimś depre<text:span text:style-name="T1350">cj</text:span>onowaniem czy z nie dawaniem profitów z tytułu indeksacji najbardziej zamożnym - najbardziej, że tak powiem ekonomicznie - grupom społeczeństwa. Jest pytaniem,<text:s/><text:span text:style-name="T1351">k</text:span>tóre - moim zdaniem -<text:s/>w sposób zasadny trzeba postawić. Nie wolno od niego ucie<text:span text:style-name="T1352">c.</text:span></text:p>
      <text:p text:style-name="P1353">Natomiast jeżeli pójdziemy i powiemy, że indeksacja jako model ma rozwiązanie wszystkich naszych kłopotów związanych z obecną sytuacją społeczno-bytową społeczeństwa, to nie wydaje mi się, ażebyśmy weszli tutaj na najwłaściwszą drogę.</text:p>
      <text:p text:style-name="P1354">Dziękuję bardzo.</text:p>
      <text:p text:style-name="P1355"><text:span text:style-name="T1356">Prz</text:span><text:span text:style-name="T1357">ew</text:span><text:span text:style-name="T1358">o</text:span><text:span text:style-name="T1359">dnicz</text:span><text:span text:style-name="T1360">ą</text:span><text:span text:style-name="T1361">c</text:span><text:span text:style-name="T1362">y</text:span>:</text:p>
      <text:p text:style-name="P1363"><text:span text:style-name="T1364">Dz</text:span>ięku<text:span text:style-name="T1365">j</text:span>ę bardzo. Proszę pana doktora<text:span text:style-name="T1366">.</text:span></text:p>
      <text:p text:style-name="P1367"><text:span text:style-name="T1368">O</text:span><text:span text:style-name="T1369">b</text:span><text:span text:style-name="T1370">.</text:span><text:span text:style-name="T1371"><text:s text:c="23"/></text:span><text:span text:style-name="T1372">:</text:span></text:p>
      <text:p text:style-name="P1373">Ja chciałem powiedzieć w sprawie tej specjalnej ustawy<text:span text:style-name="T1374">.</text:span><text:s/>Jednakże zacznę od uwagi na temat tego o czym przed chwilą była mowa. Dlatego że myślę, że jednakże powinniśmy się starać tutaj dobrze wzajemnie zrozumieć. Dlatego że tak, jeśli idzie o tę inflację i indeksację, to my stoimy na ogół na stanowisku, że istn<text:span text:style-name="T1375">iej</text:span>ą niezależne od indeksacji źródła inflacji. I o tym mówiliśmy. I także proponowaliśmy pewne kierunki działań, ażeby te źródła inflacji zamknąć.</text:p>
      <text:p text:style-name="P1376">Ponieważ one nie są zamknięte, czy też - powiedzmy -<text:s/>że nie dadzą się w całości zamknąć, ale ponieważ one są czynne, powstaje problem socjalny, nad którym nie może nikt tutaj z nas obecnych, nie chciałby właściwie przejść do porządku dziennego. I do tego dochodzi dopiero ten argument związaną z propozycją tego Nobla. Prosiłbym, ażeby brać pod uwagę, że jeże<text:span text:style-name="T1377">l</text:span>i pan ten wniosek ewentualnie będzie formułował, że tu było je<text:span text:style-name="T1378">s</text:span>zcze takie rozumowanie, że mianowicie ta tzw. żywiołowa indeksacja istnieje i daje skutki przeciwne do zamierzonych<text:span text:style-name="T1379">.</text:span><text:s/>To wszyscy tutaj mówimy. Przecież w ubiegłym roku dochody wzrosły szybciej niż ceny i że to nam grozi dalej, i wobec tego my chcemy przecież taką indeksację, która da rezultat przeciwny, czyli korzystny dla równowagi<text:span text:style-name="T1380">.</text:span></text:p>
      <text:p text:style-name="P1381">Ale to na marginesie tego, tej ostatniej krótkiej wymiany pogl<text:span text:style-name="T1382">ą</text:span>dów<text:span text:style-name="T1383">.</text:span><text:s/>Natomiast chciałbym wypowiedzieć się w spraw<text:span text:style-name="T1384">ie</text:span><text:s/>tej ustawy ostatnio przyjętej, dlatego że ja byłem pod wielkim wrażeniem tego co powiedział prof<text:span text:style-name="T1385">.<text:s/></text:span>Kaczmarek, a zwłaszcza tego, że mówił tutaj w charakterze prze<text:span text:style-name="T1386">ds</text:span>tawiciela Sejmu<text:span text:style-name="T1387">.</text:span></text:p>
      <text:soft-page-break/>
      <text:p text:style-name="P1388">Muszę powiedzieć, że to zrobiło na mnie największe wrażenie<text:span text:style-name="T1389">.</text:span><text:s/>To że Sejm to zatwierdził, właściwie nie możemy traktować jako argumentu, bo można by postawić pytanie bardziej zasadnicze, dlaczego to o czym tu mówimy nie dyskutuje się na Wiejskiej, tylko właśnie tutaj? No dlatego, że uznaliśmy, iż Sejm w obecnym jego kształcie nie jest dość reprezentatywny i dlatego nie można powiedzieć, powinniśmy się właściwie podporządkować pewnym decyzjom, bo tak zrozumiano argumentację przedstawioną przez rząd i zaaprobowano<text:span text:style-name="T1390">.</text:span></text:p>
      <text:p text:style-name="P1391"><text:span text:style-name="T1392">D</text:span>rugi aspekt tej sprawy<text:span text:style-name="T1393">.</text:span><text:s/>Wiąże się z ogólną filozofią rządzenia. Jaka ta ogólna filozo<text:span text:style-name="T1394">f</text:span>ia rządzenia<text:s/><text:span text:style-name="T1395">to</text:span>warzyszy nam od kilkudziesięciu lat? Mniej więcej można ją<text:s/><text:span text:style-name="T1396">s</text:span>prowadzić do takiej - w uproszczeniu - postaci. Sytua<text:span text:style-name="T1397">cj</text:span>a gospodarcza i społeczna jest zawsze szczególna, tylko za każdym razem z innego punktu widzenia, zawsze jest szczególna i wobec tego zawsze są potrzebne szczególne wyjątkowe metody rozwiązań<text:span text:style-name="T1398">.</text:span></text:p>
      <text:p text:style-name="P1399">Teraz pojawiła się kwestia od czasu jak reformujemy system, pojawiła się ta kwestia, jak tę ogólną filozofię pogodzić z tezą, że ma być praworządność, praworządnie. Otóż godzimy się w ten sposób, iż działania nielegalne chcemy zalegalizować. Bo do tego niestety rzecz się sprowadza. Można uznać za legalne różne rzeczy, które nie są zgodne z ustawami, a więc z najwyższym prawem, z najwyższa rangą ak<text:span text:style-name="T1400">tó</text:span>w prawnych.</text:p>
      <text:p text:style-name="P1401">Uważam, że tę filozofię generalnie trzeba odrzucić i że nie ma takiego argumentu, takiej szczególnej sytuac<text:span text:style-name="T1402">ji</text:span>, może gdyby było trzęsienie ziemi w Polsce lub wojna to można by przyjąć inną, ale nie ma takiej sytuacji, w której można by się zgodzić na kontynuowanie tej filozofii.<text:span text:style-name="T1403"><text:s/></text:span>Następny aspekt jest taki, dlaczego my się tak bardzo sprzeciwiamy, dlaczego rząd tak bardzo tego potrzebuje?</text:p>
      <text:p text:style-name="P1404">Otóż<text:s/><text:span text:style-name="T1405">m</text:span>y<text:span text:style-name="T1406">ś</text:span>lę, że głównym argumentem z naszej strony jest - przynajmniej bym wysunął taki argument - jest to, że potrzeb<text:span text:style-name="T1407">uj</text:span>emy ograniczenia systemowego nakładanego na rząd. Chcemy, żeby na rząd były nałożone określone ograniczenia systemowe, od lat przecież domagamy się między innymi ustawy o kompetencjach gospodarczych rządu w Polsce. Chcemy tego. Dlaczego chcemy tego?</text:p>
      <text:p text:style-name="P1408">Otóż, dlatego że te ograniczenia mają zmusić rząd w działalności gospodarczej do szukania innych niż biurokr<text:span text:style-name="T1409">at</text:span>yczne rozwiązań, innych. Na przykład jeżeli my się domagamy, żeby rząd napr<text:span text:style-name="T1410">a</text:span>wdę podjął jakieś bardziej radykalne kroki w sprawie ograniczenia deficytu budżetowego lub w ogóle usunięcia jako podstawy de<text:span text:style-name="T1411">fi</text:span>cytu emisji pieniądza<text:span text:style-name="T1412">.</text:span><text:s/>Jeżeli chcemy, jeżeli domagamy się, żeby ogólną skalę inwestycji zmniejszyć, o czym dzisiaj mówił prof<text:span text:style-name="T1413">.</text:span><text:s/>Baka, ja się całkowicie zgadzam, że ten popyt inwestycyjny jest w ogóle za duży jeżeli z tego punktu widzenia patrzymy, ale przecież to nie jest tylko ten punkt widzenia - to wł<text:span text:style-name="T1414">aś</text:span>nie my pokazujemy, że widzimy inne drogi rozwiązywania problemów niż to, że można zdjąć dyrektora za to, że przekroczy się tam płace, bo uważamy,<text:s/><text:span text:style-name="T1415">ż</text:span>e to jest rzecz drugorzędna i<text:span text:style-name="T1416"><text:s/></text:span>biurokratyczna, i to jest właśnie działanie biurokraty<text:span text:style-name="T1417">cz</text:span>ne.</text:p>
      <text:p text:style-name="P1418">Niestety ja myślę, że rząd nadal liczy na to, właśnie one się nie sprawdziły, one się dzisiaj nie sprawdzają nie są skuteczne, a rząd na nie liczył<text:span text:style-name="T1419">.</text:span></text:p>
      <text:p text:style-name="P1420">Następny aspekt to jak to wygląda z punktu widzenia deklarowanego... deklarowanych naszych dążeń do nowego ładu prawnego, a zwłaszcza była o tym mowa na tej sali, że ma być podział władz i ma być równowaga władz, do tej starej bardzo zasady, do tych starych zasad wróciliśmy. Otóż uważam, że to jest przeciwko temu prądowi i jeżeli się mówi tutaj, że sąd będzie jako niezawisły, on będzie teraz sprawdzał,<text:s/><text:soft-page-break/>czy rząd działa legalnie, no to muszę powiedzieć, że on przecież tworzy sobie warunki, w których zawsze będzie działał legalnie. Czyli my właściwie rozwadniamy to do czego mieliśmy, czy mamy dochodzić stopniowo<text:span text:style-name="T1421">.</text:span><text:s/>I jeszcze ostatni aspekt jest taki, to jest wiarygodności partnerów, którzy siadaj<text:span text:style-name="T1422">ą</text:span><text:s/>do stołu<text:span text:style-name="T1423">.</text:span><text:s/>Ja uważam, że tym aktem ta wiarygodność została bardzo nadszarpnięt<text:span text:style-name="T1424">a.</text:span><text:s/>Gdyby to spadło niespodziewanie, ale wsz<text:span text:style-name="T1425">ysc</text:span>y byliśmy poin<text:span text:style-name="T1426">fo</text:span>rmowani o tych zamiarach, były tu poważne zgłoszone - w moim przekonaniu - bardzo poważne zastrzeżenia, teraz je lekko powtarzam, właściwie, i tymczasem dzieje si<text:span text:style-name="T1427">ę</text:span><text:s/>to co się stało, uważam, że to rzuca cień na te obrady, z którego bardzo trudno będzie wyjść<text:span text:style-name="T1428">.</text:span></text:p>
      <text:p text:style-name="P1429">Przecież dzisiaj była mowa o tym, że twórzmy jakieś zespoły, które mają poprawiać atmosferę społeczną, mają budzić zaufanie w społeczeństwie, ale przede wszystkim powinny budzić naszą wiarę. Otóż ja sądzę, że ta wiara nasza została bardzo poważnie nadszarpnięta.</text:p>
      <text:p text:style-name="P1430">Dziękuję<text:span text:style-name="T1431">.</text:span></text:p>
      <text:p text:style-name="P1432"><text:span text:style-name="T1433">Prz</text:span><text:span text:style-name="T1434">ew</text:span><text:span text:style-name="T1435">o</text:span><text:span text:style-name="T1436">dnicz</text:span><text:span text:style-name="T1437">ą</text:span><text:span text:style-name="T1438">c</text:span><text:span text:style-name="T1439">y</text:span>:</text:p>
      <text:p text:style-name="P1440">Dziękuję<text:span text:style-name="T1441">.</text:span></text:p>
      <text:p text:style-name="P1442">Wygląda na to, że dyskusja została wyczerpana<text:span text:style-name="T1443">.</text:span><text:s/>Tak więc zanim przejdę do tak zwanej sentenc<text:span text:style-name="T1444">ji</text:span><text:s/>końcow<text:span text:style-name="T1445">ej</text:span>, to chciałbym odnieść się do chyba trzech,<text:s/><text:span text:style-name="T1446">c</text:span>zterech punktów, zwłaszcza poruszonych przez dr Bugaja, o bardzo dużym ciężarze gatunkowym<text:span text:style-name="T1447">.</text:span></text:p>
      <text:p text:style-name="P1448">Więc raz jeszcze chciałem powtórzyć to, że wspólnym naszym dążeniem musi być jednoznaczność consensusu, to znaczy dojście do tego, ażeby był jednoznacznie odczytywalny przez wszystkich partnerów. Złą robotę byśmy zrobili dla perspektywy porozumienia narodowego, gdybyśmy sfuszerowali tę naszą umowę społeczną i stworzyli poprzez b<text:span text:style-name="T1449">y</text:span>l<text:span text:style-name="T1450">ej</text:span>akość naszej pracy w przyszłości zarzewie źródła nieporozumień itd., itd<text:span text:style-name="T1451">.</text:span></text:p>
      <text:p text:style-name="P1452">Teraz dwa - mianowicie jaki jest nasz stosunek do sprawy indeksacji<text:span text:style-name="T1453">.</text:span><text:s/>Otóż oczywiście deklarowali<text:span text:style-name="T1454">ś</text:span>my wielokrotnie,<text:s/><text:span text:style-name="T1455">ż</text:span>e poważnie odnosimy się do propozycji rozważenia, uporządkowania kwestii indeksacji, w rzeczywistości obecnie mamy do czynienia z bardzo zawansowanym procesem indeksacji, i instytu<text:span text:style-name="T1456">cjo</text:span>n<text:span text:style-name="T1457">al</text:span>nej i tak lub inaczej nazywanej, ale także żywiołowej, jest taka prawda, i ja podzielam poglądy takie, że my powinniśmy zmierzać do cywilizowan<text:span text:style-name="T1458">ej</text:span><text:s/>można powiedzieć indeksacji, że jest to rzeczywiście element porządkowania gospodarki, natomiast powinniśmy rozważyć przynajmniej dwie grupy spraw, sprawę o charakterze merytorycznym, i jak rozumiem na kolejnym spotkaniu jak już będą rzeczy dojrzałe, to grupa robocza przedstawi nam w sposób możliwie jednoznaczny czytelny, porównywalne różne warianty, wykorzystując także doświadczenia międzynarodowe, aby indeksacja, za którą byśmy się lojalnie i solidarnie opowiedzieli była indeksacją spełniającą te niezbędne funkcje, to znaczy po pierwsze, żeby uwzględniała ochronę interesów ze szczególnym uwzględnieniem interesu grup najsłabszych ekonomicznie.</text:p>
      <text:p text:style-name="P1459">A więc skala ochrony interesów. Ja już nie wchodzę w metodykę, bo to już jest inna sprawa - czy grupa podstawowych towarów, czy bez a<text:span text:style-name="T1460">l</text:span>koholu i czegoś tam jeszcze, papierosów, czy bez tego, czy bez tamtego.</text:p>
      <text:p text:style-name="P1461">Teraz sprawa druga, że ta indeksacja, którą byśmy przyjęli, to będzie indeksacja, która by przyczyniła się do zwijania inflacji, a nie do rozpętywania inflacji<text:span text:style-name="T1462">,</text:span><text:s/>czyli zmierzałaby do tego, ażeby każde kolejne przybliżenie było przybliżeniem mniejszym w swoim okręgu cenowo- dochodowym. Następnie, żeby ta<text:s/><text:soft-page-break/>indeksacja nie doprowadzała do petryfikowania czy powiększania dystansu rozbieżności między poziomami wynagrodzeń i dochodów. Przeciwnie, powinna mieć ona bardzo socjalny charakter,<text:span text:style-name="T1463"><text:s/></text:span>bardzo socjalny char<text:span text:style-name="T1464">a</text:span>k<text:span text:style-name="T1465">t</text:span>er. I z tego punktu widzenia muszą być rozpatrzone kwestie modelu indeksacji: kwotowa, procentowa, w jakiej skali procentowa.</text:p>
      <text:p text:style-name="P1466">No i wreszcie bardzo ważna także sprawa - mianowicie indeksacja jako eleme<text:span text:style-name="T1467">n</text:span>t ogólnego modelu, który nazwać trzeba by modelem indeksacyjno-negocjacyjnym tworzenia wynagrodzeń, dochodów, kształtowania polityki płac i cen. Nie znalazła właściwie żadna strona i nigdzie lepszego modelu jak właściwie taki model. Tylko że to się różnie nazywa. Ale my musimy zmierzać do wypracowania takiego modelu.</text:p>
      <text:p text:style-name="P1468">Oczywiście po drodze jest jeszcze do rozpatrzenia kwestia samodzielności przedsiębiorstwa finansowego. Dla mnie nie ulega<text:s/><text:span text:style-name="T1469">wą</text:span>tpliwości, aczkolwiek niektórzy się śmieją, że jest to teza iluzyjna. Mianowicie, że jeżeli występuje indeksacja i przedsiębiorstwo w ramach indeksacji jest zobowiązane do pokrywania określonych skutków, to jeśli samofinansu<text:span text:style-name="T1470">ją</text:span>ce się przedsiębiorstwo nie jest zdolne do pokrywania tych skutków, to nie ma prawa żyć, to one po prostu powinno przesta<text:span text:style-name="T1471">ć</text:span><text:s/>istnieć, bo nie spełnia tzw. warunków minimalnej efektywności.</text:p>
      <text:p text:style-name="P1472">I dlatego nie unikamy tej sprawy, potwierdzam zainteresowanie wielkie. Musimy już po prostu na kanwie jednoznacznie... Zwracam się do przewodniczących tego zespołu, ażeby w sposób dosyć łopatologiczny, w sposób można powiedzieć, opartych na pewnych symulacjach także, w sposób oparty na pewnych doświadczeniach i brazylijskiej, i włoskiej, i holenderskie<text:span text:style-name="T1473"><text:s/></text:span>j, i izraelskiej indeksacji, żebyśmy po prostu byli świadomi jakie są tutaj skutki historycznie i geograficznie doświadczone, jeśli tak można powiedzieć, użyć tego słowa.</text:p>
      <text:p text:style-name="P1474">Jest teraz kolejny problem. Mianowicie załóżmy, że uzgodnimy określony model indeksacji, który wszystkim - stronie opozycyjno-solidarnościow<text:span text:style-name="T1475">ej,</text:span><text:s/>OPZZ-owi, rządowi, koalicji partyjnej itd. - wszystkim będzie odpowiadał. A więc dojdziemy do wniosku też takiego, że to się dość różni od tego<text:span text:style-name="T1476"><text:s/></text:span>co jest w tej chwili, że potrzebna jest przebudowa. Przebudowa wymaga cz<text:span text:style-name="T1477">as</text:span>u.<text:s/><text:span text:style-name="T1478">T</text:span>o nie może być awanturni<text:span text:style-name="T1479">ct</text:span>wo w tym sensie<text:span text:style-name="T1480">,</text:span><text:s/>że my ogłaszamy, ale to wymaga czasu. I wobec tego potrzebne jest też określenie - w jaki sposób z punktu widzenia<text:s/><text:span text:style-name="T1481">ś</text:span>cieżki przechodzenia, od obecnego stanu do stanu postu<text:span text:style-name="T1482">lo</text:span>wanego określić, żeby trzymać się realiów życia.</text:p>
      <text:p text:style-name="P1483">I jakie ewentualne rozwiązania awaryjne powinny być po drodze wykorzystywane, ażeby do tego w możliwie krótkim czasie dojść.</text:p>
      <text:p text:style-name="P1484">Ja myślę, panie przewodniczący, bo jak chciałbym z taką prośbą zwrócić się do zespołu do spraw indeksacji. Ja nieudolnie zarysowałem konwencje, ale ja sobie wyobrażam, że w takiej konwe<text:span text:style-name="T1485">n</text:span>c<text:span text:style-name="T1486">ji</text:span><text:s/>powinniśmy tę sprawę rozpatrzyć, jako sprawę bardzo pilną, który wszyscy jesteśmy zainteresowani.</text:p>
      <text:p text:style-name="P1487">Teraz sprawa chyba n<text:span text:style-name="T1488">ajw</text:span>ażni<text:span text:style-name="T1489">ej</text:span>sza. I jeszcze jedno -<text:s/>jeśli chodzi projekt urynkowienia gospodarki żywnościow<text:span text:style-name="T1490">ej</text:span>, to uzgodniliśmy z panem pro<text:span text:style-name="T1491">fe</text:span>sorem Trzeciakowskim, że ta kwestia z wnioskami Zespołu do spraw Gospodarki Rolnej, do spraw rolnictwa, musi wrócić tutaj. Dlatego że to się też wiąże z polityką cenową, z polityką dochodową ze wszystkimi skutkami. Nie może być oczywiście żadnego blokowania. I jeżeli występują tutaj jakieś zahamowania w przekazywaniu dokumentacji, to zapewne jest to bezwiedne, jest to bez jaki<text:span text:style-name="T1492">ej</text:span>kolwiek intencj<text:span text:style-name="T1493">i</text:span>. Natomiast nie powinniśm<text:span text:style-name="T1494">y<text:s/></text:span>zignorować tej sprawy i to w stosunkowo<text:s/><text:soft-page-break/>wczesnej fazie prac naszego zespołu.</text:p>
      <text:p text:style-name="P1495">I wreszcie problem bardzo ważny mianowicie nasza funkcja, naszych uzgodnień tutaj, dialogu. Ponieważ rzeczywiście tak jest, że podejmowane są różne decyzje, które mogą być kwestionowane przez uczestników naszych obrad. Tę stronę, tamtą stro<text:span text:style-name="T1496">f</text:span>ę, inną stronę. I na tym tle, jeżeli nie określimy sobie jaka jest przyszłość, jaka<text:s/>jest funkcja, jakie jest wyobrażenie, to może być podcinana wiarygodność. Ja się zgadzam z takim postawieniem sprawy.</text:p>
      <text:p text:style-name="P1497">Ale ja rozumiem to w ten sposób, że my pracujemy, to znaczy - rząd rządzi, bo taka jest jego podstawowa powinność. On musi sprawować funkcje, które są mu przypisane, życie nie znosi próżni. My dyskutujemy, spróbujemy znaleźć consensus. I dochodzi do zasadniczego momentu i to jest punkt progowy dla mnie. Mianowicie dochodzi do momentu podpisania now<text:span text:style-name="T1498">ej</text:span><text:s/>umowy społeczne<text:span text:style-name="T1499">j</text:span>. Dochodzi do czasu podpisania now<text:span text:style-name="T1500">ej</text:span><text:s/>umowy społeczn<text:span text:style-name="T1501">ej</text:span>, która to umowa - tak jak tutaj projektujemy, ma określać linię polityki gospodarcz<text:span text:style-name="T1502">ej</text:span>, ma określać cechy systemowe, przeobrażenie funkc<text:span text:style-name="T1503">jo</text:span>nowania gospodarki, ma określać zasady współuczestnictwa, nadzoru, ma określać prawda, zasadę współdziałania w realizacji, tego wszystkiego. I - jak rozumiem - ponieważ pewne elementy realizowanej polityki mo<text:span text:style-name="T1504">g</text:span>ą się znaleźć w sprzeczności, mogą się znaleźć w kolizji z tym, co tutaj zostanie podpisane, co zostanie podpisane, musi wystąpić proces dostosowywania, bo to są elementy umowy społecznej. To jest zasada umowy społecznej, umowy społecznej, w której wszystkie strony zobowiązują się do przestrzegania tego co jest uzgodnione.</text:p>
      <text:p text:style-name="P1505">Dlatego potrzebne będzie określenia także pewnego timingu, pewnego harmonogramu - można powiedzieć -<text:s/>ścieżki, w które będzie wprowadzanie polityki gospodarczej, systemu funkc<text:span text:style-name="T1506">jo</text:span>nowania na te trajektoria, które wynikają z dokonanych uzgodnień z podpisanej nowej umowy społecznej.</text:p>
      <text:p text:style-name="P1507"><text:span text:style-name="T1508">I</text:span><text:s/>gdyby wtedy nastąpiło, jeśli tak można powiedzieć, rozbieżności między faktami, między krokami, przedsięwzięciami podejmowanymi a tym co zostało uzgodnione, to wtedy rzeczywiście można byłoby powiedzieć, że następ<text:span text:style-name="T1509">uj</text:span>e podważanie wiarygodności niewykonywania umów etc.</text:p>
      <text:p text:style-name="P1510">Ergo - wracam raz jeszcze do sprawy zasadniczej, mianowicie to, że te nasze zapisy i uzgodnienia powinny<text:span text:style-name="T1511"><text:s/></text:span>być rzeczywiście jednoznaczne, a kwestie współodpowiedzialności, współucz<text:span text:style-name="T1512">es</text:span>tnictwa powinny też być wyraziście zarysowan<text:span text:style-name="T1513">e.</text:span></text:p>
      <text:p text:style-name="P1514">Kończąc mam nadzieję, bo jesteśmy blisko takiej umowy, jesteśmy blisko takiej nowej umowy społecznej. Chciałbym podtrzymać i tę myśl. Ja rozumiem, że pan pro<text:span text:style-name="T1515">f</text:span>. Trzeciakowski naw<text:span text:style-name="T1516">et</text:span><text:s/>wyraża<text:span text:style-name="T1517">ją</text:span>c gotowość ponoszenia pewnych osobistych ofiar, prawda, zgodziłby się, ażeby tę podgrupę, czy jak byśmy ją nazwali, do spraw zadłużenia także ukonstytuować, niech ona zrobi ten bardzo ważny fragment roboty.</text:p>
      <text:p text:style-name="P1518">Natomiast jeśli chodzi o to co nie zostało w tej chwili jeszcze powiedziane, dopowiedziane... Bo tak, kwestia zespołu, grupy do spraw polityki gospodarcz<text:span text:style-name="T1519">ej,<text:s/></text:span>do spraw polityki społecznej, do spraw nowego ładu ja rozumiem. Jednakże ja uważam, że dobrze byłoby gdybyśmy taką grupę roboczą do tej kwestii współdziałania sił społecznych w realizac<text:span text:style-name="T1520">ji</text:span><text:s/>reformy gospodarcz<text:span text:style-name="T1521">ej,</text:span><text:s/>przeobrażeń itd. również utworzyli. A dlaczego? Dlatego, że tam jest naprawdę bardzo dużo istotnej materii do omówienia.</text:p>
      <text:p text:style-name="P1522">Państwo na przykład przygotowaliście załącznik, którego nie mamy jeszcze, w kwestiach dotyczących sprawowania nadzoru. My nosimy się także z tą koncepcją dotyczącą funkc<text:span text:style-name="T1523">jo</text:span>nowania społecznej państwowej komisji do spraw cen i dochodów, swego rodzaju komisji parytetowe<text:span text:style-name="T1524">j</text:span>. Występ<text:span text:style-name="T1525">uj</text:span>e jeszcze wiele innych problemów, dotyczących i komunikowania i określania konwencji ,i tych zobowiązań wzajemnych<text:s/><text:soft-page-break/>etc.</text:p>
      <text:p text:style-name="P1526">Otóż ja podzielam pogląd, że to powinno koronować naszą pracę i że to będzie ten ważny element, który - pod którym złożą podpisy, a mam nadzieję, że do tego dojdzie uczestnicy Okrągłego Stołu czy ich tam przedstawicielstwa. Natomiast myślę, że ze względu na specyfik<text:span text:style-name="T1527">ę<text:s/></text:span>problematyki gospodarczej i na szczególność, na nas ten obowiązek również ciąży i dobrze byłoby, gdybyśmy po prostu od strony roboczej rozpoznali głębiej sprawę, żebyśmy potem nie musieli robi<text:span text:style-name="T1528">ć</text:span><text:s/>tego w popłochu, kiedy załóżmy, że przybliży się ten czas i będziemy musieli imać się rozwiązań mniej sprawdzonych, niż by to było dokonane, gdybyśmy teraz się na coś takiego zdecydowali.</text:p>
      <text:p text:style-name="P1529">Tak więc z naszej strony nazwiska uczestników poszczególnych grup roboczych też będą określone i w trybie roboczym rozumiem byśmy uruchomili pracę tych grup i wracalibyśmy do sprawy już na posiedzeniu zespołu na kanwie pewnych rezultatów pracy tych grup.</text:p>
      <text:p text:style-name="P1530">Proszę bardzo<text:span text:style-name="T1531">.</text:span></text:p>
      <text:p text:style-name="P1532"><text:span text:style-name="T1533">Prof. Witold Trzeciakowski</text:span>:</text:p>
      <text:p text:style-name="P1534">Ja zgadzam si<text:span text:style-name="T1535">ę</text:span><text:s/>z ilością<text:span text:style-name="T1536"><text:s/></text:span>grup, które zostały wymienione poprzednio z wyjątkiem tej ostatniej, jeśli chodzi o tę ostatnią, to stanowisko z<text:span text:style-name="T1537">aj</text:span>mę po przerwie, a swoich ko<text:span text:style-name="T1538">le</text:span>gów proszę uprzejmie, żeby po zjedzeniu obiadu, żebyśmy się tutaj spotkali dla ustalenia, kto do jakiej grupy by najbardziej odpo<text:span text:style-name="T1539">wiadał.</text:span></text:p>
      <text:p text:style-name="P1540">Dziękuję<text:span text:style-name="T1541">.</text:span></text:p>
      <text:p text:style-name="P1542"><text:span text:style-name="T1543">Przewodnicząc</text:span><text:span text:style-name="T1544">y</text:span><text:span text:style-name="T1545">:</text:span></text:p>
      <text:p text:style-name="P1546">Ja kieruję również do swoich kolegów taką prośbą i w ten sposób dzisiaj już ustalimy co, kto i jak. Ja rozumiem, że w tym gronie<text:s/><text:span text:style-name="T1547">j</text:span>uż się nie będziemy spotykać, tak?</text:p>
      <text:p text:style-name="P1548">Dzisiaj już nie, przy obiedzie tylko. To w ten sposób postanawiamy.</text:p>
      <text:p text:style-name="P1549">Sami uzgodnimy i uruchomimy robocze grupy.</text:p>
      <text:p text:style-name="P1550">Dziękuję bardzo. Zapraszamy siebie wzajemnie na obiad.</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Microsoft Sans Serif" svg:font-family="Microsoft Sans Serif"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line-height="100%" fo:background-color="transparent" style:tab-stop-distance="0.4916in"/>
      <style:text-properties style:font-name="Microsoft Sans Serif" style:font-name-asian="Microsoft Sans Serif" style:font-name-complex="Microsoft Sans Seri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pl" fo:country="PL" style:language-asian="pl" style:country-asian="PL" style:language-complex="pl" style:country-complex="PL" style:text-combine="none" fo:hyphenate="true"/>
    </style:default-style>
    <style:style style:name="Normalny" style:display-name="Normalny" style:family="paragraph">
      <style:text-properties fo:color="#000000" fo:hyphenate="false"/>
    </style:style>
    <style:style style:name="Domyślnaczcionkaakapitu" style:display-name="Domyślna czcionka akapitu"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701in" fo:page-height="11.6944in" style:print-orientation="portrait" fo:margin-top="0.25in" fo:margin-left="0.25in" fo:margin-bottom="0.25in" fo:margin-right="0.2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Artur</meta:initial-creator>
    <dc:creator>Cyrwus Artur (STUD)</dc:creator>
    <meta:creation-date>2023-10-30T19:39:00Z</meta:creation-date>
    <dc:date>2023-10-30T19:39:00Z</dc:date>
    <meta:template xlink:href="Normal.dotm" xlink:type="simple"/>
    <meta:editing-cycles>2</meta:editing-cycles>
    <meta:editing-duration>PT0S</meta:editing-duration>
    <meta:document-statistic meta:page-count="47" meta:paragraph-count="307" meta:word-count="22031" meta:character-count="153916" meta:row-count="1101" meta:non-whitespace-character-count="132192"/>
  </office:meta>
</office:document-meta>
</file>